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fo:background-color="#ffff00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3" table:style-name="ta1">
        <table:shapes>
          <draw:frame draw:z-index="0" draw:style-name="gr1" draw:text-style-name="P1" svg:width="159.99mm" svg:height="89.99mm" svg:x="610.6mm" svg:y="1mm">
            <loext:p draw:notify-on-update-of-ranges="Hoja3.J50:Hoja3.J60 Hoja3.K50:Hoja3.K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81.41mm" svg:y="40.67mm">
            <loext:p draw:notify-on-update-of-ranges="Hoja3.J50:Hoja3.J55 Hoja3.K50:Hoja3.K5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604.64mm" svg:y="50.22mm">
            <loext:p draw:notify-on-update-of-ranges="Hoja3.J56:Hoja3.J60 Hoja3.K56:Hoja3.K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<text:s/>temp <text:s text:c="5"/>avg_mag <text:s text:c="5"/>avg_mag2 <text:s text:c="5"/>susceptibility</text:p>
          </table:table-cell>
          <table:table-cell table:style-name="Default" table:number-columns-repeated="2"/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Cv</text:p>
          </table:table-cell>
          <table:table-cell table:style-name="Default" office:value-type="string" calcext:value-type="string">
            <text:p>Tc temp</text:p>
          </table:table-cell>
          <table:table-cell/>
          <table:table-cell office:value-type="string" calcext:value-type="string">
            <text:p>Tc anal</text:p>
          </table:table-cell>
          <table:table-cell office:value-type="string" calcext:value-type="string">
            <text:p>logt</text:p>
          </table:table-cell>
          <table:table-cell office:value-type="string" calcext:value-type="string">
            <text:p>logm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log(susceptibility)</text:p>
          </table:table-cell>
          <table:table-cell office:value-type="string" calcext:value-type="string">
            <text:p>log(energy)</text:p>
          </table:table-cell>
          <table:table-cell office:value-type="string" calcext:value-type="string">
            <text:p>log(cv)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33487371" calcext:value-type="float">
            <text:p>4,33E-02</text:p>
          </table:table-cell>
          <table:table-cell office:value-type="float" office:value="0.00293533877" calcext:value-type="float">
            <text:p>2,94E-03</text:p>
          </table:table-cell>
          <table:table-cell office:value-type="float" office:value="0.000211245148" calcext:value-type="float">
            <text:p>2,11E-04</text:p>
          </table:table-cell>
          <table:table-cell office:value-type="float" office:value="-0.442453414" calcext:value-type="float">
            <text:p>-0,442453414</text:p>
          </table:table-cell>
          <table:table-cell office:value-type="float" office:value="3.37630558" calcext:value-type="float">
            <text:p>3,37630558</text:p>
          </table:table-cell>
          <table:table-cell table:formula="of:=([.A2]-2.35)/2.35" office:value-type="float" office:value="1.12765957446809" calcext:value-type="float">
            <text:p>1,1276595745</text:p>
          </table:table-cell>
          <table:table-cell/>
          <table:table-cell table:formula="of:=([.A2]-2.269)/2.269" office:value-type="float" office:value="1.20361392684002" calcext:value-type="float">
            <text:p>1,2036139268</text:p>
          </table:table-cell>
          <table:table-cell table:formula="of:=LOG(ABS([.I2]))" office:value-type="float" office:value="0.0804872042547973" calcext:value-type="float">
            <text:p>0,0804872043</text:p>
          </table:table-cell>
          <table:table-cell table:formula="of:=LOG([.L2])" office:value-type="float" office:value="-1.36302355051743" calcext:value-type="float">
            <text:p>-1,3630235505</text:p>
          </table:table-cell>
          <table:table-cell office:value-type="float" office:value="0.0433487371" calcext:value-type="float">
            <text:p>4,33E-02</text:p>
          </table:table-cell>
          <table:table-cell table:formula="of:=LOG(ABS([.D2]))" office:value-type="float" office:value="-3.67521325738904" calcext:value-type="float">
            <text:p>-3,6752132574</text:p>
          </table:table-cell>
          <table:table-cell table:formula="of:=LOG(ABS([.E2]))" office:value-type="float" office:value="-0.354132449503589" calcext:value-type="float">
            <text:p>-0,3541324495</text:p>
          </table:table-cell>
          <table:table-cell table:formula="of:=LOG(ABS([.F2]))" office:value-type="float" office:value="0.528441746514611" calcext:value-type="float">
            <text:p>0,5284417465</text:p>
          </table:table-cell>
          <table:table-cell table:number-columns-repeated="21"/>
        </table:table-row>
        <table:table-row table:style-name="ro1">
          <table:table-cell office:value-type="float" office:value="4.94999981" calcext:value-type="float">
            <text:p>4,94999981</text:p>
          </table:table-cell>
          <table:table-cell office:value-type="float" office:value="0.0425575674" calcext:value-type="float">
            <text:p>4,26E-02</text:p>
          </table:table-cell>
          <table:table-cell office:value-type="float" office:value="0.00284316507" calcext:value-type="float">
            <text:p>2,84E-03</text:p>
          </table:table-cell>
          <table:table-cell office:value-type="float" office:value="0.000208488607" calcext:value-type="float">
            <text:p>2,08E-04</text:p>
          </table:table-cell>
          <table:table-cell office:value-type="float" office:value="-0.432828188" calcext:value-type="float">
            <text:p>-0,432828188</text:p>
          </table:table-cell>
          <table:table-cell office:value-type="float" office:value="6.91562557" calcext:value-type="float">
            <text:p>6,91562557</text:p>
          </table:table-cell>
          <table:table-cell table:formula="of:=([.A3]-2.35)/2.35" office:value-type="float" office:value="1.10638289787234" calcext:value-type="float">
            <text:p>1,1063828979</text:p>
          </table:table-cell>
          <table:table-cell/>
          <table:table-cell table:formula="of:=([.A3]-2.269)/2.269" office:value-type="float" office:value="1.18157770383429" calcext:value-type="float">
            <text:p>1,1815777038</text:p>
          </table:table-cell>
          <table:table-cell table:formula="of:=LOG(ABS([.I3]))" office:value-type="float" office:value="0.0724622873198925" calcext:value-type="float">
            <text:p>0,0724622873</text:p>
          </table:table-cell>
          <table:table-cell table:formula="of:=LOG([.L3])" office:value-type="float" office:value="-1.37102320437255" calcext:value-type="float">
            <text:p>-1,3710232044</text:p>
          </table:table-cell>
          <table:table-cell office:value-type="float" office:value="0.0425575674" calcext:value-type="float">
            <text:p>4,26E-02</text:p>
          </table:table-cell>
          <table:table-cell table:formula="of:=LOG(ABS([.D3]))" office:value-type="float" office:value="-3.68091767235555" calcext:value-type="float">
            <text:p>-3,6809176724</text:p>
          </table:table-cell>
          <table:table-cell table:formula="of:=LOG(ABS([.E3]))" office:value-type="float" office:value="-0.363684463487855" calcext:value-type="float">
            <text:p>-0,3636844635</text:p>
          </table:table-cell>
          <table:table-cell table:formula="of:=LOG(ABS([.F3]))" office:value-type="float" office:value="0.839831471402793" calcext:value-type="float">
            <text:p>0,8398314714</text:p>
          </table:table-cell>
          <table:table-cell table:number-columns-repeated="21"/>
        </table:table-row>
        <table:table-row table:style-name="ro1">
          <table:table-cell office:value-type="float" office:value="4.9000001" calcext:value-type="float">
            <text:p>4,9000001</text:p>
          </table:table-cell>
          <table:table-cell office:value-type="float" office:value="0.0425719656" calcext:value-type="float">
            <text:p>4,26E-02</text:p>
          </table:table-cell>
          <table:table-cell office:value-type="float" office:value="0.0028279149" calcext:value-type="float">
            <text:p>2,83E-03</text:p>
          </table:table-cell>
          <table:table-cell office:value-type="float" office:value="0.000207253601" calcext:value-type="float">
            <text:p>2,07E-04</text:p>
          </table:table-cell>
          <table:table-cell office:value-type="float" office:value="-0.431599438" calcext:value-type="float">
            <text:p>-0,431599438</text:p>
          </table:table-cell>
          <table:table-cell office:value-type="float" office:value="10.2995081" calcext:value-type="float">
            <text:p>10,2995081</text:p>
          </table:table-cell>
          <table:table-cell table:formula="of:=([.A4]-2.35)/2.35" office:value-type="float" office:value="1.08510642553191" calcext:value-type="float">
            <text:p>1,0851064255</text:p>
          </table:table-cell>
          <table:table-cell/>
          <table:table-cell table:formula="of:=([.A4]-2.269)/2.269" office:value-type="float" office:value="1.1595416923755" calcext:value-type="float">
            <text:p>1,1595416924</text:p>
          </table:table-cell>
          <table:table-cell table:formula="of:=LOG(ABS([.I4]))" office:value-type="float" office:value="0.0642863687075884" calcext:value-type="float">
            <text:p>0,0642863687</text:p>
          </table:table-cell>
          <table:table-cell table:formula="of:=LOG([.L4])" office:value-type="float" office:value="-1.37087629744968" calcext:value-type="float">
            <text:p>-1,3708762974</text:p>
          </table:table-cell>
          <table:table-cell office:value-type="float" office:value="0.0425719656" calcext:value-type="float">
            <text:p>4,26E-02</text:p>
          </table:table-cell>
          <table:table-cell table:formula="of:=LOG(ABS([.D4]))" office:value-type="float" office:value="-3.68349791491114" calcext:value-type="float">
            <text:p>-3,6834979149</text:p>
          </table:table-cell>
          <table:table-cell table:formula="of:=LOG(ABS([.E4]))" office:value-type="float" office:value="-0.364919129498065" calcext:value-type="float">
            <text:p>-0,3649191295</text:p>
          </table:table-cell>
          <table:table-cell table:formula="of:=LOG(ABS([.F4]))" office:value-type="float" office:value="1.01281648348605" calcext:value-type="float">
            <text:p>1,0128164835</text:p>
          </table:table-cell>
          <table:table-cell table:number-columns-repeated="21"/>
        </table:table-row>
        <table:table-row table:style-name="ro1">
          <table:table-cell office:value-type="float" office:value="4.8499999" calcext:value-type="float">
            <text:p>4,8499999</text:p>
          </table:table-cell>
          <table:table-cell office:value-type="float" office:value="0.0432795398" calcext:value-type="float">
            <text:p>4,33E-02</text:p>
          </table:table-cell>
          <table:table-cell office:value-type="float" office:value="0.00291022193" calcext:value-type="float">
            <text:p>2,91E-03</text:p>
          </table:table-cell>
          <table:table-cell office:value-type="float" office:value="0.000213835738" calcext:value-type="float">
            <text:p>2,14E-04</text:p>
          </table:table-cell>
          <table:table-cell office:value-type="float" office:value="-0.423202962" calcext:value-type="float">
            <text:p>-0,423202962</text:p>
          </table:table-cell>
          <table:table-cell office:value-type="float" office:value="13.6754045" calcext:value-type="float">
            <text:p>13,6754045</text:p>
          </table:table-cell>
          <table:table-cell table:formula="of:=([.A5]-2.35)/2.35" office:value-type="float" office:value="1.06382974468085" calcext:value-type="float">
            <text:p>1,0638297447</text:p>
          </table:table-cell>
          <table:table-cell/>
          <table:table-cell table:formula="of:=([.A5]-2.269)/2.269" office:value-type="float" office:value="1.13750546496254" calcext:value-type="float">
            <text:p>1,137505465</text:p>
          </table:table-cell>
          <table:table-cell table:formula="of:=LOG(ABS([.I5]))" office:value-type="float" office:value="0.055953491832335" calcext:value-type="float">
            <text:p>0,0559534918</text:p>
          </table:table-cell>
          <table:table-cell table:formula="of:=LOG([.L5])" office:value-type="float" office:value="-1.36371736581699" calcext:value-type="float">
            <text:p>-1,3637173658</text:p>
          </table:table-cell>
          <table:table-cell office:value-type="float" office:value="0.0432795398" calcext:value-type="float">
            <text:p>4,33E-02</text:p>
          </table:table-cell>
          <table:table-cell table:formula="of:=LOG(ABS([.D5]))" office:value-type="float" office:value="-3.66991971016962" calcext:value-type="float">
            <text:p>-3,6699197102</text:p>
          </table:table-cell>
          <table:table-cell table:formula="of:=LOG(ABS([.E5]))" office:value-type="float" office:value="-0.373451301332621" calcext:value-type="float">
            <text:p>-0,3734513013</text:p>
          </table:table-cell>
          <table:table-cell table:formula="of:=LOG(ABS([.F5]))" office:value-type="float" office:value="1.13594018103983" calcext:value-type="float">
            <text:p>1,135940181</text:p>
          </table:table-cell>
          <table:table-cell table:number-columns-repeated="21"/>
        </table:table-row>
        <table:table-row table:style-name="ro1">
          <table:table-cell office:value-type="float" office:value="4.80000019" calcext:value-type="float">
            <text:p>4,80000019</text:p>
          </table:table-cell>
          <table:table-cell office:value-type="float" office:value="0.0437085219" calcext:value-type="float">
            <text:p>4,37E-02</text:p>
          </table:table-cell>
          <table:table-cell office:value-type="float" office:value="0.00299690804" calcext:value-type="float">
            <text:p>3,00E-03</text:p>
          </table:table-cell>
          <table:table-cell office:value-type="float" office:value="0.000226348566" calcext:value-type="float">
            <text:p>2,26E-04</text:p>
          </table:table-cell>
          <table:table-cell office:value-type="float" office:value="-0.451566666" calcext:value-type="float">
            <text:p>-0,451566666</text:p>
          </table:table-cell>
          <table:table-cell office:value-type="float" office:value="17.133934" calcext:value-type="float">
            <text:p>17,133934</text:p>
          </table:table-cell>
          <table:table-cell table:formula="of:=([.A6]-2.35)/2.35" office:value-type="float" office:value="1.04255327234043" calcext:value-type="float">
            <text:p>1,0425532723</text:p>
          </table:table-cell>
          <table:table-cell/>
          <table:table-cell table:formula="of:=([.A6]-2.269)/2.269" office:value-type="float" office:value="1.11546945350375" calcext:value-type="float">
            <text:p>1,1154694535</text:p>
          </table:table-cell>
          <table:table-cell table:formula="of:=LOG(ABS([.I6]))" office:value-type="float" office:value="0.0474576818754314" calcext:value-type="float">
            <text:p>0,0474576819</text:p>
          </table:table-cell>
          <table:table-cell table:formula="of:=LOG([.L6])" office:value-type="float" office:value="-1.3594338798871" calcext:value-type="float">
            <text:p>-1,3594338799</text:p>
          </table:table-cell>
          <table:table-cell office:value-type="float" office:value="0.0437085219" calcext:value-type="float">
            <text:p>4,37E-02</text:p>
          </table:table-cell>
          <table:table-cell table:formula="of:=LOG(ABS([.D6]))" office:value-type="float" office:value="-3.64522225257257" calcext:value-type="float">
            <text:p>-3,6452222526</text:p>
          </table:table-cell>
          <table:table-cell table:formula="of:=LOG(ABS([.E6]))" office:value-type="float" office:value="-0.345278124556135" calcext:value-type="float">
            <text:p>-0,3452781246</text:p>
          </table:table-cell>
          <table:table-cell table:formula="of:=LOG(ABS([.F6]))" office:value-type="float" office:value="1.23385708966352" calcext:value-type="float">
            <text:p>1,2338570897</text:p>
          </table:table-cell>
          <table:table-cell table:number-columns-repeated="21"/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0.0430219471" calcext:value-type="float">
            <text:p>4,30E-02</text:p>
          </table:table-cell>
          <table:table-cell office:value-type="float" office:value="0.00291064382" calcext:value-type="float">
            <text:p>2,91E-03</text:p>
          </table:table-cell>
          <table:table-cell office:value-type="float" office:value="0.000223106515" calcext:value-type="float">
            <text:p>2,23E-04</text:p>
          </table:table-cell>
          <table:table-cell office:value-type="float" office:value="-0.444706112" calcext:value-type="float">
            <text:p>-0,444706112</text:p>
          </table:table-cell>
          <table:table-cell office:value-type="float" office:value="20.6406918" calcext:value-type="float">
            <text:p>20,6406918</text:p>
          </table:table-cell>
          <table:table-cell table:formula="of:=([.A7]-2.35)/2.35" office:value-type="float" office:value="1.02127659574468" calcext:value-type="float">
            <text:p>1,0212765957</text:p>
          </table:table-cell>
          <table:table-cell/>
          <table:table-cell table:formula="of:=([.A7]-2.269)/2.269" office:value-type="float" office:value="1.09343323049802" calcext:value-type="float">
            <text:p>1,0934332305</text:p>
          </table:table-cell>
          <table:table-cell table:formula="of:=LOG(ABS([.I7]))" office:value-type="float" office:value="0.038792268387273" calcext:value-type="float">
            <text:p>0,0387922684</text:p>
          </table:table-cell>
          <table:table-cell table:formula="of:=LOG([.L7])" office:value-type="float" office:value="-1.36630993807571" calcext:value-type="float">
            <text:p>-1,3663099381</text:p>
          </table:table-cell>
          <table:table-cell office:value-type="float" office:value="0.0430219471" calcext:value-type="float">
            <text:p>4,30E-02</text:p>
          </table:table-cell>
          <table:table-cell table:formula="of:=LOG(ABS([.D7]))" office:value-type="float" office:value="-3.65148774756808" calcext:value-type="float">
            <text:p>-3,6514877476</text:p>
          </table:table-cell>
          <table:table-cell table:formula="of:=LOG(ABS([.E7]))" office:value-type="float" office:value="-0.351926901606536" calcext:value-type="float">
            <text:p>-0,3519269016</text:p>
          </table:table-cell>
          <table:table-cell table:formula="of:=LOG(ABS([.F7]))" office:value-type="float" office:value="1.31472424915128" calcext:value-type="float">
            <text:p>1,3147242492</text:p>
          </table:table-cell>
          <table:table-cell table:number-columns-repeated="21"/>
        </table:table-row>
        <table:table-row table:style-name="ro1">
          <table:table-cell office:value-type="float" office:value="4.69999981" calcext:value-type="float">
            <text:p>4,69999981</text:p>
          </table:table-cell>
          <table:table-cell office:value-type="float" office:value="0.0440575071" calcext:value-type="float">
            <text:p>4,41E-02</text:p>
          </table:table-cell>
          <table:table-cell office:value-type="float" office:value="0.00300606433" calcext:value-type="float">
            <text:p>3,01E-03</text:p>
          </table:table-cell>
          <table:table-cell office:value-type="float" office:value="0.000226595846" calcext:value-type="float">
            <text:p>2,27E-04</text:p>
          </table:table-cell>
          <table:table-cell office:value-type="float" office:value="-0.445627689" calcext:value-type="float">
            <text:p>-0,445627689</text:p>
          </table:table-cell>
          <table:table-cell office:value-type="float" office:value="24.1434574" calcext:value-type="float">
            <text:p>24,1434574</text:p>
          </table:table-cell>
          <table:table-cell table:formula="of:=([.A8]-2.35)/2.35" office:value-type="float" office:value="0.999999919148936" calcext:value-type="float">
            <text:p>0,9999999191</text:p>
          </table:table-cell>
          <table:table-cell/>
          <table:table-cell table:formula="of:=([.A8]-2.269)/2.269" office:value-type="float" office:value="1.07139700749229" calcext:value-type="float">
            <text:p>1,0713970075</text:p>
          </table:table-cell>
          <table:table-cell table:formula="of:=LOG(ABS([.I8]))" office:value-type="float" office:value="0.029950429015185" calcext:value-type="float">
            <text:p>0,029950429</text:p>
          </table:table-cell>
          <table:table-cell table:formula="of:=LOG([.L8])" office:value-type="float" office:value="-1.35598008011633" calcext:value-type="float">
            <text:p>-1,3559800801</text:p>
          </table:table-cell>
          <table:table-cell office:value-type="float" office:value="0.0440575071" calcext:value-type="float">
            <text:p>4,41E-02</text:p>
          </table:table-cell>
          <table:table-cell table:formula="of:=LOG(ABS([.D8]))" office:value-type="float" office:value="-3.64474805597224" calcext:value-type="float">
            <text:p>-3,644748056</text:p>
          </table:table-cell>
          <table:table-cell table:formula="of:=LOG(ABS([.E8]))" office:value-type="float" office:value="-0.351027832182823" calcext:value-type="float">
            <text:p>-0,3510278322</text:p>
          </table:table-cell>
          <table:table-cell table:formula="of:=LOG(ABS([.F8]))" office:value-type="float" office:value="1.38279946220811" calcext:value-type="float">
            <text:p>1,3827994622</text:p>
          </table:table-cell>
          <table:table-cell table:number-columns-repeated="21"/>
        </table:table-row>
        <table:table-row table:style-name="ro1">
          <table:table-cell office:value-type="float" office:value="4.6500001" calcext:value-type="float">
            <text:p>4,6500001</text:p>
          </table:table-cell>
          <table:table-cell office:value-type="float" office:value="0.0439983122" calcext:value-type="float">
            <text:p>4,40E-02</text:p>
          </table:table-cell>
          <table:table-cell office:value-type="float" office:value="0.00301533961" calcext:value-type="float">
            <text:p>3,02E-03</text:p>
          </table:table-cell>
          <table:table-cell office:value-type="float" office:value="0.000232147955" calcext:value-type="float">
            <text:p>2,32E-04</text:p>
          </table:table-cell>
          <table:table-cell office:value-type="float" office:value="-0.469997942" calcext:value-type="float">
            <text:p>-0,469997942</text:p>
          </table:table-cell>
          <table:table-cell office:value-type="float" office:value="27.7246571" calcext:value-type="float">
            <text:p>27,7246571</text:p>
          </table:table-cell>
          <table:table-cell table:formula="of:=([.A9]-2.35)/2.35" office:value-type="float" office:value="0.97872344680851" calcext:value-type="float">
            <text:p>0,9787234468</text:p>
          </table:table-cell>
          <table:table-cell/>
          <table:table-cell table:formula="of:=([.A9]-2.269)/2.269" office:value-type="float" office:value="1.04936099603349" calcext:value-type="float">
            <text:p>1,049360996</text:p>
          </table:table-cell>
          <table:table-cell table:formula="of:=LOG(ABS([.I9]))" office:value-type="float" office:value="0.0209249177599468" calcext:value-type="float">
            <text:p>0,0209249178</text:p>
          </table:table-cell>
          <table:table-cell table:formula="of:=LOG([.L9])" office:value-type="float" office:value="-1.35656398297485" calcext:value-type="float">
            <text:p>-1,356563983</text:p>
          </table:table-cell>
          <table:table-cell office:value-type="float" office:value="0.0439983122" calcext:value-type="float">
            <text:p>4,40E-02</text:p>
          </table:table-cell>
          <table:table-cell table:formula="of:=LOG(ABS([.D9]))" office:value-type="float" office:value="-3.63423513769726" calcext:value-type="float">
            <text:p>-3,6342351377</text:p>
          </table:table-cell>
          <table:table-cell table:formula="of:=LOG(ABS([.E9]))" office:value-type="float" office:value="-0.327904043723858" calcext:value-type="float">
            <text:p>-0,3279040437</text:p>
          </table:table-cell>
          <table:table-cell table:formula="of:=LOG(ABS([.F9]))" office:value-type="float" office:value="1.44286618347769" calcext:value-type="float">
            <text:p>1,4428661835</text:p>
          </table:table-cell>
          <table:table-cell table:number-columns-repeated="21"/>
        </table:table-row>
        <table:table-row table:style-name="ro1">
          <table:table-cell office:value-type="float" office:value="4.5999999" calcext:value-type="float">
            <text:p>4,5999999</text:p>
          </table:table-cell>
          <table:table-cell office:value-type="float" office:value="0.0448466763" calcext:value-type="float">
            <text:p>4,48E-02</text:p>
          </table:table-cell>
          <table:table-cell office:value-type="float" office:value="0.00316448556" calcext:value-type="float">
            <text:p>3,16E-03</text:p>
          </table:table-cell>
          <table:table-cell office:value-type="float" office:value="0.000250708952" calcext:value-type="float">
            <text:p>2,51E-04</text:p>
          </table:table-cell>
          <table:table-cell office:value-type="float" office:value="-0.474093795" calcext:value-type="float">
            <text:p>-0,474093795</text:p>
          </table:table-cell>
          <table:table-cell office:value-type="float" office:value="31.3214207" calcext:value-type="float">
            <text:p>31,3214207</text:p>
          </table:table-cell>
          <table:table-cell table:formula="of:=([.A10]-2.35)/2.35" office:value-type="float" office:value="0.957446765957447" calcext:value-type="float">
            <text:p>0,957446766</text:p>
          </table:table-cell>
          <table:table-cell/>
          <table:table-cell table:formula="of:=([.A10]-2.269)/2.269" office:value-type="float" office:value="1.02732476862054" calcext:value-type="float">
            <text:p>1,0273247686</text:p>
          </table:table-cell>
          <table:table-cell table:formula="of:=LOG(ABS([.I10]))" office:value-type="float" office:value="0.0117077590043885" calcext:value-type="float">
            <text:p>0,011707759</text:p>
          </table:table-cell>
          <table:table-cell table:formula="of:=LOG([.L10])" office:value-type="float" office:value="-1.34826973808383" calcext:value-type="float">
            <text:p>-1,3482697381</text:p>
          </table:table-cell>
          <table:table-cell office:value-type="float" office:value="0.0448466763" calcext:value-type="float">
            <text:p>4,48E-02</text:p>
          </table:table-cell>
          <table:table-cell table:formula="of:=LOG(ABS([.D10]))" office:value-type="float" office:value="-3.60083015852367" calcext:value-type="float">
            <text:p>-3,6008301585</text:p>
          </table:table-cell>
          <table:table-cell table:formula="of:=LOG(ABS([.E10]))" office:value-type="float" office:value="-0.324135728745365" calcext:value-type="float">
            <text:p>-0,3241357287</text:p>
          </table:table-cell>
          <table:table-cell table:formula="of:=LOG(ABS([.F10]))" office:value-type="float" office:value="1.4958414528807" calcext:value-type="float">
            <text:p>1,4958414529</text:p>
          </table:table-cell>
          <table:table-cell table:number-columns-repeated="21"/>
        </table:table-row>
        <table:table-row table:style-name="ro1">
          <table:table-cell office:value-type="float" office:value="4.55000019" calcext:value-type="float">
            <text:p>4,55000019</text:p>
          </table:table-cell>
          <table:table-cell office:value-type="float" office:value="0.0455832481" calcext:value-type="float">
            <text:p>4,56E-02</text:p>
          </table:table-cell>
          <table:table-cell office:value-type="float" office:value="0.00326348282" calcext:value-type="float">
            <text:p>3,26E-03</text:p>
          </table:table-cell>
          <table:table-cell office:value-type="float" office:value="0.000260582456" calcext:value-type="float">
            <text:p>2,61E-04</text:p>
          </table:table-cell>
          <table:table-cell office:value-type="float" office:value="-0.487200499" calcext:value-type="float">
            <text:p>-0,487200499</text:p>
          </table:table-cell>
          <table:table-cell office:value-type="float" office:value="35.007679" calcext:value-type="float">
            <text:p>35,007679</text:p>
          </table:table-cell>
          <table:table-cell table:formula="of:=([.A11]-2.35)/2.35" office:value-type="float" office:value="0.936170293617021" calcext:value-type="float">
            <text:p>0,9361702936</text:p>
          </table:table-cell>
          <table:table-cell/>
          <table:table-cell table:formula="of:=([.A11]-2.269)/2.269" office:value-type="float" office:value="1.00528875716175" calcext:value-type="float">
            <text:p>1,0052887572</text:p>
          </table:table-cell>
          <table:table-cell table:formula="of:=LOG(ABS([.I11]))" office:value-type="float" office:value="0.00229082556705153" calcext:value-type="float">
            <text:p>0,0022908256</text:p>
          </table:table-cell>
          <table:table-cell table:formula="of:=LOG([.L11])" office:value-type="float" office:value="-1.34119473177418" calcext:value-type="float">
            <text:p>-1,3411947318</text:p>
          </table:table-cell>
          <table:table-cell office:value-type="float" office:value="0.0455832481" calcext:value-type="float">
            <text:p>4,56E-02</text:p>
          </table:table-cell>
          <table:table-cell table:formula="of:=LOG(ABS([.D11]))" office:value-type="float" office:value="-3.58405482699209" calcext:value-type="float">
            <text:p>-3,584054827</text:p>
          </table:table-cell>
          <table:table-cell table:formula="of:=LOG(ABS([.E11]))" office:value-type="float" office:value="-0.3122922755623" calcext:value-type="float">
            <text:p>-0,3122922756</text:p>
          </table:table-cell>
          <table:table-cell table:formula="of:=LOG(ABS([.F11]))" office:value-type="float" office:value="1.54416331810846" calcext:value-type="float">
            <text:p>1,5441633181</text:p>
          </table:table-cell>
          <table:table-cell table:number-columns-repeated="21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0456322469" calcext:value-type="float">
            <text:p>4,56E-02</text:p>
          </table:table-cell>
          <table:table-cell office:value-type="float" office:value="0.0032783451" calcext:value-type="float">
            <text:p>3,28E-03</text:p>
          </table:table-cell>
          <table:table-cell office:value-type="float" office:value="0.000265787356" calcext:value-type="float">
            <text:p>2,66E-04</text:p>
          </table:table-cell>
          <table:table-cell office:value-type="float" office:value="-0.490784347" calcext:value-type="float">
            <text:p>-0,490784347</text:p>
          </table:table-cell>
          <table:table-cell office:value-type="float" office:value="38.6248207" calcext:value-type="float">
            <text:p>38,6248207</text:p>
          </table:table-cell>
          <table:table-cell table:formula="of:=([.A12]-2.35)/2.35" office:value-type="float" office:value="0.914893617021276" calcext:value-type="float">
            <text:p>0,914893617</text:p>
          </table:table-cell>
          <table:table-cell/>
          <table:table-cell table:formula="of:=([.A12]-2.269)/2.269" office:value-type="float" office:value="0.983252534156016" calcext:value-type="float">
            <text:p>0,9832525342</text:p>
          </table:table-cell>
          <table:table-cell table:formula="of:=LOG(ABS([.I12]))" office:value-type="float" office:value="-0.00733492560109829" calcext:value-type="float">
            <text:p>-0,0073349256</text:p>
          </table:table-cell>
          <table:table-cell table:formula="of:=LOG([.L12])" office:value-type="float" office:value="-1.34072814634356" calcext:value-type="float">
            <text:p>-1,3407281463</text:p>
          </table:table-cell>
          <table:table-cell office:value-type="float" office:value="0.0456322469" calcext:value-type="float">
            <text:p>4,56E-02</text:p>
          </table:table-cell>
          <table:table-cell table:formula="of:=LOG(ABS([.D12]))" office:value-type="float" office:value="-3.57546568309999" calcext:value-type="float">
            <text:p>-3,5754656831</text:p>
          </table:table-cell>
          <table:table-cell table:formula="of:=LOG(ABS([.E12]))" office:value-type="float" office:value="-0.309109297045138" calcext:value-type="float">
            <text:p>-0,309109297</text:p>
          </table:table-cell>
          <table:table-cell table:formula="of:=LOG(ABS([.F12]))" office:value-type="float" office:value="1.58686647640231" calcext:value-type="float">
            <text:p>1,5868664764</text:p>
          </table:table-cell>
          <table:table-cell table:number-columns-repeated="21"/>
        </table:table-row>
        <table:table-row table:style-name="ro1">
          <table:table-cell office:value-type="float" office:value="4.44999981" calcext:value-type="float">
            <text:p>4,44999981</text:p>
          </table:table-cell>
          <table:table-cell office:value-type="float" office:value="0.0464378186" calcext:value-type="float">
            <text:p>4,64E-02</text:p>
          </table:table-cell>
          <table:table-cell office:value-type="float" office:value="0.00338646839" calcext:value-type="float">
            <text:p>3,39E-03</text:p>
          </table:table-cell>
          <table:table-cell office:value-type="float" office:value="0.000276403938" calcext:value-type="float">
            <text:p>2,76E-04</text:p>
          </table:table-cell>
          <table:table-cell office:value-type="float" office:value="-0.5075773" calcext:value-type="float">
            <text:p>-0,5075773</text:p>
          </table:table-cell>
          <table:table-cell office:value-type="float" office:value="42.2972565" calcext:value-type="float">
            <text:p>42,2972565</text:p>
          </table:table-cell>
          <table:table-cell table:formula="of:=([.A13]-2.35)/2.35" office:value-type="float" office:value="0.893616940425532" calcext:value-type="float">
            <text:p>0,8936169404</text:p>
          </table:table-cell>
          <table:table-cell/>
          <table:table-cell table:formula="of:=([.A13]-2.269)/2.269" office:value-type="float" office:value="0.961216311150286" calcext:value-type="float">
            <text:p>0,9612163112</text:p>
          </table:table-cell>
          <table:table-cell table:formula="of:=LOG(ABS([.I13]))" office:value-type="float" office:value="-0.0171788681402364" calcext:value-type="float">
            <text:p>-0,0171788681</text:p>
          </table:table-cell>
          <table:table-cell table:formula="of:=LOG([.L13])" office:value-type="float" office:value="-1.33312818928303" calcext:value-type="float">
            <text:p>-1,3331281893</text:p>
          </table:table-cell>
          <table:table-cell office:value-type="float" office:value="0.0464378186" calcext:value-type="float">
            <text:p>4,64E-02</text:p>
          </table:table-cell>
          <table:table-cell table:formula="of:=LOG(ABS([.D13]))" office:value-type="float" office:value="-3.55845577374543" calcext:value-type="float">
            <text:p>-3,5584557737</text:p>
          </table:table-cell>
          <table:table-cell table:formula="of:=LOG(ABS([.E13]))" office:value-type="float" office:value="-0.294497808770364" calcext:value-type="float">
            <text:p>-0,2944978088</text:p>
          </table:table-cell>
          <table:table-cell table:formula="of:=LOG(ABS([.F13]))" office:value-type="float" office:value="1.62631219892229" calcext:value-type="float">
            <text:p>1,6263121989</text:p>
          </table:table-cell>
          <table:table-cell table:number-columns-repeated="21"/>
        </table:table-row>
        <table:table-row table:style-name="ro1">
          <table:table-cell office:value-type="float" office:value="4.4000001" calcext:value-type="float">
            <text:p>4,4000001</text:p>
          </table:table-cell>
          <table:table-cell office:value-type="float" office:value="0.0465440117" calcext:value-type="float">
            <text:p>4,65E-02</text:p>
          </table:table-cell>
          <table:table-cell office:value-type="float" office:value="0.00339207333" calcext:value-type="float">
            <text:p>3,39E-03</text:p>
          </table:table-cell>
          <table:table-cell office:value-type="float" office:value="0.000278574618" calcext:value-type="float">
            <text:p>2,79E-04</text:p>
          </table:table-cell>
          <table:table-cell office:value-type="float" office:value="-0.500614405" calcext:value-type="float">
            <text:p>-0,500614405</text:p>
          </table:table-cell>
          <table:table-cell office:value-type="float" office:value="46.003891" calcext:value-type="float">
            <text:p>46,003891</text:p>
          </table:table-cell>
          <table:table-cell table:formula="of:=([.A14]-2.35)/2.35" office:value-type="float" office:value="0.872340468085106" calcext:value-type="float">
            <text:p>0,8723404681</text:p>
          </table:table-cell>
          <table:table-cell/>
          <table:table-cell table:formula="of:=([.A14]-2.269)/2.269" office:value-type="float" office:value="0.939180299691494" calcext:value-type="float">
            <text:p>0,9391802997</text:p>
          </table:table-cell>
          <table:table-cell table:formula="of:=LOG(ABS([.I14]))" office:value-type="float" office:value="-0.0272510257908903" calcext:value-type="float">
            <text:p>-0,0272510258</text:p>
          </table:table-cell>
          <table:table-cell table:formula="of:=LOG([.L14])" office:value-type="float" office:value="-1.33213618692624" calcext:value-type="float">
            <text:p>-1,3321361869</text:p>
          </table:table-cell>
          <table:table-cell office:value-type="float" office:value="0.0465440117" calcext:value-type="float">
            <text:p>4,65E-02</text:p>
          </table:table-cell>
          <table:table-cell table:formula="of:=LOG(ABS([.D14]))" office:value-type="float" office:value="-3.55505845634246" calcext:value-type="float">
            <text:p>-3,5550584563</text:p>
          </table:table-cell>
          <table:table-cell table:formula="of:=LOG(ABS([.E14]))" office:value-type="float" office:value="-0.300496657880005" calcext:value-type="float">
            <text:p>-0,3004966579</text:p>
          </table:table-cell>
          <table:table-cell table:formula="of:=LOG(ABS([.F14]))" office:value-type="float" office:value="1.66279456577644" calcext:value-type="float">
            <text:p>1,6627945658</text:p>
          </table:table-cell>
          <table:table-cell table:number-columns-repeated="21"/>
        </table:table-row>
        <table:table-row table:style-name="ro1">
          <table:table-cell office:value-type="float" office:value="4.3499999" calcext:value-type="float">
            <text:p>4,3499999</text:p>
          </table:table-cell>
          <table:table-cell office:value-type="float" office:value="0.0470291935" calcext:value-type="float">
            <text:p>4,70E-02</text:p>
          </table:table-cell>
          <table:table-cell office:value-type="float" office:value="0.00351093756" calcext:value-type="float">
            <text:p>3,51E-03</text:p>
          </table:table-cell>
          <table:table-cell office:value-type="float" office:value="0.000298664934" calcext:value-type="float">
            <text:p>2,99E-04</text:p>
          </table:table-cell>
          <table:table-cell office:value-type="float" office:value="-0.516792953" calcext:value-type="float">
            <text:p>-0,516792953</text:p>
          </table:table-cell>
          <table:table-cell office:value-type="float" office:value="49.7961311" calcext:value-type="float">
            <text:p>49,7961311</text:p>
          </table:table-cell>
          <table:table-cell table:formula="of:=([.A15]-2.35)/2.35" office:value-type="float" office:value="0.851063787234043" calcext:value-type="float">
            <text:p>0,8510637872</text:p>
          </table:table-cell>
          <table:table-cell/>
          <table:table-cell table:formula="of:=([.A15]-2.269)/2.269" office:value-type="float" office:value="0.917144072278537" calcext:value-type="float">
            <text:p>0,9171440723</text:p>
          </table:table-cell>
          <table:table-cell table:formula="of:=LOG(ABS([.I15]))" office:value-type="float" office:value="-0.0375624365428185" calcext:value-type="float">
            <text:p>-0,0375624365</text:p>
          </table:table-cell>
          <table:table-cell table:formula="of:=LOG([.L15])" office:value-type="float" office:value="-1.32763246887252" calcext:value-type="float">
            <text:p>-1,3276324689</text:p>
          </table:table-cell>
          <table:table-cell office:value-type="float" office:value="0.0470291935" calcext:value-type="float">
            <text:p>4,70E-02</text:p>
          </table:table-cell>
          <table:table-cell table:formula="of:=LOG(ABS([.D15]))" office:value-type="float" office:value="-3.52481576455448" calcext:value-type="float">
            <text:p>-3,5248157646</text:p>
          </table:table-cell>
          <table:table-cell table:formula="of:=LOG(ABS([.E15]))" office:value-type="float" office:value="-0.286683417021641" calcext:value-type="float">
            <text:p>-0,286683417</text:p>
          </table:table-cell>
          <table:table-cell table:formula="of:=LOG(ABS([.F15]))" office:value-type="float" office:value="1.69719560165144" calcext:value-type="float">
            <text:p>1,6971956017</text:p>
          </table:table-cell>
          <table:table-cell table:number-columns-repeated="21"/>
        </table:table-row>
        <table:table-row table:style-name="ro1">
          <table:table-cell office:value-type="float" office:value="4.30000019" calcext:value-type="float">
            <text:p>4,30000019</text:p>
          </table:table-cell>
          <table:table-cell office:value-type="float" office:value="0.0467578061" calcext:value-type="float">
            <text:p>4,68E-02</text:p>
          </table:table-cell>
          <table:table-cell office:value-type="float" office:value="0.00345348078" calcext:value-type="float">
            <text:p>3,45E-03</text:p>
          </table:table-cell>
          <table:table-cell office:value-type="float" office:value="0.000294694968" calcext:value-type="float">
            <text:p>2,95E-04</text:p>
          </table:table-cell>
          <table:table-cell office:value-type="float" office:value="-0.51382345" calcext:value-type="float">
            <text:p>-0,51382345</text:p>
          </table:table-cell>
          <table:table-cell office:value-type="float" office:value="53.4801369" calcext:value-type="float">
            <text:p>53,4801369</text:p>
          </table:table-cell>
          <table:table-cell table:formula="of:=([.A16]-2.35)/2.35" office:value-type="float" office:value="0.829787314893617" calcext:value-type="float">
            <text:p>0,8297873149</text:p>
          </table:table-cell>
          <table:table-cell/>
          <table:table-cell table:formula="of:=([.A16]-2.269)/2.269" office:value-type="float" office:value="0.895108060819744" calcext:value-type="float">
            <text:p>0,8951080608</text:p>
          </table:table-cell>
          <table:table-cell table:formula="of:=LOG(ABS([.I16]))" office:value-type="float" office:value="-0.048124531851893" calcext:value-type="float">
            <text:p>-0,0481245319</text:p>
          </table:table-cell>
          <table:table-cell table:formula="of:=LOG([.L16])" office:value-type="float" office:value="-1.33014587434973" calcext:value-type="float">
            <text:p>-1,3301458743</text:p>
          </table:table-cell>
          <table:table-cell office:value-type="float" office:value="0.0467578061" calcext:value-type="float">
            <text:p>4,68E-02</text:p>
          </table:table-cell>
          <table:table-cell table:formula="of:=LOG(ABS([.D16]))" office:value-type="float" office:value="-3.53062727978798" calcext:value-type="float">
            <text:p>-3,5306272798</text:p>
          </table:table-cell>
          <table:table-cell table:formula="of:=LOG(ABS([.E16]))" office:value-type="float" office:value="-0.289186079179827" calcext:value-type="float">
            <text:p>-0,2891860792</text:p>
          </table:table-cell>
          <table:table-cell table:formula="of:=LOG(ABS([.F16]))" office:value-type="float" office:value="1.72819251031094" calcext:value-type="float">
            <text:p>1,7281925103</text:p>
          </table:table-cell>
          <table:table-cell table:number-columns-repeated="21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0.0484701395" calcext:value-type="float">
            <text:p>4,85E-02</text:p>
          </table:table-cell>
          <table:table-cell office:value-type="float" office:value="0.00371355354" calcext:value-type="float">
            <text:p>3,71E-03</text:p>
          </table:table-cell>
          <table:table-cell office:value-type="float" office:value="0.000320988038" calcext:value-type="float">
            <text:p>3,21E-04</text:p>
          </table:table-cell>
          <table:table-cell office:value-type="float" office:value="-0.542084813" calcext:value-type="float">
            <text:p>-0,542084813</text:p>
          </table:table-cell>
          <table:table-cell office:value-type="float" office:value="57.2649002" calcext:value-type="float">
            <text:p>57,2649002</text:p>
          </table:table-cell>
          <table:table-cell table:formula="of:=([.A17]-2.35)/2.35" office:value-type="float" office:value="0.808510638297872" calcext:value-type="float">
            <text:p>0,8085106383</text:p>
          </table:table-cell>
          <table:table-cell/>
          <table:table-cell table:formula="of:=([.A17]-2.269)/2.269" office:value-type="float" office:value="0.873071837814015" calcext:value-type="float">
            <text:p>0,8730718378</text:p>
          </table:table-cell>
          <table:table-cell table:formula="of:=LOG(ABS([.I17]))" office:value-type="float" office:value="-0.058950020346389" calcext:value-type="float">
            <text:p>-0,0589500203</text:p>
          </table:table-cell>
          <table:table-cell table:formula="of:=LOG([.L17])" office:value-type="float" office:value="-1.31452573034959" calcext:value-type="float">
            <text:p>-1,3145257303</text:p>
          </table:table-cell>
          <table:table-cell office:value-type="float" office:value="0.0484701395" calcext:value-type="float">
            <text:p>4,85E-02</text:p>
          </table:table-cell>
          <table:table-cell table:formula="of:=LOG(ABS([.D17]))" office:value-type="float" office:value="-3.49351115179261" calcext:value-type="float">
            <text:p>-3,4935111518</text:p>
          </table:table-cell>
          <table:table-cell table:formula="of:=LOG(ABS([.E17]))" office:value-type="float" office:value="-0.265932759704624" calcext:value-type="float">
            <text:p>-0,2659327597</text:p>
          </table:table-cell>
          <table:table-cell table:formula="of:=LOG(ABS([.F17]))" office:value-type="float" office:value="1.75788850817676" calcext:value-type="float">
            <text:p>1,7578885082</text:p>
          </table:table-cell>
          <table:table-cell table:number-columns-repeated="21"/>
        </table:table-row>
        <table:table-row table:style-name="ro1">
          <table:table-cell office:value-type="float" office:value="4.19999981" calcext:value-type="float">
            <text:p>4,19999981</text:p>
          </table:table-cell>
          <table:table-cell office:value-type="float" office:value="0.0493653044" calcext:value-type="float">
            <text:p>4,94E-02</text:p>
          </table:table-cell>
          <table:table-cell office:value-type="float" office:value="0.00378560531" calcext:value-type="float">
            <text:p>3,79E-03</text:p>
          </table:table-cell>
          <table:table-cell office:value-type="float" office:value="0.000321112399" calcext:value-type="float">
            <text:p>3,21E-04</text:p>
          </table:table-cell>
          <table:table-cell office:value-type="float" office:value="-0.522629559" calcext:value-type="float">
            <text:p>-0,522629559</text:p>
          </table:table-cell>
          <table:table-cell office:value-type="float" office:value="61.1270752" calcext:value-type="float">
            <text:p>61,1270752</text:p>
          </table:table-cell>
          <table:table-cell table:formula="of:=([.A18]-2.35)/2.35" office:value-type="float" office:value="0.787233961702127" calcext:value-type="float">
            <text:p>0,7872339617</text:p>
          </table:table-cell>
          <table:table-cell/>
          <table:table-cell table:formula="of:=([.A18]-2.269)/2.269" office:value-type="float" office:value="0.851035614808285" calcext:value-type="float">
            <text:p>0,8510356148</text:p>
          </table:table-cell>
          <table:table-cell table:formula="of:=LOG(ABS([.I18]))" office:value-type="float" office:value="-0.0700522648377815" calcext:value-type="float">
            <text:p>-0,0700522648</text:p>
          </table:table-cell>
          <table:table-cell table:formula="of:=LOG([.L18])" office:value-type="float" office:value="-1.30657818066286" calcext:value-type="float">
            <text:p>-1,3065781807</text:p>
          </table:table-cell>
          <table:table-cell office:value-type="float" office:value="0.0493653044" calcext:value-type="float">
            <text:p>4,94E-02</text:p>
          </table:table-cell>
          <table:table-cell table:formula="of:=LOG(ABS([.D18]))" office:value-type="float" office:value="-3.49334292484982" calcext:value-type="float">
            <text:p>-3,4933429248</text:p>
          </table:table-cell>
          <table:table-cell table:formula="of:=LOG(ABS([.E18]))" office:value-type="float" office:value="-0.281806030989183" calcext:value-type="float">
            <text:p>-0,281806031</text:p>
          </table:table-cell>
          <table:table-cell table:formula="of:=LOG(ABS([.F18]))" office:value-type="float" office:value="1.78623361622346" calcext:value-type="float">
            <text:p>1,7862336162</text:p>
          </table:table-cell>
          <table:table-cell table:number-columns-repeated="21"/>
        </table:table-row>
        <table:table-row table:style-name="ro1">
          <table:table-cell office:value-type="float" office:value="4.1500001" calcext:value-type="float">
            <text:p>4,1500001</text:p>
          </table:table-cell>
          <table:table-cell office:value-type="float" office:value="0.0503082685" calcext:value-type="float">
            <text:p>5,03E-02</text:p>
          </table:table-cell>
          <table:table-cell office:value-type="float" office:value="0.00397608895" calcext:value-type="float">
            <text:p>3,98E-03</text:p>
          </table:table-cell>
          <table:table-cell office:value-type="float" office:value="0.000348233007" calcext:value-type="float">
            <text:p>3,48E-04</text:p>
          </table:table-cell>
          <table:table-cell office:value-type="float" office:value="-0.542596757" calcext:value-type="float">
            <text:p>-0,542596757</text:p>
          </table:table-cell>
          <table:table-cell office:value-type="float" office:value="65.0397263" calcext:value-type="float">
            <text:p>65,0397263</text:p>
          </table:table-cell>
          <table:table-cell table:formula="of:=([.A19]-2.35)/2.35" office:value-type="float" office:value="0.765957489361702" calcext:value-type="float">
            <text:p>0,7659574894</text:p>
          </table:table-cell>
          <table:table-cell/>
          <table:table-cell table:formula="of:=([.A19]-2.269)/2.269" office:value-type="float" office:value="0.828999603349493" calcext:value-type="float">
            <text:p>0,8289996033</text:p>
          </table:table-cell>
          <table:table-cell table:formula="of:=LOG(ABS([.I19]))" office:value-type="float" office:value="-0.0814456772460686" calcext:value-type="float">
            <text:p>-0,0814456772</text:p>
          </table:table-cell>
          <table:table-cell table:formula="of:=LOG([.L19])" office:value-type="float" office:value="-1.29836062987831" calcext:value-type="float">
            <text:p>-1,2983606299</text:p>
          </table:table-cell>
          <table:table-cell office:value-type="float" office:value="0.0503082685" calcext:value-type="float">
            <text:p>5,03E-02</text:p>
          </table:table-cell>
          <table:table-cell table:formula="of:=LOG(ABS([.D19]))" office:value-type="float" office:value="-3.45813006699644" calcext:value-type="float">
            <text:p>-3,458130067</text:p>
          </table:table-cell>
          <table:table-cell table:formula="of:=LOG(ABS([.E19]))" office:value-type="float" office:value="-0.26552280626409" calcext:value-type="float">
            <text:p>-0,2655228063</text:p>
          </table:table-cell>
          <table:table-cell table:formula="of:=LOG(ABS([.F19]))" office:value-type="float" office:value="1.81317870499299" calcext:value-type="float">
            <text:p>1,813178705</text:p>
          </table:table-cell>
          <table:table-cell table:number-columns-repeated="21"/>
        </table:table-row>
        <table:table-row table:style-name="ro1">
          <table:table-cell office:value-type="float" office:value="4.0999999" calcext:value-type="float">
            <text:p>4,0999999</text:p>
          </table:table-cell>
          <table:table-cell office:value-type="float" office:value="0.0509536415" calcext:value-type="float">
            <text:p>5,10E-02</text:p>
          </table:table-cell>
          <table:table-cell office:value-type="float" office:value="0.00404809834" calcext:value-type="float">
            <text:p>4,05E-03</text:p>
          </table:table-cell>
          <table:table-cell office:value-type="float" office:value="0.000354103628" calcext:value-type="float">
            <text:p>3,54E-04</text:p>
          </table:table-cell>
          <table:table-cell office:value-type="float" office:value="-0.540856004" calcext:value-type="float">
            <text:p>-0,540856004</text:p>
          </table:table-cell>
          <table:table-cell office:value-type="float" office:value="68.9594498" calcext:value-type="float">
            <text:p>68,9594498</text:p>
          </table:table-cell>
          <table:table-cell table:formula="of:=([.A20]-2.35)/2.35" office:value-type="float" office:value="0.744680808510638" calcext:value-type="float">
            <text:p>0,7446808085</text:p>
          </table:table-cell>
          <table:table-cell/>
          <table:table-cell table:formula="of:=([.A20]-2.269)/2.269" office:value-type="float" office:value="0.806963375936536" calcext:value-type="float">
            <text:p>0,8069633759</text:p>
          </table:table-cell>
          <table:table-cell table:formula="of:=LOG(ABS([.I20]))" office:value-type="float" office:value="-0.0931461753022179" calcext:value-type="float">
            <text:p>-0,0931461753</text:p>
          </table:table-cell>
          <table:table-cell table:formula="of:=LOG([.L20])" office:value-type="float" office:value="-1.2928247728579" calcext:value-type="float">
            <text:p>-1,2928247729</text:p>
          </table:table-cell>
          <table:table-cell office:value-type="float" office:value="0.0509536415" calcext:value-type="float">
            <text:p>5,10E-02</text:p>
          </table:table-cell>
          <table:table-cell table:formula="of:=LOG(ABS([.D20]))" office:value-type="float" office:value="-3.45086962361662" calcext:value-type="float">
            <text:p>-3,4508696236</text:p>
          </table:table-cell>
          <table:table-cell table:formula="of:=LOG(ABS([.E20]))" office:value-type="float" office:value="-0.266918344860661" calcext:value-type="float">
            <text:p>-0,2669183449</text:p>
          </table:table-cell>
          <table:table-cell table:formula="of:=LOG(ABS([.F20]))" office:value-type="float" office:value="1.83859378776768" calcext:value-type="float">
            <text:p>1,8385937878</text:p>
          </table:table-cell>
          <table:table-cell table:number-columns-repeated="21"/>
        </table:table-row>
        <table:table-row table:style-name="ro1">
          <table:table-cell office:value-type="float" office:value="4.05000019" calcext:value-type="float">
            <text:p>4,05000019</text:p>
          </table:table-cell>
          <table:table-cell office:value-type="float" office:value="0.0513256304" calcext:value-type="float">
            <text:p>5,13E-02</text:p>
          </table:table-cell>
          <table:table-cell office:value-type="float" office:value="0.00414470863" calcext:value-type="float">
            <text:p>4,14E-03</text:p>
          </table:table-cell>
          <table:table-cell office:value-type="float" office:value="0.000372935348" calcext:value-type="float">
            <text:p>3,73E-04</text:p>
          </table:table-cell>
          <table:table-cell office:value-type="float" office:value="-0.553757906" calcext:value-type="float">
            <text:p>-0,553757906</text:p>
          </table:table-cell>
          <table:table-cell office:value-type="float" office:value="73.0135193" calcext:value-type="float">
            <text:p>73,0135193</text:p>
          </table:table-cell>
          <table:table-cell table:formula="of:=([.A21]-2.35)/2.35" office:value-type="float" office:value="0.723404336170213" calcext:value-type="float">
            <text:p>0,7234043362</text:p>
          </table:table-cell>
          <table:table-cell/>
          <table:table-cell table:formula="of:=([.A21]-2.269)/2.269" office:value-type="float" office:value="0.784927364477744" calcext:value-type="float">
            <text:p>0,7849273645</text:p>
          </table:table-cell>
          <table:table-cell table:formula="of:=LOG(ABS([.I21]))" office:value-type="float" office:value="-0.105170530090447" calcext:value-type="float">
            <text:p>-0,1051705301</text:p>
          </table:table-cell>
          <table:table-cell table:formula="of:=LOG([.L21])" office:value-type="float" office:value="-1.28966570776234" calcext:value-type="float">
            <text:p>-1,2896657078</text:p>
          </table:table-cell>
          <table:table-cell office:value-type="float" office:value="0.0513256304" calcext:value-type="float">
            <text:p>5,13E-02</text:p>
          </table:table-cell>
          <table:table-cell table:formula="of:=LOG(ABS([.D21]))" office:value-type="float" office:value="-3.42836645087362" calcext:value-type="float">
            <text:p>-3,4283664509</text:p>
          </table:table-cell>
          <table:table-cell table:formula="of:=LOG(ABS([.E21]))" office:value-type="float" office:value="-0.256680060303567" calcext:value-type="float">
            <text:p>-0,2566800603</text:p>
          </table:table-cell>
          <table:table-cell table:formula="of:=LOG(ABS([.F21]))" office:value-type="float" office:value="1.86340328222704" calcext:value-type="float">
            <text:p>1,8634032822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18814065" calcext:value-type="float">
            <text:p>5,19E-02</text:p>
          </table:table-cell>
          <table:table-cell office:value-type="float" office:value="0.00419695117" calcext:value-type="float">
            <text:p>4,20E-03</text:p>
          </table:table-cell>
          <table:table-cell office:value-type="float" office:value="0.000376317708" calcext:value-type="float">
            <text:p>3,76E-04</text:p>
          </table:table-cell>
          <table:table-cell office:value-type="float" office:value="-0.54802376" calcext:value-type="float">
            <text:p>-0,54802376</text:p>
          </table:table-cell>
          <table:table-cell office:value-type="float" office:value="77.011055" calcext:value-type="float">
            <text:p>77,011055</text:p>
          </table:table-cell>
          <table:table-cell table:formula="of:=([.A22]-2.35)/2.35" office:value-type="float" office:value="0.702127659574468" calcext:value-type="float">
            <text:p>0,7021276596</text:p>
          </table:table-cell>
          <table:table-cell/>
          <table:table-cell table:formula="of:=([.A22]-2.269)/2.269" office:value-type="float" office:value="0.762891141472014" calcext:value-type="float">
            <text:p>0,7628911415</text:p>
          </table:table-cell>
          <table:table-cell table:formula="of:=LOG(ABS([.I22]))" office:value-type="float" office:value="-0.117537428009542" calcext:value-type="float">
            <text:p>-0,117537428</text:p>
          </table:table-cell>
          <table:table-cell table:formula="of:=LOG([.L22])" office:value-type="float" office:value="-1.28498825874623" calcext:value-type="float">
            <text:p>-1,2849882587</text:p>
          </table:table-cell>
          <table:table-cell office:value-type="float" office:value="0.0518814065" calcext:value-type="float">
            <text:p>5,19E-02</text:p>
          </table:table-cell>
          <table:table-cell table:formula="of:=LOG(ABS([.D22]))" office:value-type="float" office:value="-3.42444534504516" calcext:value-type="float">
            <text:p>-3,424445345</text:p>
          </table:table-cell>
          <table:table-cell table:formula="of:=LOG(ABS([.E22]))" office:value-type="float" office:value="-0.261200611929506" calcext:value-type="float">
            <text:p>-0,2612006119</text:p>
          </table:table-cell>
          <table:table-cell table:formula="of:=LOG(ABS([.F22]))" office:value-type="float" office:value="1.88655307297609" calcext:value-type="float">
            <text:p>1,886553073</text:p>
          </table:table-cell>
          <table:table-cell table:number-columns-repeated="21"/>
        </table:table-row>
        <table:table-row table:style-name="ro1">
          <table:table-cell office:value-type="float" office:value="3.94999981" calcext:value-type="float">
            <text:p>3,94999981</text:p>
          </table:table-cell>
          <table:table-cell office:value-type="float" office:value="0.0516764149" calcext:value-type="float">
            <text:p>5,17E-02</text:p>
          </table:table-cell>
          <table:table-cell office:value-type="float" office:value="0.00419572322" calcext:value-type="float">
            <text:p>4,20E-03</text:p>
          </table:table-cell>
          <table:table-cell office:value-type="float" office:value="0.000386144675" calcext:value-type="float">
            <text:p>3,86E-04</text:p>
          </table:table-cell>
          <table:table-cell office:value-type="float" office:value="-0.561540008" calcext:value-type="float">
            <text:p>-0,561540008</text:p>
          </table:table-cell>
          <table:table-cell office:value-type="float" office:value="81.0104446" calcext:value-type="float">
            <text:p>81,0104446</text:p>
          </table:table-cell>
          <table:table-cell table:formula="of:=([.A23]-2.35)/2.35" office:value-type="float" office:value="0.680850982978723" calcext:value-type="float">
            <text:p>0,680850983</text:p>
          </table:table-cell>
          <table:table-cell/>
          <table:table-cell table:formula="of:=([.A23]-2.269)/2.269" office:value-type="float" office:value="0.740854918466285" calcext:value-type="float">
            <text:p>0,7408549185</text:p>
          </table:table-cell>
          <table:table-cell table:formula="of:=LOG(ABS([.I23]))" office:value-type="float" office:value="-0.130266831532887" calcext:value-type="float">
            <text:p>-0,1302668315</text:p>
          </table:table-cell>
          <table:table-cell table:formula="of:=LOG([.L23])" office:value-type="float" office:value="-1.28670762355699" calcext:value-type="float">
            <text:p>-1,2867076236</text:p>
          </table:table-cell>
          <table:table-cell office:value-type="float" office:value="0.0516764149" calcext:value-type="float">
            <text:p>5,17E-02</text:p>
          </table:table-cell>
          <table:table-cell table:formula="of:=LOG(ABS([.D23]))" office:value-type="float" office:value="-3.41324994977825" calcext:value-type="float">
            <text:p>-3,4132499498</text:p>
          </table:table-cell>
          <table:table-cell table:formula="of:=LOG(ABS([.E23]))" office:value-type="float" office:value="-0.250619296152923" calcext:value-type="float">
            <text:p>-0,2506192962</text:p>
          </table:table-cell>
          <table:table-cell table:formula="of:=LOG(ABS([.F23]))" office:value-type="float" office:value="1.90854101566532" calcext:value-type="float">
            <text:p>1,9085410157</text:p>
          </table:table-cell>
          <table:table-cell table:number-columns-repeated="21"/>
        </table:table-row>
        <table:table-row table:style-name="ro1">
          <table:table-cell office:value-type="float" office:value="3.9000001" calcext:value-type="float">
            <text:p>3,9000001</text:p>
          </table:table-cell>
          <table:table-cell office:value-type="float" office:value="0.0520010032" calcext:value-type="float">
            <text:p>5,20E-02</text:p>
          </table:table-cell>
          <table:table-cell office:value-type="float" office:value="0.00421763631" calcext:value-type="float">
            <text:p>4,22E-03</text:p>
          </table:table-cell>
          <table:table-cell office:value-type="float" office:value="0.000388085085" calcext:value-type="float">
            <text:p>3,88E-04</text:p>
          </table:table-cell>
          <table:table-cell office:value-type="float" office:value="-0.572701216" calcext:value-type="float">
            <text:p>-0,572701216</text:p>
          </table:table-cell>
          <table:table-cell office:value-type="float" office:value="85.1215439" calcext:value-type="float">
            <text:p>85,1215439</text:p>
          </table:table-cell>
          <table:table-cell table:formula="of:=([.A24]-2.35)/2.35" office:value-type="float" office:value="0.659574510638298" calcext:value-type="float">
            <text:p>0,6595745106</text:p>
          </table:table-cell>
          <table:table-cell/>
          <table:table-cell table:formula="of:=([.A24]-2.269)/2.269" office:value-type="float" office:value="0.718818907007492" calcext:value-type="float">
            <text:p>0,718818907</text:p>
          </table:table-cell>
          <table:table-cell table:formula="of:=LOG(ABS([.I24]))" office:value-type="float" office:value="-0.143380508217164" calcext:value-type="float">
            <text:p>-0,1433805082</text:p>
          </table:table-cell>
          <table:table-cell table:formula="of:=LOG([.L24])" office:value-type="float" office:value="-1.28398827790325" calcext:value-type="float">
            <text:p>-1,2839882779</text:p>
          </table:table-cell>
          <table:table-cell office:value-type="float" office:value="0.0520010032" calcext:value-type="float">
            <text:p>5,20E-02</text:p>
          </table:table-cell>
          <table:table-cell table:formula="of:=LOG(ABS([.D24]))" office:value-type="float" office:value="-3.41107304787237" calcext:value-type="float">
            <text:p>-3,4110730479</text:p>
          </table:table-cell>
          <table:table-cell table:formula="of:=LOG(ABS([.E24]))" office:value-type="float" office:value="-0.242071894760725" calcext:value-type="float">
            <text:p>-0,2420718948</text:p>
          </table:table-cell>
          <table:table-cell table:formula="of:=LOG(ABS([.F24]))" office:value-type="float" office:value="1.93003949207938" calcext:value-type="float">
            <text:p>1,9300394921</text:p>
          </table:table-cell>
          <table:table-cell table:number-columns-repeated="21"/>
        </table:table-row>
        <table:table-row table:style-name="ro1">
          <table:table-cell office:value-type="float" office:value="3.8499999" calcext:value-type="float">
            <text:p>3,8499999</text:p>
          </table:table-cell>
          <table:table-cell office:value-type="float" office:value="0.0552382804" calcext:value-type="float">
            <text:p>5,52E-02</text:p>
          </table:table-cell>
          <table:table-cell office:value-type="float" office:value="0.0047376533" calcext:value-type="float">
            <text:p>4,74E-03</text:p>
          </table:table-cell>
          <table:table-cell office:value-type="float" office:value="0.000438022253" calcext:value-type="float">
            <text:p>4,38E-04</text:p>
          </table:table-cell>
          <table:table-cell office:value-type="float" office:value="-0.599528968" calcext:value-type="float">
            <text:p>-0,599528968</text:p>
          </table:table-cell>
          <table:table-cell office:value-type="float" office:value="89.2492294" calcext:value-type="float">
            <text:p>89,2492294</text:p>
          </table:table-cell>
          <table:table-cell table:formula="of:=([.A25]-2.35)/2.35" office:value-type="float" office:value="0.638297829787234" calcext:value-type="float">
            <text:p>0,6382978298</text:p>
          </table:table-cell>
          <table:table-cell/>
          <table:table-cell table:formula="of:=([.A25]-2.269)/2.269" office:value-type="float" office:value="0.696782679594535" calcext:value-type="float">
            <text:p>0,6967826796</text:p>
          </table:table-cell>
          <table:table-cell table:formula="of:=LOG(ABS([.I25]))" office:value-type="float" office:value="-0.156902653422334" calcext:value-type="float">
            <text:p>-0,1569026534</text:p>
          </table:table-cell>
          <table:table-cell table:formula="of:=LOG([.L25])" office:value-type="float" office:value="-1.25775984972439" calcext:value-type="float">
            <text:p>-1,2577598497</text:p>
          </table:table-cell>
          <table:table-cell office:value-type="float" office:value="0.0552382804" calcext:value-type="float">
            <text:p>5,52E-02</text:p>
          </table:table-cell>
          <table:table-cell table:formula="of:=LOG(ABS([.D25]))" office:value-type="float" office:value="-3.35850382531871" calcext:value-type="float">
            <text:p>-3,3585038253</text:p>
          </table:table-cell>
          <table:table-cell table:formula="of:=LOG(ABS([.E25]))" office:value-type="float" office:value="-0.222189827846848" calcext:value-type="float">
            <text:p>-0,2221898278</text:p>
          </table:table-cell>
          <table:table-cell table:formula="of:=LOG(ABS([.F25]))" office:value-type="float" office:value="1.95060447499406" calcext:value-type="float">
            <text:p>1,950604475</text:p>
          </table:table-cell>
          <table:table-cell table:number-columns-repeated="21"/>
        </table:table-row>
        <table:table-row table:style-name="ro1">
          <table:table-cell office:value-type="float" office:value="3.79999995" calcext:value-type="float">
            <text:p>3,79999995</text:p>
          </table:table-cell>
          <table:table-cell office:value-type="float" office:value="0.0552000813" calcext:value-type="float">
            <text:p>5,52E-02</text:p>
          </table:table-cell>
          <table:table-cell office:value-type="float" office:value="0.00479318667" calcext:value-type="float">
            <text:p>4,79E-03</text:p>
          </table:table-cell>
          <table:table-cell office:value-type="float" office:value="0.000459509931" calcext:value-type="float">
            <text:p>4,60E-04</text:p>
          </table:table-cell>
          <table:table-cell office:value-type="float" office:value="-0.587855816" calcext:value-type="float">
            <text:p>-0,587855816</text:p>
          </table:table-cell>
          <table:table-cell office:value-type="float" office:value="93.4647751" calcext:value-type="float">
            <text:p>93,4647751</text:p>
          </table:table-cell>
          <table:table-cell table:formula="of:=([.A26]-2.35)/2.35" office:value-type="float" office:value="0.617021255319149" calcext:value-type="float">
            <text:p>0,6170212553</text:p>
          </table:table-cell>
          <table:table-cell/>
          <table:table-cell table:formula="of:=([.A26]-2.269)/2.269" office:value-type="float" office:value="0.674746562362274" calcext:value-type="float">
            <text:p>0,6747465624</text:p>
          </table:table-cell>
          <table:table-cell table:formula="of:=LOG(ABS([.I26]))" office:value-type="float" office:value="-0.170859319370035" calcext:value-type="float">
            <text:p>-0,1708593194</text:p>
          </table:table-cell>
          <table:table-cell table:formula="of:=LOG([.L26])" office:value-type="float" office:value="-1.25806028263103" calcext:value-type="float">
            <text:p>-1,2580602826</text:p>
          </table:table-cell>
          <table:table-cell office:value-type="float" office:value="0.0552000813" calcext:value-type="float">
            <text:p>5,52E-02</text:p>
          </table:table-cell>
          <table:table-cell table:formula="of:=LOG(ABS([.D26]))" office:value-type="float" office:value="-3.33770509813664" calcext:value-type="float">
            <text:p>-3,3377050981</text:p>
          </table:table-cell>
          <table:table-cell table:formula="of:=LOG(ABS([.E26]))" office:value-type="float" office:value="-0.230729180716685" calcext:value-type="float">
            <text:p>-0,2307291807</text:p>
          </table:table-cell>
          <table:table-cell table:formula="of:=LOG(ABS([.F26]))" office:value-type="float" office:value="1.97064796528881" calcext:value-type="float">
            <text:p>1,9706479653</text:p>
          </table:table-cell>
          <table:table-cell table:number-columns-repeated="21"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0.0548914932" calcext:value-type="float">
            <text:p>5,49E-02</text:p>
          </table:table-cell>
          <table:table-cell office:value-type="float" office:value="0.00471168477" calcext:value-type="float">
            <text:p>4,71E-03</text:p>
          </table:table-cell>
          <table:table-cell office:value-type="float" office:value="0.000452962355" calcext:value-type="float">
            <text:p>4,53E-04</text:p>
          </table:table-cell>
          <table:table-cell office:value-type="float" office:value="-0.58335042" calcext:value-type="float">
            <text:p>-0,58335042</text:p>
          </table:table-cell>
          <table:table-cell office:value-type="float" office:value="97.6113052" calcext:value-type="float">
            <text:p>97,6113052</text:p>
          </table:table-cell>
          <table:table-cell table:formula="of:=([.A27]-2.35)/2.35" office:value-type="float" office:value="0.595744680851064" calcext:value-type="float">
            <text:p>0,5957446809</text:p>
          </table:table-cell>
          <table:table-cell/>
          <table:table-cell table:formula="of:=([.A27]-2.269)/2.269" office:value-type="float" office:value="0.652710445130013" calcext:value-type="float">
            <text:p>0,6527104451</text:p>
          </table:table-cell>
          <table:table-cell table:formula="of:=LOG(ABS([.I27]))" office:value-type="float" office:value="-0.185279437363728" calcext:value-type="float">
            <text:p>-0,1852794374</text:p>
          </table:table-cell>
          <table:table-cell table:formula="of:=LOG([.L27])" office:value-type="float" office:value="-1.26049495505005" calcext:value-type="float">
            <text:p>-1,2604949551</text:p>
          </table:table-cell>
          <table:table-cell office:value-type="float" office:value="0.0548914932" calcext:value-type="float">
            <text:p>5,49E-02</text:p>
          </table:table-cell>
          <table:table-cell table:formula="of:=LOG(ABS([.D27]))" office:value-type="float" office:value="-3.34393789002938" calcext:value-type="float">
            <text:p>-3,34393789</text:p>
          </table:table-cell>
          <table:table-cell table:formula="of:=LOG(ABS([.E27]))" office:value-type="float" office:value="-0.234070485113878" calcext:value-type="float">
            <text:p>-0,2340704851</text:p>
          </table:table-cell>
          <table:table-cell table:formula="of:=LOG(ABS([.F27]))" office:value-type="float" office:value="1.98950011993763" calcext:value-type="float">
            <text:p>1,9895001199</text:p>
          </table:table-cell>
          <table:table-cell table:number-columns-repeated="21"/>
        </table:table-row>
        <table:table-row table:style-name="ro1">
          <table:table-cell office:value-type="float" office:value="3.69999981" calcext:value-type="float">
            <text:p>3,69999981</text:p>
          </table:table-cell>
          <table:table-cell office:value-type="float" office:value="0.0561424457" calcext:value-type="float">
            <text:p>5,61E-02</text:p>
          </table:table-cell>
          <table:table-cell office:value-type="float" office:value="0.00491030561" calcext:value-type="float">
            <text:p>4,91E-03</text:p>
          </table:table-cell>
          <table:table-cell office:value-type="float" office:value="0.000475224748" calcext:value-type="float">
            <text:p>4,75E-04</text:p>
          </table:table-cell>
          <table:table-cell office:value-type="float" office:value="-0.619189024" calcext:value-type="float">
            <text:p>-0,619189024</text:p>
          </table:table-cell>
          <table:table-cell office:value-type="float" office:value="101.922279" calcext:value-type="float">
            <text:p>101,922279</text:p>
          </table:table-cell>
          <table:table-cell table:formula="of:=([.A28]-2.35)/2.35" office:value-type="float" office:value="0.574468004255319" calcext:value-type="float">
            <text:p>0,5744680043</text:p>
          </table:table-cell>
          <table:table-cell/>
          <table:table-cell table:formula="of:=([.A28]-2.269)/2.269" office:value-type="float" office:value="0.630674222124284" calcext:value-type="float">
            <text:p>0,6306742221</text:p>
          </table:table-cell>
          <table:table-cell table:formula="of:=LOG(ABS([.I28]))" office:value-type="float" office:value="-0.200194919788302" calcext:value-type="float">
            <text:p>-0,2001949198</text:p>
          </table:table-cell>
          <table:table-cell table:formula="of:=LOG([.L28])" office:value-type="float" office:value="-1.25070867237705" calcext:value-type="float">
            <text:p>-1,2507086724</text:p>
          </table:table-cell>
          <table:table-cell office:value-type="float" office:value="0.0561424457" calcext:value-type="float">
            <text:p>5,61E-02</text:p>
          </table:table-cell>
          <table:table-cell table:formula="of:=LOG(ABS([.D28]))" office:value-type="float" office:value="-3.32310095093937" calcext:value-type="float">
            <text:p>-3,3231009509</text:p>
          </table:table-cell>
          <table:table-cell table:formula="of:=LOG(ABS([.E28]))" office:value-type="float" office:value="-0.208176750740025" calcext:value-type="float">
            <text:p>-0,2081767507</text:p>
          </table:table-cell>
          <table:table-cell table:formula="of:=LOG(ABS([.F28]))" office:value-type="float" office:value="2.00826912600048" calcext:value-type="float">
            <text:p>2,008269126</text:p>
          </table:table-cell>
          <table:table-cell table:number-columns-repeated="21"/>
        </table:table-row>
        <table:table-row table:style-name="ro1">
          <table:table-cell office:value-type="float" office:value="3.6500001" calcext:value-type="float">
            <text:p>3,6500001</text:p>
          </table:table-cell>
          <table:table-cell office:value-type="float" office:value="0.0594191179" calcext:value-type="float">
            <text:p>5,94E-02</text:p>
          </table:table-cell>
          <table:table-cell office:value-type="float" office:value="0.00549003249" calcext:value-type="float">
            <text:p>5,49E-03</text:p>
          </table:table-cell>
          <table:table-cell office:value-type="float" office:value="0.00053682219" calcext:value-type="float">
            <text:p>5,37E-04</text:p>
          </table:table-cell>
          <table:table-cell office:value-type="float" office:value="-0.609768569" calcext:value-type="float">
            <text:p>-0,609768569</text:p>
          </table:table-cell>
          <table:table-cell office:value-type="float" office:value="106.210732" calcext:value-type="float">
            <text:p>106,210732</text:p>
          </table:table-cell>
          <table:table-cell table:formula="of:=([.A29]-2.35)/2.35" office:value-type="float" office:value="0.553191531914893" calcext:value-type="float">
            <text:p>0,5531915319</text:p>
          </table:table-cell>
          <table:table-cell/>
          <table:table-cell table:formula="of:=([.A29]-2.269)/2.269" office:value-type="float" office:value="0.608638210665491" calcext:value-type="float">
            <text:p>0,6086382107</text:p>
          </table:table-cell>
          <table:table-cell table:formula="of:=LOG(ABS([.I29]))" office:value-type="float" office:value="-0.21564078585848" calcext:value-type="float">
            <text:p>-0,2156407859</text:p>
          </table:table-cell>
          <table:table-cell table:formula="of:=LOG([.L29])" office:value-type="float" office:value="-1.22607379975561" calcext:value-type="float">
            <text:p>-1,2260737998</text:p>
          </table:table-cell>
          <table:table-cell office:value-type="float" office:value="0.0594191179" calcext:value-type="float">
            <text:p>5,94E-02</text:p>
          </table:table-cell>
          <table:table-cell table:formula="of:=LOG(ABS([.D29]))" office:value-type="float" office:value="-3.2701695405377" calcext:value-type="float">
            <text:p>-3,2701695405</text:p>
          </table:table-cell>
          <table:table-cell table:formula="of:=LOG(ABS([.E29]))" office:value-type="float" office:value="-0.214834965444011" calcext:value-type="float">
            <text:p>-0,2148349654</text:p>
          </table:table-cell>
          <table:table-cell table:formula="of:=LOG(ABS([.F29]))" office:value-type="float" office:value="2.02616840198929" calcext:value-type="float">
            <text:p>2,026168402</text:p>
          </table:table-cell>
          <table:table-cell table:number-columns-repeated="21"/>
        </table:table-row>
        <table:table-row table:style-name="ro1">
          <table:table-cell office:value-type="float" office:value="3.5999999" calcext:value-type="float">
            <text:p>3,5999999</text:p>
          </table:table-cell>
          <table:table-cell office:value-type="float" office:value="0.0585095547" calcext:value-type="float">
            <text:p>5,85E-02</text:p>
          </table:table-cell>
          <table:table-cell office:value-type="float" office:value="0.00528575433" calcext:value-type="float">
            <text:p>5,29E-03</text:p>
          </table:table-cell>
          <table:table-cell office:value-type="float" office:value="0.00051732955" calcext:value-type="float">
            <text:p>5,17E-04</text:p>
          </table:table-cell>
          <table:table-cell office:value-type="float" office:value="-0.64263773" calcext:value-type="float">
            <text:p>-0,64263773</text:p>
          </table:table-cell>
          <table:table-cell office:value-type="float" office:value="110.608231" calcext:value-type="float">
            <text:p>110,608231</text:p>
          </table:table-cell>
          <table:table-cell table:formula="of:=([.A30]-2.35)/2.35" office:value-type="float" office:value="0.53191485106383" calcext:value-type="float">
            <text:p>0,5319148511</text:p>
          </table:table-cell>
          <table:table-cell/>
          <table:table-cell table:formula="of:=([.A30]-2.269)/2.269" office:value-type="float" office:value="0.586601983252534" calcext:value-type="float">
            <text:p>0,5866019833</text:p>
          </table:table-cell>
          <table:table-cell table:formula="of:=LOG(ABS([.I30]))" office:value-type="float" office:value="-0.231656473039449" calcext:value-type="float">
            <text:p>-0,231656473</text:p>
          </table:table-cell>
          <table:table-cell table:formula="of:=LOG([.L30])" office:value-type="float" office:value="-1.2327732071716" calcext:value-type="float">
            <text:p>-1,2327732072</text:p>
          </table:table-cell>
          <table:table-cell office:value-type="float" office:value="0.0585095547" calcext:value-type="float">
            <text:p>5,85E-02</text:p>
          </table:table-cell>
          <table:table-cell table:formula="of:=LOG(ABS([.D30]))" office:value-type="float" office:value="-3.28623271386733" calcext:value-type="float">
            <text:p>-3,2862327139</text:p>
          </table:table-cell>
          <table:table-cell table:formula="of:=LOG(ABS([.E30]))" office:value-type="float" office:value="-0.192033780107603" calcext:value-type="float">
            <text:p>-0,1920337801</text:p>
          </table:table-cell>
          <table:table-cell table:formula="of:=LOG(ABS([.F30]))" office:value-type="float" office:value="2.04378744654256" calcext:value-type="float">
            <text:p>2,0437874465</text:p>
          </table:table-cell>
          <table:table-cell table:number-columns-repeated="21"/>
        </table:table-row>
        <table:table-row table:style-name="ro1">
          <table:table-cell office:value-type="float" office:value="3.54999995" calcext:value-type="float">
            <text:p>3,54999995</text:p>
          </table:table-cell>
          <table:table-cell office:value-type="float" office:value="0.0575759895" calcext:value-type="float">
            <text:p>5,76E-02</text:p>
          </table:table-cell>
          <table:table-cell office:value-type="float" office:value="0.0053198305" calcext:value-type="float">
            <text:p>5,32E-03</text:p>
          </table:table-cell>
          <table:table-cell office:value-type="float" office:value="0.000564742542" calcext:value-type="float">
            <text:p>5,65E-04</text:p>
          </table:table-cell>
          <table:table-cell office:value-type="float" office:value="-0.628507078" calcext:value-type="float">
            <text:p>-0,628507078</text:p>
          </table:table-cell>
          <table:table-cell office:value-type="float" office:value="115.029083" calcext:value-type="float">
            <text:p>115,029083</text:p>
          </table:table-cell>
          <table:table-cell table:formula="of:=([.A31]-2.35)/2.35" office:value-type="float" office:value="0.510638276595745" calcext:value-type="float">
            <text:p>0,5106382766</text:p>
          </table:table-cell>
          <table:table-cell/>
          <table:table-cell table:formula="of:=([.A31]-2.269)/2.269" office:value-type="float" office:value="0.564565866020273" calcext:value-type="float">
            <text:p>0,564565866</text:p>
          </table:table-cell>
          <table:table-cell table:formula="of:=LOG(ABS([.I31]))" office:value-type="float" office:value="-0.248285383091635" calcext:value-type="float">
            <text:p>-0,2482853831</text:p>
          </table:table-cell>
          <table:table-cell table:formula="of:=LOG([.L31])" office:value-type="float" office:value="-1.23975858952184" calcext:value-type="float">
            <text:p>-1,2397585895</text:p>
          </table:table-cell>
          <table:table-cell office:value-type="float" office:value="0.0575759895" calcext:value-type="float">
            <text:p>5,76E-02</text:p>
          </table:table-cell>
          <table:table-cell table:formula="of:=LOG(ABS([.D31]))" office:value-type="float" office:value="-3.24814949567034" calcext:value-type="float">
            <text:p>-3,2481494957</text:p>
          </table:table-cell>
          <table:table-cell table:formula="of:=LOG(ABS([.E31]))" office:value-type="float" office:value="-0.201689827096505" calcext:value-type="float">
            <text:p>-0,2016898271</text:p>
          </table:table-cell>
          <table:table-cell table:formula="of:=LOG(ABS([.F31]))" office:value-type="float" office:value="2.06080765765427" calcext:value-type="float">
            <text:p>2,0608076577</text:p>
          </table:table-cell>
          <table:table-cell table:number-columns-repeated="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0614292398" calcext:value-type="float">
            <text:p>6,14E-02</text:p>
          </table:table-cell>
          <table:table-cell office:value-type="float" office:value="0.00590762775" calcext:value-type="float">
            <text:p>5,91E-03</text:p>
          </table:table-cell>
          <table:table-cell office:value-type="float" office:value="0.000609736133" calcext:value-type="float">
            <text:p>6,10E-04</text:p>
          </table:table-cell>
          <table:table-cell office:value-type="float" office:value="-0.654208481" calcext:value-type="float">
            <text:p>-0,654208481</text:p>
          </table:table-cell>
          <table:table-cell office:value-type="float" office:value="119.547104" calcext:value-type="float">
            <text:p>119,547104</text:p>
          </table:table-cell>
          <table:table-cell table:formula="of:=([.A32]-2.35)/2.35" office:value-type="float" office:value="0.489361702127659" calcext:value-type="float">
            <text:p>0,4893617021</text:p>
          </table:table-cell>
          <table:table-cell/>
          <table:table-cell table:formula="of:=([.A32]-2.269)/2.269" office:value-type="float" office:value="0.542529748788012" calcext:value-type="float">
            <text:p>0,5425297488</text:p>
          </table:table-cell>
          <table:table-cell table:formula="of:=LOG(ABS([.I32]))" office:value-type="float" office:value="-0.26557644295362" calcext:value-type="float">
            <text:p>-0,265576443</text:p>
          </table:table-cell>
          <table:table-cell table:formula="of:=LOG([.L32])" office:value-type="float" office:value="-1.21162485913442" calcext:value-type="float">
            <text:p>-1,2116248591</text:p>
          </table:table-cell>
          <table:table-cell office:value-type="float" office:value="0.0614292398" calcext:value-type="float">
            <text:p>6,14E-02</text:p>
          </table:table-cell>
          <table:table-cell table:formula="of:=LOG(ABS([.D32]))" office:value-type="float" office:value="-3.2148580678983" calcext:value-type="float">
            <text:p>-3,2148580679</text:p>
          </table:table-cell>
          <table:table-cell table:formula="of:=LOG(ABS([.E32]))" office:value-type="float" office:value="-0.184283830086264" calcext:value-type="float">
            <text:p>-0,1842838301</text:p>
          </table:table-cell>
          <table:table-cell table:formula="of:=LOG(ABS([.F32]))" office:value-type="float" office:value="2.07753905989928" calcext:value-type="float">
            <text:p>2,0775390599</text:p>
          </table:table-cell>
          <table:table-cell table:number-columns-repeated="21"/>
        </table:table-row>
        <table:table-row table:style-name="ro1">
          <table:table-cell office:value-type="float" office:value="3.44999981" calcext:value-type="float">
            <text:p>3,44999981</text:p>
          </table:table-cell>
          <table:table-cell office:value-type="float" office:value="0.0632879734" calcext:value-type="float">
            <text:p>6,33E-02</text:p>
          </table:table-cell>
          <table:table-cell office:value-type="float" office:value="0.00624647411" calcext:value-type="float">
            <text:p>6,25E-03</text:p>
          </table:table-cell>
          <table:table-cell office:value-type="float" office:value="0.000649596215" calcext:value-type="float">
            <text:p>6,50E-04</text:p>
          </table:table-cell>
          <table:table-cell office:value-type="float" office:value="-0.658304334" calcext:value-type="float">
            <text:p>-0,658304334</text:p>
          </table:table-cell>
          <table:table-cell office:value-type="float" office:value="124.107719" calcext:value-type="float">
            <text:p>124,107719</text:p>
          </table:table-cell>
          <table:table-cell table:formula="of:=([.A33]-2.35)/2.35" office:value-type="float" office:value="0.468085025531915" calcext:value-type="float">
            <text:p>0,4680850255</text:p>
          </table:table-cell>
          <table:table-cell/>
          <table:table-cell table:formula="of:=([.A33]-2.269)/2.269" office:value-type="float" office:value="0.520493525782283" calcext:value-type="float">
            <text:p>0,5204935258</text:p>
          </table:table-cell>
          <table:table-cell table:formula="of:=LOG(ABS([.I33]))" office:value-type="float" office:value="-0.283584668140988" calcext:value-type="float">
            <text:p>-0,2835846681</text:p>
          </table:table-cell>
          <table:table-cell table:formula="of:=LOG([.L33])" office:value-type="float" office:value="-1.19867881102934" calcext:value-type="float">
            <text:p>-1,198678811</text:p>
          </table:table-cell>
          <table:table-cell office:value-type="float" office:value="0.0632879734" calcext:value-type="float">
            <text:p>6,33E-02</text:p>
          </table:table-cell>
          <table:table-cell table:formula="of:=LOG(ABS([.D33]))" office:value-type="float" office:value="-3.18735651426165" calcext:value-type="float">
            <text:p>-3,1873565143</text:p>
          </table:table-cell>
          <table:table-cell table:formula="of:=LOG(ABS([.E33]))" office:value-type="float" office:value="-0.181573285685547" calcext:value-type="float">
            <text:p>-0,1815732857</text:p>
          </table:table-cell>
          <table:table-cell table:formula="of:=LOG(ABS([.F33]))" office:value-type="float" office:value="2.09379879370544" calcext:value-type="float">
            <text:p>2,0937987937</text:p>
          </table:table-cell>
          <table:table-cell table:number-columns-repeated="21"/>
        </table:table-row>
        <table:table-row table:style-name="ro1">
          <table:table-cell office:value-type="float" office:value="3.4000001" calcext:value-type="float">
            <text:p>3,4000001</text:p>
          </table:table-cell>
          <table:table-cell office:value-type="float" office:value="0.065656282" calcext:value-type="float">
            <text:p>6,57E-02</text:p>
          </table:table-cell>
          <table:table-cell office:value-type="float" office:value="0.00683764368" calcext:value-type="float">
            <text:p>6,84E-03</text:p>
          </table:table-cell>
          <table:table-cell office:value-type="float" office:value="0.000743204844" calcext:value-type="float">
            <text:p>7,43E-04</text:p>
          </table:table-cell>
          <table:table-cell office:value-type="float" office:value="-0.689330339" calcext:value-type="float">
            <text:p>-0,689330339</text:p>
          </table:table-cell>
          <table:table-cell office:value-type="float" office:value="128.947784" calcext:value-type="float">
            <text:p>128,947784</text:p>
          </table:table-cell>
          <table:table-cell table:formula="of:=([.A34]-2.35)/2.35" office:value-type="float" office:value="0.446808553191489" calcext:value-type="float">
            <text:p>0,4468085532</text:p>
          </table:table-cell>
          <table:table-cell/>
          <table:table-cell table:formula="of:=([.A34]-2.269)/2.269" office:value-type="float" office:value="0.49845751432349" calcext:value-type="float">
            <text:p>0,4984575143</text:p>
          </table:table-cell>
          <table:table-cell table:formula="of:=LOG(ABS([.I34]))" office:value-type="float" office:value="-0.302371852560324" calcext:value-type="float">
            <text:p>-0,3023718526</text:p>
          </table:table-cell>
          <table:table-cell table:formula="of:=LOG([.L34])" office:value-type="float" office:value="-1.18272371424454" calcext:value-type="float">
            <text:p>-1,1827237142</text:p>
          </table:table-cell>
          <table:table-cell office:value-type="float" office:value="0.065656282" calcext:value-type="float">
            <text:p>6,57E-02</text:p>
          </table:table-cell>
          <table:table-cell table:formula="of:=LOG(ABS([.D34]))" office:value-type="float" office:value="-3.12889146839599" calcext:value-type="float">
            <text:p>-3,1288914684</text:p>
          </table:table-cell>
          <table:table-cell table:formula="of:=LOG(ABS([.E34]))" office:value-type="float" office:value="-0.161572606794761" calcext:value-type="float">
            <text:p>-0,1615726068</text:p>
          </table:table-cell>
          <table:table-cell table:formula="of:=LOG(ABS([.F34]))" office:value-type="float" office:value="2.11041388307852" calcext:value-type="float">
            <text:p>2,1104138831</text:p>
          </table:table-cell>
          <table:table-cell table:number-columns-repeated="21"/>
        </table:table-row>
        <table:table-row table:style-name="ro1">
          <table:table-cell office:value-type="float" office:value="3.3499999" calcext:value-type="float">
            <text:p>3,3499999</text:p>
          </table:table-cell>
          <table:table-cell office:value-type="float" office:value="0.0676750019" calcext:value-type="float">
            <text:p>6,77E-02</text:p>
          </table:table-cell>
          <table:table-cell office:value-type="float" office:value="0.00719293021" calcext:value-type="float">
            <text:p>7,19E-03</text:p>
          </table:table-cell>
          <table:table-cell office:value-type="float" office:value="0.000780007336" calcext:value-type="float">
            <text:p>7,80E-04</text:p>
          </table:table-cell>
          <table:table-cell office:value-type="float" office:value="-0.706737638" calcext:value-type="float">
            <text:p>-0,706737638</text:p>
          </table:table-cell>
          <table:table-cell office:value-type="float" office:value="133.798889" calcext:value-type="float">
            <text:p>133,798889</text:p>
          </table:table-cell>
          <table:table-cell table:formula="of:=([.A35]-2.35)/2.35" office:value-type="float" office:value="0.425531872340426" calcext:value-type="float">
            <text:p>0,4255318723</text:p>
          </table:table-cell>
          <table:table-cell/>
          <table:table-cell table:formula="of:=([.A35]-2.269)/2.269" office:value-type="float" office:value="0.476421286910533" calcext:value-type="float">
            <text:p>0,4764212869</text:p>
          </table:table-cell>
          <table:table-cell table:formula="of:=LOG(ABS([.I35]))" office:value-type="float" office:value="-0.32200884210688" calcext:value-type="float">
            <text:p>-0,3220088421</text:p>
          </table:table-cell>
          <table:table-cell table:formula="of:=LOG([.L35])" office:value-type="float" office:value="-1.16957172336448" calcext:value-type="float">
            <text:p>-1,1695717234</text:p>
          </table:table-cell>
          <table:table-cell office:value-type="float" office:value="0.0676750019" calcext:value-type="float">
            <text:p>6,77E-02</text:p>
          </table:table-cell>
          <table:table-cell table:formula="of:=LOG(ABS([.D35]))" office:value-type="float" office:value="-3.10790131273345" calcext:value-type="float">
            <text:p>-3,1079013127</text:p>
          </table:table-cell>
          <table:table-cell table:formula="of:=LOG(ABS([.E35]))" office:value-type="float" office:value="-0.150741779294529" calcext:value-type="float">
            <text:p>-0,1507417793</text:p>
          </table:table-cell>
          <table:table-cell table:formula="of:=LOG(ABS([.F35]))" office:value-type="float" office:value="2.12645250727954" calcext:value-type="float">
            <text:p>2,1264525073</text:p>
          </table:table-cell>
          <table:table-cell table:number-columns-repeated="21"/>
        </table:table-row>
        <table:table-row table:style-name="ro1">
          <table:table-cell office:value-type="float" office:value="3.29999995" calcext:value-type="float">
            <text:p>3,29999995</text:p>
          </table:table-cell>
          <table:table-cell office:value-type="float" office:value="0.0661520585" calcext:value-type="float">
            <text:p>6,62E-02</text:p>
          </table:table-cell>
          <table:table-cell office:value-type="float" office:value="0.00682457723" calcext:value-type="float">
            <text:p>6,82E-03</text:p>
          </table:table-cell>
          <table:table-cell office:value-type="float" office:value="0.000741964381" calcext:value-type="float">
            <text:p>7,42E-04</text:p>
          </table:table-cell>
          <table:table-cell office:value-type="float" office:value="-0.703870595" calcext:value-type="float">
            <text:p>-0,703870595</text:p>
          </table:table-cell>
          <table:table-cell office:value-type="float" office:value="138.673355" calcext:value-type="float">
            <text:p>138,673355</text:p>
          </table:table-cell>
          <table:table-cell table:formula="of:=([.A36]-2.35)/2.35" office:value-type="float" office:value="0.40425529787234" calcext:value-type="float">
            <text:p>0,4042552979</text:p>
          </table:table-cell>
          <table:table-cell/>
          <table:table-cell table:formula="of:=([.A36]-2.269)/2.269" office:value-type="float" office:value="0.454385169678272" calcext:value-type="float">
            <text:p>0,4543851697</text:p>
          </table:table-cell>
          <table:table-cell table:formula="of:=LOG(ABS([.I36]))" office:value-type="float" office:value="-0.342575851663228" calcext:value-type="float">
            <text:p>-0,3425758517</text:p>
          </table:table-cell>
          <table:table-cell table:formula="of:=LOG([.L36])" office:value-type="float" office:value="-1.17945663702022" calcext:value-type="float">
            <text:p>-1,179456637</text:p>
          </table:table-cell>
          <table:table-cell office:value-type="float" office:value="0.0661520585" calcext:value-type="float">
            <text:p>6,62E-02</text:p>
          </table:table-cell>
          <table:table-cell table:formula="of:=LOG(ABS([.D36]))" office:value-type="float" office:value="-3.12961694311242" calcext:value-type="float">
            <text:p>-3,1296169431</text:p>
          </table:table-cell>
          <table:table-cell table:formula="of:=LOG(ABS([.E36]))" office:value-type="float" office:value="-0.152507177567012" calcext:value-type="float">
            <text:p>-0,1525071776</text:p>
          </table:table-cell>
          <table:table-cell table:formula="of:=LOG(ABS([.F36]))" office:value-type="float" office:value="2.14199302280283" calcext:value-type="float">
            <text:p>2,1419930228</text:p>
          </table:table-cell>
          <table:table-cell table:number-columns-repeated="15"/>
          <table:table-cell office:value-type="string" calcext:value-type="string">
            <text:p>BETA</text:p>
          </table:table-cell>
          <table:table-cell office:value-type="string" calcext:value-type="string">
            <text:p>ANAL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0.0714970529" calcext:value-type="float">
            <text:p>7,15E-02</text:p>
          </table:table-cell>
          <table:table-cell office:value-type="float" office:value="0.00796679128" calcext:value-type="float">
            <text:p>7,97E-03</text:p>
          </table:table-cell>
          <table:table-cell office:value-type="float" office:value="0.000878450111" calcext:value-type="float">
            <text:p>8,78E-04</text:p>
          </table:table-cell>
          <table:table-cell office:value-type="float" office:value="-0.737763643" calcext:value-type="float">
            <text:p>-0,737763643</text:p>
          </table:table-cell>
          <table:table-cell office:value-type="float" office:value="143.7052" calcext:value-type="float">
            <text:p>143,7052</text:p>
          </table:table-cell>
          <table:table-cell table:formula="of:=([.A37]-2.35)/2.35" office:value-type="float" office:value="0.382978723404255" calcext:value-type="float">
            <text:p>0,3829787234</text:p>
          </table:table-cell>
          <table:table-cell/>
          <table:table-cell table:formula="of:=([.A37]-2.269)/2.269" office:value-type="float" office:value="0.432349052446011" calcext:value-type="float">
            <text:p>0,4323490524</text:p>
          </table:table-cell>
          <table:table-cell table:formula="of:=LOG(ABS([.I37]))" office:value-type="float" office:value="-0.364165488504988" calcext:value-type="float">
            <text:p>-0,3641654885</text:p>
          </table:table-cell>
          <table:table-cell table:formula="of:=LOG([.L37])" office:value-type="float" office:value="-1.14571185939677" calcext:value-type="float">
            <text:p>-1,1457118594</text:p>
          </table:table-cell>
          <table:table-cell office:value-type="float" office:value="0.0714970529" calcext:value-type="float">
            <text:p>7,15E-02</text:p>
          </table:table-cell>
          <table:table-cell table:formula="of:=LOG(ABS([.D37]))" office:value-type="float" office:value="-3.05628289795086" calcext:value-type="float">
            <text:p>-3,056282898</text:p>
          </table:table-cell>
          <table:table-cell table:formula="of:=LOG(ABS([.E37]))" office:value-type="float" office:value="-0.132082750618471" calcext:value-type="float">
            <text:p>-0,1320827506</text:p>
          </table:table-cell>
          <table:table-cell table:formula="of:=LOG(ABS([.F37]))" office:value-type="float" office:value="2.157472483447" calcext:value-type="float">
            <text:p>2,1574724834</text:p>
          </table:table-cell>
          <table:table-cell table:number-columns-repeated="16"/>
          <table:table-cell table:number-matrix-columns-spanned="2" table:number-matrix-rows-spanned="5" table:formula="of:=LINEST([.K56:.K61];[.J56:.J61]; ;1)" office:value-type="float" office:value="0.145258494151892" calcext:value-type="float">
            <text:p>0,1452584942</text:p>
          </table:table-cell>
          <table:table-cell office:value-type="float" office:value="0.0997464619275061" calcext:value-type="float">
            <text:p>0,0997464619</text:p>
          </table:table-cell>
          <table:table-cell table:number-columns-repeated="3"/>
        </table:table-row>
        <table:table-row table:style-name="ro1">
          <table:table-cell office:value-type="float" office:value="3.19999981" calcext:value-type="float">
            <text:p>3,19999981</text:p>
          </table:table-cell>
          <table:table-cell office:value-type="float" office:value="0.0720652342" calcext:value-type="float">
            <text:p>7,21E-02</text:p>
          </table:table-cell>
          <table:table-cell office:value-type="float" office:value="0.00820915308" calcext:value-type="float">
            <text:p>8,21E-03</text:p>
          </table:table-cell>
          <table:table-cell office:value-type="float" office:value="0.00094242359" calcext:value-type="float">
            <text:p>9,42E-04</text:p>
          </table:table-cell>
          <table:table-cell office:value-type="float" office:value="-0.7424739" calcext:value-type="float">
            <text:p>-0,7424739</text:p>
          </table:table-cell>
          <table:table-cell office:value-type="float" office:value="148.801971" calcext:value-type="float">
            <text:p>148,801971</text:p>
          </table:table-cell>
          <table:table-cell table:formula="of:=([.A38]-2.35)/2.35" office:value-type="float" office:value="0.361702046808511" calcext:value-type="float">
            <text:p>0,3617020468</text:p>
          </table:table-cell>
          <table:table-cell/>
          <table:table-cell table:formula="of:=([.A38]-2.269)/2.269" office:value-type="float" office:value="0.410312829440282" calcext:value-type="float">
            <text:p>0,4103128294</text:p>
          </table:table-cell>
          <table:table-cell table:formula="of:=LOG(ABS([.I38]))" office:value-type="float" office:value="-0.386884903535129" calcext:value-type="float">
            <text:p>-0,3868849035</text:p>
          </table:table-cell>
          <table:table-cell table:formula="of:=LOG([.L38])" office:value-type="float" office:value="-1.14227419764472" calcext:value-type="float">
            <text:p>-1,1422741976</text:p>
          </table:table-cell>
          <table:table-cell office:value-type="float" office:value="0.0720652342" calcext:value-type="float">
            <text:p>7,21E-02</text:p>
          </table:table-cell>
          <table:table-cell table:formula="of:=LOG(ABS([.D38]))" office:value-type="float" office:value="-3.02575385150582" calcext:value-type="float">
            <text:p>-3,0257538515</text:p>
          </table:table-cell>
          <table:table-cell table:formula="of:=LOG(ABS([.E38]))" office:value-type="float" office:value="-0.129318808388131" calcext:value-type="float">
            <text:p>-0,1293188084</text:p>
          </table:table-cell>
          <table:table-cell table:formula="of:=LOG(ABS([.F38]))" office:value-type="float" office:value="2.17260868382246" calcext:value-type="float">
            <text:p>2,1726086838</text:p>
          </table:table-cell>
          <table:table-cell table:number-columns-repeated="16"/>
          <table:table-cell office:value-type="float" office:value="0.0538817482103113" calcext:value-type="float">
            <text:p>0,0538817482</text:p>
          </table:table-cell>
          <table:table-cell office:value-type="float" office:value="0.0824061700635955" calcext:value-type="float">
            <text:p>0,0824061701</text:p>
          </table:table-cell>
          <table:table-cell table:number-columns-repeated="3"/>
        </table:table-row>
        <table:table-row table:style-name="ro1">
          <table:table-cell office:value-type="float" office:value="3.1500001" calcext:value-type="float">
            <text:p>3,1500001</text:p>
          </table:table-cell>
          <table:table-cell office:value-type="float" office:value="0.0768990442" calcext:value-type="float">
            <text:p>7,69E-02</text:p>
          </table:table-cell>
          <table:table-cell office:value-type="float" office:value="0.00919158477" calcext:value-type="float">
            <text:p>9,19E-03</text:p>
          </table:table-cell>
          <table:table-cell office:value-type="float" office:value="0.00104067358" calcext:value-type="float">
            <text:p>1,04E-03</text:p>
          </table:table-cell>
          <table:table-cell office:value-type="float" office:value="-0.745750546" calcext:value-type="float">
            <text:p>-0,745750546</text:p>
          </table:table-cell>
          <table:table-cell office:value-type="float" office:value="153.977371" calcext:value-type="float">
            <text:p>153,977371</text:p>
          </table:table-cell>
          <table:table-cell table:formula="of:=([.A39]-2.35)/2.35" office:value-type="float" office:value="0.340425574468085" calcext:value-type="float">
            <text:p>0,3404255745</text:p>
          </table:table-cell>
          <table:table-cell/>
          <table:table-cell table:formula="of:=([.A39]-2.269)/2.269" office:value-type="float" office:value="0.38827681798149" calcext:value-type="float">
            <text:p>0,388276818</text:p>
          </table:table-cell>
          <table:table-cell table:formula="of:=LOG(ABS([.I39]))" office:value-type="float" office:value="-0.410858538177263" calcext:value-type="float">
            <text:p>-0,4108585382</text:p>
          </table:table-cell>
          <table:table-cell table:formula="of:=LOG([.L39])" office:value-type="float" office:value="-1.11407905813414" calcext:value-type="float">
            <text:p>-1,1140790581</text:p>
          </table:table-cell>
          <table:table-cell office:value-type="float" office:value="0.0768990442" calcext:value-type="float">
            <text:p>7,69E-02</text:p>
          </table:table-cell>
          <table:table-cell table:formula="of:=LOG(ABS([.D39]))" office:value-type="float" office:value="-2.98268547090754" calcext:value-type="float">
            <text:p>-2,9826854709</text:p>
          </table:table-cell>
          <table:table-cell table:formula="of:=LOG(ABS([.E39]))" office:value-type="float" office:value="-0.127406419997813" calcext:value-type="float">
            <text:p>-0,12740642</text:p>
          </table:table-cell>
          <table:table-cell table:formula="of:=LOG(ABS([.F39]))" office:value-type="float" office:value="2.18745690023941" calcext:value-type="float">
            <text:p>2,1874569002</text:p>
          </table:table-cell>
          <table:table-cell table:number-columns-repeated="16"/>
          <table:table-cell office:value-type="float" office:value="0.645004410938852" calcext:value-type="float">
            <text:p>0,6450044109</text:p>
          </table:table-cell>
          <table:table-cell office:value-type="float" office:value="0.0506998629329334" calcext:value-type="float">
            <text:p>0,0506998629</text:p>
          </table:table-cell>
          <table:table-cell table:number-columns-repeated="3"/>
        </table:table-row>
        <table:table-row table:style-name="ro1">
          <table:table-cell office:value-type="float" office:value="3.0999999" calcext:value-type="float">
            <text:p>3,0999999</text:p>
          </table:table-cell>
          <table:table-cell office:value-type="float" office:value="0.0795879439" calcext:value-type="float">
            <text:p>7,96E-02</text:p>
          </table:table-cell>
          <table:table-cell office:value-type="float" office:value="0.00965729915" calcext:value-type="float">
            <text:p>9,66E-03</text:p>
          </table:table-cell>
          <table:table-cell office:value-type="float" office:value="0.00107195426" calcext:value-type="float">
            <text:p>1,07E-03</text:p>
          </table:table-cell>
          <table:table-cell office:value-type="float" office:value="-0.761929154" calcext:value-type="float">
            <text:p>-0,761929154</text:p>
          </table:table-cell>
          <table:table-cell office:value-type="float" office:value="159.2052" calcext:value-type="float">
            <text:p>159,2052</text:p>
          </table:table-cell>
          <table:table-cell table:formula="of:=([.A40]-2.35)/2.35" office:value-type="float" office:value="0.319148893617021" calcext:value-type="float">
            <text:p>0,3191488936</text:p>
          </table:table-cell>
          <table:table-cell/>
          <table:table-cell table:formula="of:=([.A40]-2.269)/2.269" office:value-type="float" office:value="0.366240590568532" calcext:value-type="float">
            <text:p>0,3662405906</text:p>
          </table:table-cell>
          <table:table-cell table:formula="of:=LOG(ABS([.I40]))" office:value-type="float" office:value="-0.436233524362499" calcext:value-type="float">
            <text:p>-0,4362335244</text:p>
          </table:table-cell>
          <table:table-cell table:formula="of:=LOG([.L40])" office:value-type="float" office:value="-1.09915271485346" calcext:value-type="float">
            <text:p>-1,0991527149</text:p>
          </table:table-cell>
          <table:table-cell office:value-type="float" office:value="0.0795879439" calcext:value-type="float">
            <text:p>7,96E-02</text:p>
          </table:table-cell>
          <table:table-cell table:formula="of:=LOG(ABS([.D40]))" office:value-type="float" office:value="-2.96982374547665" calcext:value-type="float">
            <text:p>-2,9698237455</text:p>
          </table:table-cell>
          <table:table-cell table:formula="of:=LOG(ABS([.E40]))" office:value-type="float" office:value="-0.118085408525574" calcext:value-type="float">
            <text:p>-0,1180854085</text:p>
          </table:table-cell>
          <table:table-cell table:formula="of:=LOG(ABS([.F40]))" office:value-type="float" office:value="2.20195724866814" calcext:value-type="float">
            <text:p>2,2019572487</text:p>
          </table:table-cell>
          <table:table-cell table:number-columns-repeated="16"/>
          <table:table-cell office:value-type="float" office:value="7.26774563756904" calcext:value-type="float">
            <text:p>7,26774563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.04999995" calcext:value-type="float">
            <text:p>3,04999995</text:p>
          </table:table-cell>
          <table:table-cell office:value-type="float" office:value="0.0861314908" calcext:value-type="float">
            <text:p>8,61E-02</text:p>
          </table:table-cell>
          <table:table-cell office:value-type="float" office:value="0.0117620798" calcext:value-type="float">
            <text:p>1,18E-02</text:p>
          </table:table-cell>
          <table:table-cell office:value-type="float" office:value="0.00142408058" calcext:value-type="float">
            <text:p>1,42E-03</text:p>
          </table:table-cell>
          <table:table-cell office:value-type="float" office:value="-0.798484564" calcext:value-type="float">
            <text:p>-0,798484564</text:p>
          </table:table-cell>
          <table:table-cell office:value-type="float" office:value="164.611923" calcext:value-type="float">
            <text:p>164,611923</text:p>
          </table:table-cell>
          <table:table-cell table:formula="of:=([.A41]-2.35)/2.35" office:value-type="float" office:value="0.297872319148936" calcext:value-type="float">
            <text:p>0,2978723191</text:p>
          </table:table-cell>
          <table:table-cell/>
          <table:table-cell table:formula="of:=([.A41]-2.269)/2.269" office:value-type="float" office:value="0.344204473336271" calcext:value-type="float">
            <text:p>0,3442044733</text:p>
          </table:table-cell>
          <table:table-cell table:formula="of:=LOG(ABS([.I41]))" office:value-type="float" office:value="-0.463183489811381" calcext:value-type="float">
            <text:p>-0,4631834898</text:p>
          </table:table-cell>
          <table:table-cell table:formula="of:=LOG([.L41])" office:value-type="float" office:value="-1.06483803576757" calcext:value-type="float">
            <text:p>-1,0648380358</text:p>
          </table:table-cell>
          <table:table-cell office:value-type="float" office:value="0.0861314908" calcext:value-type="float">
            <text:p>8,61E-02</text:p>
          </table:table-cell>
          <table:table-cell table:formula="of:=LOG(ABS([.D41]))" office:value-type="float" office:value="-2.84646543593846" calcext:value-type="float">
            <text:p>-2,8464654359</text:p>
          </table:table-cell>
          <table:table-cell table:formula="of:=LOG(ABS([.E41]))" office:value-type="float" office:value="-0.0977334750601502" calcext:value-type="float">
            <text:p>-0,0977334751</text:p>
          </table:table-cell>
          <table:table-cell table:formula="of:=LOG(ABS([.F41]))" office:value-type="float" office:value="2.21646128838279" calcext:value-type="float">
            <text:p>2,2164612884</text:p>
          </table:table-cell>
          <table:table-cell table:number-columns-repeated="16"/>
          <table:table-cell office:value-type="float" office:value="0.0186815664725578" calcext:value-type="float">
            <text:p>0,0186815665</text:p>
          </table:table-cell>
          <table:table-cell office:value-type="float" office:value="0.0102819044056729" calcext:value-type="float">
            <text:p>0,01028190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27188268" calcext:value-type="float">
            <text:p>8,27E-02</text:p>
          </table:table-cell>
          <table:table-cell office:value-type="float" office:value="0.0104872175" calcext:value-type="float">
            <text:p>1,05E-02</text:p>
          </table:table-cell>
          <table:table-cell office:value-type="float" office:value="0.00121493777" calcext:value-type="float">
            <text:p>1,21E-03</text:p>
          </table:table-cell>
          <table:table-cell office:value-type="float" office:value="-0.818246961" calcext:value-type="float">
            <text:p>-0,818246961</text:p>
          </table:table-cell>
          <table:table-cell office:value-type="float" office:value="170.24852" calcext:value-type="float">
            <text:p>170,24852</text:p>
          </table:table-cell>
          <table:table-cell table:formula="of:=([.A42]-2.35)/2.35" office:value-type="float" office:value="0.276595744680851" calcext:value-type="float">
            <text:p>0,2765957447</text:p>
          </table:table-cell>
          <table:table-cell/>
          <table:table-cell table:formula="of:=([.A42]-2.269)/2.269" office:value-type="float" office:value="0.32216835610401" calcext:value-type="float">
            <text:p>0,3221683561</text:p>
          </table:table-cell>
          <table:table-cell table:formula="of:=LOG(ABS([.I42]))" office:value-type="float" office:value="-0.491917118927076" calcext:value-type="float">
            <text:p>-0,4919171189</text:p>
          </table:table-cell>
          <table:table-cell table:formula="of:=LOG([.L42])" office:value-type="float" office:value="-1.08239563379921" calcext:value-type="float">
            <text:p>-1,0823956338</text:p>
          </table:table-cell>
          <table:table-cell office:value-type="float" office:value="0.0827188268" calcext:value-type="float">
            <text:p>8,27E-02</text:p>
          </table:table-cell>
          <table:table-cell table:formula="of:=LOG(ABS([.D42]))" office:value-type="float" office:value="-2.91544596637657" calcext:value-type="float">
            <text:p>-2,9154459664</text:p>
          </table:table-cell>
          <table:table-cell table:formula="of:=LOG(ABS([.E42]))" office:value-type="float" office:value="-0.087115599003009" calcext:value-type="float">
            <text:p>-0,087115599</text:p>
          </table:table-cell>
          <table:table-cell table:formula="of:=LOG(ABS([.F42]))" office:value-type="float" office:value="2.23108334520375" calcext:value-type="float">
            <text:p>2,2310833452</text:p>
          </table:table-cell>
          <table:table-cell table:number-columns-repeated="21"/>
        </table:table-row>
        <table:table-row table:style-name="ro1">
          <table:table-cell office:value-type="float" office:value="2.95000005" calcext:value-type="float">
            <text:p>2,95000005</text:p>
          </table:table-cell>
          <table:table-cell office:value-type="float" office:value="0.0950835496" calcext:value-type="float">
            <text:p>9,51E-02</text:p>
          </table:table-cell>
          <table:table-cell office:value-type="float" office:value="0.0139440754" calcext:value-type="float">
            <text:p>1,39E-02</text:p>
          </table:table-cell>
          <table:table-cell office:value-type="float" office:value="0.00166209985" calcext:value-type="float">
            <text:p>1,66E-03</text:p>
          </table:table-cell>
          <table:table-cell office:value-type="float" office:value="-0.842105269" calcext:value-type="float">
            <text:p>-0,842105269</text:p>
          </table:table-cell>
          <table:table-cell office:value-type="float" office:value="175.828079" calcext:value-type="float">
            <text:p>175,828079</text:p>
          </table:table-cell>
          <table:table-cell table:formula="of:=([.A43]-2.35)/2.35" office:value-type="float" office:value="0.255319170212766" calcext:value-type="float">
            <text:p>0,2553191702</text:p>
          </table:table-cell>
          <table:table-cell/>
          <table:table-cell table:formula="of:=([.A43]-2.269)/2.269" office:value-type="float" office:value="0.30013223887175" calcext:value-type="float">
            <text:p>0,3001322389</text:p>
          </table:table-cell>
          <table:table-cell table:formula="of:=LOG(ABS([.I43]))" office:value-type="float" office:value="-0.522687352085626" calcext:value-type="float">
            <text:p>-0,5226873521</text:p>
          </table:table-cell>
          <table:table-cell table:formula="of:=LOG([.L43])" office:value-type="float" office:value="-1.02189461382945" calcext:value-type="float">
            <text:p>-1,0218946138</text:p>
          </table:table-cell>
          <table:table-cell office:value-type="float" office:value="0.0950835496" calcext:value-type="float">
            <text:p>9,51E-02</text:p>
          </table:table-cell>
          <table:table-cell table:formula="of:=LOG(ABS([.D43]))" office:value-type="float" office:value="-2.77934288969665" calcext:value-type="float">
            <text:p>-2,7793428897</text:p>
          </table:table-cell>
          <table:table-cell table:formula="of:=LOG(ABS([.E43]))" office:value-type="float" office:value="-0.0746336152839862" calcext:value-type="float">
            <text:p>-0,0746336153</text:p>
          </table:table-cell>
          <table:table-cell table:formula="of:=LOG(ABS([.F43]))" office:value-type="float" office:value="2.24508823126674" calcext:value-type="float">
            <text:p>2,2450882313</text:p>
          </table:table-cell>
          <table:table-cell table:number-columns-repeated="21"/>
        </table:table-row>
        <table:table-row table:style-name="ro1">
          <table:table-cell office:value-type="float" office:value="2.89999986" calcext:value-type="float">
            <text:p>2,89999986</text:p>
          </table:table-cell>
          <table:table-cell office:value-type="float" office:value="0.0929536298" calcext:value-type="float">
            <text:p>9,30E-02</text:p>
          </table:table-cell>
          <table:table-cell office:value-type="float" office:value="0.0135460375" calcext:value-type="float">
            <text:p>1,35E-02</text:p>
          </table:table-cell>
          <table:table-cell office:value-type="float" office:value="0.00169160718" calcext:value-type="float">
            <text:p>1,69E-03</text:p>
          </table:table-cell>
          <table:table-cell office:value-type="float" office:value="-0.865246773" calcext:value-type="float">
            <text:p>-0,865246773</text:p>
          </table:table-cell>
          <table:table-cell office:value-type="float" office:value="181.650528" calcext:value-type="float">
            <text:p>181,650528</text:p>
          </table:table-cell>
          <table:table-cell table:formula="of:=([.A44]-2.35)/2.35" office:value-type="float" office:value="0.234042493617021" calcext:value-type="float">
            <text:p>0,2340424936</text:p>
          </table:table-cell>
          <table:table-cell/>
          <table:table-cell table:formula="of:=([.A44]-2.269)/2.269" office:value-type="float" office:value="0.27809601586602" calcext:value-type="float">
            <text:p>0,2780960159</text:p>
          </table:table-cell>
          <table:table-cell table:formula="of:=LOG(ABS([.I44]))" office:value-type="float" office:value="-0.55580523299775" calcext:value-type="float">
            <text:p>-0,555805233</text:p>
          </table:table-cell>
          <table:table-cell table:formula="of:=LOG([.L44])" office:value-type="float" office:value="-1.03173364654479" calcext:value-type="float">
            <text:p>-1,0317336465</text:p>
          </table:table-cell>
          <table:table-cell office:value-type="float" office:value="0.0929536298" calcext:value-type="float">
            <text:p>9,30E-02</text:p>
          </table:table-cell>
          <table:table-cell table:formula="of:=LOG(ABS([.D44]))" office:value-type="float" office:value="-2.77170048016514" calcext:value-type="float">
            <text:p>-2,7717004802</text:p>
          </table:table-cell>
          <table:table-cell table:formula="of:=LOG(ABS([.E44]))" office:value-type="float" office:value="-0.0628600117632845" calcext:value-type="float">
            <text:p>-0,0628600118</text:p>
          </table:table-cell>
          <table:table-cell table:formula="of:=LOG(ABS([.F44]))" office:value-type="float" office:value="2.25923666455576" calcext:value-type="float">
            <text:p>2,2592366646</text:p>
          </table:table-cell>
          <table:table-cell table:number-columns-repeated="15"/>
          <table:table-cell office:value-type="string" calcext:value-type="string">
            <text:p>GAMMA</text:p>
          </table:table-cell>
          <table:table-cell table:number-matrix-columns-spanned="2" table:number-matrix-rows-spanned="5" table:formula="of:=LINEST([.M56:.M70];[.J56:.J70]; ;1)" office:value-type="float" office:value="-1.67299135905363" calcext:value-type="float">
            <text:p>-1,6729913591</text:p>
          </table:table-cell>
          <table:table-cell office:value-type="float" office:value="-5.0574777264894" calcext:value-type="float">
            <text:p>-5,0574777265</text:p>
          </table:table-cell>
          <table:table-cell/>
          <table:table-cell table:number-matrix-columns-spanned="2" table:number-matrix-rows-spanned="5" table:formula="of:=LINEST([.M45:.M52];[.J45:.J52]; ;1)" office:value-type="float" office:value="-1.5484970354167" calcext:value-type="float">
            <text:p>-1,5484970354</text:p>
          </table:table-cell>
          <table:table-cell office:value-type="float" office:value="-3.61647775763042" calcext:value-type="float">
            <text:p>-3,6164777576</text:p>
          </table:table-cell>
        </table:table-row>
        <table:table-row table:style-name="ro1">
          <table:table-cell office:value-type="float" office:value="2.8499999" calcext:value-type="float">
            <text:p>2,8499999</text:p>
          </table:table-cell>
          <table:table-cell table:style-name="Default" office:value-type="float" office:value="0.105679139" calcext:value-type="float">
            <text:p>0,105679139</text:p>
          </table:table-cell>
          <table:table-cell office:value-type="float" office:value="0.017249627" calcext:value-type="float">
            <text:p>1,72E-02</text:p>
          </table:table-cell>
          <table:table-cell office:value-type="float" office:value="0.00213387609" calcext:value-type="float">
            <text:p>2,13E-03</text:p>
          </table:table-cell>
          <table:table-cell office:value-type="float" office:value="-0.886545181" calcext:value-type="float">
            <text:p>-0,886545181</text:p>
          </table:table-cell>
          <table:table-cell office:value-type="float" office:value="187.695984" calcext:value-type="float">
            <text:p>187,695984</text:p>
          </table:table-cell>
          <table:table-cell table:formula="of:=([.A45]-2.35)/2.35" office:value-type="float" office:value="0.212765914893617" calcext:value-type="float">
            <text:p>0,2127659149</text:p>
          </table:table-cell>
          <table:table-cell/>
          <table:table-cell table:formula="of:=([.A45]-2.269)/2.269" office:value-type="float" office:value="0.256059894226532" calcext:value-type="float">
            <text:p>0,2560598942</text:p>
          </table:table-cell>
          <table:table-cell table:formula="of:=LOG(ABS([.I45]))" office:value-type="float" office:value="-0.591658438244092" calcext:value-type="float">
            <text:p>-0,5916584382</text:p>
          </table:table-cell>
          <table:table-cell table:formula="of:=LOG([.L45])" office:value-type="float" office:value="-0.976010733707989" calcext:value-type="float">
            <text:p>-0,9760107337</text:p>
          </table:table-cell>
          <table:table-cell table:style-name="Default" office:value-type="float" office:value="0.105679139" calcext:value-type="float">
            <text:p>0,105679139</text:p>
          </table:table-cell>
          <table:table-cell table:formula="of:=LOG(ABS([.D45]))" office:value-type="float" office:value="-2.67083080280829" calcext:value-type="float">
            <text:p>-2,6708308028</text:p>
          </table:table-cell>
          <table:table-cell table:formula="of:=LOG(ABS([.E45]))" office:value-type="float" office:value="-0.0522991265503911" calcext:value-type="float">
            <text:p>-0,0522991266</text:p>
          </table:table-cell>
          <table:table-cell table:formula="of:=LOG(ABS([.F45]))" office:value-type="float" office:value="2.27345498042477" calcext:value-type="float">
            <text:p>2,2734549804</text:p>
          </table:table-cell>
          <table:table-cell table:number-columns-repeated="16"/>
          <table:table-cell office:value-type="float" office:value="0.10065212124618" calcext:value-type="float">
            <text:p>0,1006521212</text:p>
          </table:table-cell>
          <table:table-cell office:value-type="float" office:value="0.112135342128244" calcext:value-type="float">
            <text:p>0,1121353421</text:p>
          </table:table-cell>
          <table:table-cell/>
          <table:table-cell office:value-type="float" office:value="0.0630745451601568" calcext:value-type="float">
            <text:p>0,0630745452</text:p>
          </table:table-cell>
          <table:table-cell office:value-type="float" office:value="0.0490041196076347" calcext:value-type="float">
            <text:p>0,0490041196</text:p>
          </table:table-cell>
        </table:table-row>
        <table:table-row table:style-name="ro1">
          <table:table-cell office:value-type="float" office:value="2.79999995" calcext:value-type="float">
            <text:p>2,79999995</text:p>
          </table:table-cell>
          <table:table-cell table:style-name="Default" office:value-type="float" office:value="0.104422987" calcext:value-type="float">
            <text:p>0,104422987</text:p>
          </table:table-cell>
          <table:table-cell office:value-type="float" office:value="0.0169832315" calcext:value-type="float">
            <text:p>1,70E-02</text:p>
          </table:table-cell>
          <table:table-cell office:value-type="float" office:value="0.00217109686" calcext:value-type="float">
            <text:p>2,17E-03</text:p>
          </table:table-cell>
          <table:table-cell office:value-type="float" office:value="-0.918492734" calcext:value-type="float">
            <text:p>-0,918492734</text:p>
          </table:table-cell>
          <table:table-cell office:value-type="float" office:value="193.898315" calcext:value-type="float">
            <text:p>193,898315</text:p>
          </table:table-cell>
          <table:table-cell table:formula="of:=([.A46]-2.35)/2.35" office:value-type="float" office:value="0.191489340425532" calcext:value-type="float">
            <text:p>0,1914893404</text:p>
          </table:table-cell>
          <table:table-cell/>
          <table:table-cell table:formula="of:=([.A46]-2.269)/2.269" office:value-type="float" office:value="0.234023776994271" calcext:value-type="float">
            <text:p>0,234023777</text:p>
          </table:table-cell>
          <table:table-cell table:formula="of:=LOG(ABS([.I46]))" office:value-type="float" office:value="-0.630740015697488" calcext:value-type="float">
            <text:p>-0,6307400157</text:p>
          </table:table-cell>
          <table:table-cell table:formula="of:=LOG([.L46])" office:value-type="float" office:value="-0.981203888035247" calcext:value-type="float">
            <text:p>-0,981203888</text:p>
          </table:table-cell>
          <table:table-cell table:style-name="Default" office:value-type="float" office:value="0.104422987" calcext:value-type="float">
            <text:p>0,104422987</text:p>
          </table:table-cell>
          <table:table-cell table:formula="of:=LOG(ABS([.D46]))" office:value-type="float" office:value="-2.66332080076246" calcext:value-type="float">
            <text:p>-2,6633208008</text:p>
          </table:table-cell>
          <table:table-cell table:formula="of:=LOG(ABS([.E46]))" office:value-type="float" office:value="-0.0369242749555458" calcext:value-type="float">
            <text:p>-0,036924275</text:p>
          </table:table-cell>
          <table:table-cell table:formula="of:=LOG(ABS([.F46]))" office:value-type="float" office:value="2.2875740350231" calcext:value-type="float">
            <text:p>2,287574035</text:p>
          </table:table-cell>
          <table:table-cell table:number-columns-repeated="16"/>
          <table:table-cell office:value-type="float" office:value="0.955060058412833" calcext:value-type="float">
            <text:p>0,9550600584</text:p>
          </table:table-cell>
          <table:table-cell office:value-type="float" office:value="0.180290605597803" calcext:value-type="float">
            <text:p>0,1802906056</text:p>
          </table:table-cell>
          <table:table-cell/>
          <table:table-cell office:value-type="float" office:value="0.990143181720215" calcext:value-type="float">
            <text:p>0,9901431817</text:p>
          </table:table-cell>
          <table:table-cell office:value-type="float" office:value="0.0231989669005897" calcext:value-type="float">
            <text:p>0,0231989669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table:style-name="Default" office:value-type="float" office:value="0.11779388" calcext:value-type="float">
            <text:p>0,11779388</text:p>
          </table:table-cell>
          <table:table-cell office:value-type="float" office:value="0.0212373156" calcext:value-type="float">
            <text:p>2,12E-02</text:p>
          </table:table-cell>
          <table:table-cell office:value-type="float" office:value="0.00267706113" calcext:value-type="float">
            <text:p>2,68E-03</text:p>
          </table:table-cell>
          <table:table-cell office:value-type="float" office:value="-0.930882633" calcext:value-type="float">
            <text:p>-0,930882633</text:p>
          </table:table-cell>
          <table:table-cell office:value-type="float" office:value="200.334427" calcext:value-type="float">
            <text:p>200,334427</text:p>
          </table:table-cell>
          <table:table-cell table:formula="of:=([.A47]-2.35)/2.35" office:value-type="float" office:value="0.170212765957447" calcext:value-type="float">
            <text:p>0,170212766</text:p>
          </table:table-cell>
          <table:table-cell/>
          <table:table-cell table:formula="of:=([.A47]-2.269)/2.269" office:value-type="float" office:value="0.21198765976201" calcext:value-type="float">
            <text:p>0,2119876598</text:p>
          </table:table-cell>
          <table:table-cell table:formula="of:=LOG(ABS([.I47]))" office:value-type="float" office:value="-0.673689419511104" calcext:value-type="float">
            <text:p>-0,6736894195</text:p>
          </table:table-cell>
          <table:table-cell table:formula="of:=LOG([.L47])" office:value-type="float" office:value="-0.928877272802511" calcext:value-type="float">
            <text:p>-0,9288772728</text:p>
          </table:table-cell>
          <table:table-cell table:style-name="Default" office:value-type="float" office:value="0.11779388" calcext:value-type="float">
            <text:p>0,11779388</text:p>
          </table:table-cell>
          <table:table-cell table:formula="of:=LOG(ABS([.D47]))" office:value-type="float" office:value="-2.57234171169743" calcext:value-type="float">
            <text:p>-2,5723417117</text:p>
          </table:table-cell>
          <table:table-cell table:formula="of:=LOG(ABS([.E47]))" office:value-type="float" office:value="-0.0311050720300681" calcext:value-type="float">
            <text:p>-0,031105072</text:p>
          </table:table-cell>
          <table:table-cell table:formula="of:=LOG(ABS([.F47]))" office:value-type="float" office:value="2.30175558819207" calcext:value-type="float">
            <text:p>2,3017555882</text:p>
          </table:table-cell>
          <table:table-cell table:number-columns-repeated="16"/>
          <table:table-cell office:value-type="float" office:value="276.274964338458" calcext:value-type="float">
            <text:p>276,27496433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02.715696048186" calcext:value-type="float">
            <text:p>602,71569604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70000005" calcext:value-type="float">
            <text:p>2,70000005</text:p>
          </table:table-cell>
          <table:table-cell table:style-name="Default" office:value-type="float" office:value="0.129588425" calcext:value-type="float">
            <text:p>0,129588425</text:p>
          </table:table-cell>
          <table:table-cell office:value-type="float" office:value="0.0250870045" calcext:value-type="float">
            <text:p>2,51E-02</text:p>
          </table:table-cell>
          <table:table-cell office:value-type="float" office:value="0.00307179429" calcext:value-type="float">
            <text:p>3,07E-03</text:p>
          </table:table-cell>
          <table:table-cell office:value-type="float" office:value="-0.964775741" calcext:value-type="float">
            <text:p>-0,964775741</text:p>
          </table:table-cell>
          <table:table-cell office:value-type="float" office:value="207.005936" calcext:value-type="float">
            <text:p>207,005936</text:p>
          </table:table-cell>
          <table:table-cell table:formula="of:=([.A48]-2.35)/2.35" office:value-type="float" office:value="0.148936191489362" calcext:value-type="float">
            <text:p>0,1489361915</text:p>
          </table:table-cell>
          <table:table-cell/>
          <table:table-cell table:formula="of:=([.A48]-2.269)/2.269" office:value-type="float" office:value="0.189951542529749" calcext:value-type="float">
            <text:p>0,1899515425</text:p>
          </table:table-cell>
          <table:table-cell table:formula="of:=LOG(ABS([.I48]))" office:value-type="float" office:value="-0.721357175342017" calcext:value-type="float">
            <text:p>-0,7213571753</text:p>
          </table:table-cell>
          <table:table-cell table:formula="of:=LOG([.L48])" office:value-type="float" office:value="-0.8874337884587" calcext:value-type="float">
            <text:p>-0,8874337885</text:p>
          </table:table-cell>
          <table:table-cell table:style-name="Default" office:value-type="float" office:value="0.129588425" calcext:value-type="float">
            <text:p>0,129588425</text:p>
          </table:table-cell>
          <table:table-cell table:formula="of:=LOG(ABS([.D48]))" office:value-type="float" office:value="-2.51260787122815" calcext:value-type="float">
            <text:p>-2,5126078712</text:p>
          </table:table-cell>
          <table:table-cell table:formula="of:=LOG(ABS([.E48]))" office:value-type="float" office:value="-0.0155736252726345" calcext:value-type="float">
            <text:p>-0,0155736253</text:p>
          </table:table-cell>
          <table:table-cell table:formula="of:=LOG(ABS([.F48]))" office:value-type="float" office:value="2.31598279924958" calcext:value-type="float">
            <text:p>2,3159827992</text:p>
          </table:table-cell>
          <table:table-cell table:number-columns-repeated="16"/>
          <table:table-cell office:value-type="float" office:value="8.98023551485362" calcext:value-type="float">
            <text:p>8,9802355149</text:p>
          </table:table-cell>
          <table:table-cell office:value-type="float" office:value="0.422561132068694" calcext:value-type="float">
            <text:p>0,4225611321</text:p>
          </table:table-cell>
          <table:table-cell/>
          <table:table-cell office:value-type="float" office:value="0.324376805217571" calcext:value-type="float">
            <text:p>0,3243768052</text:p>
          </table:table-cell>
          <table:table-cell office:value-type="float" office:value="0.00322915239152794" calcext:value-type="float">
            <text:p>0,0032291524</text:p>
          </table:table-cell>
        </table:table-row>
        <table:table-row table:style-name="ro1">
          <table:table-cell office:value-type="float" office:value="2.64999986" calcext:value-type="float">
            <text:p>2,64999986</text:p>
          </table:table-cell>
          <table:table-cell table:style-name="Default" office:value-type="float" office:value="0.14424926" calcext:value-type="float">
            <text:p>0,14424926</text:p>
          </table:table-cell>
          <table:table-cell office:value-type="float" office:value="0.0306579843" calcext:value-type="float">
            <text:p>3,07E-02</text:p>
          </table:table-cell>
          <table:table-cell office:value-type="float" office:value="0.00371703226" calcext:value-type="float">
            <text:p>3,72E-03</text:p>
          </table:table-cell>
          <table:table-cell office:value-type="float" office:value="-1.00184309" calcext:value-type="float">
            <text:p>-1,00184309</text:p>
          </table:table-cell>
          <table:table-cell office:value-type="float" office:value="213.954941" calcext:value-type="float">
            <text:p>213,954941</text:p>
          </table:table-cell>
          <table:table-cell table:formula="of:=([.A49]-2.35)/2.35" office:value-type="float" office:value="0.127659514893617" calcext:value-type="float">
            <text:p>0,1276595149</text:p>
          </table:table-cell>
          <table:table-cell/>
          <table:table-cell table:formula="of:=([.A49]-2.269)/2.269" office:value-type="float" office:value="0.167915319524019" calcext:value-type="float">
            <text:p>0,1679153195</text:p>
          </table:table-cell>
          <table:table-cell table:formula="of:=LOG(ABS([.I49]))" office:value-type="float" office:value="-0.77490967979262" calcext:value-type="float">
            <text:p>-0,7749096798</text:p>
          </table:table-cell>
          <table:table-cell table:formula="of:=LOG([.L49])" office:value-type="float" office:value="-0.840886406101111" calcext:value-type="float">
            <text:p>-0,8408864061</text:p>
          </table:table-cell>
          <table:table-cell table:style-name="Default" office:value-type="float" office:value="0.14424926" calcext:value-type="float">
            <text:p>0,14424926</text:p>
          </table:table-cell>
          <table:table-cell table:formula="of:=LOG(ABS([.D49]))" office:value-type="float" office:value="-2.42980366966048" calcext:value-type="float">
            <text:p>-2,4298036697</text:p>
          </table:table-cell>
          <table:table-cell table:formula="of:=LOG(ABS([.E49]))" office:value-type="float" office:value="0.000799707076767061" calcext:value-type="float">
            <text:p>0,0007997071</text:p>
          </table:table-cell>
          <table:table-cell table:formula="of:=LOG(ABS([.F49]))" office:value-type="float" office:value="2.33032232037946" calcext:value-type="float">
            <text:p>2,3303223204</text:p>
          </table:table-cell>
          <table:table-cell table:number-columns-repeated="21"/>
        </table:table-row>
        <table:table-row table:style-name="ro1">
          <table:table-cell office:value-type="float" office:value="2.5999999" calcext:value-type="float">
            <text:p>2,5999999</text:p>
          </table:table-cell>
          <table:table-cell table:style-name="Default" office:value-type="float" office:value="0.150468752" calcext:value-type="float">
            <text:p>0,150468752</text:p>
          </table:table-cell>
          <table:table-cell office:value-type="float" office:value="0.0359108113" calcext:value-type="float">
            <text:p>3,59E-02</text:p>
          </table:table-cell>
          <table:table-cell office:value-type="float" office:value="0.00510383351" calcext:value-type="float">
            <text:p>5,10E-03</text:p>
          </table:table-cell>
          <table:table-cell office:value-type="float" office:value="-1" calcext:value-type="float">
            <text:p>-1</text:p>
          </table:table-cell>
          <table:table-cell office:value-type="float" office:value="2096.44189" calcext:value-type="float">
            <text:p>2096,44189</text:p>
          </table:table-cell>
          <table:table-cell table:formula="of:=([.A50]-2.35)/2.35" office:value-type="float" office:value="0.106382936170213" calcext:value-type="float">
            <text:p>0,1063829362</text:p>
          </table:table-cell>
          <table:table-cell/>
          <table:table-cell table:formula="of:=([.A50]-2.269)/2.269" office:value-type="float" office:value="0.145879197884531" calcext:value-type="float">
            <text:p>0,1458791979</text:p>
          </table:table-cell>
          <table:table-cell table:formula="of:=LOG(ABS([.I50]))" office:value-type="float" office:value="-0.836006633316029" calcext:value-type="float">
            <text:p>-0,8360066333</text:p>
          </table:table-cell>
          <table:table-cell table:formula="of:=LOG([.L50])" office:value-type="float" office:value="-0.822553681086799" calcext:value-type="float">
            <text:p>-0,8225536811</text:p>
          </table:table-cell>
          <table:table-cell table:style-name="Default" office:value-type="float" office:value="0.150468752" calcext:value-type="float">
            <text:p>0,150468752</text:p>
          </table:table-cell>
          <table:table-cell table:formula="of:=LOG(ABS([.D50]))" office:value-type="float" office:value="-2.29210350099293" calcext:value-type="float">
            <text:p>-2,292103501</text:p>
          </table:table-cell>
          <table:table-cell table:formula="of:=LOG(ABS([.E50]))" office:value-type="float" office:value="0" calcext:value-type="float">
            <text:p>0</text:p>
          </table:table-cell>
          <table:table-cell table:formula="of:=LOG(ABS([.F50]))" office:value-type="float" office:value="3.32148282896134" calcext:value-type="float">
            <text:p>3,321482829</text:p>
          </table:table-cell>
          <table:table-cell table:number-columns-repeated="21"/>
        </table:table-row>
        <table:table-row table:style-name="ro1">
          <table:table-cell office:value-type="float" office:value="2.54999995" calcext:value-type="float">
            <text:p>2,54999995</text:p>
          </table:table-cell>
          <table:table-cell table:style-name="Default" office:value-type="float" office:value="0.166029304" calcext:value-type="float">
            <text:p>0,166029304</text:p>
          </table:table-cell>
          <table:table-cell office:value-type="float" office:value="0.042479068" calcext:value-type="float">
            <text:p>4,25E-02</text:p>
          </table:table-cell>
          <table:table-cell office:value-type="float" office:value="0.0058483677" calcext:value-type="float">
            <text:p>5,85E-03</text:p>
          </table:table-cell>
          <table:table-cell office:value-type="float" office:value="-1.05799997" calcext:value-type="float">
            <text:p>-1,05799997</text:p>
          </table:table-cell>
          <table:table-cell office:value-type="float" office:value="2103.97412" calcext:value-type="float">
            <text:p>2103,97412</text:p>
          </table:table-cell>
          <table:table-cell table:formula="of:=([.A51]-2.35)/2.35" office:value-type="float" office:value="0.0851063617021277" calcext:value-type="float">
            <text:p>0,0851063617</text:p>
          </table:table-cell>
          <table:table-cell/>
          <table:table-cell table:formula="of:=([.A51]-2.269)/2.269" office:value-type="float" office:value="0.12384308065227" calcext:value-type="float">
            <text:p>0,1238430807</text:p>
          </table:table-cell>
          <table:table-cell table:formula="of:=LOG(ABS([.I51]))" office:value-type="float" office:value="-0.907128253256461" calcext:value-type="float">
            <text:p>-0,9071282533</text:p>
          </table:table-cell>
          <table:table-cell table:formula="of:=LOG([.L51])" office:value-type="float" office:value="-0.779815252668868" calcext:value-type="float">
            <text:p>-0,7798152527</text:p>
          </table:table-cell>
          <table:table-cell table:style-name="Default" office:value-type="float" office:value="0.166029304" calcext:value-type="float">
            <text:p>0,166029304</text:p>
          </table:table-cell>
          <table:table-cell table:formula="of:=LOG(ABS([.D51]))" office:value-type="float" office:value="-2.23296533012324" calcext:value-type="float">
            <text:p>-2,2329653301</text:p>
          </table:table-cell>
          <table:table-cell table:formula="of:=LOG(ABS([.E51]))" office:value-type="float" office:value="0.0244856553845784" calcext:value-type="float">
            <text:p>0,0244856554</text:p>
          </table:table-cell>
          <table:table-cell table:formula="of:=LOG(ABS([.F51]))" office:value-type="float" office:value="3.32304039346159" calcext:value-type="float">
            <text:p>3,3230403935</text:p>
          </table:table-cell>
          <table:table-cell table:number-columns-repeated="15"/>
          <table:table-cell office:value-type="string" calcext:value-type="string">
            <text:p>ALPHA</text:p>
          </table:table-cell>
          <table:table-cell table:number-matrix-columns-spanned="2" table:number-matrix-rows-spanned="5" table:formula="of:=LINEST([.O55:.O59];[.J55:.J59]; ;1)" office:value-type="float" office:value="0.00406931593445422" calcext:value-type="float">
            <text:p>0,0040693159</text:p>
          </table:table-cell>
          <table:table-cell office:value-type="float" office:value="3.34124286851952" calcext:value-type="float">
            <text:p>3,3412428685</text:p>
          </table:table-cell>
          <table:table-cell/>
          <table:table-cell table:number-matrix-columns-spanned="2" table:number-matrix-rows-spanned="5" table:formula="of:=LINEST([.O50:.O55];[.J50:.J55]; ;1)" office:value-type="float" office:value="-0.0137861488906531" calcext:value-type="float">
            <text:p>-0,0137861489</text:p>
          </table:table-cell>
          <table:table-cell office:value-type="float" office:value="3.31058895903637" calcext:value-type="float">
            <text:p>3,31058895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Default" office:value-type="float" office:value="0.210015625" calcext:value-type="float">
            <text:p>0,210015625</text:p>
          </table:table-cell>
          <table:table-cell office:value-type="float" office:value="0.0654289424" calcext:value-type="float">
            <text:p>6,54E-02</text:p>
          </table:table-cell>
          <table:table-cell office:value-type="float" office:value="0.00852895249" calcext:value-type="float">
            <text:p>8,53E-03</text:p>
          </table:table-cell>
          <table:table-cell office:value-type="float" office:value="-1.06900001" calcext:value-type="float">
            <text:p>-1,06900001</text:p>
          </table:table-cell>
          <table:table-cell office:value-type="float" office:value="2111.35303" calcext:value-type="float">
            <text:p>2111,35303</text:p>
          </table:table-cell>
          <table:table-cell table:formula="of:=([.A52]-2.35)/2.35" office:value-type="float" office:value="0.0638297872340425" calcext:value-type="float">
            <text:p>0,0638297872</text:p>
          </table:table-cell>
          <table:table-cell/>
          <table:table-cell table:formula="of:=([.A52]-2.269)/2.269" office:value-type="float" office:value="0.101806963420009" calcext:value-type="float">
            <text:p>0,1018069634</text:p>
          </table:table-cell>
          <table:table-cell table:formula="of:=LOG(ABS([.I52]))" office:value-type="float" office:value="-0.992222515992792" calcext:value-type="float">
            <text:p>-0,992222516</text:p>
          </table:table-cell>
          <table:table-cell table:formula="of:=LOG([.L52])" office:value-type="float" office:value="-0.67774839289064" calcext:value-type="float">
            <text:p>-0,6777483929</text:p>
          </table:table-cell>
          <table:table-cell table:style-name="Default" office:value-type="float" office:value="0.210015625" calcext:value-type="float">
            <text:p>0,210015625</text:p>
          </table:table-cell>
          <table:table-cell table:formula="of:=LOG(ABS([.D52]))" office:value-type="float" office:value="-2.06910430479359" calcext:value-type="float">
            <text:p>-2,0691043048</text:p>
          </table:table-cell>
          <table:table-cell table:formula="of:=LOG(ABS([.E52]))" office:value-type="float" office:value="0.0289777092714017" calcext:value-type="float">
            <text:p>0,0289777093</text:p>
          </table:table-cell>
          <table:table-cell table:formula="of:=LOG(ABS([.F52]))" office:value-type="float" office:value="3.32456085583837" calcext:value-type="float">
            <text:p>3,3245608558</text:p>
          </table:table-cell>
          <table:table-cell table:number-columns-repeated="16"/>
          <table:table-cell office:value-type="float" office:value="0.006207091677611" calcext:value-type="float">
            <text:p>0,0062070917</text:p>
          </table:table-cell>
          <table:table-cell office:value-type="float" office:value="0.0103216036708385" calcext:value-type="float">
            <text:p>0,0103216037</text:p>
          </table:table-cell>
          <table:table-cell/>
          <table:table-cell office:value-type="float" office:value="0.00112881511913979" calcext:value-type="float">
            <text:p>0,0011288151</text:p>
          </table:table-cell>
          <table:table-cell office:value-type="float" office:value="0.00124861295050902" calcext:value-type="float">
            <text:p>0,001248613</text:p>
          </table:table-cell>
        </table:table-row>
        <table:table-row table:style-name="ro1">
          <table:table-cell office:value-type="float" office:value="2.45000005" calcext:value-type="float">
            <text:p>2,45000005</text:p>
          </table:table-cell>
          <table:table-cell table:style-name="Default" office:value-type="float" office:value="0.242449224" calcext:value-type="float">
            <text:p>0,242449224</text:p>
          </table:table-cell>
          <table:table-cell office:value-type="float" office:value="0.0858944058" calcext:value-type="float">
            <text:p>8,59E-02</text:p>
          </table:table-cell>
          <table:table-cell office:value-type="float" office:value="0.0110664396" calcext:value-type="float">
            <text:p>1,11E-02</text:p>
          </table:table-cell>
          <table:table-cell office:value-type="float" office:value="-1.22099996" calcext:value-type="float">
            <text:p>-1,22099996</text:p>
          </table:table-cell>
          <table:table-cell office:value-type="float" office:value="2119.76611" calcext:value-type="float">
            <text:p>2119,76611</text:p>
          </table:table-cell>
          <table:table-cell table:formula="of:=([.A53]-2.35)/2.35" office:value-type="float" office:value="0.0425532127659574" calcext:value-type="float">
            <text:p>0,0425532128</text:p>
          </table:table-cell>
          <table:table-cell/>
          <table:table-cell table:formula="of:=([.A53]-2.269)/2.269" office:value-type="float" office:value="0.0797708461877478" calcext:value-type="float">
            <text:p>0,0797708462</text:p>
          </table:table-cell>
          <table:table-cell table:formula="of:=LOG(ABS([.I53]))" office:value-type="float" office:value="-1.09815580104492" calcext:value-type="float">
            <text:p>-1,098155801</text:p>
          </table:table-cell>
          <table:table-cell table:formula="of:=LOG([.L53])" office:value-type="float" office:value="-0.615379201579627" calcext:value-type="float">
            <text:p>-0,6153792016</text:p>
          </table:table-cell>
          <table:table-cell table:style-name="Default" office:value-type="float" office:value="0.242449224" calcext:value-type="float">
            <text:p>0,242449224</text:p>
          </table:table-cell>
          <table:table-cell table:formula="of:=LOG(ABS([.D53]))" office:value-type="float" office:value="-1.95599208199262" calcext:value-type="float">
            <text:p>-1,955992082</text:p>
          </table:table-cell>
          <table:table-cell table:formula="of:=LOG(ABS([.E53]))" office:value-type="float" office:value="0.0867156497173808" calcext:value-type="float">
            <text:p>0,0867156497</text:p>
          </table:table-cell>
          <table:table-cell table:formula="of:=LOG(ABS([.F53]))" office:value-type="float" office:value="3.32628794454193" calcext:value-type="float">
            <text:p>3,3262879445</text:p>
          </table:table-cell>
          <table:table-cell table:number-columns-repeated="16"/>
          <table:table-cell office:value-type="float" office:value="0.125313451338835" calcext:value-type="float">
            <text:p>0,1253134513</text:p>
          </table:table-cell>
          <table:table-cell office:value-type="float" office:value="0.00403713844466343" calcext:value-type="float">
            <text:p>0,0040371384</text:p>
          </table:table-cell>
          <table:table-cell/>
          <table:table-cell office:value-type="float" office:value="0.973882812979291" calcext:value-type="float">
            <text:p>0,973882813</text:p>
          </table:table-cell>
          <table:table-cell office:value-type="float" office:value="0.000572567823246049" calcext:value-type="float">
            <text:p>0,0005725678</text:p>
          </table:table-cell>
        </table:table-row>
        <table:table-row table:style-name="ro1">
          <table:table-cell office:value-type="float" office:value="2.39999986" calcext:value-type="float">
            <text:p>2,39999986</text:p>
          </table:table-cell>
          <table:table-cell table:style-name="Default" office:value-type="float" office:value="0.303892583" calcext:value-type="float">
            <text:p>0,303892583</text:p>
          </table:table-cell>
          <table:table-cell table:style-name="Default" office:value-type="float" office:value="0.13155745" calcext:value-type="float">
            <text:p>0,13155745</text:p>
          </table:table-cell>
          <table:table-cell office:value-type="float" office:value="0.0163361467" calcext:value-type="float">
            <text:p>1,63E-02</text:p>
          </table:table-cell>
          <table:table-cell office:value-type="float" office:value="-1.20000005" calcext:value-type="float">
            <text:p>-1,20000005</text:p>
          </table:table-cell>
          <table:table-cell office:value-type="float" office:value="2128.52588" calcext:value-type="float">
            <text:p>2128,52588</text:p>
          </table:table-cell>
          <table:table-cell table:formula="of:=([.A54]-2.35)/2.35" office:value-type="float" office:value="0.0212765361702127" calcext:value-type="float">
            <text:p>0,0212765362</text:p>
          </table:table-cell>
          <table:table-cell/>
          <table:table-cell table:formula="of:=([.A54]-2.269)/2.269" office:value-type="float" office:value="0.0577346231820184" calcext:value-type="float">
            <text:p>0,0577346232</text:p>
          </table:table-cell>
          <table:table-cell table:formula="of:=LOG(ABS([.I54]))" office:value-type="float" office:value="-1.23856366436093" calcext:value-type="float">
            <text:p>-1,2385636644</text:p>
          </table:table-cell>
          <table:table-cell table:formula="of:=LOG([.L54])" office:value-type="float" office:value="-0.517279899464252" calcext:value-type="float">
            <text:p>-0,5172798995</text:p>
          </table:table-cell>
          <table:table-cell table:style-name="Default" office:value-type="float" office:value="0.303892583" calcext:value-type="float">
            <text:p>0,303892583</text:p>
          </table:table-cell>
          <table:table-cell table:formula="of:=LOG(ABS([.D54]))" office:value-type="float" office:value="-1.78685037523792" calcext:value-type="float">
            <text:p>-1,7868503752</text:p>
          </table:table-cell>
          <table:table-cell table:formula="of:=LOG(ABS([.E54]))" office:value-type="float" office:value="0.0791812641432279" calcext:value-type="float">
            <text:p>0,0791812641</text:p>
          </table:table-cell>
          <table:table-cell table:formula="of:=LOG(ABS([.F54]))" office:value-type="float" office:value="3.32807893497962" calcext:value-type="float">
            <text:p>3,328078935</text:p>
          </table:table-cell>
          <table:table-cell table:number-columns-repeated="16"/>
          <table:table-cell office:value-type="float" office:value="0.429800086204523" calcext:value-type="float">
            <text:p>0,4298000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9.155850851329" calcext:value-type="float">
            <text:p>149,1558508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.3499999" calcext:value-type="float">
            <text:p>2,3499999</text:p>
          </table:table-cell>
          <table:table-cell table:style-name="ce1" office:value-type="float" office:value="0.426007807" calcext:value-type="float">
            <text:p>0,426007807</text:p>
          </table:table-cell>
          <table:table-cell table:style-name="ce1" office:value-type="float" office:value="0.227009639" calcext:value-type="float">
            <text:p>0,227009639</text:p>
          </table:table-cell>
          <table:table-cell table:style-name="ce3" office:value-type="float" office:value="0.0193731841" calcext:value-type="float">
            <text:p>1,94E-02</text:p>
          </table:table-cell>
          <table:table-cell table:style-name="ce1" office:value-type="float" office:value="-1.27600002" calcext:value-type="float">
            <text:p>-1,27600002</text:p>
          </table:table-cell>
          <table:table-cell table:style-name="ce1" office:value-type="float" office:value="2137.76807" calcext:value-type="float">
            <text:p>2137,76807</text:p>
          </table:table-cell>
          <table:table-cell table:style-name="ce5" table:formula="of:=([.A55]-2.35)/2.35" office:value-type="float" office:value="-0.0000000425531914197201" calcext:value-type="float">
            <text:p>-4,25531914197201E-08</text:p>
          </table:table-cell>
          <table:table-cell table:style-name="ce1"/>
          <table:table-cell table:style-name="ce1" table:formula="of:=([.A55]-2.269)/2.269" office:value-type="float" office:value="0.0356985015425298" calcext:value-type="float">
            <text:p>0,0356985015</text:p>
          </table:table-cell>
          <table:table-cell table:style-name="ce1" table:formula="of:=LOG(ABS([.I55]))" office:value-type="float" office:value="-1.44735001317264" calcext:value-type="float">
            <text:p>-1,4473500132</text:p>
          </table:table-cell>
          <table:table-cell table:style-name="ce1" table:formula="of:=LOG([.L55])" office:value-type="float" office:value="-0.37058244196312" calcext:value-type="float">
            <text:p>-0,370582442</text:p>
          </table:table-cell>
          <table:table-cell table:style-name="ce1" office:value-type="float" office:value="0.426007807" calcext:value-type="float">
            <text:p>0,426007807</text:p>
          </table:table-cell>
          <table:table-cell table:style-name="ce1" table:formula="of:=LOG(ABS([.D55]))" office:value-type="float" office:value="-1.71279899448921" calcext:value-type="float">
            <text:p>-1,7127989945</text:p>
          </table:table-cell>
          <table:table-cell table:style-name="ce1" table:formula="of:=LOG(ABS([.E55]))" office:value-type="float" office:value="0.105850681192267" calcext:value-type="float">
            <text:p>0,1058506812</text:p>
          </table:table-cell>
          <table:table-cell table:style-name="ce1" table:formula="of:=LOG(ABS([.F55]))" office:value-type="float" office:value="3.32996058610056" calcext:value-type="float">
            <text:p>3,3299605861</text:p>
          </table:table-cell>
          <table:table-cell table:number-columns-repeated="16"/>
          <table:table-cell office:value-type="float" office:value="0.00000700509104083218" calcext:value-type="float">
            <text:p>7,00509104083218E-06</text:p>
          </table:table-cell>
          <table:table-cell office:value-type="float" office:value="0.0000488954604641385" calcext:value-type="float">
            <text:p>4,88954604641385E-05</text:p>
          </table:table-cell>
          <table:table-cell/>
          <table:table-cell office:value-type="float" office:value="0.0000488983461146047" calcext:value-type="float">
            <text:p>4,88983461146047E-05</text:p>
          </table:table-cell>
          <table:table-cell office:value-type="float" office:value="0.00000131133564886688" calcext:value-type="float">
            <text:p>1,31133564886688E-06</text:p>
          </table:table-cell>
        </table:table-row>
        <table:table-row table:style-name="ro1">
          <table:table-cell office:value-type="float" office:value="2.29999995" calcext:value-type="float">
            <text:p>2,29999995</text:p>
          </table:table-cell>
          <table:table-cell table:style-name="Default" office:value-type="float" office:value="0.557652354" calcext:value-type="float">
            <text:p>0,557652354</text:p>
          </table:table-cell>
          <table:table-cell table:style-name="Default" office:value-type="float" office:value="0.354086906" calcext:value-type="float">
            <text:p>0,354086906</text:p>
          </table:table-cell>
          <table:table-cell office:value-type="float" office:value="0.0187438093" calcext:value-type="float">
            <text:p>1,87E-02</text:p>
          </table:table-cell>
          <table:table-cell office:value-type="float" office:value="-1.44700003" calcext:value-type="float">
            <text:p>-1,44700003</text:p>
          </table:table-cell>
          <table:table-cell office:value-type="float" office:value="2148.67896" calcext:value-type="float">
            <text:p>2148,67896</text:p>
          </table:table-cell>
          <table:table-cell table:formula="of:=([.A56]-2.35)/2.35" office:value-type="float" office:value="-0.0212766170212766" calcext:value-type="float">
            <text:p>-0,021276617</text:p>
          </table:table-cell>
          <table:table-cell/>
          <table:table-cell table:formula="of:=([.A56]-2.269)/2.269" office:value-type="float" office:value="0.0136623843102688" calcext:value-type="float">
            <text:p>0,0136623843</text:p>
          </table:table-cell>
          <table:table-cell table:formula="of:=LOG(ABS([.I56]))" office:value-type="float" office:value="-1.8644735025262" calcext:value-type="float">
            <text:p>-1,8644735025</text:p>
          </table:table-cell>
          <table:table-cell table:formula="of:=LOG([.L56])" office:value-type="float" office:value="-0.253636460186298" calcext:value-type="float">
            <text:p>-0,2536364602</text:p>
          </table:table-cell>
          <table:table-cell table:style-name="Default" office:value-type="float" office:value="0.557652354" calcext:value-type="float">
            <text:p>0,557652354</text:p>
          </table:table-cell>
          <table:table-cell table:formula="of:=LOG(ABS([.D56]))" office:value-type="float" office:value="-1.72714214291189" calcext:value-type="float">
            <text:p>-1,7271421429</text:p>
          </table:table-cell>
          <table:table-cell table:formula="of:=LOG(ABS([.E56]))" office:value-type="float" office:value="0.160468540123069" calcext:value-type="float">
            <text:p>0,1604685401</text:p>
          </table:table-cell>
          <table:table-cell table:formula="of:=LOG(ABS([.F56]))" office:value-type="float" office:value="3.33217153121226" calcext:value-type="float">
            <text:p>3,3321715312</text:p>
          </table:table-cell>
          <table:table-cell table:number-columns-repeated="21"/>
        </table:table-row>
        <table:table-row table:style-name="ro1">
          <table:table-cell office:value-type="float" office:value="2.25" calcext:value-type="float">
            <text:p>2,25</text:p>
          </table:table-cell>
          <table:table-cell table:style-name="Default" office:value-type="float" office:value="0.714152336" calcext:value-type="float">
            <text:p>0,714152336</text:p>
          </table:table-cell>
          <table:table-cell table:style-name="Default" office:value-type="float" office:value="0.530607045" calcext:value-type="float">
            <text:p>0,530607045</text:p>
          </table:table-cell>
          <table:table-cell office:value-type="float" office:value="0.00915265083" calcext:value-type="float">
            <text:p>9,15E-03</text:p>
          </table:table-cell>
          <table:table-cell office:value-type="float" office:value="-1.48500001" calcext:value-type="float">
            <text:p>-1,48500001</text:p>
          </table:table-cell>
          <table:table-cell office:value-type="float" office:value="2160.12207" calcext:value-type="float">
            <text:p>2160,12207</text:p>
          </table:table-cell>
          <table:table-cell table:formula="of:=([.A57]-2.35)/2.35" office:value-type="float" office:value="-0.0425531914893617" calcext:value-type="float">
            <text:p>-0,0425531915</text:p>
          </table:table-cell>
          <table:table-cell/>
          <table:table-cell table:formula="of:=([.A57]-2.269)/2.269" office:value-type="float" office:value="-0.00837373292199212" calcext:value-type="float">
            <text:p>-0,0083737329</text:p>
          </table:table-cell>
          <table:table-cell table:formula="of:=LOG(ABS([.I57]))" office:value-type="float" office:value="-2.0770808949321" calcext:value-type="float">
            <text:p>-2,0770808949</text:p>
          </table:table-cell>
          <table:table-cell table:formula="of:=LOG([.L57])" office:value-type="float" office:value="-0.146209138885546" calcext:value-type="float">
            <text:p>-0,1462091389</text:p>
          </table:table-cell>
          <table:table-cell table:style-name="Default" office:value-type="float" office:value="0.714152336" calcext:value-type="float">
            <text:p>0,714152336</text:p>
          </table:table-cell>
          <table:table-cell table:formula="of:=LOG(ABS([.D57]))" office:value-type="float" office:value="-2.03845310548418" calcext:value-type="float">
            <text:p>-2,0384531055</text:p>
          </table:table-cell>
          <table:table-cell table:formula="of:=LOG(ABS([.E57]))" office:value-type="float" office:value="0.171726456577773" calcext:value-type="float">
            <text:p>0,1717264566</text:p>
          </table:table-cell>
          <table:table-cell table:formula="of:=LOG(ABS([.F57]))" office:value-type="float" office:value="3.33447829412752" calcext:value-type="float">
            <text:p>3,3344782941</text:p>
          </table:table-cell>
          <table:table-cell table:number-columns-repeated="21"/>
        </table:table-row>
        <table:table-row table:style-name="ro1">
          <table:table-cell office:value-type="float" office:value="2.20000005" calcext:value-type="float">
            <text:p>2,20000005</text:p>
          </table:table-cell>
          <table:table-cell table:style-name="Default" office:value-type="float" office:value="0.786759794" calcext:value-type="float">
            <text:p>0,786759794</text:p>
          </table:table-cell>
          <table:table-cell table:style-name="Default" office:value-type="float" office:value="0.628495812" calcext:value-type="float">
            <text:p>0,628495812</text:p>
          </table:table-cell>
          <table:table-cell office:value-type="float" office:value="0.00432038819" calcext:value-type="float">
            <text:p>4,32E-03</text:p>
          </table:table-cell>
          <table:table-cell office:value-type="float" office:value="-1.55299997" calcext:value-type="float">
            <text:p>-1,55299997</text:p>
          </table:table-cell>
          <table:table-cell office:value-type="float" office:value="2171.98901" calcext:value-type="float">
            <text:p>2171,98901</text:p>
          </table:table-cell>
          <table:table-cell table:formula="of:=([.A58]-2.35)/2.35" office:value-type="float" office:value="-0.0638297659574469" calcext:value-type="float">
            <text:p>-0,063829766</text:p>
          </table:table-cell>
          <table:table-cell/>
          <table:table-cell table:formula="of:=([.A58]-2.269)/2.269" office:value-type="float" office:value="-0.0304098501542531" calcext:value-type="float">
            <text:p>-0,0304098502</text:p>
          </table:table-cell>
          <table:table-cell table:formula="of:=LOG(ABS([.I58]))" office:value-type="float" office:value="-1.51698571985394" calcext:value-type="float">
            <text:p>-1,5169857199</text:p>
          </table:table-cell>
          <table:table-cell table:formula="of:=LOG([.L58])" office:value-type="float" office:value="-0.104157842054805" calcext:value-type="float">
            <text:p>-0,1041578421</text:p>
          </table:table-cell>
          <table:table-cell table:style-name="Default" office:value-type="float" office:value="0.786759794" calcext:value-type="float">
            <text:p>0,786759794</text:p>
          </table:table-cell>
          <table:table-cell table:formula="of:=LOG(ABS([.D58]))" office:value-type="float" office:value="-2.36447722975898" calcext:value-type="float">
            <text:p>-2,3644772298</text:p>
          </table:table-cell>
          <table:table-cell table:formula="of:=LOG(ABS([.E58]))" office:value-type="float" office:value="0.191171447339096" calcext:value-type="float">
            <text:p>0,1911714473</text:p>
          </table:table-cell>
          <table:table-cell table:formula="of:=LOG(ABS([.F58]))" office:value-type="float" office:value="3.33685762344516" calcext:value-type="float">
            <text:p>3,3368576234</text:p>
          </table:table-cell>
          <table:table-cell table:number-columns-repeated="21"/>
        </table:table-row>
        <table:table-row table:style-name="ro1">
          <table:table-cell office:value-type="float" office:value="2.14999986" calcext:value-type="float">
            <text:p>2,14999986</text:p>
          </table:table-cell>
          <table:table-cell table:style-name="Default" office:value-type="float" office:value="0.836000025" calcext:value-type="float">
            <text:p>0,836000025</text:p>
          </table:table-cell>
          <table:table-cell table:style-name="Default" office:value-type="float" office:value="0.702704608" calcext:value-type="float">
            <text:p>0,702704608</text:p>
          </table:table-cell>
          <table:table-cell office:value-type="float" office:value="0.00177142245" calcext:value-type="float">
            <text:p>1,77E-03</text:p>
          </table:table-cell>
          <table:table-cell office:value-type="float" office:value="-1.648" calcext:value-type="float">
            <text:p>-1,648</text:p>
          </table:table-cell>
          <table:table-cell office:value-type="float" office:value="2184.91309" calcext:value-type="float">
            <text:p>2184,91309</text:p>
          </table:table-cell>
          <table:table-cell table:formula="of:=([.A59]-2.35)/2.35" office:value-type="float" office:value="-0.0851064425531916" calcext:value-type="float">
            <text:p>-0,0851064426</text:p>
          </table:table-cell>
          <table:table-cell/>
          <table:table-cell table:formula="of:=([.A59]-2.269)/2.269" office:value-type="float" office:value="-0.0524460731599825" calcext:value-type="float">
            <text:p>-0,0524460732</text:p>
          </table:table-cell>
          <table:table-cell table:formula="of:=LOG(ABS([.I59]))" office:value-type="float" office:value="-1.28028702355802" calcext:value-type="float">
            <text:p>-1,2802870236</text:p>
          </table:table-cell>
          <table:table-cell table:formula="of:=LOG([.L59])" office:value-type="float" office:value="-0.0777937095737086" calcext:value-type="float">
            <text:p>-0,0777937096</text:p>
          </table:table-cell>
          <table:table-cell table:style-name="Default" office:value-type="float" office:value="0.836000025" calcext:value-type="float">
            <text:p>0,836000025</text:p>
          </table:table-cell>
          <table:table-cell table:formula="of:=LOG(ABS([.D59]))" office:value-type="float" office:value="-2.75167785562224" calcext:value-type="float">
            <text:p>-2,7516778556</text:p>
          </table:table-cell>
          <table:table-cell table:formula="of:=LOG(ABS([.E59]))" office:value-type="float" office:value="0.216957207361097" calcext:value-type="float">
            <text:p>0,2169572074</text:p>
          </table:table-cell>
          <table:table-cell table:formula="of:=LOG(ABS([.F59]))" office:value-type="float" office:value="3.33943416657687" calcext:value-type="float">
            <text:p>3,3394341666</text:p>
          </table:table-cell>
          <table:table-cell table:number-columns-repeated="21"/>
        </table:table-row>
        <table:table-row table:style-name="ro1">
          <table:table-cell office:value-type="float" office:value="2.0999999" calcext:value-type="float">
            <text:p>2,0999999</text:p>
          </table:table-cell>
          <table:table-cell table:style-name="Default" office:value-type="float" office:value="0.870063365" calcext:value-type="float">
            <text:p>0,870063365</text:p>
          </table:table-cell>
          <table:table-cell table:style-name="Default" office:value-type="float" office:value="0.75864011" calcext:value-type="float">
            <text:p>0,75864011</text:p>
          </table:table-cell>
          <table:table-cell office:value-type="float" office:value="0.000776109286" calcext:value-type="float">
            <text:p>7,76E-04</text:p>
          </table:table-cell>
          <table:table-cell office:value-type="float" office:value="-1.66055703" calcext:value-type="float">
            <text:p>-1,66055703</text:p>
          </table:table-cell>
          <table:table-cell office:value-type="float" office:value="236.847839" calcext:value-type="float">
            <text:p>236,847839</text:p>
          </table:table-cell>
          <table:table-cell table:formula="of:=([.A60]-2.35)/2.35" office:value-type="float" office:value="-0.106383021276596" calcext:value-type="float">
            <text:p>-0,1063830213</text:p>
          </table:table-cell>
          <table:table-cell/>
          <table:table-cell table:formula="of:=([.A60]-2.269)/2.269" office:value-type="float" office:value="-0.0744821947994713" calcext:value-type="float">
            <text:p>-0,0744821948</text:p>
          </table:table-cell>
          <table:table-cell table:formula="of:=LOG(ABS([.I60]))" office:value-type="float" office:value="-1.12794753429235" calcext:value-type="float">
            <text:p>-1,1279475343</text:p>
          </table:table-cell>
          <table:table-cell table:formula="of:=LOG([.L60])" office:value-type="float" office:value="-0.06044911741846" calcext:value-type="float">
            <text:p>-0,0604491174</text:p>
          </table:table-cell>
          <table:table-cell table:style-name="Default" office:value-type="float" office:value="0.870063365" calcext:value-type="float">
            <text:p>0,870063365</text:p>
          </table:table-cell>
          <table:table-cell table:formula="of:=LOG(ABS([.D60]))" office:value-type="float" office:value="-3.11007712028183" calcext:value-type="float">
            <text:p>-3,1100771203</text:p>
          </table:table-cell>
          <table:table-cell table:formula="of:=LOG(ABS([.E60]))" office:value-type="float" office:value="0.220253795555594" calcext:value-type="float">
            <text:p>0,2202537956</text:p>
          </table:table-cell>
          <table:table-cell table:formula="of:=LOG(ABS([.F60]))" office:value-type="float" office:value="2.37446942657862" calcext:value-type="float">
            <text:p>2,3744694266</text:p>
          </table:table-cell>
          <table:table-cell table:number-columns-repeated="21"/>
        </table:table-row>
        <table:table-row table:style-name="ro1">
          <table:table-cell office:value-type="float" office:value="2.04999995" calcext:value-type="float">
            <text:p>2,04999995</text:p>
          </table:table-cell>
          <table:table-cell table:style-name="Default" office:value-type="float" office:value="0.892308712" calcext:value-type="float">
            <text:p>0,892308712</text:p>
          </table:table-cell>
          <table:table-cell table:style-name="Default" office:value-type="float" office:value="0.797301054" calcext:value-type="float">
            <text:p>0,797301054</text:p>
          </table:table-cell>
          <table:table-cell office:value-type="float" office:value="0.00052987074" calcext:value-type="float">
            <text:p>5,30E-04</text:p>
          </table:table-cell>
          <table:table-cell office:value-type="float" office:value="-1.69045663" calcext:value-type="float">
            <text:p>-1,69045663</text:p>
          </table:table-cell>
          <table:table-cell office:value-type="float" office:value="250.227005" calcext:value-type="float">
            <text:p>250,227005</text:p>
          </table:table-cell>
          <table:table-cell table:formula="of:=([.A61]-2.35)/2.35" office:value-type="float" office:value="-0.127659595744681" calcext:value-type="float">
            <text:p>-0,1276595957</text:p>
          </table:table-cell>
          <table:table-cell/>
          <table:table-cell table:formula="of:=([.A61]-2.269)/2.269" office:value-type="float" office:value="-0.096518312031732" calcext:value-type="float">
            <text:p>-0,096518312</text:p>
          </table:table-cell>
          <table:table-cell table:formula="of:=LOG(ABS([.I61]))" office:value-type="float" office:value="-1.01539028189084" calcext:value-type="float">
            <text:p>-1,0153902819</text:p>
          </table:table-cell>
          <table:table-cell table:formula="of:=LOG([.L61])" office:value-type="float" office:value="-0.0494848667864387" calcext:value-type="float">
            <text:p>-0,0494848668</text:p>
          </table:table-cell>
          <table:table-cell table:style-name="Default" office:value-type="float" office:value="0.892308712" calcext:value-type="float">
            <text:p>0,892308712</text:p>
          </table:table-cell>
          <table:table-cell table:formula="of:=LOG(ABS([.D61]))" office:value-type="float" office:value="-3.27583006200557" calcext:value-type="float">
            <text:p>-3,275830062</text:p>
          </table:table-cell>
          <table:table-cell table:formula="of:=LOG(ABS([.E61]))" office:value-type="float" office:value="0.228004033076768" calcext:value-type="float">
            <text:p>0,2280040331</text:p>
          </table:table-cell>
          <table:table-cell table:formula="of:=LOG(ABS([.F61]))" office:value-type="float" office:value="2.39833417781783" calcext:value-type="float">
            <text:p>2,398334177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910716236" calcext:value-type="float">
            <text:p>0,910716236</text:p>
          </table:table-cell>
          <table:table-cell table:style-name="Default" office:value-type="float" office:value="0.830156744" calcext:value-type="float">
            <text:p>0,830156744</text:p>
          </table:table-cell>
          <table:table-cell office:value-type="float" office:value="0.000376343727" calcext:value-type="float">
            <text:p>3,76E-04</text:p>
          </table:table-cell>
          <table:table-cell office:value-type="float" office:value="-1.73919725" calcext:value-type="float">
            <text:p>-1,73919725</text:p>
          </table:table-cell>
          <table:table-cell office:value-type="float" office:value="263.956573" calcext:value-type="float">
            <text:p>263,956573</text:p>
          </table:table-cell>
          <table:table-cell table:formula="of:=([.A62]-2.35)/2.35" office:value-type="float" office:value="-0.148936170212766" calcext:value-type="float">
            <text:p>-0,1489361702</text:p>
          </table:table-cell>
          <table:table-cell/>
          <table:table-cell table:formula="of:=([.A62]-2.269)/2.269" office:value-type="float" office:value="-0.118554429263993" calcext:value-type="float">
            <text:p>-0,1185544293</text:p>
          </table:table-cell>
          <table:table-cell table:formula="of:=LOG(ABS([.I62]))" office:value-type="float" office:value="-0.926082215882528" calcext:value-type="float">
            <text:p>-0,9260822159</text:p>
          </table:table-cell>
          <table:table-cell table:formula="of:=LOG([.L62])" office:value-type="float" office:value="-0.0406169208718846" calcext:value-type="float">
            <text:p>-0,0406169209</text:p>
          </table:table-cell>
          <table:table-cell table:style-name="Default" office:value-type="float" office:value="0.910716236" calcext:value-type="float">
            <text:p>0,910716236</text:p>
          </table:table-cell>
          <table:table-cell table:formula="of:=LOG(ABS([.D62]))" office:value-type="float" office:value="-3.42441531850838" calcext:value-type="float">
            <text:p>-3,4244153185</text:p>
          </table:table-cell>
          <table:table-cell table:formula="of:=LOG(ABS([.E62]))" office:value-type="float" office:value="0.240348840040995" calcext:value-type="float">
            <text:p>0,24034884</text:p>
          </table:table-cell>
          <table:table-cell table:formula="of:=LOG(ABS([.F62]))" office:value-type="float" office:value="2.42153248119618" calcext:value-type="float">
            <text:p>2,4215324812</text:p>
          </table:table-cell>
          <table:table-cell table:number-columns-repeated="21"/>
        </table:table-row>
        <table:table-row table:style-name="ro1">
          <table:table-cell office:value-type="float" office:value="1.95000005" calcext:value-type="float">
            <text:p>1,95000005</text:p>
          </table:table-cell>
          <table:table-cell table:style-name="Default" office:value-type="float" office:value="0.92577064" calcext:value-type="float">
            <text:p>0,92577064</text:p>
          </table:table-cell>
          <table:table-cell table:style-name="Default" office:value-type="float" office:value="0.857601881" calcext:value-type="float">
            <text:p>0,857601881</text:p>
          </table:table-cell>
          <table:table-cell office:value-type="float" office:value="0.000282373163" calcext:value-type="float">
            <text:p>2,82E-04</text:p>
          </table:table-cell>
          <table:table-cell office:value-type="float" office:value="-1.78568506" calcext:value-type="float">
            <text:p>-1,78568506</text:p>
          </table:table-cell>
          <table:table-cell office:value-type="float" office:value="278.037384" calcext:value-type="float">
            <text:p>278,037384</text:p>
          </table:table-cell>
          <table:table-cell table:formula="of:=([.A63]-2.35)/2.35" office:value-type="float" office:value="-0.170212744680851" calcext:value-type="float">
            <text:p>-0,1702127447</text:p>
          </table:table-cell>
          <table:table-cell/>
          <table:table-cell table:formula="of:=([.A63]-2.269)/2.269" office:value-type="float" office:value="-0.140590546496254" calcext:value-type="float">
            <text:p>-0,1405905465</text:p>
          </table:table-cell>
          <table:table-cell table:formula="of:=LOG(ABS([.I63]))" office:value-type="float" office:value="-0.852043880898995" calcext:value-type="float">
            <text:p>-0,8520438809</text:p>
          </table:table-cell>
          <table:table-cell table:formula="of:=LOG([.L63])" office:value-type="float" office:value="-0.033496596601575" calcext:value-type="float">
            <text:p>-0,0334965966</text:p>
          </table:table-cell>
          <table:table-cell table:style-name="Default" office:value-type="float" office:value="0.92577064" calcext:value-type="float">
            <text:p>0,92577064</text:p>
          </table:table-cell>
          <table:table-cell table:formula="of:=LOG(ABS([.D63]))" office:value-type="float" office:value="-3.54917658139804" calcext:value-type="float">
            <text:p>-3,5491765814</text:p>
          </table:table-cell>
          <table:table-cell table:formula="of:=LOG(ABS([.E63]))" office:value-type="float" office:value="0.251804865098425" calcext:value-type="float">
            <text:p>0,2518048651</text:p>
          </table:table-cell>
          <table:table-cell table:formula="of:=LOG(ABS([.F63]))" office:value-type="float" office:value="2.44410319366399" calcext:value-type="float">
            <text:p>2,4441031937</text:p>
          </table:table-cell>
          <table:table-cell table:number-columns-repeated="21"/>
        </table:table-row>
        <table:table-row table:style-name="ro1">
          <table:table-cell office:value-type="float" office:value="1.89999986" calcext:value-type="float">
            <text:p>1,89999986</text:p>
          </table:table-cell>
          <table:table-cell table:style-name="Default" office:value-type="float" office:value="0.938599765" calcext:value-type="float">
            <text:p>0,938599765</text:p>
          </table:table-cell>
          <table:table-cell table:style-name="Default" office:value-type="float" office:value="0.881400228" calcext:value-type="float">
            <text:p>0,881400228</text:p>
          </table:table-cell>
          <table:table-cell office:value-type="float" office:value="0.000226685879" calcext:value-type="float">
            <text:p>2,27E-04</text:p>
          </table:table-cell>
          <table:table-cell office:value-type="float" office:value="-1.81773496" calcext:value-type="float">
            <text:p>-1,81773496</text:p>
          </table:table-cell>
          <table:table-cell office:value-type="float" office:value="292.450439" calcext:value-type="float">
            <text:p>292,450439</text:p>
          </table:table-cell>
          <table:table-cell table:formula="of:=([.A64]-2.35)/2.35" office:value-type="float" office:value="-0.191489421276596" calcext:value-type="float">
            <text:p>-0,1914894213</text:p>
          </table:table-cell>
          <table:table-cell/>
          <table:table-cell table:formula="of:=([.A64]-2.269)/2.269" office:value-type="float" office:value="-0.162626769501983" calcext:value-type="float">
            <text:p>-0,1626267695</text:p>
          </table:table-cell>
          <table:table-cell table:formula="of:=LOG(ABS([.I64]))" office:value-type="float" office:value="-0.788807964952932" calcext:value-type="float">
            <text:p>-0,788807965</text:p>
          </table:table-cell>
          <table:table-cell table:formula="of:=LOG([.L64])" office:value-type="float" office:value="-0.0275195588591047" calcext:value-type="float">
            <text:p>-0,0275195589</text:p>
          </table:table-cell>
          <table:table-cell table:style-name="Default" office:value-type="float" office:value="0.938599765" calcext:value-type="float">
            <text:p>0,938599765</text:p>
          </table:table-cell>
          <table:table-cell table:formula="of:=LOG(ABS([.D64]))" office:value-type="float" office:value="-3.64457553264537" calcext:value-type="float">
            <text:p>-3,6445755326</text:p>
          </table:table-cell>
          <table:table-cell table:formula="of:=LOG(ABS([.E64]))" office:value-type="float" office:value="0.259530559963665" calcext:value-type="float">
            <text:p>0,25953056</text:p>
          </table:table-cell>
          <table:table-cell table:formula="of:=LOG(ABS([.F64]))" office:value-type="float" office:value="2.46605227762321" calcext:value-type="float">
            <text:p>2,4660522776</text:p>
          </table:table-cell>
          <table:table-cell table:number-columns-repeated="21"/>
        </table:table-row>
        <table:table-row table:style-name="ro1">
          <table:table-cell office:value-type="float" office:value="1.8499999" calcext:value-type="float">
            <text:p>1,8499999</text:p>
          </table:table-cell>
          <table:table-cell table:style-name="Default" office:value-type="float" office:value="0.948659599" calcext:value-type="float">
            <text:p>0,948659599</text:p>
          </table:table-cell>
          <table:table-cell table:style-name="Default" office:value-type="float" office:value="0.900228918" calcext:value-type="float">
            <text:p>0,900228918</text:p>
          </table:table-cell>
          <table:table-cell office:value-type="float" office:value="0.000148045059" calcext:value-type="float">
            <text:p>1,48E-04</text:p>
          </table:table-cell>
          <table:table-cell office:value-type="float" office:value="-1.83534718" calcext:value-type="float">
            <text:p>-1,83534718</text:p>
          </table:table-cell>
          <table:table-cell office:value-type="float" office:value="307.075867" calcext:value-type="float">
            <text:p>307,075867</text:p>
          </table:table-cell>
          <table:table-cell table:formula="of:=([.A65]-2.35)/2.35" office:value-type="float" office:value="-0.212766" calcext:value-type="float">
            <text:p>-0,212766</text:p>
          </table:table-cell>
          <table:table-cell/>
          <table:table-cell table:formula="of:=([.A65]-2.269)/2.269" office:value-type="float" office:value="-0.184662891141472" calcext:value-type="float">
            <text:p>-0,1846628911</text:p>
          </table:table-cell>
          <table:table-cell table:formula="of:=LOG(ABS([.I65]))" office:value-type="float" office:value="-0.733620369268419" calcext:value-type="float">
            <text:p>-0,7336203693</text:p>
          </table:table-cell>
          <table:table-cell table:formula="of:=LOG([.L65])" office:value-type="float" office:value="-0.0228895945231191" calcext:value-type="float">
            <text:p>-0,0228895945</text:p>
          </table:table-cell>
          <table:table-cell table:style-name="Default" office:value-type="float" office:value="0.948659599" calcext:value-type="float">
            <text:p>0,948659599</text:p>
          </table:table-cell>
          <table:table-cell table:formula="of:=LOG(ABS([.D65]))" office:value-type="float" office:value="-3.82960608259987" calcext:value-type="float">
            <text:p>-3,8296060826</text:p>
          </table:table-cell>
          <table:table-cell table:formula="of:=LOG(ABS([.E65]))" office:value-type="float" office:value="0.263718228858667" calcext:value-type="float">
            <text:p>0,2637182289</text:p>
          </table:table-cell>
          <table:table-cell table:formula="of:=LOG(ABS([.F65]))" office:value-type="float" office:value="2.4872456867115" calcext:value-type="float">
            <text:p>2,4872456867</text:p>
          </table:table-cell>
          <table:table-cell table:number-columns-repeated="21"/>
        </table:table-row>
        <table:table-row table:style-name="ro1">
          <table:table-cell office:value-type="float" office:value="1.79999995" calcext:value-type="float">
            <text:p>1,79999995</text:p>
          </table:table-cell>
          <table:table-cell table:style-name="Default" office:value-type="float" office:value="0.956587493" calcext:value-type="float">
            <text:p>0,956587493</text:p>
          </table:table-cell>
          <table:table-cell table:style-name="Default" office:value-type="float" office:value="0.91528064" calcext:value-type="float">
            <text:p>0,91528064</text:p>
          </table:table-cell>
          <table:table-cell office:value-type="float" office:value="0.000122785568" calcext:value-type="float">
            <text:p>1,23E-04</text:p>
          </table:table-cell>
          <table:table-cell office:value-type="float" office:value="-1.85766947" calcext:value-type="float">
            <text:p>-1,85766947</text:p>
          </table:table-cell>
          <table:table-cell office:value-type="float" office:value="321.917358" calcext:value-type="float">
            <text:p>321,917358</text:p>
          </table:table-cell>
          <table:table-cell table:formula="of:=([.A66]-2.35)/2.35" office:value-type="float" office:value="-0.234042574468085" calcext:value-type="float">
            <text:p>-0,2340425745</text:p>
          </table:table-cell>
          <table:table-cell/>
          <table:table-cell table:formula="of:=([.A66]-2.269)/2.269" office:value-type="float" office:value="-0.206699008373733" calcext:value-type="float">
            <text:p>-0,2066990084</text:p>
          </table:table-cell>
          <table:table-cell table:formula="of:=LOG(ABS([.I66]))" office:value-type="float" office:value="-0.684661606869804" calcext:value-type="float">
            <text:p>-0,6846616069</text:p>
          </table:table-cell>
          <table:table-cell table:formula="of:=LOG([.L66])" office:value-type="float" office:value="-0.0192753016540963" calcext:value-type="float">
            <text:p>-0,0192753017</text:p>
          </table:table-cell>
          <table:table-cell table:style-name="Default" office:value-type="float" office:value="0.956587493" calcext:value-type="float">
            <text:p>0,956587493</text:p>
          </table:table-cell>
          <table:table-cell table:formula="of:=LOG(ABS([.D66]))" office:value-type="float" office:value="-3.91085267640574" calcext:value-type="float">
            <text:p>-3,9108526764</text:p>
          </table:table-cell>
          <table:table-cell table:formula="of:=LOG(ABS([.E66]))" office:value-type="float" office:value="0.268968443713146" calcext:value-type="float">
            <text:p>0,2689684437</text:p>
          </table:table-cell>
          <table:table-cell table:formula="of:=LOG(ABS([.F66]))" office:value-type="float" office:value="2.50774439476692" calcext:value-type="float">
            <text:p>2,5077443948</text:p>
          </table:table-cell>
          <table:table-cell table:number-columns-repeated="21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style-name="Default" office:value-type="float" office:value="0.963781178" calcext:value-type="float">
            <text:p>0,963781178</text:p>
          </table:table-cell>
          <table:table-cell table:style-name="Default" office:value-type="float" office:value="0.92904073" calcext:value-type="float">
            <text:p>0,92904073</text:p>
          </table:table-cell>
          <table:table-cell office:value-type="float" office:value="0.0000951971379" calcext:value-type="float">
            <text:p>9,52E-05</text:p>
          </table:table-cell>
          <table:table-cell office:value-type="float" office:value="-1.88255167" calcext:value-type="float">
            <text:p>-1,88255167</text:p>
          </table:table-cell>
          <table:table-cell office:value-type="float" office:value="336.934052" calcext:value-type="float">
            <text:p>336,934052</text:p>
          </table:table-cell>
          <table:table-cell table:formula="of:=([.A67]-2.35)/2.35" office:value-type="float" office:value="-0.25531914893617" calcext:value-type="float">
            <text:p>-0,2553191489</text:p>
          </table:table-cell>
          <table:table-cell/>
          <table:table-cell table:formula="of:=([.A67]-2.269)/2.269" office:value-type="float" office:value="-0.228735125605994" calcext:value-type="float">
            <text:p>-0,2287351256</text:p>
          </table:table-cell>
          <table:table-cell table:formula="of:=LOG(ABS([.I67]))" office:value-type="float" office:value="-0.640667138036478" calcext:value-type="float">
            <text:p>-0,640667138</text:p>
          </table:table-cell>
          <table:table-cell table:formula="of:=LOG([.L67])" office:value-type="float" office:value="-0.0160215594319436" calcext:value-type="float">
            <text:p>-0,0160215594</text:p>
          </table:table-cell>
          <table:table-cell table:style-name="Default" office:value-type="float" office:value="0.963781178" calcext:value-type="float">
            <text:p>0,963781178</text:p>
          </table:table-cell>
          <table:table-cell table:formula="of:=LOG(ABS([.D67]))" office:value-type="float" office:value="-4.02137610847395" calcext:value-type="float">
            <text:p>-4,0213761085</text:p>
          </table:table-cell>
          <table:table-cell table:formula="of:=LOG(ABS([.E67]))" office:value-type="float" office:value="0.274746905025686" calcext:value-type="float">
            <text:p>0,274746905</text:p>
          </table:table-cell>
          <table:table-cell table:formula="of:=LOG(ABS([.F67]))" office:value-type="float" office:value="2.52754490486172" calcext:value-type="float">
            <text:p>2,5275449049</text:p>
          </table:table-cell>
          <table:table-cell table:number-columns-repeated="21"/>
        </table:table-row>
        <table:table-row table:style-name="ro1">
          <table:table-cell office:value-type="float" office:value="1.70000005" calcext:value-type="float">
            <text:p>1,70000005</text:p>
          </table:table-cell>
          <table:table-cell table:style-name="Default" office:value-type="float" office:value="0.969822586" calcext:value-type="float">
            <text:p>0,969822586</text:p>
          </table:table-cell>
          <table:table-cell table:style-name="Default" office:value-type="float" office:value="0.940683365" calcext:value-type="float">
            <text:p>0,940683365</text:p>
          </table:table-cell>
          <table:table-cell office:value-type="float" office:value="0.0000749966639" calcext:value-type="float">
            <text:p>7,50E-05</text:p>
          </table:table-cell>
          <table:table-cell office:value-type="float" office:value="-1.89944708" calcext:value-type="float">
            <text:p>-1,89944708</text:p>
          </table:table-cell>
          <table:table-cell office:value-type="float" office:value="352.093384" calcext:value-type="float">
            <text:p>352,093384</text:p>
          </table:table-cell>
          <table:table-cell table:formula="of:=([.A68]-2.35)/2.35" office:value-type="float" office:value="-0.276595723404255" calcext:value-type="float">
            <text:p>-0,2765957234</text:p>
          </table:table-cell>
          <table:table-cell/>
          <table:table-cell table:formula="of:=([.A68]-2.269)/2.269" office:value-type="float" office:value="-0.250771242838255" calcext:value-type="float">
            <text:p>-0,2507712428</text:p>
          </table:table-cell>
          <table:table-cell table:formula="of:=LOG(ABS([.I68]))" office:value-type="float" office:value="-0.600722267652826" calcext:value-type="float">
            <text:p>-0,6007222677</text:p>
          </table:table-cell>
          <table:table-cell table:formula="of:=LOG([.L68])" office:value-type="float" office:value="-0.0133077059072878" calcext:value-type="float">
            <text:p>-0,0133077059</text:p>
          </table:table-cell>
          <table:table-cell table:style-name="Default" office:value-type="float" office:value="0.969822586" calcext:value-type="float">
            <text:p>0,969822586</text:p>
          </table:table-cell>
          <table:table-cell table:formula="of:=LOG(ABS([.D68]))" office:value-type="float" office:value="-4.12495805503557" calcext:value-type="float">
            <text:p>-4,124958055</text:p>
          </table:table-cell>
          <table:table-cell table:formula="of:=LOG(ABS([.E68]))" office:value-type="float" office:value="0.27862719829393" calcext:value-type="float">
            <text:p>0,2786271983</text:p>
          </table:table-cell>
          <table:table-cell table:formula="of:=LOG(ABS([.F68]))" office:value-type="float" office:value="2.54665786454963" calcext:value-type="float">
            <text:p>2,5466578645</text:p>
          </table:table-cell>
          <table:table-cell table:number-columns-repeated="21"/>
        </table:table-row>
        <table:table-row table:style-name="ro1">
          <table:table-cell office:value-type="float" office:value="1.64999986" calcext:value-type="float">
            <text:p>1,64999986</text:p>
          </table:table-cell>
          <table:table-cell table:style-name="Default" office:value-type="float" office:value="0.975068986" calcext:value-type="float">
            <text:p>0,975068986</text:p>
          </table:table-cell>
          <table:table-cell table:style-name="Default" office:value-type="float" office:value="0.950857759" calcext:value-type="float">
            <text:p>0,950857759</text:p>
          </table:table-cell>
          <table:table-cell office:value-type="float" office:value="0.0000595324054" calcext:value-type="float">
            <text:p>5,95E-05</text:p>
          </table:table-cell>
          <table:table-cell office:value-type="float" office:value="-1.91644478" calcext:value-type="float">
            <text:p>-1,91644478</text:p>
          </table:table-cell>
          <table:table-cell office:value-type="float" office:value="367.398743" calcext:value-type="float">
            <text:p>367,398743</text:p>
          </table:table-cell>
          <table:table-cell table:formula="of:=([.A69]-2.35)/2.35" office:value-type="float" office:value="-0.2978724" calcext:value-type="float">
            <text:p>-0,2978724</text:p>
          </table:table-cell>
          <table:table-cell/>
          <table:table-cell table:formula="of:=([.A69]-2.269)/2.269" office:value-type="float" office:value="-0.272807465843984" calcext:value-type="float">
            <text:p>-0,2728074658</text:p>
          </table:table-cell>
          <table:table-cell table:formula="of:=LOG(ABS([.I69]))" office:value-type="float" office:value="-0.564143748639906" calcext:value-type="float">
            <text:p>-0,5641437486</text:p>
          </table:table-cell>
          <table:table-cell table:formula="of:=LOG([.L69])" office:value-type="float" office:value="-0.0109646569381174" calcext:value-type="float">
            <text:p>-0,0109646569</text:p>
          </table:table-cell>
          <table:table-cell table:style-name="Default" office:value-type="float" office:value="0.975068986" calcext:value-type="float">
            <text:p>0,975068986</text:p>
          </table:table-cell>
          <table:table-cell table:formula="of:=LOG(ABS([.D69]))" office:value-type="float" office:value="-4.22524656947509" calcext:value-type="float">
            <text:p>-4,2252465695</text:p>
          </table:table-cell>
          <table:table-cell table:formula="of:=LOG(ABS([.E69]))" office:value-type="float" office:value="0.282496310109134" calcext:value-type="float">
            <text:p>0,2824963101</text:p>
          </table:table-cell>
          <table:table-cell table:formula="of:=LOG(ABS([.F69]))" office:value-type="float" office:value="2.56513766609854" calcext:value-type="float">
            <text:p>2,5651376661</text:p>
          </table:table-cell>
          <table:table-cell table:number-columns-repeated="21"/>
        </table:table-row>
        <table:table-row table:style-name="ro1">
          <table:table-cell office:value-type="float" office:value="1.5999999" calcext:value-type="float">
            <text:p>1,5999999</text:p>
          </table:table-cell>
          <table:table-cell table:style-name="Default" office:value-type="float" office:value="0.97927618" calcext:value-type="float">
            <text:p>0,97927618</text:p>
          </table:table-cell>
          <table:table-cell table:style-name="Default" office:value-type="float" office:value="0.959041357" calcext:value-type="float">
            <text:p>0,959041357</text:p>
          </table:table-cell>
          <table:table-cell office:value-type="float" office:value="0.0000372156537" calcext:value-type="float">
            <text:p>3,72E-05</text:p>
          </table:table-cell>
          <table:table-cell office:value-type="float" office:value="-1.92924428" calcext:value-type="float">
            <text:p>-1,92924428</text:p>
          </table:table-cell>
          <table:table-cell office:value-type="float" office:value="382.838531" calcext:value-type="float">
            <text:p>382,838531</text:p>
          </table:table-cell>
          <table:table-cell table:formula="of:=([.A70]-2.35)/2.35" office:value-type="float" office:value="-0.319148978723404" calcext:value-type="float">
            <text:p>-0,3191489787</text:p>
          </table:table-cell>
          <table:table-cell/>
          <table:table-cell table:formula="of:=([.A70]-2.269)/2.269" office:value-type="float" office:value="-0.294843587483473" calcext:value-type="float">
            <text:p>-0,2948435875</text:p>
          </table:table-cell>
          <table:table-cell table:formula="of:=LOG(ABS([.I70]))" office:value-type="float" office:value="-0.530408313200155" calcext:value-type="float">
            <text:p>-0,5304083132</text:p>
          </table:table-cell>
          <table:table-cell table:formula="of:=LOG([.L70])" office:value-type="float" office:value="-0.0090948091826452" calcext:value-type="float">
            <text:p>-0,0090948092</text:p>
          </table:table-cell>
          <table:table-cell table:style-name="Default" office:value-type="float" office:value="0.97927618" calcext:value-type="float">
            <text:p>0,97927618</text:p>
          </table:table-cell>
          <table:table-cell table:formula="of:=LOG(ABS([.D70]))" office:value-type="float" office:value="-4.42927434814035" calcext:value-type="float">
            <text:p>-4,4292743481</text:p>
          </table:table-cell>
          <table:table-cell table:formula="of:=LOG(ABS([.E70]))" office:value-type="float" office:value="0.285387221287875" calcext:value-type="float">
            <text:p>0,2853872213</text:p>
          </table:table-cell>
          <table:table-cell table:formula="of:=LOG(ABS([.F70]))" office:value-type="float" office:value="2.58301564111777" calcext:value-type="float">
            <text:p>2,5830156411</text:p>
          </table:table-cell>
          <table:table-cell table:number-columns-repeated="21"/>
        </table:table-row>
        <table:table-row table:style-name="ro1">
          <table:table-cell office:value-type="float" office:value="1.54999995" calcext:value-type="float">
            <text:p>1,54999995</text:p>
          </table:table-cell>
          <table:table-cell table:style-name="Default" office:value-type="float" office:value="0.983376443" calcext:value-type="float">
            <text:p>0,983376443</text:p>
          </table:table-cell>
          <table:table-cell table:style-name="Default" office:value-type="float" office:value="0.967057467" calcext:value-type="float">
            <text:p>0,967057467</text:p>
          </table:table-cell>
          <table:table-cell office:value-type="float" office:value="0.0000182274853" calcext:value-type="float">
            <text:p>1,82E-05</text:p>
          </table:table-cell>
          <table:table-cell office:value-type="float" office:value="-1.94112229" calcext:value-type="float">
            <text:p>-1,94112229</text:p>
          </table:table-cell>
          <table:table-cell office:value-type="float" office:value="398.410614" calcext:value-type="float">
            <text:p>398,410614</text:p>
          </table:table-cell>
          <table:table-cell table:formula="of:=([.A71]-2.35)/2.35" office:value-type="float" office:value="-0.340425553191489" calcext:value-type="float">
            <text:p>-0,3404255532</text:p>
          </table:table-cell>
          <table:table-cell/>
          <table:table-cell table:formula="of:=([.A71]-2.269)/2.269" office:value-type="float" office:value="-0.316879704715734" calcext:value-type="float">
            <text:p>-0,3168797047</text:p>
          </table:table-cell>
          <table:table-cell table:formula="of:=LOG(ABS([.I71]))" office:value-type="float" office:value="-0.499105575300769" calcext:value-type="float">
            <text:p>-0,4991055753</text:p>
          </table:table-cell>
          <table:table-cell table:formula="of:=LOG([.L71])" office:value-type="float" office:value="-0.00728019954153376" calcext:value-type="float">
            <text:p>-0,0072801995</text:p>
          </table:table-cell>
          <table:table-cell table:style-name="Default" office:value-type="float" office:value="0.983376443" calcext:value-type="float">
            <text:p>0,983376443</text:p>
          </table:table-cell>
          <table:table-cell table:formula="of:=LOG(ABS([.D71]))" office:value-type="float" office:value="-4.73927324333985" calcext:value-type="float">
            <text:p>-4,7392732433</text:p>
          </table:table-cell>
          <table:table-cell table:formula="of:=LOG(ABS([.E71]))" office:value-type="float" office:value="0.288052896645037" calcext:value-type="float">
            <text:p>0,2880528966</text:p>
          </table:table-cell>
          <table:table-cell table:formula="of:=LOG(ABS([.F71]))" office:value-type="float" office:value="2.60033089988276" calcext:value-type="float">
            <text:p>2,6003308999</text:p>
          </table:table-cell>
          <table:table-cell table:number-columns-repeated="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float" office:value="0.986438513" calcext:value-type="float">
            <text:p>0,986438513</text:p>
          </table:table-cell>
          <table:table-cell table:style-name="Default" office:value-type="float" office:value="0.97306335" calcext:value-type="float">
            <text:p>0,97306335</text:p>
          </table:table-cell>
          <table:table-cell office:value-type="float" office:value="0.00000158945727" calcext:value-type="float">
            <text:p>1,59E-06</text:p>
          </table:table-cell>
          <table:table-cell office:value-type="float" office:value="-1.9516691" calcext:value-type="float">
            <text:p>-1,9516691</text:p>
          </table:table-cell>
          <table:table-cell office:value-type="float" office:value="414.050598" calcext:value-type="float">
            <text:p>414,050598</text:p>
          </table:table-cell>
          <table:table-cell table:formula="of:=([.A72]-2.35)/2.35" office:value-type="float" office:value="-0.361702127659574" calcext:value-type="float">
            <text:p>-0,3617021277</text:p>
          </table:table-cell>
          <table:table-cell/>
          <table:table-cell table:formula="of:=([.A72]-2.269)/2.269" office:value-type="float" office:value="-0.338915821947995" calcext:value-type="float">
            <text:p>-0,3389158219</text:p>
          </table:table-cell>
          <table:table-cell table:formula="of:=LOG(ABS([.I72]))" office:value-type="float" office:value="-0.469908156083505" calcext:value-type="float">
            <text:p>-0,4699081561</text:p>
          </table:table-cell>
          <table:table-cell table:formula="of:=LOG([.L72])" office:value-type="float" office:value="-0.00592998015029574" calcext:value-type="float">
            <text:p>-0,0059299802</text:p>
          </table:table-cell>
          <table:table-cell table:style-name="Default" office:value-type="float" office:value="0.986438513" calcext:value-type="float">
            <text:p>0,986438513</text:p>
          </table:table-cell>
          <table:table-cell table:formula="of:=LOG(ABS([.D72]))" office:value-type="float" office:value="-5.79875114290029" calcext:value-type="float">
            <text:p>-5,7987511429</text:p>
          </table:table-cell>
          <table:table-cell table:formula="of:=LOG(ABS([.E72]))" office:value-type="float" office:value="0.290406186165703" calcext:value-type="float">
            <text:p>0,2904061862</text:p>
          </table:table-cell>
          <table:table-cell table:formula="of:=LOG(ABS([.F72]))" office:value-type="float" office:value="2.61705341621625" calcext:value-type="float">
            <text:p>2,6170534162</text:p>
          </table:table-cell>
          <table:table-cell table:number-columns-repeated="21"/>
        </table:table-row>
        <table:table-row table:style-name="ro1">
          <table:table-cell office:value-type="float" office:value="1.45000005" calcext:value-type="float">
            <text:p>1,45000005</text:p>
          </table:table-cell>
          <table:table-cell table:style-name="Default" office:value-type="float" office:value="0.9890576" calcext:value-type="float">
            <text:p>0,9890576</text:p>
          </table:table-cell>
          <table:table-cell table:style-name="Default" office:value-type="float" office:value="0.978221834" calcext:value-type="float">
            <text:p>0,978221834</text:p>
          </table:table-cell>
          <table:table-cell office:value-type="float" office:value="-0.00000904346234" calcext:value-type="float">
            <text:p>-9,04E-06</text:p>
          </table:table-cell>
          <table:table-cell office:value-type="float" office:value="-1.95893919" calcext:value-type="float">
            <text:p>-1,95893919</text:p>
          </table:table-cell>
          <table:table-cell office:value-type="float" office:value="429.704376" calcext:value-type="float">
            <text:p>429,704376</text:p>
          </table:table-cell>
          <table:table-cell table:formula="of:=([.A73]-2.35)/2.35" office:value-type="float" office:value="-0.38297870212766" calcext:value-type="float">
            <text:p>-0,3829787021</text:p>
          </table:table-cell>
          <table:table-cell/>
          <table:table-cell table:formula="of:=([.A73]-2.269)/2.269" office:value-type="float" office:value="-0.360951939180256" calcext:value-type="float">
            <text:p>-0,3609519392</text:p>
          </table:table-cell>
          <table:table-cell table:formula="of:=LOG(ABS([.I73]))" office:value-type="float" office:value="-0.442550620638223" calcext:value-type="float">
            <text:p>-0,4425506206</text:p>
          </table:table-cell>
          <table:table-cell table:formula="of:=LOG([.L73])" office:value-type="float" office:value="-0.00477841554768358" calcext:value-type="float">
            <text:p>-0,0047784155</text:p>
          </table:table-cell>
          <table:table-cell table:style-name="Default" office:value-type="float" office:value="0.9890576" calcext:value-type="float">
            <text:p>0,9890576</text:p>
          </table:table-cell>
          <table:table-cell table:formula="of:=LOG(ABS([.D73]))" office:value-type="float" office:value="-5.04366526562259" calcext:value-type="float">
            <text:p>-5,0436652656</text:p>
          </table:table-cell>
          <table:table-cell table:formula="of:=LOG(ABS([.E73]))" office:value-type="float" office:value="0.292020954699512" calcext:value-type="float">
            <text:p>0,2920209547</text:p>
          </table:table-cell>
          <table:table-cell table:formula="of:=LOG(ABS([.F73]))" office:value-type="float" office:value="2.63316977645089" calcext:value-type="float">
            <text:p>2,6331697765</text:p>
          </table:table-cell>
          <table:table-cell table:number-columns-repeated="21"/>
        </table:table-row>
        <table:table-row table:style-name="ro1">
          <table:table-cell office:value-type="float" office:value="1.39999986" calcext:value-type="float">
            <text:p>1,39999986</text:p>
          </table:table-cell>
          <table:table-cell table:style-name="Default" office:value-type="float" office:value="0.991400301" calcext:value-type="float">
            <text:p>0,991400301</text:p>
          </table:table-cell>
          <table:table-cell table:style-name="Default" office:value-type="float" office:value="0.982855558" calcext:value-type="float">
            <text:p>0,982855558</text:p>
          </table:table-cell>
          <table:table-cell office:value-type="float" office:value="-0.0000135813452" calcext:value-type="float">
            <text:p>-1,36E-05</text:p>
          </table:table-cell>
          <table:table-cell office:value-type="float" office:value="-1.96579969" calcext:value-type="float">
            <text:p>-1,96579969</text:p>
          </table:table-cell>
          <table:table-cell office:value-type="float" office:value="445.435272" calcext:value-type="float">
            <text:p>445,435272</text:p>
          </table:table-cell>
          <table:table-cell table:formula="of:=([.A74]-2.35)/2.35" office:value-type="float" office:value="-0.404255378723404" calcext:value-type="float">
            <text:p>-0,4042553787</text:p>
          </table:table-cell>
          <table:table-cell/>
          <table:table-cell table:formula="of:=([.A74]-2.269)/2.269" office:value-type="float" office:value="-0.382988162185985" calcext:value-type="float">
            <text:p>-0,3829881622</text:p>
          </table:table-cell>
          <table:table-cell table:formula="of:=LOG(ABS([.I74]))" office:value-type="float" office:value="-0.416814649469385" calcext:value-type="float">
            <text:p>-0,4168146495</text:p>
          </table:table-cell>
          <table:table-cell table:formula="of:=LOG([.L74])" office:value-type="float" office:value="-0.00375095357428199" calcext:value-type="float">
            <text:p>-0,0037509536</text:p>
          </table:table-cell>
          <table:table-cell table:style-name="Default" office:value-type="float" office:value="0.991400301" calcext:value-type="float">
            <text:p>0,991400301</text:p>
          </table:table-cell>
          <table:table-cell table:formula="of:=LOG(ABS([.D74]))" office:value-type="float" office:value="-4.86705721208765" calcext:value-type="float">
            <text:p>-4,8670572121</text:p>
          </table:table-cell>
          <table:table-cell table:formula="of:=LOG(ABS([.E74]))" office:value-type="float" office:value="0.293539262244983" calcext:value-type="float">
            <text:p>0,2935392622</text:p>
          </table:table-cell>
          <table:table-cell table:formula="of:=LOG(ABS([.F74]))" office:value-type="float" office:value="2.64878460387101" calcext:value-type="float">
            <text:p>2,6487846039</text:p>
          </table:table-cell>
          <table:table-cell table:number-columns-repeated="21"/>
        </table:table-row>
        <table:table-row table:style-name="ro1">
          <table:table-cell office:value-type="float" office:value="1.3499999" calcext:value-type="float">
            <text:p>1,3499999</text:p>
          </table:table-cell>
          <table:table-cell table:style-name="Default" office:value-type="float" office:value="0.993317664" calcext:value-type="float">
            <text:p>0,993317664</text:p>
          </table:table-cell>
          <table:table-cell table:style-name="Default" office:value-type="float" office:value="0.986661613" calcext:value-type="float">
            <text:p>0,986661613</text:p>
          </table:table-cell>
          <table:table-cell office:value-type="float" office:value="-0.0000135986902" calcext:value-type="float">
            <text:p>-1,36E-05</text:p>
          </table:table-cell>
          <table:table-cell office:value-type="float" office:value="-1.97593689" calcext:value-type="float">
            <text:p>-1,97593689</text:p>
          </table:table-cell>
          <table:table-cell office:value-type="float" office:value="461.239807" calcext:value-type="float">
            <text:p>461,239807</text:p>
          </table:table-cell>
          <table:table-cell table:formula="of:=([.A75]-2.35)/2.35" office:value-type="float" office:value="-0.425531957446809" calcext:value-type="float">
            <text:p>-0,4255319574</text:p>
          </table:table-cell>
          <table:table-cell/>
          <table:table-cell table:formula="of:=([.A75]-2.269)/2.269" office:value-type="float" office:value="-0.405024283825474" calcext:value-type="float">
            <text:p>-0,4050242838</text:p>
          </table:table-cell>
          <table:table-cell table:formula="of:=LOG(ABS([.I75]))" office:value-type="float" office:value="-0.392518937241539" calcext:value-type="float">
            <text:p>-0,3925189372</text:p>
          </table:table-cell>
          <table:table-cell table:formula="of:=LOG([.L75])" office:value-type="float" office:value="-0.00291184147428892" calcext:value-type="float">
            <text:p>-0,0029118415</text:p>
          </table:table-cell>
          <table:table-cell table:style-name="Default" office:value-type="float" office:value="0.993317664" calcext:value-type="float">
            <text:p>0,993317664</text:p>
          </table:table-cell>
          <table:table-cell table:formula="of:=LOG(ABS([.D75]))" office:value-type="float" office:value="-4.86650292003465" calcext:value-type="float">
            <text:p>-4,86650292</text:p>
          </table:table-cell>
          <table:table-cell table:formula="of:=LOG(ABS([.E75]))" office:value-type="float" office:value="0.29577306942041" calcext:value-type="float">
            <text:p>0,2957730694</text:p>
          </table:table-cell>
          <table:table-cell table:formula="of:=LOG(ABS([.F75]))" office:value-type="float" office:value="2.6639267817415" calcext:value-type="float">
            <text:p>2,6639267817</text:p>
          </table:table-cell>
          <table:table-cell table:number-columns-repeated="21"/>
        </table:table-row>
        <table:table-row table:style-name="ro1">
          <table:table-cell office:value-type="float" office:value="1.29999995" calcext:value-type="float">
            <text:p>1,29999995</text:p>
          </table:table-cell>
          <table:table-cell table:style-name="Default" office:value-type="float" office:value="0.994687974" calcext:value-type="float">
            <text:p>0,994687974</text:p>
          </table:table-cell>
          <table:table-cell table:style-name="Default" office:value-type="float" office:value="0.989389896" calcext:value-type="float">
            <text:p>0,989389896</text:p>
          </table:table-cell>
          <table:table-cell office:value-type="float" office:value="-0.0000109580851" calcext:value-type="float">
            <text:p>-1,10E-05</text:p>
          </table:table-cell>
          <table:table-cell office:value-type="float" office:value="-1.97870159" calcext:value-type="float">
            <text:p>-1,97870159</text:p>
          </table:table-cell>
          <table:table-cell office:value-type="float" office:value="477.104645" calcext:value-type="float">
            <text:p>477,104645</text:p>
          </table:table-cell>
          <table:table-cell table:formula="of:=([.A76]-2.35)/2.35" office:value-type="float" office:value="-0.446808531914894" calcext:value-type="float">
            <text:p>-0,4468085319</text:p>
          </table:table-cell>
          <table:table-cell/>
          <table:table-cell table:formula="of:=([.A76]-2.269)/2.269" office:value-type="float" office:value="-0.427060401057735" calcext:value-type="float">
            <text:p>-0,4270604011</text:p>
          </table:table-cell>
          <table:table-cell table:formula="of:=LOG(ABS([.I76]))" office:value-type="float" office:value="-0.369510696424755" calcext:value-type="float">
            <text:p>-0,3695106964</text:p>
          </table:table-cell>
          <table:table-cell table:formula="of:=LOG([.L76])" office:value-type="float" office:value="-0.00231313274391911" calcext:value-type="float">
            <text:p>-0,0023131327</text:p>
          </table:table-cell>
          <table:table-cell table:style-name="Default" office:value-type="float" office:value="0.994687974" calcext:value-type="float">
            <text:p>0,994687974</text:p>
          </table:table-cell>
          <table:table-cell table:formula="of:=LOG(ABS([.D76]))" office:value-type="float" office:value="-4.96026533117664" calcext:value-type="float">
            <text:p>-4,9602653312</text:p>
          </table:table-cell>
          <table:table-cell table:formula="of:=LOG(ABS([.E76]))" office:value-type="float" office:value="0.296380302752004" calcext:value-type="float">
            <text:p>0,2963803028</text:p>
          </table:table-cell>
          <table:table-cell table:formula="of:=LOG(ABS([.F76]))" office:value-type="float" office:value="2.67861364478791" calcext:value-type="float">
            <text:p>2,6786136448</text:p>
          </table:table-cell>
          <table:table-cell table:number-columns-repeated="21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style-name="Default" office:value-type="float" office:value="0.996091962" calcext:value-type="float">
            <text:p>0,996091962</text:p>
          </table:table-cell>
          <table:table-cell table:style-name="Default" office:value-type="float" office:value="0.992190003" calcext:value-type="float">
            <text:p>0,992190003</text:p>
          </table:table-cell>
          <table:table-cell office:value-type="float" office:value="-0.00000734329251" calcext:value-type="float">
            <text:p>-7,34E-06</text:p>
          </table:table-cell>
          <table:table-cell office:value-type="float" office:value="-1.984231" calcext:value-type="float">
            <text:p>-1,984231</text:p>
          </table:table-cell>
          <table:table-cell office:value-type="float" office:value="492.987915" calcext:value-type="float">
            <text:p>492,987915</text:p>
          </table:table-cell>
          <table:table-cell table:formula="of:=([.A77]-2.35)/2.35" office:value-type="float" office:value="-0.468085106382979" calcext:value-type="float">
            <text:p>-0,4680851064</text:p>
          </table:table-cell>
          <table:table-cell/>
          <table:table-cell table:formula="of:=([.A77]-2.269)/2.269" office:value-type="float" office:value="-0.449096518289996" calcext:value-type="float">
            <text:p>-0,4490965183</text:p>
          </table:table-cell>
          <table:table-cell table:formula="of:=LOG(ABS([.I77]))" office:value-type="float" office:value="-0.34766031187851" calcext:value-type="float">
            <text:p>-0,3476603119</text:p>
          </table:table-cell>
          <table:table-cell table:formula="of:=LOG([.L77])" office:value-type="float" office:value="-0.00170056444229839" calcext:value-type="float">
            <text:p>-0,0017005644</text:p>
          </table:table-cell>
          <table:table-cell table:style-name="Default" office:value-type="float" office:value="0.996091962" calcext:value-type="float">
            <text:p>0,996091962</text:p>
          </table:table-cell>
          <table:table-cell table:formula="of:=LOG(ABS([.D77]))" office:value-type="float" office:value="-5.13410917192173" calcext:value-type="float">
            <text:p>-5,1341091719</text:p>
          </table:table-cell>
          <table:table-cell table:formula="of:=LOG(ABS([.E77]))" office:value-type="float" office:value="0.297592230411634" calcext:value-type="float">
            <text:p>0,2975922304</text:p>
          </table:table-cell>
          <table:table-cell table:formula="of:=LOG(ABS([.F77]))" office:value-type="float" office:value="2.69283627320595" calcext:value-type="float">
            <text:p>2,6928362732</text:p>
          </table:table-cell>
          <table:table-cell table:number-columns-repeated="21"/>
        </table:table-row>
        <table:table-row table:style-name="ro1">
          <table:table-cell office:value-type="float" office:value="1.20000005" calcext:value-type="float">
            <text:p>1,20000005</text:p>
          </table:table-cell>
          <table:table-cell table:style-name="Default" office:value-type="float" office:value="0.997056723" calcext:value-type="float">
            <text:p>0,997056723</text:p>
          </table:table-cell>
          <table:table-cell table:style-name="Default" office:value-type="float" office:value="0.994116008" calcext:value-type="float">
            <text:p>0,994116008</text:p>
          </table:table-cell>
          <table:table-cell office:value-type="float" office:value="-0.00000506639481" calcext:value-type="float">
            <text:p>-5,07E-06</text:p>
          </table:table-cell>
          <table:table-cell office:value-type="float" office:value="-1.98638129" calcext:value-type="float">
            <text:p>-1,98638129</text:p>
          </table:table-cell>
          <table:table-cell office:value-type="float" office:value="508.88031" calcext:value-type="float">
            <text:p>508,88031</text:p>
          </table:table-cell>
          <table:table-cell table:formula="of:=([.A78]-2.35)/2.35" office:value-type="float" office:value="-0.489361680851064" calcext:value-type="float">
            <text:p>-0,4893616809</text:p>
          </table:table-cell>
          <table:table-cell/>
          <table:table-cell table:formula="of:=([.A78]-2.269)/2.269" office:value-type="float" office:value="-0.471132635522257" calcext:value-type="float">
            <text:p>-0,4711326355</text:p>
          </table:table-cell>
          <table:table-cell table:formula="of:=LOG(ABS([.I78]))" office:value-type="float" office:value="-0.326856810989277" calcext:value-type="float">
            <text:p>-0,326856811</text:p>
          </table:table-cell>
          <table:table-cell table:formula="of:=LOG([.L78])" office:value-type="float" office:value="-0.00128013377946735" calcext:value-type="float">
            <text:p>-0,0012801338</text:p>
          </table:table-cell>
          <table:table-cell table:style-name="Default" office:value-type="float" office:value="0.997056723" calcext:value-type="float">
            <text:p>0,997056723</text:p>
          </table:table-cell>
          <table:table-cell table:formula="of:=LOG(ABS([.D78]))" office:value-type="float" office:value="-5.2953009698705" calcext:value-type="float">
            <text:p>-5,2953009699</text:p>
          </table:table-cell>
          <table:table-cell table:formula="of:=LOG(ABS([.E78]))" office:value-type="float" office:value="0.298062615886004" calcext:value-type="float">
            <text:p>0,2980626159</text:p>
          </table:table-cell>
          <table:table-cell table:formula="of:=LOG(ABS([.F78]))" office:value-type="float" office:value="2.70661564713232" calcext:value-type="float">
            <text:p>2,7066156471</text:p>
          </table:table-cell>
          <table:table-cell table:number-columns-repeated="21"/>
        </table:table-row>
        <table:table-row table:style-name="ro1">
          <table:table-cell office:value-type="float" office:value="1.14999986" calcext:value-type="float">
            <text:p>1,14999986</text:p>
          </table:table-cell>
          <table:table-cell table:style-name="Default" office:value-type="float" office:value="0.997858107" calcext:value-type="float">
            <text:p>0,997858107</text:p>
          </table:table-cell>
          <table:table-cell table:style-name="Default" office:value-type="float" office:value="0.995717287" calcext:value-type="float">
            <text:p>0,995717287</text:p>
          </table:table-cell>
          <table:table-cell office:value-type="float" office:value="-0.00000305797766" calcext:value-type="float">
            <text:p>-3,06E-06</text:p>
          </table:table-cell>
          <table:table-cell office:value-type="float" office:value="-1.9925251" calcext:value-type="float">
            <text:p>-1,9925251</text:p>
          </table:table-cell>
          <table:table-cell office:value-type="float" office:value="524.82959" calcext:value-type="float">
            <text:p>524,82959</text:p>
          </table:table-cell>
          <table:table-cell table:formula="of:=([.A79]-2.35)/2.35" office:value-type="float" office:value="-0.510638357446809" calcext:value-type="float">
            <text:p>-0,5106383574</text:p>
          </table:table-cell>
          <table:table-cell/>
          <table:table-cell table:formula="of:=([.A79]-2.269)/2.269" office:value-type="float" office:value="-0.493168858527986" calcext:value-type="float">
            <text:p>-0,4931688585</text:p>
          </table:table-cell>
          <table:table-cell table:formula="of:=LOG(ABS([.I79]))" office:value-type="float" office:value="-0.307004355021265" calcext:value-type="float">
            <text:p>-0,307004355</text:p>
          </table:table-cell>
          <table:table-cell table:formula="of:=LOG([.L79])" office:value-type="float" office:value="-0.000931209943148079" calcext:value-type="float">
            <text:p>-0,0009312099</text:p>
          </table:table-cell>
          <table:table-cell table:style-name="Default" office:value-type="float" office:value="0.997858107" calcext:value-type="float">
            <text:p>0,997858107</text:p>
          </table:table-cell>
          <table:table-cell table:formula="of:=LOG(ABS([.D79]))" office:value-type="float" office:value="-5.51456569164252" calcext:value-type="float">
            <text:p>-5,5145656916</text:p>
          </table:table-cell>
          <table:table-cell table:formula="of:=LOG(ABS([.E79]))" office:value-type="float" office:value="0.299403800945358" calcext:value-type="float">
            <text:p>0,2994038009</text:p>
          </table:table-cell>
          <table:table-cell table:formula="of:=LOG(ABS([.F79]))" office:value-type="float" office:value="2.72001831266991" calcext:value-type="float">
            <text:p>2,7200183127</text:p>
          </table:table-cell>
          <table:table-cell table:number-columns-repeated="21"/>
        </table:table-row>
        <table:table-row table:style-name="ro1">
          <table:table-cell office:value-type="float" office:value="1.0999999" calcext:value-type="float">
            <text:p>1,0999999</text:p>
          </table:table-cell>
          <table:table-cell table:style-name="Default" office:value-type="float" office:value="0.998400688" calcext:value-type="float">
            <text:p>0,998400688</text:p>
          </table:table-cell>
          <table:table-cell table:style-name="Default" office:value-type="float" office:value="0.996802151" calcext:value-type="float">
            <text:p>0,996802151</text:p>
          </table:table-cell>
          <table:table-cell office:value-type="float" office:value="-0.00000162558138" calcext:value-type="float">
            <text:p>-1,63E-06</text:p>
          </table:table-cell>
          <table:table-cell office:value-type="float" office:value="-1.99365139" calcext:value-type="float">
            <text:p>-1,99365139</text:p>
          </table:table-cell>
          <table:table-cell office:value-type="float" office:value="540.783508" calcext:value-type="float">
            <text:p>540,783508</text:p>
          </table:table-cell>
          <table:table-cell table:formula="of:=([.A80]-2.35)/2.35" office:value-type="float" office:value="-0.531914936170213" calcext:value-type="float">
            <text:p>-0,5319149362</text:p>
          </table:table-cell>
          <table:table-cell/>
          <table:table-cell table:formula="of:=([.A80]-2.269)/2.269" office:value-type="float" office:value="-0.515204980167475" calcext:value-type="float">
            <text:p>-0,5152049802</text:p>
          </table:table-cell>
          <table:table-cell table:formula="of:=LOG(ABS([.I80]))" office:value-type="float" office:value="-0.288019947572158" calcext:value-type="float">
            <text:p>-0,2880199476</text:p>
          </table:table-cell>
          <table:table-cell table:formula="of:=LOG([.L80])" office:value-type="float" office:value="-0.000695128388313276" calcext:value-type="float">
            <text:p>-0,0006951284</text:p>
          </table:table-cell>
          <table:table-cell table:style-name="Default" office:value-type="float" office:value="0.998400688" calcext:value-type="float">
            <text:p>0,998400688</text:p>
          </table:table-cell>
          <table:table-cell table:formula="of:=LOG(ABS([.D80]))" office:value-type="float" office:value="-5.78899128393454" calcext:value-type="float">
            <text:p>-5,7889912839</text:p>
          </table:table-cell>
          <table:table-cell table:formula="of:=LOG(ABS([.E80]))" office:value-type="float" office:value="0.299649219855567" calcext:value-type="float">
            <text:p>0,2996492199</text:p>
          </table:table-cell>
          <table:table-cell table:formula="of:=LOG(ABS([.F80]))" office:value-type="float" office:value="2.73302343867728" calcext:value-type="float">
            <text:p>2,7330234387</text:p>
          </table:table-cell>
          <table:table-cell table:number-columns-repeated="21"/>
        </table:table-row>
        <table:table-row table:style-name="ro1">
          <table:table-cell office:value-type="float" office:value="1.04999995" calcext:value-type="float">
            <text:p>1,04999995</text:p>
          </table:table-cell>
          <table:table-cell table:style-name="Default" office:value-type="float" office:value="0.998925626" calcext:value-type="float">
            <text:p>0,998925626</text:p>
          </table:table-cell>
          <table:table-cell table:style-name="Default" office:value-type="float" office:value="0.99785161" calcext:value-type="float">
            <text:p>0,99785161</text:p>
          </table:table-cell>
          <table:table-cell office:value-type="float" office:value="-0.000000737962296" calcext:value-type="float">
            <text:p>-7,38E-07</text:p>
          </table:table-cell>
          <table:table-cell office:value-type="float" office:value="-1.99662089" calcext:value-type="float">
            <text:p>-1,99662089</text:p>
          </table:table-cell>
          <table:table-cell office:value-type="float" office:value="556.742065" calcext:value-type="float">
            <text:p>556,742065</text:p>
          </table:table-cell>
          <table:table-cell table:formula="of:=([.A81]-2.35)/2.35" office:value-type="float" office:value="-0.553191510638298" calcext:value-type="float">
            <text:p>-0,5531915106</text:p>
          </table:table-cell>
          <table:table-cell/>
          <table:table-cell table:formula="of:=([.A81]-2.269)/2.269" office:value-type="float" office:value="-0.537241097399736" calcext:value-type="float">
            <text:p>-0,5372410974</text:p>
          </table:table-cell>
          <table:table-cell table:formula="of:=LOG(ABS([.I81]))" office:value-type="float" office:value="-0.269830772452999" calcext:value-type="float">
            <text:p>-0,2698307725</text:p>
          </table:table-cell>
          <table:table-cell table:formula="of:=LOG([.L81])" office:value-type="float" office:value="-0.000466845527978949" calcext:value-type="float">
            <text:p>-0,0004668455</text:p>
          </table:table-cell>
          <table:table-cell table:style-name="Default" office:value-type="float" office:value="0.998925626" calcext:value-type="float">
            <text:p>0,998925626</text:p>
          </table:table-cell>
          <table:table-cell table:formula="of:=LOG(ABS([.D81]))" office:value-type="float" office:value="-6.13196582660168" calcext:value-type="float">
            <text:p>-6,1319658266</text:p>
          </table:table-cell>
          <table:table-cell table:formula="of:=LOG(ABS([.E81]))" office:value-type="float" office:value="0.300295610683856" calcext:value-type="float">
            <text:p>0,3002956107</text:p>
          </table:table-cell>
          <table:table-cell table:formula="of:=LOG(ABS([.F81]))" office:value-type="float" office:value="2.74565403594178" calcext:value-type="float">
            <text:p>2,7456540359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999266803" calcext:value-type="float">
            <text:p>0,999266803</text:p>
          </table:table-cell>
          <table:table-cell table:style-name="Default" office:value-type="float" office:value="0.998533785" calcext:value-type="float">
            <text:p>0,998533785</text:p>
          </table:table-cell>
          <table:table-cell office:value-type="float" office:value="-0.000000357627869" calcext:value-type="float">
            <text:p>-3,58E-07</text:p>
          </table:table-cell>
          <table:table-cell office:value-type="float" office:value="-1.99631369" calcext:value-type="float">
            <text:p>-1,99631369</text:p>
          </table:table-cell>
          <table:table-cell office:value-type="float" office:value="572.720581" calcext:value-type="float">
            <text:p>572,720581</text:p>
          </table:table-cell>
          <table:table-cell table:formula="of:=([.A82]-2.35)/2.35" office:value-type="float" office:value="-0.574468085106383" calcext:value-type="float">
            <text:p>-0,5744680851</text:p>
          </table:table-cell>
          <table:table-cell/>
          <table:table-cell table:formula="of:=([.A82]-2.269)/2.269" office:value-type="float" office:value="-0.559277214631997" calcext:value-type="float">
            <text:p>-0,5592772146</text:p>
          </table:table-cell>
          <table:table-cell table:formula="of:=LOG(ABS([.I82]))" office:value-type="float" office:value="-0.252372873790231" calcext:value-type="float">
            <text:p>-0,2523728738</text:p>
          </table:table-cell>
          <table:table-cell table:formula="of:=LOG([.L82])" office:value-type="float" office:value="-0.000318540201883449" calcext:value-type="float">
            <text:p>-0,0003185402</text:p>
          </table:table-cell>
          <table:table-cell table:style-name="Default" office:value-type="float" office:value="0.999266803" calcext:value-type="float">
            <text:p>0,999266803</text:p>
          </table:table-cell>
          <table:table-cell table:formula="of:=LOG(ABS([.D82]))" office:value-type="float" office:value="-6.44656864512972" calcext:value-type="float">
            <text:p>-6,4465686451</text:p>
          </table:table-cell>
          <table:table-cell table:formula="of:=LOG(ABS([.E82]))" office:value-type="float" office:value="0.300228785013447" calcext:value-type="float">
            <text:p>0,300228785</text:p>
          </table:table-cell>
          <table:table-cell table:formula="of:=LOG(ABS([.F82]))" office:value-type="float" office:value="2.75794278998277" calcext:value-type="float">
            <text:p>2,75794279</text:p>
          </table:table-cell>
          <table:table-cell table:number-columns-repeated="21"/>
        </table:table-row>
      </table:table>
      <table:table table:name="Hoja2" table:style-name="ta1">
        <table:shapes>
          <draw:frame draw:z-index="0" draw:style-name="gr1" draw:text-style-name="P1" svg:width="159.99mm" svg:height="89.99mm" svg:x="610.6mm" svg:y="1mm">
            <loext:p draw:notify-on-update-of-ranges="Hoja2.J50:Hoja2.J60 Hoja2.K50:Hoja2.K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781.41mm" svg:y="40.67mm">
            <loext:p draw:notify-on-update-of-ranges="Hoja2.J50:Hoja2.J55 Hoja2.K50:Hoja2.K5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604.64mm" svg:y="50.22mm">
            <loext:p draw:notify-on-update-of-ranges="Hoja2.J56:Hoja2.J60 Hoja2.K56:Hoja2.K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<text:s/>temp <text:s text:c="5"/>avg_mag <text:s text:c="5"/>avg_mag2 <text:s text:c="5"/>susceptibility</text:p>
          </table:table-cell>
          <table:table-cell table:style-name="Default" table:number-columns-repeated="2"/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Cv</text:p>
          </table:table-cell>
          <table:table-cell table:style-name="Default" office:value-type="string" calcext:value-type="string">
            <text:p>Tc temp</text:p>
          </table:table-cell>
          <table:table-cell/>
          <table:table-cell office:value-type="string" calcext:value-type="string">
            <text:p>Tc anal</text:p>
          </table:table-cell>
          <table:table-cell office:value-type="string" calcext:value-type="string">
            <text:p>logt</text:p>
          </table:table-cell>
          <table:table-cell office:value-type="string" calcext:value-type="string">
            <text:p>logm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log(susceptibility)</text:p>
          </table:table-cell>
          <table:table-cell office:value-type="string" calcext:value-type="string">
            <text:p>log(energy)</text:p>
          </table:table-cell>
          <table:table-cell office:value-type="string" calcext:value-type="string">
            <text:p>log(cv)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33487371" calcext:value-type="float">
            <text:p>4,33E-02</text:p>
          </table:table-cell>
          <table:table-cell office:value-type="float" office:value="0.00293533877" calcext:value-type="float">
            <text:p>2,94E-03</text:p>
          </table:table-cell>
          <table:table-cell office:value-type="float" office:value="0.000211245148" calcext:value-type="float">
            <text:p>2,11E-04</text:p>
          </table:table-cell>
          <table:table-cell office:value-type="float" office:value="-0.442453414" calcext:value-type="float">
            <text:p>-0,442453414</text:p>
          </table:table-cell>
          <table:table-cell office:value-type="float" office:value="3.37630558" calcext:value-type="float">
            <text:p>3,37630558</text:p>
          </table:table-cell>
          <table:table-cell table:formula="of:=([.A2]-2.35)/2.35" office:value-type="float" office:value="1.12765957446809" calcext:value-type="float">
            <text:p>1,1276595745</text:p>
          </table:table-cell>
          <table:table-cell/>
          <table:table-cell table:formula="of:=([.A2]-2.269)/2.269" office:value-type="float" office:value="1.20361392684002" calcext:value-type="float">
            <text:p>1,2036139268</text:p>
          </table:table-cell>
          <table:table-cell table:formula="of:=LOG(ABS([.I2]))" office:value-type="float" office:value="0.0804872042547973" calcext:value-type="float">
            <text:p>0,0804872043</text:p>
          </table:table-cell>
          <table:table-cell table:formula="of:=LOG([.L2])" office:value-type="float" office:value="-1.36302355051743" calcext:value-type="float">
            <text:p>-1,3630235505</text:p>
          </table:table-cell>
          <table:table-cell office:value-type="float" office:value="0.0433487371" calcext:value-type="float">
            <text:p>4,33E-02</text:p>
          </table:table-cell>
          <table:table-cell table:formula="of:=LOG(ABS([.D2]))" office:value-type="float" office:value="-3.67521325738904" calcext:value-type="float">
            <text:p>-3,6752132574</text:p>
          </table:table-cell>
          <table:table-cell table:formula="of:=LOG(ABS([.E2]))" office:value-type="float" office:value="-0.354132449503589" calcext:value-type="float">
            <text:p>-0,3541324495</text:p>
          </table:table-cell>
          <table:table-cell table:formula="of:=LOG(ABS([.F2]))" office:value-type="float" office:value="0.528441746514611" calcext:value-type="float">
            <text:p>0,5284417465</text:p>
          </table:table-cell>
          <table:table-cell table:number-columns-repeated="21"/>
        </table:table-row>
        <table:table-row table:style-name="ro1">
          <table:table-cell office:value-type="float" office:value="4.94999981" calcext:value-type="float">
            <text:p>4,94999981</text:p>
          </table:table-cell>
          <table:table-cell office:value-type="float" office:value="0.0425575674" calcext:value-type="float">
            <text:p>4,26E-02</text:p>
          </table:table-cell>
          <table:table-cell office:value-type="float" office:value="0.00284316507" calcext:value-type="float">
            <text:p>2,84E-03</text:p>
          </table:table-cell>
          <table:table-cell office:value-type="float" office:value="0.000208488607" calcext:value-type="float">
            <text:p>2,08E-04</text:p>
          </table:table-cell>
          <table:table-cell office:value-type="float" office:value="-0.432828188" calcext:value-type="float">
            <text:p>-0,432828188</text:p>
          </table:table-cell>
          <table:table-cell office:value-type="float" office:value="6.91562557" calcext:value-type="float">
            <text:p>6,91562557</text:p>
          </table:table-cell>
          <table:table-cell table:formula="of:=([.A3]-2.35)/2.35" office:value-type="float" office:value="1.10638289787234" calcext:value-type="float">
            <text:p>1,1063828979</text:p>
          </table:table-cell>
          <table:table-cell/>
          <table:table-cell table:formula="of:=([.A3]-2.269)/2.269" office:value-type="float" office:value="1.18157770383429" calcext:value-type="float">
            <text:p>1,1815777038</text:p>
          </table:table-cell>
          <table:table-cell table:formula="of:=LOG(ABS([.I3]))" office:value-type="float" office:value="0.0724622873198925" calcext:value-type="float">
            <text:p>0,0724622873</text:p>
          </table:table-cell>
          <table:table-cell table:formula="of:=LOG([.L3])" office:value-type="float" office:value="-1.37102320437255" calcext:value-type="float">
            <text:p>-1,3710232044</text:p>
          </table:table-cell>
          <table:table-cell office:value-type="float" office:value="0.0425575674" calcext:value-type="float">
            <text:p>4,26E-02</text:p>
          </table:table-cell>
          <table:table-cell table:formula="of:=LOG(ABS([.D3]))" office:value-type="float" office:value="-3.68091767235555" calcext:value-type="float">
            <text:p>-3,6809176724</text:p>
          </table:table-cell>
          <table:table-cell table:formula="of:=LOG(ABS([.E3]))" office:value-type="float" office:value="-0.363684463487855" calcext:value-type="float">
            <text:p>-0,3636844635</text:p>
          </table:table-cell>
          <table:table-cell table:formula="of:=LOG(ABS([.F3]))" office:value-type="float" office:value="0.839831471402793" calcext:value-type="float">
            <text:p>0,8398314714</text:p>
          </table:table-cell>
          <table:table-cell table:number-columns-repeated="21"/>
        </table:table-row>
        <table:table-row table:style-name="ro1">
          <table:table-cell office:value-type="float" office:value="4.9000001" calcext:value-type="float">
            <text:p>4,9000001</text:p>
          </table:table-cell>
          <table:table-cell office:value-type="float" office:value="0.0425719656" calcext:value-type="float">
            <text:p>4,26E-02</text:p>
          </table:table-cell>
          <table:table-cell office:value-type="float" office:value="0.0028279149" calcext:value-type="float">
            <text:p>2,83E-03</text:p>
          </table:table-cell>
          <table:table-cell office:value-type="float" office:value="0.000207253601" calcext:value-type="float">
            <text:p>2,07E-04</text:p>
          </table:table-cell>
          <table:table-cell office:value-type="float" office:value="-0.431599438" calcext:value-type="float">
            <text:p>-0,431599438</text:p>
          </table:table-cell>
          <table:table-cell office:value-type="float" office:value="10.2995081" calcext:value-type="float">
            <text:p>10,2995081</text:p>
          </table:table-cell>
          <table:table-cell table:formula="of:=([.A4]-2.35)/2.35" office:value-type="float" office:value="1.08510642553191" calcext:value-type="float">
            <text:p>1,0851064255</text:p>
          </table:table-cell>
          <table:table-cell/>
          <table:table-cell table:formula="of:=([.A4]-2.269)/2.269" office:value-type="float" office:value="1.1595416923755" calcext:value-type="float">
            <text:p>1,1595416924</text:p>
          </table:table-cell>
          <table:table-cell table:formula="of:=LOG(ABS([.I4]))" office:value-type="float" office:value="0.0642863687075884" calcext:value-type="float">
            <text:p>0,0642863687</text:p>
          </table:table-cell>
          <table:table-cell table:formula="of:=LOG([.L4])" office:value-type="float" office:value="-1.37087629744968" calcext:value-type="float">
            <text:p>-1,3708762974</text:p>
          </table:table-cell>
          <table:table-cell office:value-type="float" office:value="0.0425719656" calcext:value-type="float">
            <text:p>4,26E-02</text:p>
          </table:table-cell>
          <table:table-cell table:formula="of:=LOG(ABS([.D4]))" office:value-type="float" office:value="-3.68349791491114" calcext:value-type="float">
            <text:p>-3,6834979149</text:p>
          </table:table-cell>
          <table:table-cell table:formula="of:=LOG(ABS([.E4]))" office:value-type="float" office:value="-0.364919129498065" calcext:value-type="float">
            <text:p>-0,3649191295</text:p>
          </table:table-cell>
          <table:table-cell table:formula="of:=LOG(ABS([.F4]))" office:value-type="float" office:value="1.01281648348605" calcext:value-type="float">
            <text:p>1,0128164835</text:p>
          </table:table-cell>
          <table:table-cell table:number-columns-repeated="21"/>
        </table:table-row>
        <table:table-row table:style-name="ro1">
          <table:table-cell office:value-type="float" office:value="4.8499999" calcext:value-type="float">
            <text:p>4,8499999</text:p>
          </table:table-cell>
          <table:table-cell office:value-type="float" office:value="0.0432795398" calcext:value-type="float">
            <text:p>4,33E-02</text:p>
          </table:table-cell>
          <table:table-cell office:value-type="float" office:value="0.00291022193" calcext:value-type="float">
            <text:p>2,91E-03</text:p>
          </table:table-cell>
          <table:table-cell office:value-type="float" office:value="0.000213835738" calcext:value-type="float">
            <text:p>2,14E-04</text:p>
          </table:table-cell>
          <table:table-cell office:value-type="float" office:value="-0.423202962" calcext:value-type="float">
            <text:p>-0,423202962</text:p>
          </table:table-cell>
          <table:table-cell office:value-type="float" office:value="13.6754045" calcext:value-type="float">
            <text:p>13,6754045</text:p>
          </table:table-cell>
          <table:table-cell table:formula="of:=([.A5]-2.35)/2.35" office:value-type="float" office:value="1.06382974468085" calcext:value-type="float">
            <text:p>1,0638297447</text:p>
          </table:table-cell>
          <table:table-cell/>
          <table:table-cell table:formula="of:=([.A5]-2.269)/2.269" office:value-type="float" office:value="1.13750546496254" calcext:value-type="float">
            <text:p>1,137505465</text:p>
          </table:table-cell>
          <table:table-cell table:formula="of:=LOG(ABS([.I5]))" office:value-type="float" office:value="0.055953491832335" calcext:value-type="float">
            <text:p>0,0559534918</text:p>
          </table:table-cell>
          <table:table-cell table:formula="of:=LOG([.L5])" office:value-type="float" office:value="-1.36371736581699" calcext:value-type="float">
            <text:p>-1,3637173658</text:p>
          </table:table-cell>
          <table:table-cell office:value-type="float" office:value="0.0432795398" calcext:value-type="float">
            <text:p>4,33E-02</text:p>
          </table:table-cell>
          <table:table-cell table:formula="of:=LOG(ABS([.D5]))" office:value-type="float" office:value="-3.66991971016962" calcext:value-type="float">
            <text:p>-3,6699197102</text:p>
          </table:table-cell>
          <table:table-cell table:formula="of:=LOG(ABS([.E5]))" office:value-type="float" office:value="-0.373451301332621" calcext:value-type="float">
            <text:p>-0,3734513013</text:p>
          </table:table-cell>
          <table:table-cell table:formula="of:=LOG(ABS([.F5]))" office:value-type="float" office:value="1.13594018103983" calcext:value-type="float">
            <text:p>1,135940181</text:p>
          </table:table-cell>
          <table:table-cell table:number-columns-repeated="21"/>
        </table:table-row>
        <table:table-row table:style-name="ro1">
          <table:table-cell office:value-type="float" office:value="4.80000019" calcext:value-type="float">
            <text:p>4,80000019</text:p>
          </table:table-cell>
          <table:table-cell office:value-type="float" office:value="0.0437085219" calcext:value-type="float">
            <text:p>4,37E-02</text:p>
          </table:table-cell>
          <table:table-cell office:value-type="float" office:value="0.00299690804" calcext:value-type="float">
            <text:p>3,00E-03</text:p>
          </table:table-cell>
          <table:table-cell office:value-type="float" office:value="0.000226348566" calcext:value-type="float">
            <text:p>2,26E-04</text:p>
          </table:table-cell>
          <table:table-cell office:value-type="float" office:value="-0.451566666" calcext:value-type="float">
            <text:p>-0,451566666</text:p>
          </table:table-cell>
          <table:table-cell office:value-type="float" office:value="17.133934" calcext:value-type="float">
            <text:p>17,133934</text:p>
          </table:table-cell>
          <table:table-cell table:formula="of:=([.A6]-2.35)/2.35" office:value-type="float" office:value="1.04255327234043" calcext:value-type="float">
            <text:p>1,0425532723</text:p>
          </table:table-cell>
          <table:table-cell/>
          <table:table-cell table:formula="of:=([.A6]-2.269)/2.269" office:value-type="float" office:value="1.11546945350375" calcext:value-type="float">
            <text:p>1,1154694535</text:p>
          </table:table-cell>
          <table:table-cell table:formula="of:=LOG(ABS([.I6]))" office:value-type="float" office:value="0.0474576818754314" calcext:value-type="float">
            <text:p>0,0474576819</text:p>
          </table:table-cell>
          <table:table-cell table:formula="of:=LOG([.L6])" office:value-type="float" office:value="-1.3594338798871" calcext:value-type="float">
            <text:p>-1,3594338799</text:p>
          </table:table-cell>
          <table:table-cell office:value-type="float" office:value="0.0437085219" calcext:value-type="float">
            <text:p>4,37E-02</text:p>
          </table:table-cell>
          <table:table-cell table:formula="of:=LOG(ABS([.D6]))" office:value-type="float" office:value="-3.64522225257257" calcext:value-type="float">
            <text:p>-3,6452222526</text:p>
          </table:table-cell>
          <table:table-cell table:formula="of:=LOG(ABS([.E6]))" office:value-type="float" office:value="-0.345278124556135" calcext:value-type="float">
            <text:p>-0,3452781246</text:p>
          </table:table-cell>
          <table:table-cell table:formula="of:=LOG(ABS([.F6]))" office:value-type="float" office:value="1.23385708966352" calcext:value-type="float">
            <text:p>1,2338570897</text:p>
          </table:table-cell>
          <table:table-cell table:number-columns-repeated="21"/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0.0430219471" calcext:value-type="float">
            <text:p>4,30E-02</text:p>
          </table:table-cell>
          <table:table-cell office:value-type="float" office:value="0.00291064382" calcext:value-type="float">
            <text:p>2,91E-03</text:p>
          </table:table-cell>
          <table:table-cell office:value-type="float" office:value="0.000223106515" calcext:value-type="float">
            <text:p>2,23E-04</text:p>
          </table:table-cell>
          <table:table-cell office:value-type="float" office:value="-0.444706112" calcext:value-type="float">
            <text:p>-0,444706112</text:p>
          </table:table-cell>
          <table:table-cell office:value-type="float" office:value="20.6406918" calcext:value-type="float">
            <text:p>20,6406918</text:p>
          </table:table-cell>
          <table:table-cell table:formula="of:=([.A7]-2.35)/2.35" office:value-type="float" office:value="1.02127659574468" calcext:value-type="float">
            <text:p>1,0212765957</text:p>
          </table:table-cell>
          <table:table-cell/>
          <table:table-cell table:formula="of:=([.A7]-2.269)/2.269" office:value-type="float" office:value="1.09343323049802" calcext:value-type="float">
            <text:p>1,0934332305</text:p>
          </table:table-cell>
          <table:table-cell table:formula="of:=LOG(ABS([.I7]))" office:value-type="float" office:value="0.038792268387273" calcext:value-type="float">
            <text:p>0,0387922684</text:p>
          </table:table-cell>
          <table:table-cell table:formula="of:=LOG([.L7])" office:value-type="float" office:value="-1.36630993807571" calcext:value-type="float">
            <text:p>-1,3663099381</text:p>
          </table:table-cell>
          <table:table-cell office:value-type="float" office:value="0.0430219471" calcext:value-type="float">
            <text:p>4,30E-02</text:p>
          </table:table-cell>
          <table:table-cell table:formula="of:=LOG(ABS([.D7]))" office:value-type="float" office:value="-3.65148774756808" calcext:value-type="float">
            <text:p>-3,6514877476</text:p>
          </table:table-cell>
          <table:table-cell table:formula="of:=LOG(ABS([.E7]))" office:value-type="float" office:value="-0.351926901606536" calcext:value-type="float">
            <text:p>-0,3519269016</text:p>
          </table:table-cell>
          <table:table-cell table:formula="of:=LOG(ABS([.F7]))" office:value-type="float" office:value="1.31472424915128" calcext:value-type="float">
            <text:p>1,3147242492</text:p>
          </table:table-cell>
          <table:table-cell table:number-columns-repeated="21"/>
        </table:table-row>
        <table:table-row table:style-name="ro1">
          <table:table-cell office:value-type="float" office:value="4.69999981" calcext:value-type="float">
            <text:p>4,69999981</text:p>
          </table:table-cell>
          <table:table-cell office:value-type="float" office:value="0.0440575071" calcext:value-type="float">
            <text:p>4,41E-02</text:p>
          </table:table-cell>
          <table:table-cell office:value-type="float" office:value="0.00300606433" calcext:value-type="float">
            <text:p>3,01E-03</text:p>
          </table:table-cell>
          <table:table-cell office:value-type="float" office:value="0.000226595846" calcext:value-type="float">
            <text:p>2,27E-04</text:p>
          </table:table-cell>
          <table:table-cell office:value-type="float" office:value="-0.445627689" calcext:value-type="float">
            <text:p>-0,445627689</text:p>
          </table:table-cell>
          <table:table-cell office:value-type="float" office:value="24.1434574" calcext:value-type="float">
            <text:p>24,1434574</text:p>
          </table:table-cell>
          <table:table-cell table:formula="of:=([.A8]-2.35)/2.35" office:value-type="float" office:value="0.999999919148936" calcext:value-type="float">
            <text:p>0,9999999191</text:p>
          </table:table-cell>
          <table:table-cell/>
          <table:table-cell table:formula="of:=([.A8]-2.269)/2.269" office:value-type="float" office:value="1.07139700749229" calcext:value-type="float">
            <text:p>1,0713970075</text:p>
          </table:table-cell>
          <table:table-cell table:formula="of:=LOG(ABS([.I8]))" office:value-type="float" office:value="0.029950429015185" calcext:value-type="float">
            <text:p>0,029950429</text:p>
          </table:table-cell>
          <table:table-cell table:formula="of:=LOG([.L8])" office:value-type="float" office:value="-1.35598008011633" calcext:value-type="float">
            <text:p>-1,3559800801</text:p>
          </table:table-cell>
          <table:table-cell office:value-type="float" office:value="0.0440575071" calcext:value-type="float">
            <text:p>4,41E-02</text:p>
          </table:table-cell>
          <table:table-cell table:formula="of:=LOG(ABS([.D8]))" office:value-type="float" office:value="-3.64474805597224" calcext:value-type="float">
            <text:p>-3,644748056</text:p>
          </table:table-cell>
          <table:table-cell table:formula="of:=LOG(ABS([.E8]))" office:value-type="float" office:value="-0.351027832182823" calcext:value-type="float">
            <text:p>-0,3510278322</text:p>
          </table:table-cell>
          <table:table-cell table:formula="of:=LOG(ABS([.F8]))" office:value-type="float" office:value="1.38279946220811" calcext:value-type="float">
            <text:p>1,3827994622</text:p>
          </table:table-cell>
          <table:table-cell table:number-columns-repeated="21"/>
        </table:table-row>
        <table:table-row table:style-name="ro1">
          <table:table-cell office:value-type="float" office:value="4.6500001" calcext:value-type="float">
            <text:p>4,6500001</text:p>
          </table:table-cell>
          <table:table-cell office:value-type="float" office:value="0.0439983122" calcext:value-type="float">
            <text:p>4,40E-02</text:p>
          </table:table-cell>
          <table:table-cell office:value-type="float" office:value="0.00301533961" calcext:value-type="float">
            <text:p>3,02E-03</text:p>
          </table:table-cell>
          <table:table-cell office:value-type="float" office:value="0.000232147955" calcext:value-type="float">
            <text:p>2,32E-04</text:p>
          </table:table-cell>
          <table:table-cell office:value-type="float" office:value="-0.469997942" calcext:value-type="float">
            <text:p>-0,469997942</text:p>
          </table:table-cell>
          <table:table-cell office:value-type="float" office:value="27.7246571" calcext:value-type="float">
            <text:p>27,7246571</text:p>
          </table:table-cell>
          <table:table-cell table:formula="of:=([.A9]-2.35)/2.35" office:value-type="float" office:value="0.97872344680851" calcext:value-type="float">
            <text:p>0,9787234468</text:p>
          </table:table-cell>
          <table:table-cell/>
          <table:table-cell table:formula="of:=([.A9]-2.269)/2.269" office:value-type="float" office:value="1.04936099603349" calcext:value-type="float">
            <text:p>1,049360996</text:p>
          </table:table-cell>
          <table:table-cell table:formula="of:=LOG(ABS([.I9]))" office:value-type="float" office:value="0.0209249177599468" calcext:value-type="float">
            <text:p>0,0209249178</text:p>
          </table:table-cell>
          <table:table-cell table:formula="of:=LOG([.L9])" office:value-type="float" office:value="-1.35656398297485" calcext:value-type="float">
            <text:p>-1,356563983</text:p>
          </table:table-cell>
          <table:table-cell office:value-type="float" office:value="0.0439983122" calcext:value-type="float">
            <text:p>4,40E-02</text:p>
          </table:table-cell>
          <table:table-cell table:formula="of:=LOG(ABS([.D9]))" office:value-type="float" office:value="-3.63423513769726" calcext:value-type="float">
            <text:p>-3,6342351377</text:p>
          </table:table-cell>
          <table:table-cell table:formula="of:=LOG(ABS([.E9]))" office:value-type="float" office:value="-0.327904043723858" calcext:value-type="float">
            <text:p>-0,3279040437</text:p>
          </table:table-cell>
          <table:table-cell table:formula="of:=LOG(ABS([.F9]))" office:value-type="float" office:value="1.44286618347769" calcext:value-type="float">
            <text:p>1,4428661835</text:p>
          </table:table-cell>
          <table:table-cell table:number-columns-repeated="21"/>
        </table:table-row>
        <table:table-row table:style-name="ro1">
          <table:table-cell office:value-type="float" office:value="4.5999999" calcext:value-type="float">
            <text:p>4,5999999</text:p>
          </table:table-cell>
          <table:table-cell office:value-type="float" office:value="0.0448466763" calcext:value-type="float">
            <text:p>4,48E-02</text:p>
          </table:table-cell>
          <table:table-cell office:value-type="float" office:value="0.00316448556" calcext:value-type="float">
            <text:p>3,16E-03</text:p>
          </table:table-cell>
          <table:table-cell office:value-type="float" office:value="0.000250708952" calcext:value-type="float">
            <text:p>2,51E-04</text:p>
          </table:table-cell>
          <table:table-cell office:value-type="float" office:value="-0.474093795" calcext:value-type="float">
            <text:p>-0,474093795</text:p>
          </table:table-cell>
          <table:table-cell office:value-type="float" office:value="31.3214207" calcext:value-type="float">
            <text:p>31,3214207</text:p>
          </table:table-cell>
          <table:table-cell table:formula="of:=([.A10]-2.35)/2.35" office:value-type="float" office:value="0.957446765957447" calcext:value-type="float">
            <text:p>0,957446766</text:p>
          </table:table-cell>
          <table:table-cell/>
          <table:table-cell table:formula="of:=([.A10]-2.269)/2.269" office:value-type="float" office:value="1.02732476862054" calcext:value-type="float">
            <text:p>1,0273247686</text:p>
          </table:table-cell>
          <table:table-cell table:formula="of:=LOG(ABS([.I10]))" office:value-type="float" office:value="0.0117077590043885" calcext:value-type="float">
            <text:p>0,011707759</text:p>
          </table:table-cell>
          <table:table-cell table:formula="of:=LOG([.L10])" office:value-type="float" office:value="-1.34826973808383" calcext:value-type="float">
            <text:p>-1,3482697381</text:p>
          </table:table-cell>
          <table:table-cell office:value-type="float" office:value="0.0448466763" calcext:value-type="float">
            <text:p>4,48E-02</text:p>
          </table:table-cell>
          <table:table-cell table:formula="of:=LOG(ABS([.D10]))" office:value-type="float" office:value="-3.60083015852367" calcext:value-type="float">
            <text:p>-3,6008301585</text:p>
          </table:table-cell>
          <table:table-cell table:formula="of:=LOG(ABS([.E10]))" office:value-type="float" office:value="-0.324135728745365" calcext:value-type="float">
            <text:p>-0,3241357287</text:p>
          </table:table-cell>
          <table:table-cell table:formula="of:=LOG(ABS([.F10]))" office:value-type="float" office:value="1.4958414528807" calcext:value-type="float">
            <text:p>1,4958414529</text:p>
          </table:table-cell>
          <table:table-cell table:number-columns-repeated="21"/>
        </table:table-row>
        <table:table-row table:style-name="ro1">
          <table:table-cell office:value-type="float" office:value="4.55000019" calcext:value-type="float">
            <text:p>4,55000019</text:p>
          </table:table-cell>
          <table:table-cell office:value-type="float" office:value="0.0455832481" calcext:value-type="float">
            <text:p>4,56E-02</text:p>
          </table:table-cell>
          <table:table-cell office:value-type="float" office:value="0.00326348282" calcext:value-type="float">
            <text:p>3,26E-03</text:p>
          </table:table-cell>
          <table:table-cell office:value-type="float" office:value="0.000260582456" calcext:value-type="float">
            <text:p>2,61E-04</text:p>
          </table:table-cell>
          <table:table-cell office:value-type="float" office:value="-0.487200499" calcext:value-type="float">
            <text:p>-0,487200499</text:p>
          </table:table-cell>
          <table:table-cell office:value-type="float" office:value="35.007679" calcext:value-type="float">
            <text:p>35,007679</text:p>
          </table:table-cell>
          <table:table-cell table:formula="of:=([.A11]-2.35)/2.35" office:value-type="float" office:value="0.936170293617021" calcext:value-type="float">
            <text:p>0,9361702936</text:p>
          </table:table-cell>
          <table:table-cell/>
          <table:table-cell table:formula="of:=([.A11]-2.269)/2.269" office:value-type="float" office:value="1.00528875716175" calcext:value-type="float">
            <text:p>1,0052887572</text:p>
          </table:table-cell>
          <table:table-cell table:formula="of:=LOG(ABS([.I11]))" office:value-type="float" office:value="0.00229082556705153" calcext:value-type="float">
            <text:p>0,0022908256</text:p>
          </table:table-cell>
          <table:table-cell table:formula="of:=LOG([.L11])" office:value-type="float" office:value="-1.34119473177418" calcext:value-type="float">
            <text:p>-1,3411947318</text:p>
          </table:table-cell>
          <table:table-cell office:value-type="float" office:value="0.0455832481" calcext:value-type="float">
            <text:p>4,56E-02</text:p>
          </table:table-cell>
          <table:table-cell table:formula="of:=LOG(ABS([.D11]))" office:value-type="float" office:value="-3.58405482699209" calcext:value-type="float">
            <text:p>-3,584054827</text:p>
          </table:table-cell>
          <table:table-cell table:formula="of:=LOG(ABS([.E11]))" office:value-type="float" office:value="-0.3122922755623" calcext:value-type="float">
            <text:p>-0,3122922756</text:p>
          </table:table-cell>
          <table:table-cell table:formula="of:=LOG(ABS([.F11]))" office:value-type="float" office:value="1.54416331810846" calcext:value-type="float">
            <text:p>1,5441633181</text:p>
          </table:table-cell>
          <table:table-cell table:number-columns-repeated="21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0456322469" calcext:value-type="float">
            <text:p>4,56E-02</text:p>
          </table:table-cell>
          <table:table-cell office:value-type="float" office:value="0.0032783451" calcext:value-type="float">
            <text:p>3,28E-03</text:p>
          </table:table-cell>
          <table:table-cell office:value-type="float" office:value="0.000265787356" calcext:value-type="float">
            <text:p>2,66E-04</text:p>
          </table:table-cell>
          <table:table-cell office:value-type="float" office:value="-0.490784347" calcext:value-type="float">
            <text:p>-0,490784347</text:p>
          </table:table-cell>
          <table:table-cell office:value-type="float" office:value="38.6248207" calcext:value-type="float">
            <text:p>38,6248207</text:p>
          </table:table-cell>
          <table:table-cell table:formula="of:=([.A12]-2.35)/2.35" office:value-type="float" office:value="0.914893617021276" calcext:value-type="float">
            <text:p>0,914893617</text:p>
          </table:table-cell>
          <table:table-cell/>
          <table:table-cell table:formula="of:=([.A12]-2.269)/2.269" office:value-type="float" office:value="0.983252534156016" calcext:value-type="float">
            <text:p>0,9832525342</text:p>
          </table:table-cell>
          <table:table-cell table:formula="of:=LOG(ABS([.I12]))" office:value-type="float" office:value="-0.00733492560109829" calcext:value-type="float">
            <text:p>-0,0073349256</text:p>
          </table:table-cell>
          <table:table-cell table:formula="of:=LOG([.L12])" office:value-type="float" office:value="-1.34072814634356" calcext:value-type="float">
            <text:p>-1,3407281463</text:p>
          </table:table-cell>
          <table:table-cell office:value-type="float" office:value="0.0456322469" calcext:value-type="float">
            <text:p>4,56E-02</text:p>
          </table:table-cell>
          <table:table-cell table:formula="of:=LOG(ABS([.D12]))" office:value-type="float" office:value="-3.57546568309999" calcext:value-type="float">
            <text:p>-3,5754656831</text:p>
          </table:table-cell>
          <table:table-cell table:formula="of:=LOG(ABS([.E12]))" office:value-type="float" office:value="-0.309109297045138" calcext:value-type="float">
            <text:p>-0,309109297</text:p>
          </table:table-cell>
          <table:table-cell table:formula="of:=LOG(ABS([.F12]))" office:value-type="float" office:value="1.58686647640231" calcext:value-type="float">
            <text:p>1,5868664764</text:p>
          </table:table-cell>
          <table:table-cell table:number-columns-repeated="21"/>
        </table:table-row>
        <table:table-row table:style-name="ro1">
          <table:table-cell office:value-type="float" office:value="4.44999981" calcext:value-type="float">
            <text:p>4,44999981</text:p>
          </table:table-cell>
          <table:table-cell office:value-type="float" office:value="0.0464378186" calcext:value-type="float">
            <text:p>4,64E-02</text:p>
          </table:table-cell>
          <table:table-cell office:value-type="float" office:value="0.00338646839" calcext:value-type="float">
            <text:p>3,39E-03</text:p>
          </table:table-cell>
          <table:table-cell office:value-type="float" office:value="0.000276403938" calcext:value-type="float">
            <text:p>2,76E-04</text:p>
          </table:table-cell>
          <table:table-cell office:value-type="float" office:value="-0.5075773" calcext:value-type="float">
            <text:p>-0,5075773</text:p>
          </table:table-cell>
          <table:table-cell office:value-type="float" office:value="42.2972565" calcext:value-type="float">
            <text:p>42,2972565</text:p>
          </table:table-cell>
          <table:table-cell table:formula="of:=([.A13]-2.35)/2.35" office:value-type="float" office:value="0.893616940425532" calcext:value-type="float">
            <text:p>0,8936169404</text:p>
          </table:table-cell>
          <table:table-cell/>
          <table:table-cell table:formula="of:=([.A13]-2.269)/2.269" office:value-type="float" office:value="0.961216311150286" calcext:value-type="float">
            <text:p>0,9612163112</text:p>
          </table:table-cell>
          <table:table-cell table:formula="of:=LOG(ABS([.I13]))" office:value-type="float" office:value="-0.0171788681402364" calcext:value-type="float">
            <text:p>-0,0171788681</text:p>
          </table:table-cell>
          <table:table-cell table:formula="of:=LOG([.L13])" office:value-type="float" office:value="-1.33312818928303" calcext:value-type="float">
            <text:p>-1,3331281893</text:p>
          </table:table-cell>
          <table:table-cell office:value-type="float" office:value="0.0464378186" calcext:value-type="float">
            <text:p>4,64E-02</text:p>
          </table:table-cell>
          <table:table-cell table:formula="of:=LOG(ABS([.D13]))" office:value-type="float" office:value="-3.55845577374543" calcext:value-type="float">
            <text:p>-3,5584557737</text:p>
          </table:table-cell>
          <table:table-cell table:formula="of:=LOG(ABS([.E13]))" office:value-type="float" office:value="-0.294497808770364" calcext:value-type="float">
            <text:p>-0,2944978088</text:p>
          </table:table-cell>
          <table:table-cell table:formula="of:=LOG(ABS([.F13]))" office:value-type="float" office:value="1.62631219892229" calcext:value-type="float">
            <text:p>1,6263121989</text:p>
          </table:table-cell>
          <table:table-cell table:number-columns-repeated="21"/>
        </table:table-row>
        <table:table-row table:style-name="ro1">
          <table:table-cell office:value-type="float" office:value="4.4000001" calcext:value-type="float">
            <text:p>4,4000001</text:p>
          </table:table-cell>
          <table:table-cell office:value-type="float" office:value="0.0465440117" calcext:value-type="float">
            <text:p>4,65E-02</text:p>
          </table:table-cell>
          <table:table-cell office:value-type="float" office:value="0.00339207333" calcext:value-type="float">
            <text:p>3,39E-03</text:p>
          </table:table-cell>
          <table:table-cell office:value-type="float" office:value="0.000278574618" calcext:value-type="float">
            <text:p>2,79E-04</text:p>
          </table:table-cell>
          <table:table-cell office:value-type="float" office:value="-0.500614405" calcext:value-type="float">
            <text:p>-0,500614405</text:p>
          </table:table-cell>
          <table:table-cell office:value-type="float" office:value="46.003891" calcext:value-type="float">
            <text:p>46,003891</text:p>
          </table:table-cell>
          <table:table-cell table:formula="of:=([.A14]-2.35)/2.35" office:value-type="float" office:value="0.872340468085106" calcext:value-type="float">
            <text:p>0,8723404681</text:p>
          </table:table-cell>
          <table:table-cell/>
          <table:table-cell table:formula="of:=([.A14]-2.269)/2.269" office:value-type="float" office:value="0.939180299691494" calcext:value-type="float">
            <text:p>0,9391802997</text:p>
          </table:table-cell>
          <table:table-cell table:formula="of:=LOG(ABS([.I14]))" office:value-type="float" office:value="-0.0272510257908903" calcext:value-type="float">
            <text:p>-0,0272510258</text:p>
          </table:table-cell>
          <table:table-cell table:formula="of:=LOG([.L14])" office:value-type="float" office:value="-1.33213618692624" calcext:value-type="float">
            <text:p>-1,3321361869</text:p>
          </table:table-cell>
          <table:table-cell office:value-type="float" office:value="0.0465440117" calcext:value-type="float">
            <text:p>4,65E-02</text:p>
          </table:table-cell>
          <table:table-cell table:formula="of:=LOG(ABS([.D14]))" office:value-type="float" office:value="-3.55505845634246" calcext:value-type="float">
            <text:p>-3,5550584563</text:p>
          </table:table-cell>
          <table:table-cell table:formula="of:=LOG(ABS([.E14]))" office:value-type="float" office:value="-0.300496657880005" calcext:value-type="float">
            <text:p>-0,3004966579</text:p>
          </table:table-cell>
          <table:table-cell table:formula="of:=LOG(ABS([.F14]))" office:value-type="float" office:value="1.66279456577644" calcext:value-type="float">
            <text:p>1,6627945658</text:p>
          </table:table-cell>
          <table:table-cell table:number-columns-repeated="21"/>
        </table:table-row>
        <table:table-row table:style-name="ro1">
          <table:table-cell office:value-type="float" office:value="4.3499999" calcext:value-type="float">
            <text:p>4,3499999</text:p>
          </table:table-cell>
          <table:table-cell office:value-type="float" office:value="0.0470291935" calcext:value-type="float">
            <text:p>4,70E-02</text:p>
          </table:table-cell>
          <table:table-cell office:value-type="float" office:value="0.00351093756" calcext:value-type="float">
            <text:p>3,51E-03</text:p>
          </table:table-cell>
          <table:table-cell office:value-type="float" office:value="0.000298664934" calcext:value-type="float">
            <text:p>2,99E-04</text:p>
          </table:table-cell>
          <table:table-cell office:value-type="float" office:value="-0.516792953" calcext:value-type="float">
            <text:p>-0,516792953</text:p>
          </table:table-cell>
          <table:table-cell office:value-type="float" office:value="49.7961311" calcext:value-type="float">
            <text:p>49,7961311</text:p>
          </table:table-cell>
          <table:table-cell table:formula="of:=([.A15]-2.35)/2.35" office:value-type="float" office:value="0.851063787234043" calcext:value-type="float">
            <text:p>0,8510637872</text:p>
          </table:table-cell>
          <table:table-cell/>
          <table:table-cell table:formula="of:=([.A15]-2.269)/2.269" office:value-type="float" office:value="0.917144072278537" calcext:value-type="float">
            <text:p>0,9171440723</text:p>
          </table:table-cell>
          <table:table-cell table:formula="of:=LOG(ABS([.I15]))" office:value-type="float" office:value="-0.0375624365428185" calcext:value-type="float">
            <text:p>-0,0375624365</text:p>
          </table:table-cell>
          <table:table-cell table:formula="of:=LOG([.L15])" office:value-type="float" office:value="-1.32763246887252" calcext:value-type="float">
            <text:p>-1,3276324689</text:p>
          </table:table-cell>
          <table:table-cell office:value-type="float" office:value="0.0470291935" calcext:value-type="float">
            <text:p>4,70E-02</text:p>
          </table:table-cell>
          <table:table-cell table:formula="of:=LOG(ABS([.D15]))" office:value-type="float" office:value="-3.52481576455448" calcext:value-type="float">
            <text:p>-3,5248157646</text:p>
          </table:table-cell>
          <table:table-cell table:formula="of:=LOG(ABS([.E15]))" office:value-type="float" office:value="-0.286683417021641" calcext:value-type="float">
            <text:p>-0,286683417</text:p>
          </table:table-cell>
          <table:table-cell table:formula="of:=LOG(ABS([.F15]))" office:value-type="float" office:value="1.69719560165144" calcext:value-type="float">
            <text:p>1,6971956017</text:p>
          </table:table-cell>
          <table:table-cell table:number-columns-repeated="21"/>
        </table:table-row>
        <table:table-row table:style-name="ro1">
          <table:table-cell office:value-type="float" office:value="4.30000019" calcext:value-type="float">
            <text:p>4,30000019</text:p>
          </table:table-cell>
          <table:table-cell office:value-type="float" office:value="0.0467578061" calcext:value-type="float">
            <text:p>4,68E-02</text:p>
          </table:table-cell>
          <table:table-cell office:value-type="float" office:value="0.00345348078" calcext:value-type="float">
            <text:p>3,45E-03</text:p>
          </table:table-cell>
          <table:table-cell office:value-type="float" office:value="0.000294694968" calcext:value-type="float">
            <text:p>2,95E-04</text:p>
          </table:table-cell>
          <table:table-cell office:value-type="float" office:value="-0.51382345" calcext:value-type="float">
            <text:p>-0,51382345</text:p>
          </table:table-cell>
          <table:table-cell office:value-type="float" office:value="53.4801369" calcext:value-type="float">
            <text:p>53,4801369</text:p>
          </table:table-cell>
          <table:table-cell table:formula="of:=([.A16]-2.35)/2.35" office:value-type="float" office:value="0.829787314893617" calcext:value-type="float">
            <text:p>0,8297873149</text:p>
          </table:table-cell>
          <table:table-cell/>
          <table:table-cell table:formula="of:=([.A16]-2.269)/2.269" office:value-type="float" office:value="0.895108060819744" calcext:value-type="float">
            <text:p>0,8951080608</text:p>
          </table:table-cell>
          <table:table-cell table:formula="of:=LOG(ABS([.I16]))" office:value-type="float" office:value="-0.048124531851893" calcext:value-type="float">
            <text:p>-0,0481245319</text:p>
          </table:table-cell>
          <table:table-cell table:formula="of:=LOG([.L16])" office:value-type="float" office:value="-1.33014587434973" calcext:value-type="float">
            <text:p>-1,3301458743</text:p>
          </table:table-cell>
          <table:table-cell office:value-type="float" office:value="0.0467578061" calcext:value-type="float">
            <text:p>4,68E-02</text:p>
          </table:table-cell>
          <table:table-cell table:formula="of:=LOG(ABS([.D16]))" office:value-type="float" office:value="-3.53062727978798" calcext:value-type="float">
            <text:p>-3,5306272798</text:p>
          </table:table-cell>
          <table:table-cell table:formula="of:=LOG(ABS([.E16]))" office:value-type="float" office:value="-0.289186079179827" calcext:value-type="float">
            <text:p>-0,2891860792</text:p>
          </table:table-cell>
          <table:table-cell table:formula="of:=LOG(ABS([.F16]))" office:value-type="float" office:value="1.72819251031094" calcext:value-type="float">
            <text:p>1,7281925103</text:p>
          </table:table-cell>
          <table:table-cell table:number-columns-repeated="21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0.0484701395" calcext:value-type="float">
            <text:p>4,85E-02</text:p>
          </table:table-cell>
          <table:table-cell office:value-type="float" office:value="0.00371355354" calcext:value-type="float">
            <text:p>3,71E-03</text:p>
          </table:table-cell>
          <table:table-cell office:value-type="float" office:value="0.000320988038" calcext:value-type="float">
            <text:p>3,21E-04</text:p>
          </table:table-cell>
          <table:table-cell office:value-type="float" office:value="-0.542084813" calcext:value-type="float">
            <text:p>-0,542084813</text:p>
          </table:table-cell>
          <table:table-cell office:value-type="float" office:value="57.2649002" calcext:value-type="float">
            <text:p>57,2649002</text:p>
          </table:table-cell>
          <table:table-cell table:formula="of:=([.A17]-2.35)/2.35" office:value-type="float" office:value="0.808510638297872" calcext:value-type="float">
            <text:p>0,8085106383</text:p>
          </table:table-cell>
          <table:table-cell/>
          <table:table-cell table:formula="of:=([.A17]-2.269)/2.269" office:value-type="float" office:value="0.873071837814015" calcext:value-type="float">
            <text:p>0,8730718378</text:p>
          </table:table-cell>
          <table:table-cell table:formula="of:=LOG(ABS([.I17]))" office:value-type="float" office:value="-0.058950020346389" calcext:value-type="float">
            <text:p>-0,0589500203</text:p>
          </table:table-cell>
          <table:table-cell table:formula="of:=LOG([.L17])" office:value-type="float" office:value="-1.31452573034959" calcext:value-type="float">
            <text:p>-1,3145257303</text:p>
          </table:table-cell>
          <table:table-cell office:value-type="float" office:value="0.0484701395" calcext:value-type="float">
            <text:p>4,85E-02</text:p>
          </table:table-cell>
          <table:table-cell table:formula="of:=LOG(ABS([.D17]))" office:value-type="float" office:value="-3.49351115179261" calcext:value-type="float">
            <text:p>-3,4935111518</text:p>
          </table:table-cell>
          <table:table-cell table:formula="of:=LOG(ABS([.E17]))" office:value-type="float" office:value="-0.265932759704624" calcext:value-type="float">
            <text:p>-0,2659327597</text:p>
          </table:table-cell>
          <table:table-cell table:formula="of:=LOG(ABS([.F17]))" office:value-type="float" office:value="1.75788850817676" calcext:value-type="float">
            <text:p>1,7578885082</text:p>
          </table:table-cell>
          <table:table-cell table:number-columns-repeated="21"/>
        </table:table-row>
        <table:table-row table:style-name="ro1">
          <table:table-cell office:value-type="float" office:value="4.19999981" calcext:value-type="float">
            <text:p>4,19999981</text:p>
          </table:table-cell>
          <table:table-cell office:value-type="float" office:value="0.0493653044" calcext:value-type="float">
            <text:p>4,94E-02</text:p>
          </table:table-cell>
          <table:table-cell office:value-type="float" office:value="0.00378560531" calcext:value-type="float">
            <text:p>3,79E-03</text:p>
          </table:table-cell>
          <table:table-cell office:value-type="float" office:value="0.000321112399" calcext:value-type="float">
            <text:p>3,21E-04</text:p>
          </table:table-cell>
          <table:table-cell office:value-type="float" office:value="-0.522629559" calcext:value-type="float">
            <text:p>-0,522629559</text:p>
          </table:table-cell>
          <table:table-cell office:value-type="float" office:value="61.1270752" calcext:value-type="float">
            <text:p>61,1270752</text:p>
          </table:table-cell>
          <table:table-cell table:formula="of:=([.A18]-2.35)/2.35" office:value-type="float" office:value="0.787233961702127" calcext:value-type="float">
            <text:p>0,7872339617</text:p>
          </table:table-cell>
          <table:table-cell/>
          <table:table-cell table:formula="of:=([.A18]-2.269)/2.269" office:value-type="float" office:value="0.851035614808285" calcext:value-type="float">
            <text:p>0,8510356148</text:p>
          </table:table-cell>
          <table:table-cell table:formula="of:=LOG(ABS([.I18]))" office:value-type="float" office:value="-0.0700522648377815" calcext:value-type="float">
            <text:p>-0,0700522648</text:p>
          </table:table-cell>
          <table:table-cell table:formula="of:=LOG([.L18])" office:value-type="float" office:value="-1.30657818066286" calcext:value-type="float">
            <text:p>-1,3065781807</text:p>
          </table:table-cell>
          <table:table-cell office:value-type="float" office:value="0.0493653044" calcext:value-type="float">
            <text:p>4,94E-02</text:p>
          </table:table-cell>
          <table:table-cell table:formula="of:=LOG(ABS([.D18]))" office:value-type="float" office:value="-3.49334292484982" calcext:value-type="float">
            <text:p>-3,4933429248</text:p>
          </table:table-cell>
          <table:table-cell table:formula="of:=LOG(ABS([.E18]))" office:value-type="float" office:value="-0.281806030989183" calcext:value-type="float">
            <text:p>-0,281806031</text:p>
          </table:table-cell>
          <table:table-cell table:formula="of:=LOG(ABS([.F18]))" office:value-type="float" office:value="1.78623361622346" calcext:value-type="float">
            <text:p>1,7862336162</text:p>
          </table:table-cell>
          <table:table-cell table:number-columns-repeated="21"/>
        </table:table-row>
        <table:table-row table:style-name="ro1">
          <table:table-cell office:value-type="float" office:value="4.1500001" calcext:value-type="float">
            <text:p>4,1500001</text:p>
          </table:table-cell>
          <table:table-cell office:value-type="float" office:value="0.0503082685" calcext:value-type="float">
            <text:p>5,03E-02</text:p>
          </table:table-cell>
          <table:table-cell office:value-type="float" office:value="0.00397608895" calcext:value-type="float">
            <text:p>3,98E-03</text:p>
          </table:table-cell>
          <table:table-cell office:value-type="float" office:value="0.000348233007" calcext:value-type="float">
            <text:p>3,48E-04</text:p>
          </table:table-cell>
          <table:table-cell office:value-type="float" office:value="-0.542596757" calcext:value-type="float">
            <text:p>-0,542596757</text:p>
          </table:table-cell>
          <table:table-cell office:value-type="float" office:value="65.0397263" calcext:value-type="float">
            <text:p>65,0397263</text:p>
          </table:table-cell>
          <table:table-cell table:formula="of:=([.A19]-2.35)/2.35" office:value-type="float" office:value="0.765957489361702" calcext:value-type="float">
            <text:p>0,7659574894</text:p>
          </table:table-cell>
          <table:table-cell/>
          <table:table-cell table:formula="of:=([.A19]-2.269)/2.269" office:value-type="float" office:value="0.828999603349493" calcext:value-type="float">
            <text:p>0,8289996033</text:p>
          </table:table-cell>
          <table:table-cell table:formula="of:=LOG(ABS([.I19]))" office:value-type="float" office:value="-0.0814456772460686" calcext:value-type="float">
            <text:p>-0,0814456772</text:p>
          </table:table-cell>
          <table:table-cell table:formula="of:=LOG([.L19])" office:value-type="float" office:value="-1.29836062987831" calcext:value-type="float">
            <text:p>-1,2983606299</text:p>
          </table:table-cell>
          <table:table-cell office:value-type="float" office:value="0.0503082685" calcext:value-type="float">
            <text:p>5,03E-02</text:p>
          </table:table-cell>
          <table:table-cell table:formula="of:=LOG(ABS([.D19]))" office:value-type="float" office:value="-3.45813006699644" calcext:value-type="float">
            <text:p>-3,458130067</text:p>
          </table:table-cell>
          <table:table-cell table:formula="of:=LOG(ABS([.E19]))" office:value-type="float" office:value="-0.26552280626409" calcext:value-type="float">
            <text:p>-0,2655228063</text:p>
          </table:table-cell>
          <table:table-cell table:formula="of:=LOG(ABS([.F19]))" office:value-type="float" office:value="1.81317870499299" calcext:value-type="float">
            <text:p>1,813178705</text:p>
          </table:table-cell>
          <table:table-cell table:number-columns-repeated="21"/>
        </table:table-row>
        <table:table-row table:style-name="ro1">
          <table:table-cell office:value-type="float" office:value="4.0999999" calcext:value-type="float">
            <text:p>4,0999999</text:p>
          </table:table-cell>
          <table:table-cell office:value-type="float" office:value="0.0509536415" calcext:value-type="float">
            <text:p>5,10E-02</text:p>
          </table:table-cell>
          <table:table-cell office:value-type="float" office:value="0.00404809834" calcext:value-type="float">
            <text:p>4,05E-03</text:p>
          </table:table-cell>
          <table:table-cell office:value-type="float" office:value="0.000354103628" calcext:value-type="float">
            <text:p>3,54E-04</text:p>
          </table:table-cell>
          <table:table-cell office:value-type="float" office:value="-0.540856004" calcext:value-type="float">
            <text:p>-0,540856004</text:p>
          </table:table-cell>
          <table:table-cell office:value-type="float" office:value="68.9594498" calcext:value-type="float">
            <text:p>68,9594498</text:p>
          </table:table-cell>
          <table:table-cell table:formula="of:=([.A20]-2.35)/2.35" office:value-type="float" office:value="0.744680808510638" calcext:value-type="float">
            <text:p>0,7446808085</text:p>
          </table:table-cell>
          <table:table-cell/>
          <table:table-cell table:formula="of:=([.A20]-2.269)/2.269" office:value-type="float" office:value="0.806963375936536" calcext:value-type="float">
            <text:p>0,8069633759</text:p>
          </table:table-cell>
          <table:table-cell table:formula="of:=LOG(ABS([.I20]))" office:value-type="float" office:value="-0.0931461753022179" calcext:value-type="float">
            <text:p>-0,0931461753</text:p>
          </table:table-cell>
          <table:table-cell table:formula="of:=LOG([.L20])" office:value-type="float" office:value="-1.2928247728579" calcext:value-type="float">
            <text:p>-1,2928247729</text:p>
          </table:table-cell>
          <table:table-cell office:value-type="float" office:value="0.0509536415" calcext:value-type="float">
            <text:p>5,10E-02</text:p>
          </table:table-cell>
          <table:table-cell table:formula="of:=LOG(ABS([.D20]))" office:value-type="float" office:value="-3.45086962361662" calcext:value-type="float">
            <text:p>-3,4508696236</text:p>
          </table:table-cell>
          <table:table-cell table:formula="of:=LOG(ABS([.E20]))" office:value-type="float" office:value="-0.266918344860661" calcext:value-type="float">
            <text:p>-0,2669183449</text:p>
          </table:table-cell>
          <table:table-cell table:formula="of:=LOG(ABS([.F20]))" office:value-type="float" office:value="1.83859378776768" calcext:value-type="float">
            <text:p>1,8385937878</text:p>
          </table:table-cell>
          <table:table-cell table:number-columns-repeated="21"/>
        </table:table-row>
        <table:table-row table:style-name="ro1">
          <table:table-cell office:value-type="float" office:value="4.05000019" calcext:value-type="float">
            <text:p>4,05000019</text:p>
          </table:table-cell>
          <table:table-cell office:value-type="float" office:value="0.0513256304" calcext:value-type="float">
            <text:p>5,13E-02</text:p>
          </table:table-cell>
          <table:table-cell office:value-type="float" office:value="0.00414470863" calcext:value-type="float">
            <text:p>4,14E-03</text:p>
          </table:table-cell>
          <table:table-cell office:value-type="float" office:value="0.000372935348" calcext:value-type="float">
            <text:p>3,73E-04</text:p>
          </table:table-cell>
          <table:table-cell office:value-type="float" office:value="-0.553757906" calcext:value-type="float">
            <text:p>-0,553757906</text:p>
          </table:table-cell>
          <table:table-cell office:value-type="float" office:value="73.0135193" calcext:value-type="float">
            <text:p>73,0135193</text:p>
          </table:table-cell>
          <table:table-cell table:formula="of:=([.A21]-2.35)/2.35" office:value-type="float" office:value="0.723404336170213" calcext:value-type="float">
            <text:p>0,7234043362</text:p>
          </table:table-cell>
          <table:table-cell/>
          <table:table-cell table:formula="of:=([.A21]-2.269)/2.269" office:value-type="float" office:value="0.784927364477744" calcext:value-type="float">
            <text:p>0,7849273645</text:p>
          </table:table-cell>
          <table:table-cell table:formula="of:=LOG(ABS([.I21]))" office:value-type="float" office:value="-0.105170530090447" calcext:value-type="float">
            <text:p>-0,1051705301</text:p>
          </table:table-cell>
          <table:table-cell table:formula="of:=LOG([.L21])" office:value-type="float" office:value="-1.28966570776234" calcext:value-type="float">
            <text:p>-1,2896657078</text:p>
          </table:table-cell>
          <table:table-cell office:value-type="float" office:value="0.0513256304" calcext:value-type="float">
            <text:p>5,13E-02</text:p>
          </table:table-cell>
          <table:table-cell table:formula="of:=LOG(ABS([.D21]))" office:value-type="float" office:value="-3.42836645087362" calcext:value-type="float">
            <text:p>-3,4283664509</text:p>
          </table:table-cell>
          <table:table-cell table:formula="of:=LOG(ABS([.E21]))" office:value-type="float" office:value="-0.256680060303567" calcext:value-type="float">
            <text:p>-0,2566800603</text:p>
          </table:table-cell>
          <table:table-cell table:formula="of:=LOG(ABS([.F21]))" office:value-type="float" office:value="1.86340328222704" calcext:value-type="float">
            <text:p>1,8634032822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18814065" calcext:value-type="float">
            <text:p>5,19E-02</text:p>
          </table:table-cell>
          <table:table-cell office:value-type="float" office:value="0.00419695117" calcext:value-type="float">
            <text:p>4,20E-03</text:p>
          </table:table-cell>
          <table:table-cell office:value-type="float" office:value="0.000376317708" calcext:value-type="float">
            <text:p>3,76E-04</text:p>
          </table:table-cell>
          <table:table-cell office:value-type="float" office:value="-0.54802376" calcext:value-type="float">
            <text:p>-0,54802376</text:p>
          </table:table-cell>
          <table:table-cell office:value-type="float" office:value="77.011055" calcext:value-type="float">
            <text:p>77,011055</text:p>
          </table:table-cell>
          <table:table-cell table:formula="of:=([.A22]-2.35)/2.35" office:value-type="float" office:value="0.702127659574468" calcext:value-type="float">
            <text:p>0,7021276596</text:p>
          </table:table-cell>
          <table:table-cell/>
          <table:table-cell table:formula="of:=([.A22]-2.269)/2.269" office:value-type="float" office:value="0.762891141472014" calcext:value-type="float">
            <text:p>0,7628911415</text:p>
          </table:table-cell>
          <table:table-cell table:formula="of:=LOG(ABS([.I22]))" office:value-type="float" office:value="-0.117537428009542" calcext:value-type="float">
            <text:p>-0,117537428</text:p>
          </table:table-cell>
          <table:table-cell table:formula="of:=LOG([.L22])" office:value-type="float" office:value="-1.28498825874623" calcext:value-type="float">
            <text:p>-1,2849882587</text:p>
          </table:table-cell>
          <table:table-cell office:value-type="float" office:value="0.0518814065" calcext:value-type="float">
            <text:p>5,19E-02</text:p>
          </table:table-cell>
          <table:table-cell table:formula="of:=LOG(ABS([.D22]))" office:value-type="float" office:value="-3.42444534504516" calcext:value-type="float">
            <text:p>-3,424445345</text:p>
          </table:table-cell>
          <table:table-cell table:formula="of:=LOG(ABS([.E22]))" office:value-type="float" office:value="-0.261200611929506" calcext:value-type="float">
            <text:p>-0,2612006119</text:p>
          </table:table-cell>
          <table:table-cell table:formula="of:=LOG(ABS([.F22]))" office:value-type="float" office:value="1.88655307297609" calcext:value-type="float">
            <text:p>1,886553073</text:p>
          </table:table-cell>
          <table:table-cell table:number-columns-repeated="21"/>
        </table:table-row>
        <table:table-row table:style-name="ro1">
          <table:table-cell office:value-type="float" office:value="3.94999981" calcext:value-type="float">
            <text:p>3,94999981</text:p>
          </table:table-cell>
          <table:table-cell office:value-type="float" office:value="0.0516764149" calcext:value-type="float">
            <text:p>5,17E-02</text:p>
          </table:table-cell>
          <table:table-cell office:value-type="float" office:value="0.00419572322" calcext:value-type="float">
            <text:p>4,20E-03</text:p>
          </table:table-cell>
          <table:table-cell office:value-type="float" office:value="0.000386144675" calcext:value-type="float">
            <text:p>3,86E-04</text:p>
          </table:table-cell>
          <table:table-cell office:value-type="float" office:value="-0.561540008" calcext:value-type="float">
            <text:p>-0,561540008</text:p>
          </table:table-cell>
          <table:table-cell office:value-type="float" office:value="81.0104446" calcext:value-type="float">
            <text:p>81,0104446</text:p>
          </table:table-cell>
          <table:table-cell table:formula="of:=([.A23]-2.35)/2.35" office:value-type="float" office:value="0.680850982978723" calcext:value-type="float">
            <text:p>0,680850983</text:p>
          </table:table-cell>
          <table:table-cell/>
          <table:table-cell table:formula="of:=([.A23]-2.269)/2.269" office:value-type="float" office:value="0.740854918466285" calcext:value-type="float">
            <text:p>0,7408549185</text:p>
          </table:table-cell>
          <table:table-cell table:formula="of:=LOG(ABS([.I23]))" office:value-type="float" office:value="-0.130266831532887" calcext:value-type="float">
            <text:p>-0,1302668315</text:p>
          </table:table-cell>
          <table:table-cell table:formula="of:=LOG([.L23])" office:value-type="float" office:value="-1.28670762355699" calcext:value-type="float">
            <text:p>-1,2867076236</text:p>
          </table:table-cell>
          <table:table-cell office:value-type="float" office:value="0.0516764149" calcext:value-type="float">
            <text:p>5,17E-02</text:p>
          </table:table-cell>
          <table:table-cell table:formula="of:=LOG(ABS([.D23]))" office:value-type="float" office:value="-3.41324994977825" calcext:value-type="float">
            <text:p>-3,4132499498</text:p>
          </table:table-cell>
          <table:table-cell table:formula="of:=LOG(ABS([.E23]))" office:value-type="float" office:value="-0.250619296152923" calcext:value-type="float">
            <text:p>-0,2506192962</text:p>
          </table:table-cell>
          <table:table-cell table:formula="of:=LOG(ABS([.F23]))" office:value-type="float" office:value="1.90854101566532" calcext:value-type="float">
            <text:p>1,9085410157</text:p>
          </table:table-cell>
          <table:table-cell table:number-columns-repeated="21"/>
        </table:table-row>
        <table:table-row table:style-name="ro1">
          <table:table-cell office:value-type="float" office:value="3.9000001" calcext:value-type="float">
            <text:p>3,9000001</text:p>
          </table:table-cell>
          <table:table-cell office:value-type="float" office:value="0.0520010032" calcext:value-type="float">
            <text:p>5,20E-02</text:p>
          </table:table-cell>
          <table:table-cell office:value-type="float" office:value="0.00421763631" calcext:value-type="float">
            <text:p>4,22E-03</text:p>
          </table:table-cell>
          <table:table-cell office:value-type="float" office:value="0.000388085085" calcext:value-type="float">
            <text:p>3,88E-04</text:p>
          </table:table-cell>
          <table:table-cell office:value-type="float" office:value="-0.572701216" calcext:value-type="float">
            <text:p>-0,572701216</text:p>
          </table:table-cell>
          <table:table-cell office:value-type="float" office:value="85.1215439" calcext:value-type="float">
            <text:p>85,1215439</text:p>
          </table:table-cell>
          <table:table-cell table:formula="of:=([.A24]-2.35)/2.35" office:value-type="float" office:value="0.659574510638298" calcext:value-type="float">
            <text:p>0,6595745106</text:p>
          </table:table-cell>
          <table:table-cell/>
          <table:table-cell table:formula="of:=([.A24]-2.269)/2.269" office:value-type="float" office:value="0.718818907007492" calcext:value-type="float">
            <text:p>0,718818907</text:p>
          </table:table-cell>
          <table:table-cell table:formula="of:=LOG(ABS([.I24]))" office:value-type="float" office:value="-0.143380508217164" calcext:value-type="float">
            <text:p>-0,1433805082</text:p>
          </table:table-cell>
          <table:table-cell table:formula="of:=LOG([.L24])" office:value-type="float" office:value="-1.28398827790325" calcext:value-type="float">
            <text:p>-1,2839882779</text:p>
          </table:table-cell>
          <table:table-cell office:value-type="float" office:value="0.0520010032" calcext:value-type="float">
            <text:p>5,20E-02</text:p>
          </table:table-cell>
          <table:table-cell table:formula="of:=LOG(ABS([.D24]))" office:value-type="float" office:value="-3.41107304787237" calcext:value-type="float">
            <text:p>-3,4110730479</text:p>
          </table:table-cell>
          <table:table-cell table:formula="of:=LOG(ABS([.E24]))" office:value-type="float" office:value="-0.242071894760725" calcext:value-type="float">
            <text:p>-0,2420718948</text:p>
          </table:table-cell>
          <table:table-cell table:formula="of:=LOG(ABS([.F24]))" office:value-type="float" office:value="1.93003949207938" calcext:value-type="float">
            <text:p>1,9300394921</text:p>
          </table:table-cell>
          <table:table-cell table:number-columns-repeated="21"/>
        </table:table-row>
        <table:table-row table:style-name="ro1">
          <table:table-cell office:value-type="float" office:value="3.8499999" calcext:value-type="float">
            <text:p>3,8499999</text:p>
          </table:table-cell>
          <table:table-cell office:value-type="float" office:value="0.0552382804" calcext:value-type="float">
            <text:p>5,52E-02</text:p>
          </table:table-cell>
          <table:table-cell office:value-type="float" office:value="0.0047376533" calcext:value-type="float">
            <text:p>4,74E-03</text:p>
          </table:table-cell>
          <table:table-cell office:value-type="float" office:value="0.000438022253" calcext:value-type="float">
            <text:p>4,38E-04</text:p>
          </table:table-cell>
          <table:table-cell office:value-type="float" office:value="-0.599528968" calcext:value-type="float">
            <text:p>-0,599528968</text:p>
          </table:table-cell>
          <table:table-cell office:value-type="float" office:value="89.2492294" calcext:value-type="float">
            <text:p>89,2492294</text:p>
          </table:table-cell>
          <table:table-cell table:formula="of:=([.A25]-2.35)/2.35" office:value-type="float" office:value="0.638297829787234" calcext:value-type="float">
            <text:p>0,6382978298</text:p>
          </table:table-cell>
          <table:table-cell/>
          <table:table-cell table:formula="of:=([.A25]-2.269)/2.269" office:value-type="float" office:value="0.696782679594535" calcext:value-type="float">
            <text:p>0,6967826796</text:p>
          </table:table-cell>
          <table:table-cell table:formula="of:=LOG(ABS([.I25]))" office:value-type="float" office:value="-0.156902653422334" calcext:value-type="float">
            <text:p>-0,1569026534</text:p>
          </table:table-cell>
          <table:table-cell table:formula="of:=LOG([.L25])" office:value-type="float" office:value="-1.25775984972439" calcext:value-type="float">
            <text:p>-1,2577598497</text:p>
          </table:table-cell>
          <table:table-cell office:value-type="float" office:value="0.0552382804" calcext:value-type="float">
            <text:p>5,52E-02</text:p>
          </table:table-cell>
          <table:table-cell table:formula="of:=LOG(ABS([.D25]))" office:value-type="float" office:value="-3.35850382531871" calcext:value-type="float">
            <text:p>-3,3585038253</text:p>
          </table:table-cell>
          <table:table-cell table:formula="of:=LOG(ABS([.E25]))" office:value-type="float" office:value="-0.222189827846848" calcext:value-type="float">
            <text:p>-0,2221898278</text:p>
          </table:table-cell>
          <table:table-cell table:formula="of:=LOG(ABS([.F25]))" office:value-type="float" office:value="1.95060447499406" calcext:value-type="float">
            <text:p>1,950604475</text:p>
          </table:table-cell>
          <table:table-cell table:number-columns-repeated="21"/>
        </table:table-row>
        <table:table-row table:style-name="ro1">
          <table:table-cell office:value-type="float" office:value="3.79999995" calcext:value-type="float">
            <text:p>3,79999995</text:p>
          </table:table-cell>
          <table:table-cell office:value-type="float" office:value="0.0552000813" calcext:value-type="float">
            <text:p>5,52E-02</text:p>
          </table:table-cell>
          <table:table-cell office:value-type="float" office:value="0.00479318667" calcext:value-type="float">
            <text:p>4,79E-03</text:p>
          </table:table-cell>
          <table:table-cell office:value-type="float" office:value="0.000459509931" calcext:value-type="float">
            <text:p>4,60E-04</text:p>
          </table:table-cell>
          <table:table-cell office:value-type="float" office:value="-0.587855816" calcext:value-type="float">
            <text:p>-0,587855816</text:p>
          </table:table-cell>
          <table:table-cell office:value-type="float" office:value="93.4647751" calcext:value-type="float">
            <text:p>93,4647751</text:p>
          </table:table-cell>
          <table:table-cell table:formula="of:=([.A26]-2.35)/2.35" office:value-type="float" office:value="0.617021255319149" calcext:value-type="float">
            <text:p>0,6170212553</text:p>
          </table:table-cell>
          <table:table-cell/>
          <table:table-cell table:formula="of:=([.A26]-2.269)/2.269" office:value-type="float" office:value="0.674746562362274" calcext:value-type="float">
            <text:p>0,6747465624</text:p>
          </table:table-cell>
          <table:table-cell table:formula="of:=LOG(ABS([.I26]))" office:value-type="float" office:value="-0.170859319370035" calcext:value-type="float">
            <text:p>-0,1708593194</text:p>
          </table:table-cell>
          <table:table-cell table:formula="of:=LOG([.L26])" office:value-type="float" office:value="-1.25806028263103" calcext:value-type="float">
            <text:p>-1,2580602826</text:p>
          </table:table-cell>
          <table:table-cell office:value-type="float" office:value="0.0552000813" calcext:value-type="float">
            <text:p>5,52E-02</text:p>
          </table:table-cell>
          <table:table-cell table:formula="of:=LOG(ABS([.D26]))" office:value-type="float" office:value="-3.33770509813664" calcext:value-type="float">
            <text:p>-3,3377050981</text:p>
          </table:table-cell>
          <table:table-cell table:formula="of:=LOG(ABS([.E26]))" office:value-type="float" office:value="-0.230729180716685" calcext:value-type="float">
            <text:p>-0,2307291807</text:p>
          </table:table-cell>
          <table:table-cell table:formula="of:=LOG(ABS([.F26]))" office:value-type="float" office:value="1.97064796528881" calcext:value-type="float">
            <text:p>1,9706479653</text:p>
          </table:table-cell>
          <table:table-cell table:number-columns-repeated="21"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0.0548914932" calcext:value-type="float">
            <text:p>5,49E-02</text:p>
          </table:table-cell>
          <table:table-cell office:value-type="float" office:value="0.00471168477" calcext:value-type="float">
            <text:p>4,71E-03</text:p>
          </table:table-cell>
          <table:table-cell office:value-type="float" office:value="0.000452962355" calcext:value-type="float">
            <text:p>4,53E-04</text:p>
          </table:table-cell>
          <table:table-cell office:value-type="float" office:value="-0.58335042" calcext:value-type="float">
            <text:p>-0,58335042</text:p>
          </table:table-cell>
          <table:table-cell office:value-type="float" office:value="97.6113052" calcext:value-type="float">
            <text:p>97,6113052</text:p>
          </table:table-cell>
          <table:table-cell table:formula="of:=([.A27]-2.35)/2.35" office:value-type="float" office:value="0.595744680851064" calcext:value-type="float">
            <text:p>0,5957446809</text:p>
          </table:table-cell>
          <table:table-cell/>
          <table:table-cell table:formula="of:=([.A27]-2.269)/2.269" office:value-type="float" office:value="0.652710445130013" calcext:value-type="float">
            <text:p>0,6527104451</text:p>
          </table:table-cell>
          <table:table-cell table:formula="of:=LOG(ABS([.I27]))" office:value-type="float" office:value="-0.185279437363728" calcext:value-type="float">
            <text:p>-0,1852794374</text:p>
          </table:table-cell>
          <table:table-cell table:formula="of:=LOG([.L27])" office:value-type="float" office:value="-1.26049495505005" calcext:value-type="float">
            <text:p>-1,2604949551</text:p>
          </table:table-cell>
          <table:table-cell office:value-type="float" office:value="0.0548914932" calcext:value-type="float">
            <text:p>5,49E-02</text:p>
          </table:table-cell>
          <table:table-cell table:formula="of:=LOG(ABS([.D27]))" office:value-type="float" office:value="-3.34393789002938" calcext:value-type="float">
            <text:p>-3,34393789</text:p>
          </table:table-cell>
          <table:table-cell table:formula="of:=LOG(ABS([.E27]))" office:value-type="float" office:value="-0.234070485113878" calcext:value-type="float">
            <text:p>-0,2340704851</text:p>
          </table:table-cell>
          <table:table-cell table:formula="of:=LOG(ABS([.F27]))" office:value-type="float" office:value="1.98950011993763" calcext:value-type="float">
            <text:p>1,9895001199</text:p>
          </table:table-cell>
          <table:table-cell table:number-columns-repeated="21"/>
        </table:table-row>
        <table:table-row table:style-name="ro1">
          <table:table-cell office:value-type="float" office:value="3.69999981" calcext:value-type="float">
            <text:p>3,69999981</text:p>
          </table:table-cell>
          <table:table-cell office:value-type="float" office:value="0.0561424457" calcext:value-type="float">
            <text:p>5,61E-02</text:p>
          </table:table-cell>
          <table:table-cell office:value-type="float" office:value="0.00491030561" calcext:value-type="float">
            <text:p>4,91E-03</text:p>
          </table:table-cell>
          <table:table-cell office:value-type="float" office:value="0.000475224748" calcext:value-type="float">
            <text:p>4,75E-04</text:p>
          </table:table-cell>
          <table:table-cell office:value-type="float" office:value="-0.619189024" calcext:value-type="float">
            <text:p>-0,619189024</text:p>
          </table:table-cell>
          <table:table-cell office:value-type="float" office:value="101.922279" calcext:value-type="float">
            <text:p>101,922279</text:p>
          </table:table-cell>
          <table:table-cell table:formula="of:=([.A28]-2.35)/2.35" office:value-type="float" office:value="0.574468004255319" calcext:value-type="float">
            <text:p>0,5744680043</text:p>
          </table:table-cell>
          <table:table-cell/>
          <table:table-cell table:formula="of:=([.A28]-2.269)/2.269" office:value-type="float" office:value="0.630674222124284" calcext:value-type="float">
            <text:p>0,6306742221</text:p>
          </table:table-cell>
          <table:table-cell table:formula="of:=LOG(ABS([.I28]))" office:value-type="float" office:value="-0.200194919788302" calcext:value-type="float">
            <text:p>-0,2001949198</text:p>
          </table:table-cell>
          <table:table-cell table:formula="of:=LOG([.L28])" office:value-type="float" office:value="-1.25070867237705" calcext:value-type="float">
            <text:p>-1,2507086724</text:p>
          </table:table-cell>
          <table:table-cell office:value-type="float" office:value="0.0561424457" calcext:value-type="float">
            <text:p>5,61E-02</text:p>
          </table:table-cell>
          <table:table-cell table:formula="of:=LOG(ABS([.D28]))" office:value-type="float" office:value="-3.32310095093937" calcext:value-type="float">
            <text:p>-3,3231009509</text:p>
          </table:table-cell>
          <table:table-cell table:formula="of:=LOG(ABS([.E28]))" office:value-type="float" office:value="-0.208176750740025" calcext:value-type="float">
            <text:p>-0,2081767507</text:p>
          </table:table-cell>
          <table:table-cell table:formula="of:=LOG(ABS([.F28]))" office:value-type="float" office:value="2.00826912600048" calcext:value-type="float">
            <text:p>2,008269126</text:p>
          </table:table-cell>
          <table:table-cell table:number-columns-repeated="21"/>
        </table:table-row>
        <table:table-row table:style-name="ro1">
          <table:table-cell office:value-type="float" office:value="3.6500001" calcext:value-type="float">
            <text:p>3,6500001</text:p>
          </table:table-cell>
          <table:table-cell office:value-type="float" office:value="0.0594191179" calcext:value-type="float">
            <text:p>5,94E-02</text:p>
          </table:table-cell>
          <table:table-cell office:value-type="float" office:value="0.00549003249" calcext:value-type="float">
            <text:p>5,49E-03</text:p>
          </table:table-cell>
          <table:table-cell office:value-type="float" office:value="0.00053682219" calcext:value-type="float">
            <text:p>5,37E-04</text:p>
          </table:table-cell>
          <table:table-cell office:value-type="float" office:value="-0.609768569" calcext:value-type="float">
            <text:p>-0,609768569</text:p>
          </table:table-cell>
          <table:table-cell office:value-type="float" office:value="106.210732" calcext:value-type="float">
            <text:p>106,210732</text:p>
          </table:table-cell>
          <table:table-cell table:formula="of:=([.A29]-2.35)/2.35" office:value-type="float" office:value="0.553191531914893" calcext:value-type="float">
            <text:p>0,5531915319</text:p>
          </table:table-cell>
          <table:table-cell/>
          <table:table-cell table:formula="of:=([.A29]-2.269)/2.269" office:value-type="float" office:value="0.608638210665491" calcext:value-type="float">
            <text:p>0,6086382107</text:p>
          </table:table-cell>
          <table:table-cell table:formula="of:=LOG(ABS([.I29]))" office:value-type="float" office:value="-0.21564078585848" calcext:value-type="float">
            <text:p>-0,2156407859</text:p>
          </table:table-cell>
          <table:table-cell table:formula="of:=LOG([.L29])" office:value-type="float" office:value="-1.22607379975561" calcext:value-type="float">
            <text:p>-1,2260737998</text:p>
          </table:table-cell>
          <table:table-cell office:value-type="float" office:value="0.0594191179" calcext:value-type="float">
            <text:p>5,94E-02</text:p>
          </table:table-cell>
          <table:table-cell table:formula="of:=LOG(ABS([.D29]))" office:value-type="float" office:value="-3.2701695405377" calcext:value-type="float">
            <text:p>-3,2701695405</text:p>
          </table:table-cell>
          <table:table-cell table:formula="of:=LOG(ABS([.E29]))" office:value-type="float" office:value="-0.214834965444011" calcext:value-type="float">
            <text:p>-0,2148349654</text:p>
          </table:table-cell>
          <table:table-cell table:formula="of:=LOG(ABS([.F29]))" office:value-type="float" office:value="2.02616840198929" calcext:value-type="float">
            <text:p>2,026168402</text:p>
          </table:table-cell>
          <table:table-cell table:number-columns-repeated="21"/>
        </table:table-row>
        <table:table-row table:style-name="ro1">
          <table:table-cell office:value-type="float" office:value="3.5999999" calcext:value-type="float">
            <text:p>3,5999999</text:p>
          </table:table-cell>
          <table:table-cell office:value-type="float" office:value="0.0585095547" calcext:value-type="float">
            <text:p>5,85E-02</text:p>
          </table:table-cell>
          <table:table-cell office:value-type="float" office:value="0.00528575433" calcext:value-type="float">
            <text:p>5,29E-03</text:p>
          </table:table-cell>
          <table:table-cell office:value-type="float" office:value="0.00051732955" calcext:value-type="float">
            <text:p>5,17E-04</text:p>
          </table:table-cell>
          <table:table-cell office:value-type="float" office:value="-0.64263773" calcext:value-type="float">
            <text:p>-0,64263773</text:p>
          </table:table-cell>
          <table:table-cell office:value-type="float" office:value="110.608231" calcext:value-type="float">
            <text:p>110,608231</text:p>
          </table:table-cell>
          <table:table-cell table:formula="of:=([.A30]-2.35)/2.35" office:value-type="float" office:value="0.53191485106383" calcext:value-type="float">
            <text:p>0,5319148511</text:p>
          </table:table-cell>
          <table:table-cell/>
          <table:table-cell table:formula="of:=([.A30]-2.269)/2.269" office:value-type="float" office:value="0.586601983252534" calcext:value-type="float">
            <text:p>0,5866019833</text:p>
          </table:table-cell>
          <table:table-cell table:formula="of:=LOG(ABS([.I30]))" office:value-type="float" office:value="-0.231656473039449" calcext:value-type="float">
            <text:p>-0,231656473</text:p>
          </table:table-cell>
          <table:table-cell table:formula="of:=LOG([.L30])" office:value-type="float" office:value="-1.2327732071716" calcext:value-type="float">
            <text:p>-1,2327732072</text:p>
          </table:table-cell>
          <table:table-cell office:value-type="float" office:value="0.0585095547" calcext:value-type="float">
            <text:p>5,85E-02</text:p>
          </table:table-cell>
          <table:table-cell table:formula="of:=LOG(ABS([.D30]))" office:value-type="float" office:value="-3.28623271386733" calcext:value-type="float">
            <text:p>-3,2862327139</text:p>
          </table:table-cell>
          <table:table-cell table:formula="of:=LOG(ABS([.E30]))" office:value-type="float" office:value="-0.192033780107603" calcext:value-type="float">
            <text:p>-0,1920337801</text:p>
          </table:table-cell>
          <table:table-cell table:formula="of:=LOG(ABS([.F30]))" office:value-type="float" office:value="2.04378744654256" calcext:value-type="float">
            <text:p>2,0437874465</text:p>
          </table:table-cell>
          <table:table-cell table:number-columns-repeated="21"/>
        </table:table-row>
        <table:table-row table:style-name="ro1">
          <table:table-cell office:value-type="float" office:value="3.54999995" calcext:value-type="float">
            <text:p>3,54999995</text:p>
          </table:table-cell>
          <table:table-cell office:value-type="float" office:value="0.0575759895" calcext:value-type="float">
            <text:p>5,76E-02</text:p>
          </table:table-cell>
          <table:table-cell office:value-type="float" office:value="0.0053198305" calcext:value-type="float">
            <text:p>5,32E-03</text:p>
          </table:table-cell>
          <table:table-cell office:value-type="float" office:value="0.000564742542" calcext:value-type="float">
            <text:p>5,65E-04</text:p>
          </table:table-cell>
          <table:table-cell office:value-type="float" office:value="-0.628507078" calcext:value-type="float">
            <text:p>-0,628507078</text:p>
          </table:table-cell>
          <table:table-cell office:value-type="float" office:value="115.029083" calcext:value-type="float">
            <text:p>115,029083</text:p>
          </table:table-cell>
          <table:table-cell table:formula="of:=([.A31]-2.35)/2.35" office:value-type="float" office:value="0.510638276595745" calcext:value-type="float">
            <text:p>0,5106382766</text:p>
          </table:table-cell>
          <table:table-cell/>
          <table:table-cell table:formula="of:=([.A31]-2.269)/2.269" office:value-type="float" office:value="0.564565866020273" calcext:value-type="float">
            <text:p>0,564565866</text:p>
          </table:table-cell>
          <table:table-cell table:formula="of:=LOG(ABS([.I31]))" office:value-type="float" office:value="-0.248285383091635" calcext:value-type="float">
            <text:p>-0,2482853831</text:p>
          </table:table-cell>
          <table:table-cell table:formula="of:=LOG([.L31])" office:value-type="float" office:value="-1.23975858952184" calcext:value-type="float">
            <text:p>-1,2397585895</text:p>
          </table:table-cell>
          <table:table-cell office:value-type="float" office:value="0.0575759895" calcext:value-type="float">
            <text:p>5,76E-02</text:p>
          </table:table-cell>
          <table:table-cell table:formula="of:=LOG(ABS([.D31]))" office:value-type="float" office:value="-3.24814949567034" calcext:value-type="float">
            <text:p>-3,2481494957</text:p>
          </table:table-cell>
          <table:table-cell table:formula="of:=LOG(ABS([.E31]))" office:value-type="float" office:value="-0.201689827096505" calcext:value-type="float">
            <text:p>-0,2016898271</text:p>
          </table:table-cell>
          <table:table-cell table:formula="of:=LOG(ABS([.F31]))" office:value-type="float" office:value="2.06080765765427" calcext:value-type="float">
            <text:p>2,0608076577</text:p>
          </table:table-cell>
          <table:table-cell table:number-columns-repeated="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0614292398" calcext:value-type="float">
            <text:p>6,14E-02</text:p>
          </table:table-cell>
          <table:table-cell office:value-type="float" office:value="0.00590762775" calcext:value-type="float">
            <text:p>5,91E-03</text:p>
          </table:table-cell>
          <table:table-cell office:value-type="float" office:value="0.000609736133" calcext:value-type="float">
            <text:p>6,10E-04</text:p>
          </table:table-cell>
          <table:table-cell office:value-type="float" office:value="-0.654208481" calcext:value-type="float">
            <text:p>-0,654208481</text:p>
          </table:table-cell>
          <table:table-cell office:value-type="float" office:value="119.547104" calcext:value-type="float">
            <text:p>119,547104</text:p>
          </table:table-cell>
          <table:table-cell table:formula="of:=([.A32]-2.35)/2.35" office:value-type="float" office:value="0.489361702127659" calcext:value-type="float">
            <text:p>0,4893617021</text:p>
          </table:table-cell>
          <table:table-cell/>
          <table:table-cell table:formula="of:=([.A32]-2.269)/2.269" office:value-type="float" office:value="0.542529748788012" calcext:value-type="float">
            <text:p>0,5425297488</text:p>
          </table:table-cell>
          <table:table-cell table:formula="of:=LOG(ABS([.I32]))" office:value-type="float" office:value="-0.26557644295362" calcext:value-type="float">
            <text:p>-0,265576443</text:p>
          </table:table-cell>
          <table:table-cell table:formula="of:=LOG([.L32])" office:value-type="float" office:value="-1.21162485913442" calcext:value-type="float">
            <text:p>-1,2116248591</text:p>
          </table:table-cell>
          <table:table-cell office:value-type="float" office:value="0.0614292398" calcext:value-type="float">
            <text:p>6,14E-02</text:p>
          </table:table-cell>
          <table:table-cell table:formula="of:=LOG(ABS([.D32]))" office:value-type="float" office:value="-3.2148580678983" calcext:value-type="float">
            <text:p>-3,2148580679</text:p>
          </table:table-cell>
          <table:table-cell table:formula="of:=LOG(ABS([.E32]))" office:value-type="float" office:value="-0.184283830086264" calcext:value-type="float">
            <text:p>-0,1842838301</text:p>
          </table:table-cell>
          <table:table-cell table:formula="of:=LOG(ABS([.F32]))" office:value-type="float" office:value="2.07753905989928" calcext:value-type="float">
            <text:p>2,0775390599</text:p>
          </table:table-cell>
          <table:table-cell table:number-columns-repeated="21"/>
        </table:table-row>
        <table:table-row table:style-name="ro1">
          <table:table-cell office:value-type="float" office:value="3.44999981" calcext:value-type="float">
            <text:p>3,44999981</text:p>
          </table:table-cell>
          <table:table-cell office:value-type="float" office:value="0.0632879734" calcext:value-type="float">
            <text:p>6,33E-02</text:p>
          </table:table-cell>
          <table:table-cell office:value-type="float" office:value="0.00624647411" calcext:value-type="float">
            <text:p>6,25E-03</text:p>
          </table:table-cell>
          <table:table-cell office:value-type="float" office:value="0.000649596215" calcext:value-type="float">
            <text:p>6,50E-04</text:p>
          </table:table-cell>
          <table:table-cell office:value-type="float" office:value="-0.658304334" calcext:value-type="float">
            <text:p>-0,658304334</text:p>
          </table:table-cell>
          <table:table-cell office:value-type="float" office:value="124.107719" calcext:value-type="float">
            <text:p>124,107719</text:p>
          </table:table-cell>
          <table:table-cell table:formula="of:=([.A33]-2.35)/2.35" office:value-type="float" office:value="0.468085025531915" calcext:value-type="float">
            <text:p>0,4680850255</text:p>
          </table:table-cell>
          <table:table-cell/>
          <table:table-cell table:formula="of:=([.A33]-2.269)/2.269" office:value-type="float" office:value="0.520493525782283" calcext:value-type="float">
            <text:p>0,5204935258</text:p>
          </table:table-cell>
          <table:table-cell table:formula="of:=LOG(ABS([.I33]))" office:value-type="float" office:value="-0.283584668140988" calcext:value-type="float">
            <text:p>-0,2835846681</text:p>
          </table:table-cell>
          <table:table-cell table:formula="of:=LOG([.L33])" office:value-type="float" office:value="-1.19867881102934" calcext:value-type="float">
            <text:p>-1,198678811</text:p>
          </table:table-cell>
          <table:table-cell office:value-type="float" office:value="0.0632879734" calcext:value-type="float">
            <text:p>6,33E-02</text:p>
          </table:table-cell>
          <table:table-cell table:formula="of:=LOG(ABS([.D33]))" office:value-type="float" office:value="-3.18735651426165" calcext:value-type="float">
            <text:p>-3,1873565143</text:p>
          </table:table-cell>
          <table:table-cell table:formula="of:=LOG(ABS([.E33]))" office:value-type="float" office:value="-0.181573285685547" calcext:value-type="float">
            <text:p>-0,1815732857</text:p>
          </table:table-cell>
          <table:table-cell table:formula="of:=LOG(ABS([.F33]))" office:value-type="float" office:value="2.09379879370544" calcext:value-type="float">
            <text:p>2,0937987937</text:p>
          </table:table-cell>
          <table:table-cell table:number-columns-repeated="21"/>
        </table:table-row>
        <table:table-row table:style-name="ro1">
          <table:table-cell office:value-type="float" office:value="3.4000001" calcext:value-type="float">
            <text:p>3,4000001</text:p>
          </table:table-cell>
          <table:table-cell office:value-type="float" office:value="0.065656282" calcext:value-type="float">
            <text:p>6,57E-02</text:p>
          </table:table-cell>
          <table:table-cell office:value-type="float" office:value="0.00683764368" calcext:value-type="float">
            <text:p>6,84E-03</text:p>
          </table:table-cell>
          <table:table-cell office:value-type="float" office:value="0.000743204844" calcext:value-type="float">
            <text:p>7,43E-04</text:p>
          </table:table-cell>
          <table:table-cell office:value-type="float" office:value="-0.689330339" calcext:value-type="float">
            <text:p>-0,689330339</text:p>
          </table:table-cell>
          <table:table-cell office:value-type="float" office:value="128.947784" calcext:value-type="float">
            <text:p>128,947784</text:p>
          </table:table-cell>
          <table:table-cell table:formula="of:=([.A34]-2.35)/2.35" office:value-type="float" office:value="0.446808553191489" calcext:value-type="float">
            <text:p>0,4468085532</text:p>
          </table:table-cell>
          <table:table-cell/>
          <table:table-cell table:formula="of:=([.A34]-2.269)/2.269" office:value-type="float" office:value="0.49845751432349" calcext:value-type="float">
            <text:p>0,4984575143</text:p>
          </table:table-cell>
          <table:table-cell table:formula="of:=LOG(ABS([.I34]))" office:value-type="float" office:value="-0.302371852560324" calcext:value-type="float">
            <text:p>-0,3023718526</text:p>
          </table:table-cell>
          <table:table-cell table:formula="of:=LOG([.L34])" office:value-type="float" office:value="-1.18272371424454" calcext:value-type="float">
            <text:p>-1,1827237142</text:p>
          </table:table-cell>
          <table:table-cell office:value-type="float" office:value="0.065656282" calcext:value-type="float">
            <text:p>6,57E-02</text:p>
          </table:table-cell>
          <table:table-cell table:formula="of:=LOG(ABS([.D34]))" office:value-type="float" office:value="-3.12889146839599" calcext:value-type="float">
            <text:p>-3,1288914684</text:p>
          </table:table-cell>
          <table:table-cell table:formula="of:=LOG(ABS([.E34]))" office:value-type="float" office:value="-0.161572606794761" calcext:value-type="float">
            <text:p>-0,1615726068</text:p>
          </table:table-cell>
          <table:table-cell table:formula="of:=LOG(ABS([.F34]))" office:value-type="float" office:value="2.11041388307852" calcext:value-type="float">
            <text:p>2,1104138831</text:p>
          </table:table-cell>
          <table:table-cell table:number-columns-repeated="21"/>
        </table:table-row>
        <table:table-row table:style-name="ro1">
          <table:table-cell office:value-type="float" office:value="3.3499999" calcext:value-type="float">
            <text:p>3,3499999</text:p>
          </table:table-cell>
          <table:table-cell office:value-type="float" office:value="0.0676750019" calcext:value-type="float">
            <text:p>6,77E-02</text:p>
          </table:table-cell>
          <table:table-cell office:value-type="float" office:value="0.00719293021" calcext:value-type="float">
            <text:p>7,19E-03</text:p>
          </table:table-cell>
          <table:table-cell office:value-type="float" office:value="0.000780007336" calcext:value-type="float">
            <text:p>7,80E-04</text:p>
          </table:table-cell>
          <table:table-cell office:value-type="float" office:value="-0.706737638" calcext:value-type="float">
            <text:p>-0,706737638</text:p>
          </table:table-cell>
          <table:table-cell office:value-type="float" office:value="133.798889" calcext:value-type="float">
            <text:p>133,798889</text:p>
          </table:table-cell>
          <table:table-cell table:formula="of:=([.A35]-2.35)/2.35" office:value-type="float" office:value="0.425531872340426" calcext:value-type="float">
            <text:p>0,4255318723</text:p>
          </table:table-cell>
          <table:table-cell/>
          <table:table-cell table:formula="of:=([.A35]-2.269)/2.269" office:value-type="float" office:value="0.476421286910533" calcext:value-type="float">
            <text:p>0,4764212869</text:p>
          </table:table-cell>
          <table:table-cell table:formula="of:=LOG(ABS([.I35]))" office:value-type="float" office:value="-0.32200884210688" calcext:value-type="float">
            <text:p>-0,3220088421</text:p>
          </table:table-cell>
          <table:table-cell table:formula="of:=LOG([.L35])" office:value-type="float" office:value="-1.16957172336448" calcext:value-type="float">
            <text:p>-1,1695717234</text:p>
          </table:table-cell>
          <table:table-cell office:value-type="float" office:value="0.0676750019" calcext:value-type="float">
            <text:p>6,77E-02</text:p>
          </table:table-cell>
          <table:table-cell table:formula="of:=LOG(ABS([.D35]))" office:value-type="float" office:value="-3.10790131273345" calcext:value-type="float">
            <text:p>-3,1079013127</text:p>
          </table:table-cell>
          <table:table-cell table:formula="of:=LOG(ABS([.E35]))" office:value-type="float" office:value="-0.150741779294529" calcext:value-type="float">
            <text:p>-0,1507417793</text:p>
          </table:table-cell>
          <table:table-cell table:formula="of:=LOG(ABS([.F35]))" office:value-type="float" office:value="2.12645250727954" calcext:value-type="float">
            <text:p>2,1264525073</text:p>
          </table:table-cell>
          <table:table-cell table:number-columns-repeated="21"/>
        </table:table-row>
        <table:table-row table:style-name="ro1">
          <table:table-cell office:value-type="float" office:value="3.29999995" calcext:value-type="float">
            <text:p>3,29999995</text:p>
          </table:table-cell>
          <table:table-cell office:value-type="float" office:value="0.0661520585" calcext:value-type="float">
            <text:p>6,62E-02</text:p>
          </table:table-cell>
          <table:table-cell office:value-type="float" office:value="0.00682457723" calcext:value-type="float">
            <text:p>6,82E-03</text:p>
          </table:table-cell>
          <table:table-cell office:value-type="float" office:value="0.000741964381" calcext:value-type="float">
            <text:p>7,42E-04</text:p>
          </table:table-cell>
          <table:table-cell office:value-type="float" office:value="-0.703870595" calcext:value-type="float">
            <text:p>-0,703870595</text:p>
          </table:table-cell>
          <table:table-cell office:value-type="float" office:value="138.673355" calcext:value-type="float">
            <text:p>138,673355</text:p>
          </table:table-cell>
          <table:table-cell table:formula="of:=([.A36]-2.35)/2.35" office:value-type="float" office:value="0.40425529787234" calcext:value-type="float">
            <text:p>0,4042552979</text:p>
          </table:table-cell>
          <table:table-cell/>
          <table:table-cell table:formula="of:=([.A36]-2.269)/2.269" office:value-type="float" office:value="0.454385169678272" calcext:value-type="float">
            <text:p>0,4543851697</text:p>
          </table:table-cell>
          <table:table-cell table:formula="of:=LOG(ABS([.I36]))" office:value-type="float" office:value="-0.342575851663228" calcext:value-type="float">
            <text:p>-0,3425758517</text:p>
          </table:table-cell>
          <table:table-cell table:formula="of:=LOG([.L36])" office:value-type="float" office:value="-1.17945663702022" calcext:value-type="float">
            <text:p>-1,179456637</text:p>
          </table:table-cell>
          <table:table-cell office:value-type="float" office:value="0.0661520585" calcext:value-type="float">
            <text:p>6,62E-02</text:p>
          </table:table-cell>
          <table:table-cell table:formula="of:=LOG(ABS([.D36]))" office:value-type="float" office:value="-3.12961694311242" calcext:value-type="float">
            <text:p>-3,1296169431</text:p>
          </table:table-cell>
          <table:table-cell table:formula="of:=LOG(ABS([.E36]))" office:value-type="float" office:value="-0.152507177567012" calcext:value-type="float">
            <text:p>-0,1525071776</text:p>
          </table:table-cell>
          <table:table-cell table:formula="of:=LOG(ABS([.F36]))" office:value-type="float" office:value="2.14199302280283" calcext:value-type="float">
            <text:p>2,1419930228</text:p>
          </table:table-cell>
          <table:table-cell table:number-columns-repeated="15"/>
          <table:table-cell office:value-type="string" calcext:value-type="string">
            <text:p>BETA</text:p>
          </table:table-cell>
          <table:table-cell office:value-type="string" calcext:value-type="string">
            <text:p>ANAL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0.0714970529" calcext:value-type="float">
            <text:p>7,15E-02</text:p>
          </table:table-cell>
          <table:table-cell office:value-type="float" office:value="0.00796679128" calcext:value-type="float">
            <text:p>7,97E-03</text:p>
          </table:table-cell>
          <table:table-cell office:value-type="float" office:value="0.000878450111" calcext:value-type="float">
            <text:p>8,78E-04</text:p>
          </table:table-cell>
          <table:table-cell office:value-type="float" office:value="-0.737763643" calcext:value-type="float">
            <text:p>-0,737763643</text:p>
          </table:table-cell>
          <table:table-cell office:value-type="float" office:value="143.7052" calcext:value-type="float">
            <text:p>143,7052</text:p>
          </table:table-cell>
          <table:table-cell table:formula="of:=([.A37]-2.35)/2.35" office:value-type="float" office:value="0.382978723404255" calcext:value-type="float">
            <text:p>0,3829787234</text:p>
          </table:table-cell>
          <table:table-cell/>
          <table:table-cell table:formula="of:=([.A37]-2.269)/2.269" office:value-type="float" office:value="0.432349052446011" calcext:value-type="float">
            <text:p>0,4323490524</text:p>
          </table:table-cell>
          <table:table-cell table:formula="of:=LOG(ABS([.I37]))" office:value-type="float" office:value="-0.364165488504988" calcext:value-type="float">
            <text:p>-0,3641654885</text:p>
          </table:table-cell>
          <table:table-cell table:formula="of:=LOG([.L37])" office:value-type="float" office:value="-1.14571185939677" calcext:value-type="float">
            <text:p>-1,1457118594</text:p>
          </table:table-cell>
          <table:table-cell office:value-type="float" office:value="0.0714970529" calcext:value-type="float">
            <text:p>7,15E-02</text:p>
          </table:table-cell>
          <table:table-cell table:formula="of:=LOG(ABS([.D37]))" office:value-type="float" office:value="-3.05628289795086" calcext:value-type="float">
            <text:p>-3,056282898</text:p>
          </table:table-cell>
          <table:table-cell table:formula="of:=LOG(ABS([.E37]))" office:value-type="float" office:value="-0.132082750618471" calcext:value-type="float">
            <text:p>-0,1320827506</text:p>
          </table:table-cell>
          <table:table-cell table:formula="of:=LOG(ABS([.F37]))" office:value-type="float" office:value="2.157472483447" calcext:value-type="float">
            <text:p>2,1574724834</text:p>
          </table:table-cell>
          <table:table-cell table:number-columns-repeated="16"/>
          <table:table-cell table:number-matrix-columns-spanned="2" table:number-matrix-rows-spanned="5" table:formula="of:=LINEST([.K56:.K61];[.J56:.J61]; ;1)" office:value-type="float" office:value="0.145258494151892" calcext:value-type="float">
            <text:p>0,1452584942</text:p>
          </table:table-cell>
          <table:table-cell office:value-type="float" office:value="0.0997464619275061" calcext:value-type="float">
            <text:p>0,0997464619</text:p>
          </table:table-cell>
          <table:table-cell table:number-columns-repeated="3"/>
        </table:table-row>
        <table:table-row table:style-name="ro1">
          <table:table-cell office:value-type="float" office:value="3.19999981" calcext:value-type="float">
            <text:p>3,19999981</text:p>
          </table:table-cell>
          <table:table-cell office:value-type="float" office:value="0.0720652342" calcext:value-type="float">
            <text:p>7,21E-02</text:p>
          </table:table-cell>
          <table:table-cell office:value-type="float" office:value="0.00820915308" calcext:value-type="float">
            <text:p>8,21E-03</text:p>
          </table:table-cell>
          <table:table-cell office:value-type="float" office:value="0.00094242359" calcext:value-type="float">
            <text:p>9,42E-04</text:p>
          </table:table-cell>
          <table:table-cell office:value-type="float" office:value="-0.7424739" calcext:value-type="float">
            <text:p>-0,7424739</text:p>
          </table:table-cell>
          <table:table-cell office:value-type="float" office:value="148.801971" calcext:value-type="float">
            <text:p>148,801971</text:p>
          </table:table-cell>
          <table:table-cell table:formula="of:=([.A38]-2.35)/2.35" office:value-type="float" office:value="0.361702046808511" calcext:value-type="float">
            <text:p>0,3617020468</text:p>
          </table:table-cell>
          <table:table-cell/>
          <table:table-cell table:formula="of:=([.A38]-2.269)/2.269" office:value-type="float" office:value="0.410312829440282" calcext:value-type="float">
            <text:p>0,4103128294</text:p>
          </table:table-cell>
          <table:table-cell table:formula="of:=LOG(ABS([.I38]))" office:value-type="float" office:value="-0.386884903535129" calcext:value-type="float">
            <text:p>-0,3868849035</text:p>
          </table:table-cell>
          <table:table-cell table:formula="of:=LOG([.L38])" office:value-type="float" office:value="-1.14227419764472" calcext:value-type="float">
            <text:p>-1,1422741976</text:p>
          </table:table-cell>
          <table:table-cell office:value-type="float" office:value="0.0720652342" calcext:value-type="float">
            <text:p>7,21E-02</text:p>
          </table:table-cell>
          <table:table-cell table:formula="of:=LOG(ABS([.D38]))" office:value-type="float" office:value="-3.02575385150582" calcext:value-type="float">
            <text:p>-3,0257538515</text:p>
          </table:table-cell>
          <table:table-cell table:formula="of:=LOG(ABS([.E38]))" office:value-type="float" office:value="-0.129318808388131" calcext:value-type="float">
            <text:p>-0,1293188084</text:p>
          </table:table-cell>
          <table:table-cell table:formula="of:=LOG(ABS([.F38]))" office:value-type="float" office:value="2.17260868382246" calcext:value-type="float">
            <text:p>2,1726086838</text:p>
          </table:table-cell>
          <table:table-cell table:number-columns-repeated="16"/>
          <table:table-cell office:value-type="float" office:value="0.0538817482103113" calcext:value-type="float">
            <text:p>0,0538817482</text:p>
          </table:table-cell>
          <table:table-cell office:value-type="float" office:value="0.0824061700635955" calcext:value-type="float">
            <text:p>0,0824061701</text:p>
          </table:table-cell>
          <table:table-cell table:number-columns-repeated="3"/>
        </table:table-row>
        <table:table-row table:style-name="ro1">
          <table:table-cell office:value-type="float" office:value="3.1500001" calcext:value-type="float">
            <text:p>3,1500001</text:p>
          </table:table-cell>
          <table:table-cell office:value-type="float" office:value="0.0768990442" calcext:value-type="float">
            <text:p>7,69E-02</text:p>
          </table:table-cell>
          <table:table-cell office:value-type="float" office:value="0.00919158477" calcext:value-type="float">
            <text:p>9,19E-03</text:p>
          </table:table-cell>
          <table:table-cell office:value-type="float" office:value="0.00104067358" calcext:value-type="float">
            <text:p>1,04E-03</text:p>
          </table:table-cell>
          <table:table-cell office:value-type="float" office:value="-0.745750546" calcext:value-type="float">
            <text:p>-0,745750546</text:p>
          </table:table-cell>
          <table:table-cell office:value-type="float" office:value="153.977371" calcext:value-type="float">
            <text:p>153,977371</text:p>
          </table:table-cell>
          <table:table-cell table:formula="of:=([.A39]-2.35)/2.35" office:value-type="float" office:value="0.340425574468085" calcext:value-type="float">
            <text:p>0,3404255745</text:p>
          </table:table-cell>
          <table:table-cell/>
          <table:table-cell table:formula="of:=([.A39]-2.269)/2.269" office:value-type="float" office:value="0.38827681798149" calcext:value-type="float">
            <text:p>0,388276818</text:p>
          </table:table-cell>
          <table:table-cell table:formula="of:=LOG(ABS([.I39]))" office:value-type="float" office:value="-0.410858538177263" calcext:value-type="float">
            <text:p>-0,4108585382</text:p>
          </table:table-cell>
          <table:table-cell table:formula="of:=LOG([.L39])" office:value-type="float" office:value="-1.11407905813414" calcext:value-type="float">
            <text:p>-1,1140790581</text:p>
          </table:table-cell>
          <table:table-cell office:value-type="float" office:value="0.0768990442" calcext:value-type="float">
            <text:p>7,69E-02</text:p>
          </table:table-cell>
          <table:table-cell table:formula="of:=LOG(ABS([.D39]))" office:value-type="float" office:value="-2.98268547090754" calcext:value-type="float">
            <text:p>-2,9826854709</text:p>
          </table:table-cell>
          <table:table-cell table:formula="of:=LOG(ABS([.E39]))" office:value-type="float" office:value="-0.127406419997813" calcext:value-type="float">
            <text:p>-0,12740642</text:p>
          </table:table-cell>
          <table:table-cell table:formula="of:=LOG(ABS([.F39]))" office:value-type="float" office:value="2.18745690023941" calcext:value-type="float">
            <text:p>2,1874569002</text:p>
          </table:table-cell>
          <table:table-cell table:number-columns-repeated="16"/>
          <table:table-cell office:value-type="float" office:value="0.645004410938852" calcext:value-type="float">
            <text:p>0,6450044109</text:p>
          </table:table-cell>
          <table:table-cell office:value-type="float" office:value="0.0506998629329334" calcext:value-type="float">
            <text:p>0,0506998629</text:p>
          </table:table-cell>
          <table:table-cell table:number-columns-repeated="3"/>
        </table:table-row>
        <table:table-row table:style-name="ro1">
          <table:table-cell office:value-type="float" office:value="3.0999999" calcext:value-type="float">
            <text:p>3,0999999</text:p>
          </table:table-cell>
          <table:table-cell office:value-type="float" office:value="0.0795879439" calcext:value-type="float">
            <text:p>7,96E-02</text:p>
          </table:table-cell>
          <table:table-cell office:value-type="float" office:value="0.00965729915" calcext:value-type="float">
            <text:p>9,66E-03</text:p>
          </table:table-cell>
          <table:table-cell office:value-type="float" office:value="0.00107195426" calcext:value-type="float">
            <text:p>1,07E-03</text:p>
          </table:table-cell>
          <table:table-cell office:value-type="float" office:value="-0.761929154" calcext:value-type="float">
            <text:p>-0,761929154</text:p>
          </table:table-cell>
          <table:table-cell office:value-type="float" office:value="159.2052" calcext:value-type="float">
            <text:p>159,2052</text:p>
          </table:table-cell>
          <table:table-cell table:formula="of:=([.A40]-2.35)/2.35" office:value-type="float" office:value="0.319148893617021" calcext:value-type="float">
            <text:p>0,3191488936</text:p>
          </table:table-cell>
          <table:table-cell/>
          <table:table-cell table:formula="of:=([.A40]-2.269)/2.269" office:value-type="float" office:value="0.366240590568532" calcext:value-type="float">
            <text:p>0,3662405906</text:p>
          </table:table-cell>
          <table:table-cell table:formula="of:=LOG(ABS([.I40]))" office:value-type="float" office:value="-0.436233524362499" calcext:value-type="float">
            <text:p>-0,4362335244</text:p>
          </table:table-cell>
          <table:table-cell table:formula="of:=LOG([.L40])" office:value-type="float" office:value="-1.09915271485346" calcext:value-type="float">
            <text:p>-1,0991527149</text:p>
          </table:table-cell>
          <table:table-cell office:value-type="float" office:value="0.0795879439" calcext:value-type="float">
            <text:p>7,96E-02</text:p>
          </table:table-cell>
          <table:table-cell table:formula="of:=LOG(ABS([.D40]))" office:value-type="float" office:value="-2.96982374547665" calcext:value-type="float">
            <text:p>-2,9698237455</text:p>
          </table:table-cell>
          <table:table-cell table:formula="of:=LOG(ABS([.E40]))" office:value-type="float" office:value="-0.118085408525574" calcext:value-type="float">
            <text:p>-0,1180854085</text:p>
          </table:table-cell>
          <table:table-cell table:formula="of:=LOG(ABS([.F40]))" office:value-type="float" office:value="2.20195724866814" calcext:value-type="float">
            <text:p>2,2019572487</text:p>
          </table:table-cell>
          <table:table-cell table:number-columns-repeated="16"/>
          <table:table-cell office:value-type="float" office:value="7.26774563756904" calcext:value-type="float">
            <text:p>7,26774563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.04999995" calcext:value-type="float">
            <text:p>3,04999995</text:p>
          </table:table-cell>
          <table:table-cell office:value-type="float" office:value="0.0861314908" calcext:value-type="float">
            <text:p>8,61E-02</text:p>
          </table:table-cell>
          <table:table-cell office:value-type="float" office:value="0.0117620798" calcext:value-type="float">
            <text:p>1,18E-02</text:p>
          </table:table-cell>
          <table:table-cell office:value-type="float" office:value="0.00142408058" calcext:value-type="float">
            <text:p>1,42E-03</text:p>
          </table:table-cell>
          <table:table-cell office:value-type="float" office:value="-0.798484564" calcext:value-type="float">
            <text:p>-0,798484564</text:p>
          </table:table-cell>
          <table:table-cell office:value-type="float" office:value="164.611923" calcext:value-type="float">
            <text:p>164,611923</text:p>
          </table:table-cell>
          <table:table-cell table:formula="of:=([.A41]-2.35)/2.35" office:value-type="float" office:value="0.297872319148936" calcext:value-type="float">
            <text:p>0,2978723191</text:p>
          </table:table-cell>
          <table:table-cell/>
          <table:table-cell table:formula="of:=([.A41]-2.269)/2.269" office:value-type="float" office:value="0.344204473336271" calcext:value-type="float">
            <text:p>0,3442044733</text:p>
          </table:table-cell>
          <table:table-cell table:formula="of:=LOG(ABS([.I41]))" office:value-type="float" office:value="-0.463183489811381" calcext:value-type="float">
            <text:p>-0,4631834898</text:p>
          </table:table-cell>
          <table:table-cell table:formula="of:=LOG([.L41])" office:value-type="float" office:value="-1.06483803576757" calcext:value-type="float">
            <text:p>-1,0648380358</text:p>
          </table:table-cell>
          <table:table-cell office:value-type="float" office:value="0.0861314908" calcext:value-type="float">
            <text:p>8,61E-02</text:p>
          </table:table-cell>
          <table:table-cell table:formula="of:=LOG(ABS([.D41]))" office:value-type="float" office:value="-2.84646543593846" calcext:value-type="float">
            <text:p>-2,8464654359</text:p>
          </table:table-cell>
          <table:table-cell table:formula="of:=LOG(ABS([.E41]))" office:value-type="float" office:value="-0.0977334750601502" calcext:value-type="float">
            <text:p>-0,0977334751</text:p>
          </table:table-cell>
          <table:table-cell table:formula="of:=LOG(ABS([.F41]))" office:value-type="float" office:value="2.21646128838279" calcext:value-type="float">
            <text:p>2,2164612884</text:p>
          </table:table-cell>
          <table:table-cell table:number-columns-repeated="16"/>
          <table:table-cell office:value-type="float" office:value="0.0186815664725578" calcext:value-type="float">
            <text:p>0,0186815665</text:p>
          </table:table-cell>
          <table:table-cell office:value-type="float" office:value="0.0102819044056729" calcext:value-type="float">
            <text:p>0,01028190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27188268" calcext:value-type="float">
            <text:p>8,27E-02</text:p>
          </table:table-cell>
          <table:table-cell office:value-type="float" office:value="0.0104872175" calcext:value-type="float">
            <text:p>1,05E-02</text:p>
          </table:table-cell>
          <table:table-cell office:value-type="float" office:value="0.00121493777" calcext:value-type="float">
            <text:p>1,21E-03</text:p>
          </table:table-cell>
          <table:table-cell office:value-type="float" office:value="-0.818246961" calcext:value-type="float">
            <text:p>-0,818246961</text:p>
          </table:table-cell>
          <table:table-cell office:value-type="float" office:value="170.24852" calcext:value-type="float">
            <text:p>170,24852</text:p>
          </table:table-cell>
          <table:table-cell table:formula="of:=([.A42]-2.35)/2.35" office:value-type="float" office:value="0.276595744680851" calcext:value-type="float">
            <text:p>0,2765957447</text:p>
          </table:table-cell>
          <table:table-cell/>
          <table:table-cell table:formula="of:=([.A42]-2.269)/2.269" office:value-type="float" office:value="0.32216835610401" calcext:value-type="float">
            <text:p>0,3221683561</text:p>
          </table:table-cell>
          <table:table-cell table:formula="of:=LOG(ABS([.I42]))" office:value-type="float" office:value="-0.491917118927076" calcext:value-type="float">
            <text:p>-0,4919171189</text:p>
          </table:table-cell>
          <table:table-cell table:formula="of:=LOG([.L42])" office:value-type="float" office:value="-1.08239563379921" calcext:value-type="float">
            <text:p>-1,0823956338</text:p>
          </table:table-cell>
          <table:table-cell office:value-type="float" office:value="0.0827188268" calcext:value-type="float">
            <text:p>8,27E-02</text:p>
          </table:table-cell>
          <table:table-cell table:formula="of:=LOG(ABS([.D42]))" office:value-type="float" office:value="-2.91544596637657" calcext:value-type="float">
            <text:p>-2,9154459664</text:p>
          </table:table-cell>
          <table:table-cell table:formula="of:=LOG(ABS([.E42]))" office:value-type="float" office:value="-0.087115599003009" calcext:value-type="float">
            <text:p>-0,087115599</text:p>
          </table:table-cell>
          <table:table-cell table:formula="of:=LOG(ABS([.F42]))" office:value-type="float" office:value="2.23108334520375" calcext:value-type="float">
            <text:p>2,2310833452</text:p>
          </table:table-cell>
          <table:table-cell table:number-columns-repeated="21"/>
        </table:table-row>
        <table:table-row table:style-name="ro1">
          <table:table-cell office:value-type="float" office:value="2.95000005" calcext:value-type="float">
            <text:p>2,95000005</text:p>
          </table:table-cell>
          <table:table-cell office:value-type="float" office:value="0.0950835496" calcext:value-type="float">
            <text:p>9,51E-02</text:p>
          </table:table-cell>
          <table:table-cell office:value-type="float" office:value="0.0139440754" calcext:value-type="float">
            <text:p>1,39E-02</text:p>
          </table:table-cell>
          <table:table-cell office:value-type="float" office:value="0.00166209985" calcext:value-type="float">
            <text:p>1,66E-03</text:p>
          </table:table-cell>
          <table:table-cell office:value-type="float" office:value="-0.842105269" calcext:value-type="float">
            <text:p>-0,842105269</text:p>
          </table:table-cell>
          <table:table-cell office:value-type="float" office:value="175.828079" calcext:value-type="float">
            <text:p>175,828079</text:p>
          </table:table-cell>
          <table:table-cell table:formula="of:=([.A43]-2.35)/2.35" office:value-type="float" office:value="0.255319170212766" calcext:value-type="float">
            <text:p>0,2553191702</text:p>
          </table:table-cell>
          <table:table-cell/>
          <table:table-cell table:formula="of:=([.A43]-2.269)/2.269" office:value-type="float" office:value="0.30013223887175" calcext:value-type="float">
            <text:p>0,3001322389</text:p>
          </table:table-cell>
          <table:table-cell table:formula="of:=LOG(ABS([.I43]))" office:value-type="float" office:value="-0.522687352085626" calcext:value-type="float">
            <text:p>-0,5226873521</text:p>
          </table:table-cell>
          <table:table-cell table:formula="of:=LOG([.L43])" office:value-type="float" office:value="-1.02189461382945" calcext:value-type="float">
            <text:p>-1,0218946138</text:p>
          </table:table-cell>
          <table:table-cell office:value-type="float" office:value="0.0950835496" calcext:value-type="float">
            <text:p>9,51E-02</text:p>
          </table:table-cell>
          <table:table-cell table:formula="of:=LOG(ABS([.D43]))" office:value-type="float" office:value="-2.77934288969665" calcext:value-type="float">
            <text:p>-2,7793428897</text:p>
          </table:table-cell>
          <table:table-cell table:formula="of:=LOG(ABS([.E43]))" office:value-type="float" office:value="-0.0746336152839862" calcext:value-type="float">
            <text:p>-0,0746336153</text:p>
          </table:table-cell>
          <table:table-cell table:formula="of:=LOG(ABS([.F43]))" office:value-type="float" office:value="2.24508823126674" calcext:value-type="float">
            <text:p>2,2450882313</text:p>
          </table:table-cell>
          <table:table-cell table:number-columns-repeated="21"/>
        </table:table-row>
        <table:table-row table:style-name="ro1">
          <table:table-cell office:value-type="float" office:value="2.89999986" calcext:value-type="float">
            <text:p>2,89999986</text:p>
          </table:table-cell>
          <table:table-cell office:value-type="float" office:value="0.0929536298" calcext:value-type="float">
            <text:p>9,30E-02</text:p>
          </table:table-cell>
          <table:table-cell office:value-type="float" office:value="0.0135460375" calcext:value-type="float">
            <text:p>1,35E-02</text:p>
          </table:table-cell>
          <table:table-cell office:value-type="float" office:value="0.00169160718" calcext:value-type="float">
            <text:p>1,69E-03</text:p>
          </table:table-cell>
          <table:table-cell office:value-type="float" office:value="-0.865246773" calcext:value-type="float">
            <text:p>-0,865246773</text:p>
          </table:table-cell>
          <table:table-cell office:value-type="float" office:value="181.650528" calcext:value-type="float">
            <text:p>181,650528</text:p>
          </table:table-cell>
          <table:table-cell table:formula="of:=([.A44]-2.35)/2.35" office:value-type="float" office:value="0.234042493617021" calcext:value-type="float">
            <text:p>0,2340424936</text:p>
          </table:table-cell>
          <table:table-cell/>
          <table:table-cell table:formula="of:=([.A44]-2.269)/2.269" office:value-type="float" office:value="0.27809601586602" calcext:value-type="float">
            <text:p>0,2780960159</text:p>
          </table:table-cell>
          <table:table-cell table:formula="of:=LOG(ABS([.I44]))" office:value-type="float" office:value="-0.55580523299775" calcext:value-type="float">
            <text:p>-0,555805233</text:p>
          </table:table-cell>
          <table:table-cell table:formula="of:=LOG([.L44])" office:value-type="float" office:value="-1.03173364654479" calcext:value-type="float">
            <text:p>-1,0317336465</text:p>
          </table:table-cell>
          <table:table-cell office:value-type="float" office:value="0.0929536298" calcext:value-type="float">
            <text:p>9,30E-02</text:p>
          </table:table-cell>
          <table:table-cell table:formula="of:=LOG(ABS([.D44]))" office:value-type="float" office:value="-2.77170048016514" calcext:value-type="float">
            <text:p>-2,7717004802</text:p>
          </table:table-cell>
          <table:table-cell table:formula="of:=LOG(ABS([.E44]))" office:value-type="float" office:value="-0.0628600117632845" calcext:value-type="float">
            <text:p>-0,0628600118</text:p>
          </table:table-cell>
          <table:table-cell table:formula="of:=LOG(ABS([.F44]))" office:value-type="float" office:value="2.25923666455576" calcext:value-type="float">
            <text:p>2,2592366646</text:p>
          </table:table-cell>
          <table:table-cell table:number-columns-repeated="15"/>
          <table:table-cell office:value-type="string" calcext:value-type="string">
            <text:p>GAMMA</text:p>
          </table:table-cell>
          <table:table-cell table:number-matrix-columns-spanned="2" table:number-matrix-rows-spanned="5" table:formula="of:=LINEST([.M56:.M70];[.J56:.J70]; ;1)" office:value-type="float" office:value="-1.67299135905363" calcext:value-type="float">
            <text:p>-1,6729913591</text:p>
          </table:table-cell>
          <table:table-cell office:value-type="float" office:value="-5.0574777264894" calcext:value-type="float">
            <text:p>-5,0574777265</text:p>
          </table:table-cell>
          <table:table-cell/>
          <table:table-cell table:number-matrix-columns-spanned="2" table:number-matrix-rows-spanned="5" table:formula="of:=LINEST([.M45:.M52];[.J45:.J52]; ;1)" office:value-type="float" office:value="-1.5484970354167" calcext:value-type="float">
            <text:p>-1,5484970354</text:p>
          </table:table-cell>
          <table:table-cell office:value-type="float" office:value="-3.61647775763042" calcext:value-type="float">
            <text:p>-3,6164777576</text:p>
          </table:table-cell>
        </table:table-row>
        <table:table-row table:style-name="ro1">
          <table:table-cell office:value-type="float" office:value="2.8499999" calcext:value-type="float">
            <text:p>2,8499999</text:p>
          </table:table-cell>
          <table:table-cell table:style-name="Default" office:value-type="float" office:value="0.105679139" calcext:value-type="float">
            <text:p>0,105679139</text:p>
          </table:table-cell>
          <table:table-cell office:value-type="float" office:value="0.017249627" calcext:value-type="float">
            <text:p>1,72E-02</text:p>
          </table:table-cell>
          <table:table-cell office:value-type="float" office:value="0.00213387609" calcext:value-type="float">
            <text:p>2,13E-03</text:p>
          </table:table-cell>
          <table:table-cell office:value-type="float" office:value="-0.886545181" calcext:value-type="float">
            <text:p>-0,886545181</text:p>
          </table:table-cell>
          <table:table-cell office:value-type="float" office:value="187.695984" calcext:value-type="float">
            <text:p>187,695984</text:p>
          </table:table-cell>
          <table:table-cell table:formula="of:=([.A45]-2.35)/2.35" office:value-type="float" office:value="0.212765914893617" calcext:value-type="float">
            <text:p>0,2127659149</text:p>
          </table:table-cell>
          <table:table-cell/>
          <table:table-cell table:formula="of:=([.A45]-2.269)/2.269" office:value-type="float" office:value="0.256059894226532" calcext:value-type="float">
            <text:p>0,2560598942</text:p>
          </table:table-cell>
          <table:table-cell table:formula="of:=LOG(ABS([.I45]))" office:value-type="float" office:value="-0.591658438244092" calcext:value-type="float">
            <text:p>-0,5916584382</text:p>
          </table:table-cell>
          <table:table-cell table:formula="of:=LOG([.L45])" office:value-type="float" office:value="-0.976010733707989" calcext:value-type="float">
            <text:p>-0,9760107337</text:p>
          </table:table-cell>
          <table:table-cell table:style-name="Default" office:value-type="float" office:value="0.105679139" calcext:value-type="float">
            <text:p>0,105679139</text:p>
          </table:table-cell>
          <table:table-cell table:formula="of:=LOG(ABS([.D45]))" office:value-type="float" office:value="-2.67083080280829" calcext:value-type="float">
            <text:p>-2,6708308028</text:p>
          </table:table-cell>
          <table:table-cell table:formula="of:=LOG(ABS([.E45]))" office:value-type="float" office:value="-0.0522991265503911" calcext:value-type="float">
            <text:p>-0,0522991266</text:p>
          </table:table-cell>
          <table:table-cell table:formula="of:=LOG(ABS([.F45]))" office:value-type="float" office:value="2.27345498042477" calcext:value-type="float">
            <text:p>2,2734549804</text:p>
          </table:table-cell>
          <table:table-cell table:number-columns-repeated="16"/>
          <table:table-cell office:value-type="float" office:value="0.10065212124618" calcext:value-type="float">
            <text:p>0,1006521212</text:p>
          </table:table-cell>
          <table:table-cell office:value-type="float" office:value="0.112135342128244" calcext:value-type="float">
            <text:p>0,1121353421</text:p>
          </table:table-cell>
          <table:table-cell/>
          <table:table-cell office:value-type="float" office:value="0.0630745451601568" calcext:value-type="float">
            <text:p>0,0630745452</text:p>
          </table:table-cell>
          <table:table-cell office:value-type="float" office:value="0.0490041196076347" calcext:value-type="float">
            <text:p>0,0490041196</text:p>
          </table:table-cell>
        </table:table-row>
        <table:table-row table:style-name="ro1">
          <table:table-cell office:value-type="float" office:value="2.79999995" calcext:value-type="float">
            <text:p>2,79999995</text:p>
          </table:table-cell>
          <table:table-cell table:style-name="Default" office:value-type="float" office:value="0.104422987" calcext:value-type="float">
            <text:p>0,104422987</text:p>
          </table:table-cell>
          <table:table-cell office:value-type="float" office:value="0.0169832315" calcext:value-type="float">
            <text:p>1,70E-02</text:p>
          </table:table-cell>
          <table:table-cell office:value-type="float" office:value="0.00217109686" calcext:value-type="float">
            <text:p>2,17E-03</text:p>
          </table:table-cell>
          <table:table-cell office:value-type="float" office:value="-0.918492734" calcext:value-type="float">
            <text:p>-0,918492734</text:p>
          </table:table-cell>
          <table:table-cell office:value-type="float" office:value="193.898315" calcext:value-type="float">
            <text:p>193,898315</text:p>
          </table:table-cell>
          <table:table-cell table:formula="of:=([.A46]-2.35)/2.35" office:value-type="float" office:value="0.191489340425532" calcext:value-type="float">
            <text:p>0,1914893404</text:p>
          </table:table-cell>
          <table:table-cell/>
          <table:table-cell table:formula="of:=([.A46]-2.269)/2.269" office:value-type="float" office:value="0.234023776994271" calcext:value-type="float">
            <text:p>0,234023777</text:p>
          </table:table-cell>
          <table:table-cell table:formula="of:=LOG(ABS([.I46]))" office:value-type="float" office:value="-0.630740015697488" calcext:value-type="float">
            <text:p>-0,6307400157</text:p>
          </table:table-cell>
          <table:table-cell table:formula="of:=LOG([.L46])" office:value-type="float" office:value="-0.981203888035247" calcext:value-type="float">
            <text:p>-0,981203888</text:p>
          </table:table-cell>
          <table:table-cell table:style-name="Default" office:value-type="float" office:value="0.104422987" calcext:value-type="float">
            <text:p>0,104422987</text:p>
          </table:table-cell>
          <table:table-cell table:formula="of:=LOG(ABS([.D46]))" office:value-type="float" office:value="-2.66332080076246" calcext:value-type="float">
            <text:p>-2,6633208008</text:p>
          </table:table-cell>
          <table:table-cell table:formula="of:=LOG(ABS([.E46]))" office:value-type="float" office:value="-0.0369242749555458" calcext:value-type="float">
            <text:p>-0,036924275</text:p>
          </table:table-cell>
          <table:table-cell table:formula="of:=LOG(ABS([.F46]))" office:value-type="float" office:value="2.2875740350231" calcext:value-type="float">
            <text:p>2,287574035</text:p>
          </table:table-cell>
          <table:table-cell table:number-columns-repeated="16"/>
          <table:table-cell office:value-type="float" office:value="0.955060058412833" calcext:value-type="float">
            <text:p>0,9550600584</text:p>
          </table:table-cell>
          <table:table-cell office:value-type="float" office:value="0.180290605597803" calcext:value-type="float">
            <text:p>0,1802906056</text:p>
          </table:table-cell>
          <table:table-cell/>
          <table:table-cell office:value-type="float" office:value="0.990143181720215" calcext:value-type="float">
            <text:p>0,9901431817</text:p>
          </table:table-cell>
          <table:table-cell office:value-type="float" office:value="0.0231989669005897" calcext:value-type="float">
            <text:p>0,0231989669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table:style-name="Default" office:value-type="float" office:value="0.11779388" calcext:value-type="float">
            <text:p>0,11779388</text:p>
          </table:table-cell>
          <table:table-cell office:value-type="float" office:value="0.0212373156" calcext:value-type="float">
            <text:p>2,12E-02</text:p>
          </table:table-cell>
          <table:table-cell office:value-type="float" office:value="0.00267706113" calcext:value-type="float">
            <text:p>2,68E-03</text:p>
          </table:table-cell>
          <table:table-cell office:value-type="float" office:value="-0.930882633" calcext:value-type="float">
            <text:p>-0,930882633</text:p>
          </table:table-cell>
          <table:table-cell office:value-type="float" office:value="200.334427" calcext:value-type="float">
            <text:p>200,334427</text:p>
          </table:table-cell>
          <table:table-cell table:formula="of:=([.A47]-2.35)/2.35" office:value-type="float" office:value="0.170212765957447" calcext:value-type="float">
            <text:p>0,170212766</text:p>
          </table:table-cell>
          <table:table-cell/>
          <table:table-cell table:formula="of:=([.A47]-2.269)/2.269" office:value-type="float" office:value="0.21198765976201" calcext:value-type="float">
            <text:p>0,2119876598</text:p>
          </table:table-cell>
          <table:table-cell table:formula="of:=LOG(ABS([.I47]))" office:value-type="float" office:value="-0.673689419511104" calcext:value-type="float">
            <text:p>-0,6736894195</text:p>
          </table:table-cell>
          <table:table-cell table:formula="of:=LOG([.L47])" office:value-type="float" office:value="-0.928877272802511" calcext:value-type="float">
            <text:p>-0,9288772728</text:p>
          </table:table-cell>
          <table:table-cell table:style-name="Default" office:value-type="float" office:value="0.11779388" calcext:value-type="float">
            <text:p>0,11779388</text:p>
          </table:table-cell>
          <table:table-cell table:formula="of:=LOG(ABS([.D47]))" office:value-type="float" office:value="-2.57234171169743" calcext:value-type="float">
            <text:p>-2,5723417117</text:p>
          </table:table-cell>
          <table:table-cell table:formula="of:=LOG(ABS([.E47]))" office:value-type="float" office:value="-0.0311050720300681" calcext:value-type="float">
            <text:p>-0,031105072</text:p>
          </table:table-cell>
          <table:table-cell table:formula="of:=LOG(ABS([.F47]))" office:value-type="float" office:value="2.30175558819207" calcext:value-type="float">
            <text:p>2,3017555882</text:p>
          </table:table-cell>
          <table:table-cell table:number-columns-repeated="16"/>
          <table:table-cell office:value-type="float" office:value="276.274964338458" calcext:value-type="float">
            <text:p>276,27496433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02.715696048186" calcext:value-type="float">
            <text:p>602,71569604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70000005" calcext:value-type="float">
            <text:p>2,70000005</text:p>
          </table:table-cell>
          <table:table-cell table:style-name="Default" office:value-type="float" office:value="0.129588425" calcext:value-type="float">
            <text:p>0,129588425</text:p>
          </table:table-cell>
          <table:table-cell office:value-type="float" office:value="0.0250870045" calcext:value-type="float">
            <text:p>2,51E-02</text:p>
          </table:table-cell>
          <table:table-cell office:value-type="float" office:value="0.00307179429" calcext:value-type="float">
            <text:p>3,07E-03</text:p>
          </table:table-cell>
          <table:table-cell office:value-type="float" office:value="-0.964775741" calcext:value-type="float">
            <text:p>-0,964775741</text:p>
          </table:table-cell>
          <table:table-cell office:value-type="float" office:value="207.005936" calcext:value-type="float">
            <text:p>207,005936</text:p>
          </table:table-cell>
          <table:table-cell table:formula="of:=([.A48]-2.35)/2.35" office:value-type="float" office:value="0.148936191489362" calcext:value-type="float">
            <text:p>0,1489361915</text:p>
          </table:table-cell>
          <table:table-cell/>
          <table:table-cell table:formula="of:=([.A48]-2.269)/2.269" office:value-type="float" office:value="0.189951542529749" calcext:value-type="float">
            <text:p>0,1899515425</text:p>
          </table:table-cell>
          <table:table-cell table:formula="of:=LOG(ABS([.I48]))" office:value-type="float" office:value="-0.721357175342017" calcext:value-type="float">
            <text:p>-0,7213571753</text:p>
          </table:table-cell>
          <table:table-cell table:formula="of:=LOG([.L48])" office:value-type="float" office:value="-0.8874337884587" calcext:value-type="float">
            <text:p>-0,8874337885</text:p>
          </table:table-cell>
          <table:table-cell table:style-name="Default" office:value-type="float" office:value="0.129588425" calcext:value-type="float">
            <text:p>0,129588425</text:p>
          </table:table-cell>
          <table:table-cell table:formula="of:=LOG(ABS([.D48]))" office:value-type="float" office:value="-2.51260787122815" calcext:value-type="float">
            <text:p>-2,5126078712</text:p>
          </table:table-cell>
          <table:table-cell table:formula="of:=LOG(ABS([.E48]))" office:value-type="float" office:value="-0.0155736252726345" calcext:value-type="float">
            <text:p>-0,0155736253</text:p>
          </table:table-cell>
          <table:table-cell table:formula="of:=LOG(ABS([.F48]))" office:value-type="float" office:value="2.31598279924958" calcext:value-type="float">
            <text:p>2,3159827992</text:p>
          </table:table-cell>
          <table:table-cell table:number-columns-repeated="16"/>
          <table:table-cell office:value-type="float" office:value="8.98023551485362" calcext:value-type="float">
            <text:p>8,9802355149</text:p>
          </table:table-cell>
          <table:table-cell office:value-type="float" office:value="0.422561132068694" calcext:value-type="float">
            <text:p>0,4225611321</text:p>
          </table:table-cell>
          <table:table-cell/>
          <table:table-cell office:value-type="float" office:value="0.324376805217571" calcext:value-type="float">
            <text:p>0,3243768052</text:p>
          </table:table-cell>
          <table:table-cell office:value-type="float" office:value="0.00322915239152794" calcext:value-type="float">
            <text:p>0,0032291524</text:p>
          </table:table-cell>
        </table:table-row>
        <table:table-row table:style-name="ro1">
          <table:table-cell office:value-type="float" office:value="2.64999986" calcext:value-type="float">
            <text:p>2,64999986</text:p>
          </table:table-cell>
          <table:table-cell table:style-name="Default" office:value-type="float" office:value="0.14424926" calcext:value-type="float">
            <text:p>0,14424926</text:p>
          </table:table-cell>
          <table:table-cell office:value-type="float" office:value="0.0306579843" calcext:value-type="float">
            <text:p>3,07E-02</text:p>
          </table:table-cell>
          <table:table-cell office:value-type="float" office:value="0.00371703226" calcext:value-type="float">
            <text:p>3,72E-03</text:p>
          </table:table-cell>
          <table:table-cell office:value-type="float" office:value="-1.00184309" calcext:value-type="float">
            <text:p>-1,00184309</text:p>
          </table:table-cell>
          <table:table-cell office:value-type="float" office:value="213.954941" calcext:value-type="float">
            <text:p>213,954941</text:p>
          </table:table-cell>
          <table:table-cell table:formula="of:=([.A49]-2.35)/2.35" office:value-type="float" office:value="0.127659514893617" calcext:value-type="float">
            <text:p>0,1276595149</text:p>
          </table:table-cell>
          <table:table-cell/>
          <table:table-cell table:formula="of:=([.A49]-2.269)/2.269" office:value-type="float" office:value="0.167915319524019" calcext:value-type="float">
            <text:p>0,1679153195</text:p>
          </table:table-cell>
          <table:table-cell table:formula="of:=LOG(ABS([.I49]))" office:value-type="float" office:value="-0.77490967979262" calcext:value-type="float">
            <text:p>-0,7749096798</text:p>
          </table:table-cell>
          <table:table-cell table:formula="of:=LOG([.L49])" office:value-type="float" office:value="-0.840886406101111" calcext:value-type="float">
            <text:p>-0,8408864061</text:p>
          </table:table-cell>
          <table:table-cell table:style-name="Default" office:value-type="float" office:value="0.14424926" calcext:value-type="float">
            <text:p>0,14424926</text:p>
          </table:table-cell>
          <table:table-cell table:formula="of:=LOG(ABS([.D49]))" office:value-type="float" office:value="-2.42980366966048" calcext:value-type="float">
            <text:p>-2,4298036697</text:p>
          </table:table-cell>
          <table:table-cell table:formula="of:=LOG(ABS([.E49]))" office:value-type="float" office:value="0.000799707076767061" calcext:value-type="float">
            <text:p>0,0007997071</text:p>
          </table:table-cell>
          <table:table-cell table:formula="of:=LOG(ABS([.F49]))" office:value-type="float" office:value="2.33032232037946" calcext:value-type="float">
            <text:p>2,3303223204</text:p>
          </table:table-cell>
          <table:table-cell table:number-columns-repeated="21"/>
        </table:table-row>
        <table:table-row table:style-name="ro1">
          <table:table-cell office:value-type="float" office:value="2.5999999" calcext:value-type="float">
            <text:p>2,5999999</text:p>
          </table:table-cell>
          <table:table-cell table:style-name="Default" office:value-type="float" office:value="0.150468752" calcext:value-type="float">
            <text:p>0,150468752</text:p>
          </table:table-cell>
          <table:table-cell office:value-type="float" office:value="0.0359108113" calcext:value-type="float">
            <text:p>3,59E-02</text:p>
          </table:table-cell>
          <table:table-cell office:value-type="float" office:value="0.00510383351" calcext:value-type="float">
            <text:p>5,10E-03</text:p>
          </table:table-cell>
          <table:table-cell office:value-type="float" office:value="-1" calcext:value-type="float">
            <text:p>-1</text:p>
          </table:table-cell>
          <table:table-cell office:value-type="float" office:value="2096.44189" calcext:value-type="float">
            <text:p>2096,44189</text:p>
          </table:table-cell>
          <table:table-cell table:formula="of:=([.A50]-2.35)/2.35" office:value-type="float" office:value="0.106382936170213" calcext:value-type="float">
            <text:p>0,1063829362</text:p>
          </table:table-cell>
          <table:table-cell/>
          <table:table-cell table:formula="of:=([.A50]-2.269)/2.269" office:value-type="float" office:value="0.145879197884531" calcext:value-type="float">
            <text:p>0,1458791979</text:p>
          </table:table-cell>
          <table:table-cell table:formula="of:=LOG(ABS([.I50]))" office:value-type="float" office:value="-0.836006633316029" calcext:value-type="float">
            <text:p>-0,8360066333</text:p>
          </table:table-cell>
          <table:table-cell table:formula="of:=LOG([.L50])" office:value-type="float" office:value="-0.822553681086799" calcext:value-type="float">
            <text:p>-0,8225536811</text:p>
          </table:table-cell>
          <table:table-cell table:style-name="Default" office:value-type="float" office:value="0.150468752" calcext:value-type="float">
            <text:p>0,150468752</text:p>
          </table:table-cell>
          <table:table-cell table:formula="of:=LOG(ABS([.D50]))" office:value-type="float" office:value="-2.29210350099293" calcext:value-type="float">
            <text:p>-2,292103501</text:p>
          </table:table-cell>
          <table:table-cell table:formula="of:=LOG(ABS([.E50]))" office:value-type="float" office:value="0" calcext:value-type="float">
            <text:p>0</text:p>
          </table:table-cell>
          <table:table-cell table:formula="of:=LOG(ABS([.F50]))" office:value-type="float" office:value="3.32148282896134" calcext:value-type="float">
            <text:p>3,321482829</text:p>
          </table:table-cell>
          <table:table-cell table:number-columns-repeated="21"/>
        </table:table-row>
        <table:table-row table:style-name="ro1">
          <table:table-cell office:value-type="float" office:value="2.54999995" calcext:value-type="float">
            <text:p>2,54999995</text:p>
          </table:table-cell>
          <table:table-cell table:style-name="Default" office:value-type="float" office:value="0.166029304" calcext:value-type="float">
            <text:p>0,166029304</text:p>
          </table:table-cell>
          <table:table-cell office:value-type="float" office:value="0.042479068" calcext:value-type="float">
            <text:p>4,25E-02</text:p>
          </table:table-cell>
          <table:table-cell office:value-type="float" office:value="0.0058483677" calcext:value-type="float">
            <text:p>5,85E-03</text:p>
          </table:table-cell>
          <table:table-cell office:value-type="float" office:value="-1.05799997" calcext:value-type="float">
            <text:p>-1,05799997</text:p>
          </table:table-cell>
          <table:table-cell office:value-type="float" office:value="2103.97412" calcext:value-type="float">
            <text:p>2103,97412</text:p>
          </table:table-cell>
          <table:table-cell table:formula="of:=([.A51]-2.35)/2.35" office:value-type="float" office:value="0.0851063617021277" calcext:value-type="float">
            <text:p>0,0851063617</text:p>
          </table:table-cell>
          <table:table-cell/>
          <table:table-cell table:formula="of:=([.A51]-2.269)/2.269" office:value-type="float" office:value="0.12384308065227" calcext:value-type="float">
            <text:p>0,1238430807</text:p>
          </table:table-cell>
          <table:table-cell table:formula="of:=LOG(ABS([.I51]))" office:value-type="float" office:value="-0.907128253256461" calcext:value-type="float">
            <text:p>-0,9071282533</text:p>
          </table:table-cell>
          <table:table-cell table:formula="of:=LOG([.L51])" office:value-type="float" office:value="-0.779815252668868" calcext:value-type="float">
            <text:p>-0,7798152527</text:p>
          </table:table-cell>
          <table:table-cell table:style-name="Default" office:value-type="float" office:value="0.166029304" calcext:value-type="float">
            <text:p>0,166029304</text:p>
          </table:table-cell>
          <table:table-cell table:formula="of:=LOG(ABS([.D51]))" office:value-type="float" office:value="-2.23296533012324" calcext:value-type="float">
            <text:p>-2,2329653301</text:p>
          </table:table-cell>
          <table:table-cell table:formula="of:=LOG(ABS([.E51]))" office:value-type="float" office:value="0.0244856553845784" calcext:value-type="float">
            <text:p>0,0244856554</text:p>
          </table:table-cell>
          <table:table-cell table:formula="of:=LOG(ABS([.F51]))" office:value-type="float" office:value="3.32304039346159" calcext:value-type="float">
            <text:p>3,3230403935</text:p>
          </table:table-cell>
          <table:table-cell table:number-columns-repeated="15"/>
          <table:table-cell office:value-type="string" calcext:value-type="string">
            <text:p>ALPHA</text:p>
          </table:table-cell>
          <table:table-cell table:number-matrix-columns-spanned="2" table:number-matrix-rows-spanned="5" table:formula="of:=LINEST([.O55:.O59];[.J55:.J59]; ;1)" office:value-type="float" office:value="0.00406931593445422" calcext:value-type="float">
            <text:p>0,0040693159</text:p>
          </table:table-cell>
          <table:table-cell office:value-type="float" office:value="3.34124286851952" calcext:value-type="float">
            <text:p>3,3412428685</text:p>
          </table:table-cell>
          <table:table-cell/>
          <table:table-cell table:number-matrix-columns-spanned="2" table:number-matrix-rows-spanned="5" table:formula="of:=LINEST([.O50:.O55];[.J50:.J55]; ;1)" office:value-type="float" office:value="-0.0137861488906531" calcext:value-type="float">
            <text:p>-0,0137861489</text:p>
          </table:table-cell>
          <table:table-cell office:value-type="float" office:value="3.31058895903637" calcext:value-type="float">
            <text:p>3,31058895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Default" office:value-type="float" office:value="0.210015625" calcext:value-type="float">
            <text:p>0,210015625</text:p>
          </table:table-cell>
          <table:table-cell office:value-type="float" office:value="0.0654289424" calcext:value-type="float">
            <text:p>6,54E-02</text:p>
          </table:table-cell>
          <table:table-cell office:value-type="float" office:value="0.00852895249" calcext:value-type="float">
            <text:p>8,53E-03</text:p>
          </table:table-cell>
          <table:table-cell office:value-type="float" office:value="-1.06900001" calcext:value-type="float">
            <text:p>-1,06900001</text:p>
          </table:table-cell>
          <table:table-cell office:value-type="float" office:value="2111.35303" calcext:value-type="float">
            <text:p>2111,35303</text:p>
          </table:table-cell>
          <table:table-cell table:formula="of:=([.A52]-2.35)/2.35" office:value-type="float" office:value="0.0638297872340425" calcext:value-type="float">
            <text:p>0,0638297872</text:p>
          </table:table-cell>
          <table:table-cell/>
          <table:table-cell table:formula="of:=([.A52]-2.269)/2.269" office:value-type="float" office:value="0.101806963420009" calcext:value-type="float">
            <text:p>0,1018069634</text:p>
          </table:table-cell>
          <table:table-cell table:formula="of:=LOG(ABS([.I52]))" office:value-type="float" office:value="-0.992222515992792" calcext:value-type="float">
            <text:p>-0,992222516</text:p>
          </table:table-cell>
          <table:table-cell table:formula="of:=LOG([.L52])" office:value-type="float" office:value="-0.67774839289064" calcext:value-type="float">
            <text:p>-0,6777483929</text:p>
          </table:table-cell>
          <table:table-cell table:style-name="Default" office:value-type="float" office:value="0.210015625" calcext:value-type="float">
            <text:p>0,210015625</text:p>
          </table:table-cell>
          <table:table-cell table:formula="of:=LOG(ABS([.D52]))" office:value-type="float" office:value="-2.06910430479359" calcext:value-type="float">
            <text:p>-2,0691043048</text:p>
          </table:table-cell>
          <table:table-cell table:formula="of:=LOG(ABS([.E52]))" office:value-type="float" office:value="0.0289777092714017" calcext:value-type="float">
            <text:p>0,0289777093</text:p>
          </table:table-cell>
          <table:table-cell table:formula="of:=LOG(ABS([.F52]))" office:value-type="float" office:value="3.32456085583837" calcext:value-type="float">
            <text:p>3,3245608558</text:p>
          </table:table-cell>
          <table:table-cell table:number-columns-repeated="16"/>
          <table:table-cell office:value-type="float" office:value="0.006207091677611" calcext:value-type="float">
            <text:p>0,0062070917</text:p>
          </table:table-cell>
          <table:table-cell office:value-type="float" office:value="0.0103216036708385" calcext:value-type="float">
            <text:p>0,0103216037</text:p>
          </table:table-cell>
          <table:table-cell/>
          <table:table-cell office:value-type="float" office:value="0.00112881511913979" calcext:value-type="float">
            <text:p>0,0011288151</text:p>
          </table:table-cell>
          <table:table-cell office:value-type="float" office:value="0.00124861295050902" calcext:value-type="float">
            <text:p>0,001248613</text:p>
          </table:table-cell>
        </table:table-row>
        <table:table-row table:style-name="ro1">
          <table:table-cell office:value-type="float" office:value="2.45000005" calcext:value-type="float">
            <text:p>2,45000005</text:p>
          </table:table-cell>
          <table:table-cell table:style-name="Default" office:value-type="float" office:value="0.242449224" calcext:value-type="float">
            <text:p>0,242449224</text:p>
          </table:table-cell>
          <table:table-cell office:value-type="float" office:value="0.0858944058" calcext:value-type="float">
            <text:p>8,59E-02</text:p>
          </table:table-cell>
          <table:table-cell office:value-type="float" office:value="0.0110664396" calcext:value-type="float">
            <text:p>1,11E-02</text:p>
          </table:table-cell>
          <table:table-cell office:value-type="float" office:value="-1.22099996" calcext:value-type="float">
            <text:p>-1,22099996</text:p>
          </table:table-cell>
          <table:table-cell office:value-type="float" office:value="2119.76611" calcext:value-type="float">
            <text:p>2119,76611</text:p>
          </table:table-cell>
          <table:table-cell table:formula="of:=([.A53]-2.35)/2.35" office:value-type="float" office:value="0.0425532127659574" calcext:value-type="float">
            <text:p>0,0425532128</text:p>
          </table:table-cell>
          <table:table-cell/>
          <table:table-cell table:formula="of:=([.A53]-2.269)/2.269" office:value-type="float" office:value="0.0797708461877478" calcext:value-type="float">
            <text:p>0,0797708462</text:p>
          </table:table-cell>
          <table:table-cell table:formula="of:=LOG(ABS([.I53]))" office:value-type="float" office:value="-1.09815580104492" calcext:value-type="float">
            <text:p>-1,098155801</text:p>
          </table:table-cell>
          <table:table-cell table:formula="of:=LOG([.L53])" office:value-type="float" office:value="-0.615379201579627" calcext:value-type="float">
            <text:p>-0,6153792016</text:p>
          </table:table-cell>
          <table:table-cell table:style-name="Default" office:value-type="float" office:value="0.242449224" calcext:value-type="float">
            <text:p>0,242449224</text:p>
          </table:table-cell>
          <table:table-cell table:formula="of:=LOG(ABS([.D53]))" office:value-type="float" office:value="-1.95599208199262" calcext:value-type="float">
            <text:p>-1,955992082</text:p>
          </table:table-cell>
          <table:table-cell table:formula="of:=LOG(ABS([.E53]))" office:value-type="float" office:value="0.0867156497173808" calcext:value-type="float">
            <text:p>0,0867156497</text:p>
          </table:table-cell>
          <table:table-cell table:formula="of:=LOG(ABS([.F53]))" office:value-type="float" office:value="3.32628794454193" calcext:value-type="float">
            <text:p>3,3262879445</text:p>
          </table:table-cell>
          <table:table-cell table:number-columns-repeated="16"/>
          <table:table-cell office:value-type="float" office:value="0.125313451338835" calcext:value-type="float">
            <text:p>0,1253134513</text:p>
          </table:table-cell>
          <table:table-cell office:value-type="float" office:value="0.00403713844466343" calcext:value-type="float">
            <text:p>0,0040371384</text:p>
          </table:table-cell>
          <table:table-cell/>
          <table:table-cell office:value-type="float" office:value="0.973882812979291" calcext:value-type="float">
            <text:p>0,973882813</text:p>
          </table:table-cell>
          <table:table-cell office:value-type="float" office:value="0.000572567823246049" calcext:value-type="float">
            <text:p>0,0005725678</text:p>
          </table:table-cell>
        </table:table-row>
        <table:table-row table:style-name="ro1">
          <table:table-cell office:value-type="float" office:value="2.39999986" calcext:value-type="float">
            <text:p>2,39999986</text:p>
          </table:table-cell>
          <table:table-cell table:style-name="Default" office:value-type="float" office:value="0.303892583" calcext:value-type="float">
            <text:p>0,303892583</text:p>
          </table:table-cell>
          <table:table-cell table:style-name="Default" office:value-type="float" office:value="0.13155745" calcext:value-type="float">
            <text:p>0,13155745</text:p>
          </table:table-cell>
          <table:table-cell office:value-type="float" office:value="0.0163361467" calcext:value-type="float">
            <text:p>1,63E-02</text:p>
          </table:table-cell>
          <table:table-cell office:value-type="float" office:value="-1.20000005" calcext:value-type="float">
            <text:p>-1,20000005</text:p>
          </table:table-cell>
          <table:table-cell office:value-type="float" office:value="2128.52588" calcext:value-type="float">
            <text:p>2128,52588</text:p>
          </table:table-cell>
          <table:table-cell table:formula="of:=([.A54]-2.35)/2.35" office:value-type="float" office:value="0.0212765361702127" calcext:value-type="float">
            <text:p>0,0212765362</text:p>
          </table:table-cell>
          <table:table-cell/>
          <table:table-cell table:formula="of:=([.A54]-2.269)/2.269" office:value-type="float" office:value="0.0577346231820184" calcext:value-type="float">
            <text:p>0,0577346232</text:p>
          </table:table-cell>
          <table:table-cell table:formula="of:=LOG(ABS([.I54]))" office:value-type="float" office:value="-1.23856366436093" calcext:value-type="float">
            <text:p>-1,2385636644</text:p>
          </table:table-cell>
          <table:table-cell table:formula="of:=LOG([.L54])" office:value-type="float" office:value="-0.517279899464252" calcext:value-type="float">
            <text:p>-0,5172798995</text:p>
          </table:table-cell>
          <table:table-cell table:style-name="Default" office:value-type="float" office:value="0.303892583" calcext:value-type="float">
            <text:p>0,303892583</text:p>
          </table:table-cell>
          <table:table-cell table:formula="of:=LOG(ABS([.D54]))" office:value-type="float" office:value="-1.78685037523792" calcext:value-type="float">
            <text:p>-1,7868503752</text:p>
          </table:table-cell>
          <table:table-cell table:formula="of:=LOG(ABS([.E54]))" office:value-type="float" office:value="0.0791812641432279" calcext:value-type="float">
            <text:p>0,0791812641</text:p>
          </table:table-cell>
          <table:table-cell table:formula="of:=LOG(ABS([.F54]))" office:value-type="float" office:value="3.32807893497962" calcext:value-type="float">
            <text:p>3,328078935</text:p>
          </table:table-cell>
          <table:table-cell table:number-columns-repeated="16"/>
          <table:table-cell office:value-type="float" office:value="0.429800086204523" calcext:value-type="float">
            <text:p>0,4298000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9.155850851329" calcext:value-type="float">
            <text:p>149,1558508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.3499999" calcext:value-type="float">
            <text:p>2,3499999</text:p>
          </table:table-cell>
          <table:table-cell table:style-name="ce1" office:value-type="float" office:value="0.426007807" calcext:value-type="float">
            <text:p>0,426007807</text:p>
          </table:table-cell>
          <table:table-cell table:style-name="ce1" office:value-type="float" office:value="0.227009639" calcext:value-type="float">
            <text:p>0,227009639</text:p>
          </table:table-cell>
          <table:table-cell table:style-name="ce3" office:value-type="float" office:value="0.0193731841" calcext:value-type="float">
            <text:p>1,94E-02</text:p>
          </table:table-cell>
          <table:table-cell table:style-name="ce1" office:value-type="float" office:value="-1.27600002" calcext:value-type="float">
            <text:p>-1,27600002</text:p>
          </table:table-cell>
          <table:table-cell table:style-name="ce1" office:value-type="float" office:value="2137.76807" calcext:value-type="float">
            <text:p>2137,76807</text:p>
          </table:table-cell>
          <table:table-cell table:style-name="ce5" table:formula="of:=([.A55]-2.35)/2.35" office:value-type="float" office:value="-0.0000000425531914197201" calcext:value-type="float">
            <text:p>-4,25531914197201E-08</text:p>
          </table:table-cell>
          <table:table-cell table:style-name="ce1"/>
          <table:table-cell table:style-name="ce1" table:formula="of:=([.A55]-2.269)/2.269" office:value-type="float" office:value="0.0356985015425298" calcext:value-type="float">
            <text:p>0,0356985015</text:p>
          </table:table-cell>
          <table:table-cell table:style-name="ce1" table:formula="of:=LOG(ABS([.I55]))" office:value-type="float" office:value="-1.44735001317264" calcext:value-type="float">
            <text:p>-1,4473500132</text:p>
          </table:table-cell>
          <table:table-cell table:style-name="ce1" table:formula="of:=LOG([.L55])" office:value-type="float" office:value="-0.37058244196312" calcext:value-type="float">
            <text:p>-0,370582442</text:p>
          </table:table-cell>
          <table:table-cell table:style-name="ce1" office:value-type="float" office:value="0.426007807" calcext:value-type="float">
            <text:p>0,426007807</text:p>
          </table:table-cell>
          <table:table-cell table:style-name="ce1" table:formula="of:=LOG(ABS([.D55]))" office:value-type="float" office:value="-1.71279899448921" calcext:value-type="float">
            <text:p>-1,7127989945</text:p>
          </table:table-cell>
          <table:table-cell table:style-name="ce1" table:formula="of:=LOG(ABS([.E55]))" office:value-type="float" office:value="0.105850681192267" calcext:value-type="float">
            <text:p>0,1058506812</text:p>
          </table:table-cell>
          <table:table-cell table:style-name="ce1" table:formula="of:=LOG(ABS([.F55]))" office:value-type="float" office:value="3.32996058610056" calcext:value-type="float">
            <text:p>3,3299605861</text:p>
          </table:table-cell>
          <table:table-cell table:number-columns-repeated="16"/>
          <table:table-cell office:value-type="float" office:value="0.00000700509104083218" calcext:value-type="float">
            <text:p>7,00509104083218E-06</text:p>
          </table:table-cell>
          <table:table-cell office:value-type="float" office:value="0.0000488954604641385" calcext:value-type="float">
            <text:p>4,88954604641385E-05</text:p>
          </table:table-cell>
          <table:table-cell/>
          <table:table-cell office:value-type="float" office:value="0.0000488983461146047" calcext:value-type="float">
            <text:p>4,88983461146047E-05</text:p>
          </table:table-cell>
          <table:table-cell office:value-type="float" office:value="0.00000131133564886688" calcext:value-type="float">
            <text:p>1,31133564886688E-06</text:p>
          </table:table-cell>
        </table:table-row>
        <table:table-row table:style-name="ro1">
          <table:table-cell office:value-type="float" office:value="2.29999995" calcext:value-type="float">
            <text:p>2,29999995</text:p>
          </table:table-cell>
          <table:table-cell table:style-name="Default" office:value-type="float" office:value="0.557652354" calcext:value-type="float">
            <text:p>0,557652354</text:p>
          </table:table-cell>
          <table:table-cell table:style-name="Default" office:value-type="float" office:value="0.354086906" calcext:value-type="float">
            <text:p>0,354086906</text:p>
          </table:table-cell>
          <table:table-cell office:value-type="float" office:value="0.0187438093" calcext:value-type="float">
            <text:p>1,87E-02</text:p>
          </table:table-cell>
          <table:table-cell office:value-type="float" office:value="-1.44700003" calcext:value-type="float">
            <text:p>-1,44700003</text:p>
          </table:table-cell>
          <table:table-cell office:value-type="float" office:value="2148.67896" calcext:value-type="float">
            <text:p>2148,67896</text:p>
          </table:table-cell>
          <table:table-cell table:formula="of:=([.A56]-2.35)/2.35" office:value-type="float" office:value="-0.0212766170212766" calcext:value-type="float">
            <text:p>-0,021276617</text:p>
          </table:table-cell>
          <table:table-cell/>
          <table:table-cell table:formula="of:=([.A56]-2.269)/2.269" office:value-type="float" office:value="0.0136623843102688" calcext:value-type="float">
            <text:p>0,0136623843</text:p>
          </table:table-cell>
          <table:table-cell table:formula="of:=LOG(ABS([.I56]))" office:value-type="float" office:value="-1.8644735025262" calcext:value-type="float">
            <text:p>-1,8644735025</text:p>
          </table:table-cell>
          <table:table-cell table:formula="of:=LOG([.L56])" office:value-type="float" office:value="-0.253636460186298" calcext:value-type="float">
            <text:p>-0,2536364602</text:p>
          </table:table-cell>
          <table:table-cell table:style-name="Default" office:value-type="float" office:value="0.557652354" calcext:value-type="float">
            <text:p>0,557652354</text:p>
          </table:table-cell>
          <table:table-cell table:formula="of:=LOG(ABS([.D56]))" office:value-type="float" office:value="-1.72714214291189" calcext:value-type="float">
            <text:p>-1,7271421429</text:p>
          </table:table-cell>
          <table:table-cell table:formula="of:=LOG(ABS([.E56]))" office:value-type="float" office:value="0.160468540123069" calcext:value-type="float">
            <text:p>0,1604685401</text:p>
          </table:table-cell>
          <table:table-cell table:formula="of:=LOG(ABS([.F56]))" office:value-type="float" office:value="3.33217153121226" calcext:value-type="float">
            <text:p>3,3321715312</text:p>
          </table:table-cell>
          <table:table-cell table:number-columns-repeated="21"/>
        </table:table-row>
        <table:table-row table:style-name="ro1">
          <table:table-cell office:value-type="float" office:value="2.25" calcext:value-type="float">
            <text:p>2,25</text:p>
          </table:table-cell>
          <table:table-cell table:style-name="Default" office:value-type="float" office:value="0.714152336" calcext:value-type="float">
            <text:p>0,714152336</text:p>
          </table:table-cell>
          <table:table-cell table:style-name="Default" office:value-type="float" office:value="0.530607045" calcext:value-type="float">
            <text:p>0,530607045</text:p>
          </table:table-cell>
          <table:table-cell office:value-type="float" office:value="0.00915265083" calcext:value-type="float">
            <text:p>9,15E-03</text:p>
          </table:table-cell>
          <table:table-cell office:value-type="float" office:value="-1.48500001" calcext:value-type="float">
            <text:p>-1,48500001</text:p>
          </table:table-cell>
          <table:table-cell office:value-type="float" office:value="2160.12207" calcext:value-type="float">
            <text:p>2160,12207</text:p>
          </table:table-cell>
          <table:table-cell table:formula="of:=([.A57]-2.35)/2.35" office:value-type="float" office:value="-0.0425531914893617" calcext:value-type="float">
            <text:p>-0,0425531915</text:p>
          </table:table-cell>
          <table:table-cell/>
          <table:table-cell table:formula="of:=([.A57]-2.269)/2.269" office:value-type="float" office:value="-0.00837373292199212" calcext:value-type="float">
            <text:p>-0,0083737329</text:p>
          </table:table-cell>
          <table:table-cell table:formula="of:=LOG(ABS([.I57]))" office:value-type="float" office:value="-2.0770808949321" calcext:value-type="float">
            <text:p>-2,0770808949</text:p>
          </table:table-cell>
          <table:table-cell table:formula="of:=LOG([.L57])" office:value-type="float" office:value="-0.146209138885546" calcext:value-type="float">
            <text:p>-0,1462091389</text:p>
          </table:table-cell>
          <table:table-cell table:style-name="Default" office:value-type="float" office:value="0.714152336" calcext:value-type="float">
            <text:p>0,714152336</text:p>
          </table:table-cell>
          <table:table-cell table:formula="of:=LOG(ABS([.D57]))" office:value-type="float" office:value="-2.03845310548418" calcext:value-type="float">
            <text:p>-2,0384531055</text:p>
          </table:table-cell>
          <table:table-cell table:formula="of:=LOG(ABS([.E57]))" office:value-type="float" office:value="0.171726456577773" calcext:value-type="float">
            <text:p>0,1717264566</text:p>
          </table:table-cell>
          <table:table-cell table:formula="of:=LOG(ABS([.F57]))" office:value-type="float" office:value="3.33447829412752" calcext:value-type="float">
            <text:p>3,3344782941</text:p>
          </table:table-cell>
          <table:table-cell table:number-columns-repeated="21"/>
        </table:table-row>
        <table:table-row table:style-name="ro1">
          <table:table-cell office:value-type="float" office:value="2.20000005" calcext:value-type="float">
            <text:p>2,20000005</text:p>
          </table:table-cell>
          <table:table-cell table:style-name="Default" office:value-type="float" office:value="0.786759794" calcext:value-type="float">
            <text:p>0,786759794</text:p>
          </table:table-cell>
          <table:table-cell table:style-name="Default" office:value-type="float" office:value="0.628495812" calcext:value-type="float">
            <text:p>0,628495812</text:p>
          </table:table-cell>
          <table:table-cell office:value-type="float" office:value="0.00432038819" calcext:value-type="float">
            <text:p>4,32E-03</text:p>
          </table:table-cell>
          <table:table-cell office:value-type="float" office:value="-1.55299997" calcext:value-type="float">
            <text:p>-1,55299997</text:p>
          </table:table-cell>
          <table:table-cell office:value-type="float" office:value="2171.98901" calcext:value-type="float">
            <text:p>2171,98901</text:p>
          </table:table-cell>
          <table:table-cell table:formula="of:=([.A58]-2.35)/2.35" office:value-type="float" office:value="-0.0638297659574469" calcext:value-type="float">
            <text:p>-0,063829766</text:p>
          </table:table-cell>
          <table:table-cell/>
          <table:table-cell table:formula="of:=([.A58]-2.269)/2.269" office:value-type="float" office:value="-0.0304098501542531" calcext:value-type="float">
            <text:p>-0,0304098502</text:p>
          </table:table-cell>
          <table:table-cell table:formula="of:=LOG(ABS([.I58]))" office:value-type="float" office:value="-1.51698571985394" calcext:value-type="float">
            <text:p>-1,5169857199</text:p>
          </table:table-cell>
          <table:table-cell table:formula="of:=LOG([.L58])" office:value-type="float" office:value="-0.104157842054805" calcext:value-type="float">
            <text:p>-0,1041578421</text:p>
          </table:table-cell>
          <table:table-cell table:style-name="Default" office:value-type="float" office:value="0.786759794" calcext:value-type="float">
            <text:p>0,786759794</text:p>
          </table:table-cell>
          <table:table-cell table:formula="of:=LOG(ABS([.D58]))" office:value-type="float" office:value="-2.36447722975898" calcext:value-type="float">
            <text:p>-2,3644772298</text:p>
          </table:table-cell>
          <table:table-cell table:formula="of:=LOG(ABS([.E58]))" office:value-type="float" office:value="0.191171447339096" calcext:value-type="float">
            <text:p>0,1911714473</text:p>
          </table:table-cell>
          <table:table-cell table:formula="of:=LOG(ABS([.F58]))" office:value-type="float" office:value="3.33685762344516" calcext:value-type="float">
            <text:p>3,3368576234</text:p>
          </table:table-cell>
          <table:table-cell table:number-columns-repeated="21"/>
        </table:table-row>
        <table:table-row table:style-name="ro1">
          <table:table-cell office:value-type="float" office:value="2.14999986" calcext:value-type="float">
            <text:p>2,14999986</text:p>
          </table:table-cell>
          <table:table-cell table:style-name="Default" office:value-type="float" office:value="0.836000025" calcext:value-type="float">
            <text:p>0,836000025</text:p>
          </table:table-cell>
          <table:table-cell table:style-name="Default" office:value-type="float" office:value="0.702704608" calcext:value-type="float">
            <text:p>0,702704608</text:p>
          </table:table-cell>
          <table:table-cell office:value-type="float" office:value="0.00177142245" calcext:value-type="float">
            <text:p>1,77E-03</text:p>
          </table:table-cell>
          <table:table-cell office:value-type="float" office:value="-1.648" calcext:value-type="float">
            <text:p>-1,648</text:p>
          </table:table-cell>
          <table:table-cell office:value-type="float" office:value="2184.91309" calcext:value-type="float">
            <text:p>2184,91309</text:p>
          </table:table-cell>
          <table:table-cell table:formula="of:=([.A59]-2.35)/2.35" office:value-type="float" office:value="-0.0851064425531916" calcext:value-type="float">
            <text:p>-0,0851064426</text:p>
          </table:table-cell>
          <table:table-cell/>
          <table:table-cell table:formula="of:=([.A59]-2.269)/2.269" office:value-type="float" office:value="-0.0524460731599825" calcext:value-type="float">
            <text:p>-0,0524460732</text:p>
          </table:table-cell>
          <table:table-cell table:formula="of:=LOG(ABS([.I59]))" office:value-type="float" office:value="-1.28028702355802" calcext:value-type="float">
            <text:p>-1,2802870236</text:p>
          </table:table-cell>
          <table:table-cell table:formula="of:=LOG([.L59])" office:value-type="float" office:value="-0.0777937095737086" calcext:value-type="float">
            <text:p>-0,0777937096</text:p>
          </table:table-cell>
          <table:table-cell table:style-name="Default" office:value-type="float" office:value="0.836000025" calcext:value-type="float">
            <text:p>0,836000025</text:p>
          </table:table-cell>
          <table:table-cell table:formula="of:=LOG(ABS([.D59]))" office:value-type="float" office:value="-2.75167785562224" calcext:value-type="float">
            <text:p>-2,7516778556</text:p>
          </table:table-cell>
          <table:table-cell table:formula="of:=LOG(ABS([.E59]))" office:value-type="float" office:value="0.216957207361097" calcext:value-type="float">
            <text:p>0,2169572074</text:p>
          </table:table-cell>
          <table:table-cell table:formula="of:=LOG(ABS([.F59]))" office:value-type="float" office:value="3.33943416657687" calcext:value-type="float">
            <text:p>3,3394341666</text:p>
          </table:table-cell>
          <table:table-cell table:number-columns-repeated="21"/>
        </table:table-row>
        <table:table-row table:style-name="ro1">
          <table:table-cell office:value-type="float" office:value="2.0999999" calcext:value-type="float">
            <text:p>2,0999999</text:p>
          </table:table-cell>
          <table:table-cell table:style-name="Default" office:value-type="float" office:value="0.870063365" calcext:value-type="float">
            <text:p>0,870063365</text:p>
          </table:table-cell>
          <table:table-cell table:style-name="Default" office:value-type="float" office:value="0.75864011" calcext:value-type="float">
            <text:p>0,75864011</text:p>
          </table:table-cell>
          <table:table-cell office:value-type="float" office:value="0.000776109286" calcext:value-type="float">
            <text:p>7,76E-04</text:p>
          </table:table-cell>
          <table:table-cell office:value-type="float" office:value="-1.66055703" calcext:value-type="float">
            <text:p>-1,66055703</text:p>
          </table:table-cell>
          <table:table-cell office:value-type="float" office:value="236.847839" calcext:value-type="float">
            <text:p>236,847839</text:p>
          </table:table-cell>
          <table:table-cell table:formula="of:=([.A60]-2.35)/2.35" office:value-type="float" office:value="-0.106383021276596" calcext:value-type="float">
            <text:p>-0,1063830213</text:p>
          </table:table-cell>
          <table:table-cell/>
          <table:table-cell table:formula="of:=([.A60]-2.269)/2.269" office:value-type="float" office:value="-0.0744821947994713" calcext:value-type="float">
            <text:p>-0,0744821948</text:p>
          </table:table-cell>
          <table:table-cell table:formula="of:=LOG(ABS([.I60]))" office:value-type="float" office:value="-1.12794753429235" calcext:value-type="float">
            <text:p>-1,1279475343</text:p>
          </table:table-cell>
          <table:table-cell table:formula="of:=LOG([.L60])" office:value-type="float" office:value="-0.06044911741846" calcext:value-type="float">
            <text:p>-0,0604491174</text:p>
          </table:table-cell>
          <table:table-cell table:style-name="Default" office:value-type="float" office:value="0.870063365" calcext:value-type="float">
            <text:p>0,870063365</text:p>
          </table:table-cell>
          <table:table-cell table:formula="of:=LOG(ABS([.D60]))" office:value-type="float" office:value="-3.11007712028183" calcext:value-type="float">
            <text:p>-3,1100771203</text:p>
          </table:table-cell>
          <table:table-cell table:formula="of:=LOG(ABS([.E60]))" office:value-type="float" office:value="0.220253795555594" calcext:value-type="float">
            <text:p>0,2202537956</text:p>
          </table:table-cell>
          <table:table-cell table:formula="of:=LOG(ABS([.F60]))" office:value-type="float" office:value="2.37446942657862" calcext:value-type="float">
            <text:p>2,3744694266</text:p>
          </table:table-cell>
          <table:table-cell table:number-columns-repeated="21"/>
        </table:table-row>
        <table:table-row table:style-name="ro1">
          <table:table-cell office:value-type="float" office:value="2.04999995" calcext:value-type="float">
            <text:p>2,04999995</text:p>
          </table:table-cell>
          <table:table-cell table:style-name="Default" office:value-type="float" office:value="0.892308712" calcext:value-type="float">
            <text:p>0,892308712</text:p>
          </table:table-cell>
          <table:table-cell table:style-name="Default" office:value-type="float" office:value="0.797301054" calcext:value-type="float">
            <text:p>0,797301054</text:p>
          </table:table-cell>
          <table:table-cell office:value-type="float" office:value="0.00052987074" calcext:value-type="float">
            <text:p>5,30E-04</text:p>
          </table:table-cell>
          <table:table-cell office:value-type="float" office:value="-1.69045663" calcext:value-type="float">
            <text:p>-1,69045663</text:p>
          </table:table-cell>
          <table:table-cell office:value-type="float" office:value="250.227005" calcext:value-type="float">
            <text:p>250,227005</text:p>
          </table:table-cell>
          <table:table-cell table:formula="of:=([.A61]-2.35)/2.35" office:value-type="float" office:value="-0.127659595744681" calcext:value-type="float">
            <text:p>-0,1276595957</text:p>
          </table:table-cell>
          <table:table-cell/>
          <table:table-cell table:formula="of:=([.A61]-2.269)/2.269" office:value-type="float" office:value="-0.096518312031732" calcext:value-type="float">
            <text:p>-0,096518312</text:p>
          </table:table-cell>
          <table:table-cell table:formula="of:=LOG(ABS([.I61]))" office:value-type="float" office:value="-1.01539028189084" calcext:value-type="float">
            <text:p>-1,0153902819</text:p>
          </table:table-cell>
          <table:table-cell table:formula="of:=LOG([.L61])" office:value-type="float" office:value="-0.0494848667864387" calcext:value-type="float">
            <text:p>-0,0494848668</text:p>
          </table:table-cell>
          <table:table-cell table:style-name="Default" office:value-type="float" office:value="0.892308712" calcext:value-type="float">
            <text:p>0,892308712</text:p>
          </table:table-cell>
          <table:table-cell table:formula="of:=LOG(ABS([.D61]))" office:value-type="float" office:value="-3.27583006200557" calcext:value-type="float">
            <text:p>-3,275830062</text:p>
          </table:table-cell>
          <table:table-cell table:formula="of:=LOG(ABS([.E61]))" office:value-type="float" office:value="0.228004033076768" calcext:value-type="float">
            <text:p>0,2280040331</text:p>
          </table:table-cell>
          <table:table-cell table:formula="of:=LOG(ABS([.F61]))" office:value-type="float" office:value="2.39833417781783" calcext:value-type="float">
            <text:p>2,398334177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910716236" calcext:value-type="float">
            <text:p>0,910716236</text:p>
          </table:table-cell>
          <table:table-cell table:style-name="Default" office:value-type="float" office:value="0.830156744" calcext:value-type="float">
            <text:p>0,830156744</text:p>
          </table:table-cell>
          <table:table-cell office:value-type="float" office:value="0.000376343727" calcext:value-type="float">
            <text:p>3,76E-04</text:p>
          </table:table-cell>
          <table:table-cell office:value-type="float" office:value="-1.73919725" calcext:value-type="float">
            <text:p>-1,73919725</text:p>
          </table:table-cell>
          <table:table-cell office:value-type="float" office:value="263.956573" calcext:value-type="float">
            <text:p>263,956573</text:p>
          </table:table-cell>
          <table:table-cell table:formula="of:=([.A62]-2.35)/2.35" office:value-type="float" office:value="-0.148936170212766" calcext:value-type="float">
            <text:p>-0,1489361702</text:p>
          </table:table-cell>
          <table:table-cell/>
          <table:table-cell table:formula="of:=([.A62]-2.269)/2.269" office:value-type="float" office:value="-0.118554429263993" calcext:value-type="float">
            <text:p>-0,1185544293</text:p>
          </table:table-cell>
          <table:table-cell table:formula="of:=LOG(ABS([.I62]))" office:value-type="float" office:value="-0.926082215882528" calcext:value-type="float">
            <text:p>-0,9260822159</text:p>
          </table:table-cell>
          <table:table-cell table:formula="of:=LOG([.L62])" office:value-type="float" office:value="-0.0406169208718846" calcext:value-type="float">
            <text:p>-0,0406169209</text:p>
          </table:table-cell>
          <table:table-cell table:style-name="Default" office:value-type="float" office:value="0.910716236" calcext:value-type="float">
            <text:p>0,910716236</text:p>
          </table:table-cell>
          <table:table-cell table:formula="of:=LOG(ABS([.D62]))" office:value-type="float" office:value="-3.42441531850838" calcext:value-type="float">
            <text:p>-3,4244153185</text:p>
          </table:table-cell>
          <table:table-cell table:formula="of:=LOG(ABS([.E62]))" office:value-type="float" office:value="0.240348840040995" calcext:value-type="float">
            <text:p>0,24034884</text:p>
          </table:table-cell>
          <table:table-cell table:formula="of:=LOG(ABS([.F62]))" office:value-type="float" office:value="2.42153248119618" calcext:value-type="float">
            <text:p>2,4215324812</text:p>
          </table:table-cell>
          <table:table-cell table:number-columns-repeated="21"/>
        </table:table-row>
        <table:table-row table:style-name="ro1">
          <table:table-cell office:value-type="float" office:value="1.95000005" calcext:value-type="float">
            <text:p>1,95000005</text:p>
          </table:table-cell>
          <table:table-cell table:style-name="Default" office:value-type="float" office:value="0.92577064" calcext:value-type="float">
            <text:p>0,92577064</text:p>
          </table:table-cell>
          <table:table-cell table:style-name="Default" office:value-type="float" office:value="0.857601881" calcext:value-type="float">
            <text:p>0,857601881</text:p>
          </table:table-cell>
          <table:table-cell office:value-type="float" office:value="0.000282373163" calcext:value-type="float">
            <text:p>2,82E-04</text:p>
          </table:table-cell>
          <table:table-cell office:value-type="float" office:value="-1.78568506" calcext:value-type="float">
            <text:p>-1,78568506</text:p>
          </table:table-cell>
          <table:table-cell office:value-type="float" office:value="278.037384" calcext:value-type="float">
            <text:p>278,037384</text:p>
          </table:table-cell>
          <table:table-cell table:formula="of:=([.A63]-2.35)/2.35" office:value-type="float" office:value="-0.170212744680851" calcext:value-type="float">
            <text:p>-0,1702127447</text:p>
          </table:table-cell>
          <table:table-cell/>
          <table:table-cell table:formula="of:=([.A63]-2.269)/2.269" office:value-type="float" office:value="-0.140590546496254" calcext:value-type="float">
            <text:p>-0,1405905465</text:p>
          </table:table-cell>
          <table:table-cell table:formula="of:=LOG(ABS([.I63]))" office:value-type="float" office:value="-0.852043880898995" calcext:value-type="float">
            <text:p>-0,8520438809</text:p>
          </table:table-cell>
          <table:table-cell table:formula="of:=LOG([.L63])" office:value-type="float" office:value="-0.033496596601575" calcext:value-type="float">
            <text:p>-0,0334965966</text:p>
          </table:table-cell>
          <table:table-cell table:style-name="Default" office:value-type="float" office:value="0.92577064" calcext:value-type="float">
            <text:p>0,92577064</text:p>
          </table:table-cell>
          <table:table-cell table:formula="of:=LOG(ABS([.D63]))" office:value-type="float" office:value="-3.54917658139804" calcext:value-type="float">
            <text:p>-3,5491765814</text:p>
          </table:table-cell>
          <table:table-cell table:formula="of:=LOG(ABS([.E63]))" office:value-type="float" office:value="0.251804865098425" calcext:value-type="float">
            <text:p>0,2518048651</text:p>
          </table:table-cell>
          <table:table-cell table:formula="of:=LOG(ABS([.F63]))" office:value-type="float" office:value="2.44410319366399" calcext:value-type="float">
            <text:p>2,4441031937</text:p>
          </table:table-cell>
          <table:table-cell table:number-columns-repeated="21"/>
        </table:table-row>
        <table:table-row table:style-name="ro1">
          <table:table-cell office:value-type="float" office:value="1.89999986" calcext:value-type="float">
            <text:p>1,89999986</text:p>
          </table:table-cell>
          <table:table-cell table:style-name="Default" office:value-type="float" office:value="0.938599765" calcext:value-type="float">
            <text:p>0,938599765</text:p>
          </table:table-cell>
          <table:table-cell table:style-name="Default" office:value-type="float" office:value="0.881400228" calcext:value-type="float">
            <text:p>0,881400228</text:p>
          </table:table-cell>
          <table:table-cell office:value-type="float" office:value="0.000226685879" calcext:value-type="float">
            <text:p>2,27E-04</text:p>
          </table:table-cell>
          <table:table-cell office:value-type="float" office:value="-1.81773496" calcext:value-type="float">
            <text:p>-1,81773496</text:p>
          </table:table-cell>
          <table:table-cell office:value-type="float" office:value="292.450439" calcext:value-type="float">
            <text:p>292,450439</text:p>
          </table:table-cell>
          <table:table-cell table:formula="of:=([.A64]-2.35)/2.35" office:value-type="float" office:value="-0.191489421276596" calcext:value-type="float">
            <text:p>-0,1914894213</text:p>
          </table:table-cell>
          <table:table-cell/>
          <table:table-cell table:formula="of:=([.A64]-2.269)/2.269" office:value-type="float" office:value="-0.162626769501983" calcext:value-type="float">
            <text:p>-0,1626267695</text:p>
          </table:table-cell>
          <table:table-cell table:formula="of:=LOG(ABS([.I64]))" office:value-type="float" office:value="-0.788807964952932" calcext:value-type="float">
            <text:p>-0,788807965</text:p>
          </table:table-cell>
          <table:table-cell table:formula="of:=LOG([.L64])" office:value-type="float" office:value="-0.0275195588591047" calcext:value-type="float">
            <text:p>-0,0275195589</text:p>
          </table:table-cell>
          <table:table-cell table:style-name="Default" office:value-type="float" office:value="0.938599765" calcext:value-type="float">
            <text:p>0,938599765</text:p>
          </table:table-cell>
          <table:table-cell table:formula="of:=LOG(ABS([.D64]))" office:value-type="float" office:value="-3.64457553264537" calcext:value-type="float">
            <text:p>-3,6445755326</text:p>
          </table:table-cell>
          <table:table-cell table:formula="of:=LOG(ABS([.E64]))" office:value-type="float" office:value="0.259530559963665" calcext:value-type="float">
            <text:p>0,25953056</text:p>
          </table:table-cell>
          <table:table-cell table:formula="of:=LOG(ABS([.F64]))" office:value-type="float" office:value="2.46605227762321" calcext:value-type="float">
            <text:p>2,4660522776</text:p>
          </table:table-cell>
          <table:table-cell table:number-columns-repeated="21"/>
        </table:table-row>
        <table:table-row table:style-name="ro1">
          <table:table-cell office:value-type="float" office:value="1.8499999" calcext:value-type="float">
            <text:p>1,8499999</text:p>
          </table:table-cell>
          <table:table-cell table:style-name="Default" office:value-type="float" office:value="0.948659599" calcext:value-type="float">
            <text:p>0,948659599</text:p>
          </table:table-cell>
          <table:table-cell table:style-name="Default" office:value-type="float" office:value="0.900228918" calcext:value-type="float">
            <text:p>0,900228918</text:p>
          </table:table-cell>
          <table:table-cell office:value-type="float" office:value="0.000148045059" calcext:value-type="float">
            <text:p>1,48E-04</text:p>
          </table:table-cell>
          <table:table-cell office:value-type="float" office:value="-1.83534718" calcext:value-type="float">
            <text:p>-1,83534718</text:p>
          </table:table-cell>
          <table:table-cell office:value-type="float" office:value="307.075867" calcext:value-type="float">
            <text:p>307,075867</text:p>
          </table:table-cell>
          <table:table-cell table:formula="of:=([.A65]-2.35)/2.35" office:value-type="float" office:value="-0.212766" calcext:value-type="float">
            <text:p>-0,212766</text:p>
          </table:table-cell>
          <table:table-cell/>
          <table:table-cell table:formula="of:=([.A65]-2.269)/2.269" office:value-type="float" office:value="-0.184662891141472" calcext:value-type="float">
            <text:p>-0,1846628911</text:p>
          </table:table-cell>
          <table:table-cell table:formula="of:=LOG(ABS([.I65]))" office:value-type="float" office:value="-0.733620369268419" calcext:value-type="float">
            <text:p>-0,7336203693</text:p>
          </table:table-cell>
          <table:table-cell table:formula="of:=LOG([.L65])" office:value-type="float" office:value="-0.0228895945231191" calcext:value-type="float">
            <text:p>-0,0228895945</text:p>
          </table:table-cell>
          <table:table-cell table:style-name="Default" office:value-type="float" office:value="0.948659599" calcext:value-type="float">
            <text:p>0,948659599</text:p>
          </table:table-cell>
          <table:table-cell table:formula="of:=LOG(ABS([.D65]))" office:value-type="float" office:value="-3.82960608259987" calcext:value-type="float">
            <text:p>-3,8296060826</text:p>
          </table:table-cell>
          <table:table-cell table:formula="of:=LOG(ABS([.E65]))" office:value-type="float" office:value="0.263718228858667" calcext:value-type="float">
            <text:p>0,2637182289</text:p>
          </table:table-cell>
          <table:table-cell table:formula="of:=LOG(ABS([.F65]))" office:value-type="float" office:value="2.4872456867115" calcext:value-type="float">
            <text:p>2,4872456867</text:p>
          </table:table-cell>
          <table:table-cell table:number-columns-repeated="21"/>
        </table:table-row>
        <table:table-row table:style-name="ro1">
          <table:table-cell office:value-type="float" office:value="1.79999995" calcext:value-type="float">
            <text:p>1,79999995</text:p>
          </table:table-cell>
          <table:table-cell table:style-name="Default" office:value-type="float" office:value="0.956587493" calcext:value-type="float">
            <text:p>0,956587493</text:p>
          </table:table-cell>
          <table:table-cell table:style-name="Default" office:value-type="float" office:value="0.91528064" calcext:value-type="float">
            <text:p>0,91528064</text:p>
          </table:table-cell>
          <table:table-cell office:value-type="float" office:value="0.000122785568" calcext:value-type="float">
            <text:p>1,23E-04</text:p>
          </table:table-cell>
          <table:table-cell office:value-type="float" office:value="-1.85766947" calcext:value-type="float">
            <text:p>-1,85766947</text:p>
          </table:table-cell>
          <table:table-cell office:value-type="float" office:value="321.917358" calcext:value-type="float">
            <text:p>321,917358</text:p>
          </table:table-cell>
          <table:table-cell table:formula="of:=([.A66]-2.35)/2.35" office:value-type="float" office:value="-0.234042574468085" calcext:value-type="float">
            <text:p>-0,2340425745</text:p>
          </table:table-cell>
          <table:table-cell/>
          <table:table-cell table:formula="of:=([.A66]-2.269)/2.269" office:value-type="float" office:value="-0.206699008373733" calcext:value-type="float">
            <text:p>-0,2066990084</text:p>
          </table:table-cell>
          <table:table-cell table:formula="of:=LOG(ABS([.I66]))" office:value-type="float" office:value="-0.684661606869804" calcext:value-type="float">
            <text:p>-0,6846616069</text:p>
          </table:table-cell>
          <table:table-cell table:formula="of:=LOG([.L66])" office:value-type="float" office:value="-0.0192753016540963" calcext:value-type="float">
            <text:p>-0,0192753017</text:p>
          </table:table-cell>
          <table:table-cell table:style-name="Default" office:value-type="float" office:value="0.956587493" calcext:value-type="float">
            <text:p>0,956587493</text:p>
          </table:table-cell>
          <table:table-cell table:formula="of:=LOG(ABS([.D66]))" office:value-type="float" office:value="-3.91085267640574" calcext:value-type="float">
            <text:p>-3,9108526764</text:p>
          </table:table-cell>
          <table:table-cell table:formula="of:=LOG(ABS([.E66]))" office:value-type="float" office:value="0.268968443713146" calcext:value-type="float">
            <text:p>0,2689684437</text:p>
          </table:table-cell>
          <table:table-cell table:formula="of:=LOG(ABS([.F66]))" office:value-type="float" office:value="2.50774439476692" calcext:value-type="float">
            <text:p>2,5077443948</text:p>
          </table:table-cell>
          <table:table-cell table:number-columns-repeated="21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style-name="Default" office:value-type="float" office:value="0.963781178" calcext:value-type="float">
            <text:p>0,963781178</text:p>
          </table:table-cell>
          <table:table-cell table:style-name="Default" office:value-type="float" office:value="0.92904073" calcext:value-type="float">
            <text:p>0,92904073</text:p>
          </table:table-cell>
          <table:table-cell office:value-type="float" office:value="0.0000951971379" calcext:value-type="float">
            <text:p>9,52E-05</text:p>
          </table:table-cell>
          <table:table-cell office:value-type="float" office:value="-1.88255167" calcext:value-type="float">
            <text:p>-1,88255167</text:p>
          </table:table-cell>
          <table:table-cell office:value-type="float" office:value="336.934052" calcext:value-type="float">
            <text:p>336,934052</text:p>
          </table:table-cell>
          <table:table-cell table:formula="of:=([.A67]-2.35)/2.35" office:value-type="float" office:value="-0.25531914893617" calcext:value-type="float">
            <text:p>-0,2553191489</text:p>
          </table:table-cell>
          <table:table-cell/>
          <table:table-cell table:formula="of:=([.A67]-2.269)/2.269" office:value-type="float" office:value="-0.228735125605994" calcext:value-type="float">
            <text:p>-0,2287351256</text:p>
          </table:table-cell>
          <table:table-cell table:formula="of:=LOG(ABS([.I67]))" office:value-type="float" office:value="-0.640667138036478" calcext:value-type="float">
            <text:p>-0,640667138</text:p>
          </table:table-cell>
          <table:table-cell table:formula="of:=LOG([.L67])" office:value-type="float" office:value="-0.0160215594319436" calcext:value-type="float">
            <text:p>-0,0160215594</text:p>
          </table:table-cell>
          <table:table-cell table:style-name="Default" office:value-type="float" office:value="0.963781178" calcext:value-type="float">
            <text:p>0,963781178</text:p>
          </table:table-cell>
          <table:table-cell table:formula="of:=LOG(ABS([.D67]))" office:value-type="float" office:value="-4.02137610847395" calcext:value-type="float">
            <text:p>-4,0213761085</text:p>
          </table:table-cell>
          <table:table-cell table:formula="of:=LOG(ABS([.E67]))" office:value-type="float" office:value="0.274746905025686" calcext:value-type="float">
            <text:p>0,274746905</text:p>
          </table:table-cell>
          <table:table-cell table:formula="of:=LOG(ABS([.F67]))" office:value-type="float" office:value="2.52754490486172" calcext:value-type="float">
            <text:p>2,5275449049</text:p>
          </table:table-cell>
          <table:table-cell table:number-columns-repeated="21"/>
        </table:table-row>
        <table:table-row table:style-name="ro1">
          <table:table-cell office:value-type="float" office:value="1.70000005" calcext:value-type="float">
            <text:p>1,70000005</text:p>
          </table:table-cell>
          <table:table-cell table:style-name="Default" office:value-type="float" office:value="0.969822586" calcext:value-type="float">
            <text:p>0,969822586</text:p>
          </table:table-cell>
          <table:table-cell table:style-name="Default" office:value-type="float" office:value="0.940683365" calcext:value-type="float">
            <text:p>0,940683365</text:p>
          </table:table-cell>
          <table:table-cell office:value-type="float" office:value="0.0000749966639" calcext:value-type="float">
            <text:p>7,50E-05</text:p>
          </table:table-cell>
          <table:table-cell office:value-type="float" office:value="-1.89944708" calcext:value-type="float">
            <text:p>-1,89944708</text:p>
          </table:table-cell>
          <table:table-cell office:value-type="float" office:value="352.093384" calcext:value-type="float">
            <text:p>352,093384</text:p>
          </table:table-cell>
          <table:table-cell table:formula="of:=([.A68]-2.35)/2.35" office:value-type="float" office:value="-0.276595723404255" calcext:value-type="float">
            <text:p>-0,2765957234</text:p>
          </table:table-cell>
          <table:table-cell/>
          <table:table-cell table:formula="of:=([.A68]-2.269)/2.269" office:value-type="float" office:value="-0.250771242838255" calcext:value-type="float">
            <text:p>-0,2507712428</text:p>
          </table:table-cell>
          <table:table-cell table:formula="of:=LOG(ABS([.I68]))" office:value-type="float" office:value="-0.600722267652826" calcext:value-type="float">
            <text:p>-0,6007222677</text:p>
          </table:table-cell>
          <table:table-cell table:formula="of:=LOG([.L68])" office:value-type="float" office:value="-0.0133077059072878" calcext:value-type="float">
            <text:p>-0,0133077059</text:p>
          </table:table-cell>
          <table:table-cell table:style-name="Default" office:value-type="float" office:value="0.969822586" calcext:value-type="float">
            <text:p>0,969822586</text:p>
          </table:table-cell>
          <table:table-cell table:formula="of:=LOG(ABS([.D68]))" office:value-type="float" office:value="-4.12495805503557" calcext:value-type="float">
            <text:p>-4,124958055</text:p>
          </table:table-cell>
          <table:table-cell table:formula="of:=LOG(ABS([.E68]))" office:value-type="float" office:value="0.27862719829393" calcext:value-type="float">
            <text:p>0,2786271983</text:p>
          </table:table-cell>
          <table:table-cell table:formula="of:=LOG(ABS([.F68]))" office:value-type="float" office:value="2.54665786454963" calcext:value-type="float">
            <text:p>2,5466578645</text:p>
          </table:table-cell>
          <table:table-cell table:number-columns-repeated="21"/>
        </table:table-row>
        <table:table-row table:style-name="ro1">
          <table:table-cell office:value-type="float" office:value="1.64999986" calcext:value-type="float">
            <text:p>1,64999986</text:p>
          </table:table-cell>
          <table:table-cell table:style-name="Default" office:value-type="float" office:value="0.975068986" calcext:value-type="float">
            <text:p>0,975068986</text:p>
          </table:table-cell>
          <table:table-cell table:style-name="Default" office:value-type="float" office:value="0.950857759" calcext:value-type="float">
            <text:p>0,950857759</text:p>
          </table:table-cell>
          <table:table-cell office:value-type="float" office:value="0.0000595324054" calcext:value-type="float">
            <text:p>5,95E-05</text:p>
          </table:table-cell>
          <table:table-cell office:value-type="float" office:value="-1.91644478" calcext:value-type="float">
            <text:p>-1,91644478</text:p>
          </table:table-cell>
          <table:table-cell office:value-type="float" office:value="367.398743" calcext:value-type="float">
            <text:p>367,398743</text:p>
          </table:table-cell>
          <table:table-cell table:formula="of:=([.A69]-2.35)/2.35" office:value-type="float" office:value="-0.2978724" calcext:value-type="float">
            <text:p>-0,2978724</text:p>
          </table:table-cell>
          <table:table-cell/>
          <table:table-cell table:formula="of:=([.A69]-2.269)/2.269" office:value-type="float" office:value="-0.272807465843984" calcext:value-type="float">
            <text:p>-0,2728074658</text:p>
          </table:table-cell>
          <table:table-cell table:formula="of:=LOG(ABS([.I69]))" office:value-type="float" office:value="-0.564143748639906" calcext:value-type="float">
            <text:p>-0,5641437486</text:p>
          </table:table-cell>
          <table:table-cell table:formula="of:=LOG([.L69])" office:value-type="float" office:value="-0.0109646569381174" calcext:value-type="float">
            <text:p>-0,0109646569</text:p>
          </table:table-cell>
          <table:table-cell table:style-name="Default" office:value-type="float" office:value="0.975068986" calcext:value-type="float">
            <text:p>0,975068986</text:p>
          </table:table-cell>
          <table:table-cell table:formula="of:=LOG(ABS([.D69]))" office:value-type="float" office:value="-4.22524656947509" calcext:value-type="float">
            <text:p>-4,2252465695</text:p>
          </table:table-cell>
          <table:table-cell table:formula="of:=LOG(ABS([.E69]))" office:value-type="float" office:value="0.282496310109134" calcext:value-type="float">
            <text:p>0,2824963101</text:p>
          </table:table-cell>
          <table:table-cell table:formula="of:=LOG(ABS([.F69]))" office:value-type="float" office:value="2.56513766609854" calcext:value-type="float">
            <text:p>2,5651376661</text:p>
          </table:table-cell>
          <table:table-cell table:number-columns-repeated="21"/>
        </table:table-row>
        <table:table-row table:style-name="ro1">
          <table:table-cell office:value-type="float" office:value="1.5999999" calcext:value-type="float">
            <text:p>1,5999999</text:p>
          </table:table-cell>
          <table:table-cell table:style-name="Default" office:value-type="float" office:value="0.97927618" calcext:value-type="float">
            <text:p>0,97927618</text:p>
          </table:table-cell>
          <table:table-cell table:style-name="Default" office:value-type="float" office:value="0.959041357" calcext:value-type="float">
            <text:p>0,959041357</text:p>
          </table:table-cell>
          <table:table-cell office:value-type="float" office:value="0.0000372156537" calcext:value-type="float">
            <text:p>3,72E-05</text:p>
          </table:table-cell>
          <table:table-cell office:value-type="float" office:value="-1.92924428" calcext:value-type="float">
            <text:p>-1,92924428</text:p>
          </table:table-cell>
          <table:table-cell office:value-type="float" office:value="382.838531" calcext:value-type="float">
            <text:p>382,838531</text:p>
          </table:table-cell>
          <table:table-cell table:formula="of:=([.A70]-2.35)/2.35" office:value-type="float" office:value="-0.319148978723404" calcext:value-type="float">
            <text:p>-0,3191489787</text:p>
          </table:table-cell>
          <table:table-cell/>
          <table:table-cell table:formula="of:=([.A70]-2.269)/2.269" office:value-type="float" office:value="-0.294843587483473" calcext:value-type="float">
            <text:p>-0,2948435875</text:p>
          </table:table-cell>
          <table:table-cell table:formula="of:=LOG(ABS([.I70]))" office:value-type="float" office:value="-0.530408313200155" calcext:value-type="float">
            <text:p>-0,5304083132</text:p>
          </table:table-cell>
          <table:table-cell table:formula="of:=LOG([.L70])" office:value-type="float" office:value="-0.0090948091826452" calcext:value-type="float">
            <text:p>-0,0090948092</text:p>
          </table:table-cell>
          <table:table-cell table:style-name="Default" office:value-type="float" office:value="0.97927618" calcext:value-type="float">
            <text:p>0,97927618</text:p>
          </table:table-cell>
          <table:table-cell table:formula="of:=LOG(ABS([.D70]))" office:value-type="float" office:value="-4.42927434814035" calcext:value-type="float">
            <text:p>-4,4292743481</text:p>
          </table:table-cell>
          <table:table-cell table:formula="of:=LOG(ABS([.E70]))" office:value-type="float" office:value="0.285387221287875" calcext:value-type="float">
            <text:p>0,2853872213</text:p>
          </table:table-cell>
          <table:table-cell table:formula="of:=LOG(ABS([.F70]))" office:value-type="float" office:value="2.58301564111777" calcext:value-type="float">
            <text:p>2,5830156411</text:p>
          </table:table-cell>
          <table:table-cell table:number-columns-repeated="21"/>
        </table:table-row>
        <table:table-row table:style-name="ro1">
          <table:table-cell office:value-type="float" office:value="1.54999995" calcext:value-type="float">
            <text:p>1,54999995</text:p>
          </table:table-cell>
          <table:table-cell table:style-name="Default" office:value-type="float" office:value="0.983376443" calcext:value-type="float">
            <text:p>0,983376443</text:p>
          </table:table-cell>
          <table:table-cell table:style-name="Default" office:value-type="float" office:value="0.967057467" calcext:value-type="float">
            <text:p>0,967057467</text:p>
          </table:table-cell>
          <table:table-cell office:value-type="float" office:value="0.0000182274853" calcext:value-type="float">
            <text:p>1,82E-05</text:p>
          </table:table-cell>
          <table:table-cell office:value-type="float" office:value="-1.94112229" calcext:value-type="float">
            <text:p>-1,94112229</text:p>
          </table:table-cell>
          <table:table-cell office:value-type="float" office:value="398.410614" calcext:value-type="float">
            <text:p>398,410614</text:p>
          </table:table-cell>
          <table:table-cell table:formula="of:=([.A71]-2.35)/2.35" office:value-type="float" office:value="-0.340425553191489" calcext:value-type="float">
            <text:p>-0,3404255532</text:p>
          </table:table-cell>
          <table:table-cell/>
          <table:table-cell table:formula="of:=([.A71]-2.269)/2.269" office:value-type="float" office:value="-0.316879704715734" calcext:value-type="float">
            <text:p>-0,3168797047</text:p>
          </table:table-cell>
          <table:table-cell table:formula="of:=LOG(ABS([.I71]))" office:value-type="float" office:value="-0.499105575300769" calcext:value-type="float">
            <text:p>-0,4991055753</text:p>
          </table:table-cell>
          <table:table-cell table:formula="of:=LOG([.L71])" office:value-type="float" office:value="-0.00728019954153376" calcext:value-type="float">
            <text:p>-0,0072801995</text:p>
          </table:table-cell>
          <table:table-cell table:style-name="Default" office:value-type="float" office:value="0.983376443" calcext:value-type="float">
            <text:p>0,983376443</text:p>
          </table:table-cell>
          <table:table-cell table:formula="of:=LOG(ABS([.D71]))" office:value-type="float" office:value="-4.73927324333985" calcext:value-type="float">
            <text:p>-4,7392732433</text:p>
          </table:table-cell>
          <table:table-cell table:formula="of:=LOG(ABS([.E71]))" office:value-type="float" office:value="0.288052896645037" calcext:value-type="float">
            <text:p>0,2880528966</text:p>
          </table:table-cell>
          <table:table-cell table:formula="of:=LOG(ABS([.F71]))" office:value-type="float" office:value="2.60033089988276" calcext:value-type="float">
            <text:p>2,6003308999</text:p>
          </table:table-cell>
          <table:table-cell table:number-columns-repeated="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float" office:value="0.986438513" calcext:value-type="float">
            <text:p>0,986438513</text:p>
          </table:table-cell>
          <table:table-cell table:style-name="Default" office:value-type="float" office:value="0.97306335" calcext:value-type="float">
            <text:p>0,97306335</text:p>
          </table:table-cell>
          <table:table-cell office:value-type="float" office:value="0.00000158945727" calcext:value-type="float">
            <text:p>1,59E-06</text:p>
          </table:table-cell>
          <table:table-cell office:value-type="float" office:value="-1.9516691" calcext:value-type="float">
            <text:p>-1,9516691</text:p>
          </table:table-cell>
          <table:table-cell office:value-type="float" office:value="414.050598" calcext:value-type="float">
            <text:p>414,050598</text:p>
          </table:table-cell>
          <table:table-cell table:formula="of:=([.A72]-2.35)/2.35" office:value-type="float" office:value="-0.361702127659574" calcext:value-type="float">
            <text:p>-0,3617021277</text:p>
          </table:table-cell>
          <table:table-cell/>
          <table:table-cell table:formula="of:=([.A72]-2.269)/2.269" office:value-type="float" office:value="-0.338915821947995" calcext:value-type="float">
            <text:p>-0,3389158219</text:p>
          </table:table-cell>
          <table:table-cell table:formula="of:=LOG(ABS([.I72]))" office:value-type="float" office:value="-0.469908156083505" calcext:value-type="float">
            <text:p>-0,4699081561</text:p>
          </table:table-cell>
          <table:table-cell table:formula="of:=LOG([.L72])" office:value-type="float" office:value="-0.00592998015029574" calcext:value-type="float">
            <text:p>-0,0059299802</text:p>
          </table:table-cell>
          <table:table-cell table:style-name="Default" office:value-type="float" office:value="0.986438513" calcext:value-type="float">
            <text:p>0,986438513</text:p>
          </table:table-cell>
          <table:table-cell table:formula="of:=LOG(ABS([.D72]))" office:value-type="float" office:value="-5.79875114290029" calcext:value-type="float">
            <text:p>-5,7987511429</text:p>
          </table:table-cell>
          <table:table-cell table:formula="of:=LOG(ABS([.E72]))" office:value-type="float" office:value="0.290406186165703" calcext:value-type="float">
            <text:p>0,2904061862</text:p>
          </table:table-cell>
          <table:table-cell table:formula="of:=LOG(ABS([.F72]))" office:value-type="float" office:value="2.61705341621625" calcext:value-type="float">
            <text:p>2,6170534162</text:p>
          </table:table-cell>
          <table:table-cell table:number-columns-repeated="21"/>
        </table:table-row>
        <table:table-row table:style-name="ro1">
          <table:table-cell office:value-type="float" office:value="1.45000005" calcext:value-type="float">
            <text:p>1,45000005</text:p>
          </table:table-cell>
          <table:table-cell table:style-name="Default" office:value-type="float" office:value="0.9890576" calcext:value-type="float">
            <text:p>0,9890576</text:p>
          </table:table-cell>
          <table:table-cell table:style-name="Default" office:value-type="float" office:value="0.978221834" calcext:value-type="float">
            <text:p>0,978221834</text:p>
          </table:table-cell>
          <table:table-cell office:value-type="float" office:value="-0.00000904346234" calcext:value-type="float">
            <text:p>-9,04E-06</text:p>
          </table:table-cell>
          <table:table-cell office:value-type="float" office:value="-1.95893919" calcext:value-type="float">
            <text:p>-1,95893919</text:p>
          </table:table-cell>
          <table:table-cell office:value-type="float" office:value="429.704376" calcext:value-type="float">
            <text:p>429,704376</text:p>
          </table:table-cell>
          <table:table-cell table:formula="of:=([.A73]-2.35)/2.35" office:value-type="float" office:value="-0.38297870212766" calcext:value-type="float">
            <text:p>-0,3829787021</text:p>
          </table:table-cell>
          <table:table-cell/>
          <table:table-cell table:formula="of:=([.A73]-2.269)/2.269" office:value-type="float" office:value="-0.360951939180256" calcext:value-type="float">
            <text:p>-0,3609519392</text:p>
          </table:table-cell>
          <table:table-cell table:formula="of:=LOG(ABS([.I73]))" office:value-type="float" office:value="-0.442550620638223" calcext:value-type="float">
            <text:p>-0,4425506206</text:p>
          </table:table-cell>
          <table:table-cell table:formula="of:=LOG([.L73])" office:value-type="float" office:value="-0.00477841554768358" calcext:value-type="float">
            <text:p>-0,0047784155</text:p>
          </table:table-cell>
          <table:table-cell table:style-name="Default" office:value-type="float" office:value="0.9890576" calcext:value-type="float">
            <text:p>0,9890576</text:p>
          </table:table-cell>
          <table:table-cell table:formula="of:=LOG(ABS([.D73]))" office:value-type="float" office:value="-5.04366526562259" calcext:value-type="float">
            <text:p>-5,0436652656</text:p>
          </table:table-cell>
          <table:table-cell table:formula="of:=LOG(ABS([.E73]))" office:value-type="float" office:value="0.292020954699512" calcext:value-type="float">
            <text:p>0,2920209547</text:p>
          </table:table-cell>
          <table:table-cell table:formula="of:=LOG(ABS([.F73]))" office:value-type="float" office:value="2.63316977645089" calcext:value-type="float">
            <text:p>2,6331697765</text:p>
          </table:table-cell>
          <table:table-cell table:number-columns-repeated="21"/>
        </table:table-row>
        <table:table-row table:style-name="ro1">
          <table:table-cell office:value-type="float" office:value="1.39999986" calcext:value-type="float">
            <text:p>1,39999986</text:p>
          </table:table-cell>
          <table:table-cell table:style-name="Default" office:value-type="float" office:value="0.991400301" calcext:value-type="float">
            <text:p>0,991400301</text:p>
          </table:table-cell>
          <table:table-cell table:style-name="Default" office:value-type="float" office:value="0.982855558" calcext:value-type="float">
            <text:p>0,982855558</text:p>
          </table:table-cell>
          <table:table-cell office:value-type="float" office:value="-0.0000135813452" calcext:value-type="float">
            <text:p>-1,36E-05</text:p>
          </table:table-cell>
          <table:table-cell office:value-type="float" office:value="-1.96579969" calcext:value-type="float">
            <text:p>-1,96579969</text:p>
          </table:table-cell>
          <table:table-cell office:value-type="float" office:value="445.435272" calcext:value-type="float">
            <text:p>445,435272</text:p>
          </table:table-cell>
          <table:table-cell table:formula="of:=([.A74]-2.35)/2.35" office:value-type="float" office:value="-0.404255378723404" calcext:value-type="float">
            <text:p>-0,4042553787</text:p>
          </table:table-cell>
          <table:table-cell/>
          <table:table-cell table:formula="of:=([.A74]-2.269)/2.269" office:value-type="float" office:value="-0.382988162185985" calcext:value-type="float">
            <text:p>-0,3829881622</text:p>
          </table:table-cell>
          <table:table-cell table:formula="of:=LOG(ABS([.I74]))" office:value-type="float" office:value="-0.416814649469385" calcext:value-type="float">
            <text:p>-0,4168146495</text:p>
          </table:table-cell>
          <table:table-cell table:formula="of:=LOG([.L74])" office:value-type="float" office:value="-0.00375095357428199" calcext:value-type="float">
            <text:p>-0,0037509536</text:p>
          </table:table-cell>
          <table:table-cell table:style-name="Default" office:value-type="float" office:value="0.991400301" calcext:value-type="float">
            <text:p>0,991400301</text:p>
          </table:table-cell>
          <table:table-cell table:formula="of:=LOG(ABS([.D74]))" office:value-type="float" office:value="-4.86705721208765" calcext:value-type="float">
            <text:p>-4,8670572121</text:p>
          </table:table-cell>
          <table:table-cell table:formula="of:=LOG(ABS([.E74]))" office:value-type="float" office:value="0.293539262244983" calcext:value-type="float">
            <text:p>0,2935392622</text:p>
          </table:table-cell>
          <table:table-cell table:formula="of:=LOG(ABS([.F74]))" office:value-type="float" office:value="2.64878460387101" calcext:value-type="float">
            <text:p>2,6487846039</text:p>
          </table:table-cell>
          <table:table-cell table:number-columns-repeated="21"/>
        </table:table-row>
        <table:table-row table:style-name="ro1">
          <table:table-cell office:value-type="float" office:value="1.3499999" calcext:value-type="float">
            <text:p>1,3499999</text:p>
          </table:table-cell>
          <table:table-cell table:style-name="Default" office:value-type="float" office:value="0.993317664" calcext:value-type="float">
            <text:p>0,993317664</text:p>
          </table:table-cell>
          <table:table-cell table:style-name="Default" office:value-type="float" office:value="0.986661613" calcext:value-type="float">
            <text:p>0,986661613</text:p>
          </table:table-cell>
          <table:table-cell office:value-type="float" office:value="-0.0000135986902" calcext:value-type="float">
            <text:p>-1,36E-05</text:p>
          </table:table-cell>
          <table:table-cell office:value-type="float" office:value="-1.97593689" calcext:value-type="float">
            <text:p>-1,97593689</text:p>
          </table:table-cell>
          <table:table-cell office:value-type="float" office:value="461.239807" calcext:value-type="float">
            <text:p>461,239807</text:p>
          </table:table-cell>
          <table:table-cell table:formula="of:=([.A75]-2.35)/2.35" office:value-type="float" office:value="-0.425531957446809" calcext:value-type="float">
            <text:p>-0,4255319574</text:p>
          </table:table-cell>
          <table:table-cell/>
          <table:table-cell table:formula="of:=([.A75]-2.269)/2.269" office:value-type="float" office:value="-0.405024283825474" calcext:value-type="float">
            <text:p>-0,4050242838</text:p>
          </table:table-cell>
          <table:table-cell table:formula="of:=LOG(ABS([.I75]))" office:value-type="float" office:value="-0.392518937241539" calcext:value-type="float">
            <text:p>-0,3925189372</text:p>
          </table:table-cell>
          <table:table-cell table:formula="of:=LOG([.L75])" office:value-type="float" office:value="-0.00291184147428892" calcext:value-type="float">
            <text:p>-0,0029118415</text:p>
          </table:table-cell>
          <table:table-cell table:style-name="Default" office:value-type="float" office:value="0.993317664" calcext:value-type="float">
            <text:p>0,993317664</text:p>
          </table:table-cell>
          <table:table-cell table:formula="of:=LOG(ABS([.D75]))" office:value-type="float" office:value="-4.86650292003465" calcext:value-type="float">
            <text:p>-4,86650292</text:p>
          </table:table-cell>
          <table:table-cell table:formula="of:=LOG(ABS([.E75]))" office:value-type="float" office:value="0.29577306942041" calcext:value-type="float">
            <text:p>0,2957730694</text:p>
          </table:table-cell>
          <table:table-cell table:formula="of:=LOG(ABS([.F75]))" office:value-type="float" office:value="2.6639267817415" calcext:value-type="float">
            <text:p>2,6639267817</text:p>
          </table:table-cell>
          <table:table-cell table:number-columns-repeated="21"/>
        </table:table-row>
        <table:table-row table:style-name="ro1">
          <table:table-cell office:value-type="float" office:value="1.29999995" calcext:value-type="float">
            <text:p>1,29999995</text:p>
          </table:table-cell>
          <table:table-cell table:style-name="Default" office:value-type="float" office:value="0.994687974" calcext:value-type="float">
            <text:p>0,994687974</text:p>
          </table:table-cell>
          <table:table-cell table:style-name="Default" office:value-type="float" office:value="0.989389896" calcext:value-type="float">
            <text:p>0,989389896</text:p>
          </table:table-cell>
          <table:table-cell office:value-type="float" office:value="-0.0000109580851" calcext:value-type="float">
            <text:p>-1,10E-05</text:p>
          </table:table-cell>
          <table:table-cell office:value-type="float" office:value="-1.97870159" calcext:value-type="float">
            <text:p>-1,97870159</text:p>
          </table:table-cell>
          <table:table-cell office:value-type="float" office:value="477.104645" calcext:value-type="float">
            <text:p>477,104645</text:p>
          </table:table-cell>
          <table:table-cell table:formula="of:=([.A76]-2.35)/2.35" office:value-type="float" office:value="-0.446808531914894" calcext:value-type="float">
            <text:p>-0,4468085319</text:p>
          </table:table-cell>
          <table:table-cell/>
          <table:table-cell table:formula="of:=([.A76]-2.269)/2.269" office:value-type="float" office:value="-0.427060401057735" calcext:value-type="float">
            <text:p>-0,4270604011</text:p>
          </table:table-cell>
          <table:table-cell table:formula="of:=LOG(ABS([.I76]))" office:value-type="float" office:value="-0.369510696424755" calcext:value-type="float">
            <text:p>-0,3695106964</text:p>
          </table:table-cell>
          <table:table-cell table:formula="of:=LOG([.L76])" office:value-type="float" office:value="-0.00231313274391911" calcext:value-type="float">
            <text:p>-0,0023131327</text:p>
          </table:table-cell>
          <table:table-cell table:style-name="Default" office:value-type="float" office:value="0.994687974" calcext:value-type="float">
            <text:p>0,994687974</text:p>
          </table:table-cell>
          <table:table-cell table:formula="of:=LOG(ABS([.D76]))" office:value-type="float" office:value="-4.96026533117664" calcext:value-type="float">
            <text:p>-4,9602653312</text:p>
          </table:table-cell>
          <table:table-cell table:formula="of:=LOG(ABS([.E76]))" office:value-type="float" office:value="0.296380302752004" calcext:value-type="float">
            <text:p>0,2963803028</text:p>
          </table:table-cell>
          <table:table-cell table:formula="of:=LOG(ABS([.F76]))" office:value-type="float" office:value="2.67861364478791" calcext:value-type="float">
            <text:p>2,6786136448</text:p>
          </table:table-cell>
          <table:table-cell table:number-columns-repeated="21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style-name="Default" office:value-type="float" office:value="0.996091962" calcext:value-type="float">
            <text:p>0,996091962</text:p>
          </table:table-cell>
          <table:table-cell table:style-name="Default" office:value-type="float" office:value="0.992190003" calcext:value-type="float">
            <text:p>0,992190003</text:p>
          </table:table-cell>
          <table:table-cell office:value-type="float" office:value="-0.00000734329251" calcext:value-type="float">
            <text:p>-7,34E-06</text:p>
          </table:table-cell>
          <table:table-cell office:value-type="float" office:value="-1.984231" calcext:value-type="float">
            <text:p>-1,984231</text:p>
          </table:table-cell>
          <table:table-cell office:value-type="float" office:value="492.987915" calcext:value-type="float">
            <text:p>492,987915</text:p>
          </table:table-cell>
          <table:table-cell table:formula="of:=([.A77]-2.35)/2.35" office:value-type="float" office:value="-0.468085106382979" calcext:value-type="float">
            <text:p>-0,4680851064</text:p>
          </table:table-cell>
          <table:table-cell/>
          <table:table-cell table:formula="of:=([.A77]-2.269)/2.269" office:value-type="float" office:value="-0.449096518289996" calcext:value-type="float">
            <text:p>-0,4490965183</text:p>
          </table:table-cell>
          <table:table-cell table:formula="of:=LOG(ABS([.I77]))" office:value-type="float" office:value="-0.34766031187851" calcext:value-type="float">
            <text:p>-0,3476603119</text:p>
          </table:table-cell>
          <table:table-cell table:formula="of:=LOG([.L77])" office:value-type="float" office:value="-0.00170056444229839" calcext:value-type="float">
            <text:p>-0,0017005644</text:p>
          </table:table-cell>
          <table:table-cell table:style-name="Default" office:value-type="float" office:value="0.996091962" calcext:value-type="float">
            <text:p>0,996091962</text:p>
          </table:table-cell>
          <table:table-cell table:formula="of:=LOG(ABS([.D77]))" office:value-type="float" office:value="-5.13410917192173" calcext:value-type="float">
            <text:p>-5,1341091719</text:p>
          </table:table-cell>
          <table:table-cell table:formula="of:=LOG(ABS([.E77]))" office:value-type="float" office:value="0.297592230411634" calcext:value-type="float">
            <text:p>0,2975922304</text:p>
          </table:table-cell>
          <table:table-cell table:formula="of:=LOG(ABS([.F77]))" office:value-type="float" office:value="2.69283627320595" calcext:value-type="float">
            <text:p>2,6928362732</text:p>
          </table:table-cell>
          <table:table-cell table:number-columns-repeated="21"/>
        </table:table-row>
        <table:table-row table:style-name="ro1">
          <table:table-cell office:value-type="float" office:value="1.20000005" calcext:value-type="float">
            <text:p>1,20000005</text:p>
          </table:table-cell>
          <table:table-cell table:style-name="Default" office:value-type="float" office:value="0.997056723" calcext:value-type="float">
            <text:p>0,997056723</text:p>
          </table:table-cell>
          <table:table-cell table:style-name="Default" office:value-type="float" office:value="0.994116008" calcext:value-type="float">
            <text:p>0,994116008</text:p>
          </table:table-cell>
          <table:table-cell office:value-type="float" office:value="-0.00000506639481" calcext:value-type="float">
            <text:p>-5,07E-06</text:p>
          </table:table-cell>
          <table:table-cell office:value-type="float" office:value="-1.98638129" calcext:value-type="float">
            <text:p>-1,98638129</text:p>
          </table:table-cell>
          <table:table-cell office:value-type="float" office:value="508.88031" calcext:value-type="float">
            <text:p>508,88031</text:p>
          </table:table-cell>
          <table:table-cell table:formula="of:=([.A78]-2.35)/2.35" office:value-type="float" office:value="-0.489361680851064" calcext:value-type="float">
            <text:p>-0,4893616809</text:p>
          </table:table-cell>
          <table:table-cell/>
          <table:table-cell table:formula="of:=([.A78]-2.269)/2.269" office:value-type="float" office:value="-0.471132635522257" calcext:value-type="float">
            <text:p>-0,4711326355</text:p>
          </table:table-cell>
          <table:table-cell table:formula="of:=LOG(ABS([.I78]))" office:value-type="float" office:value="-0.326856810989277" calcext:value-type="float">
            <text:p>-0,326856811</text:p>
          </table:table-cell>
          <table:table-cell table:formula="of:=LOG([.L78])" office:value-type="float" office:value="-0.00128013377946735" calcext:value-type="float">
            <text:p>-0,0012801338</text:p>
          </table:table-cell>
          <table:table-cell table:style-name="Default" office:value-type="float" office:value="0.997056723" calcext:value-type="float">
            <text:p>0,997056723</text:p>
          </table:table-cell>
          <table:table-cell table:formula="of:=LOG(ABS([.D78]))" office:value-type="float" office:value="-5.2953009698705" calcext:value-type="float">
            <text:p>-5,2953009699</text:p>
          </table:table-cell>
          <table:table-cell table:formula="of:=LOG(ABS([.E78]))" office:value-type="float" office:value="0.298062615886004" calcext:value-type="float">
            <text:p>0,2980626159</text:p>
          </table:table-cell>
          <table:table-cell table:formula="of:=LOG(ABS([.F78]))" office:value-type="float" office:value="2.70661564713232" calcext:value-type="float">
            <text:p>2,7066156471</text:p>
          </table:table-cell>
          <table:table-cell table:number-columns-repeated="21"/>
        </table:table-row>
        <table:table-row table:style-name="ro1">
          <table:table-cell office:value-type="float" office:value="1.14999986" calcext:value-type="float">
            <text:p>1,14999986</text:p>
          </table:table-cell>
          <table:table-cell table:style-name="Default" office:value-type="float" office:value="0.997858107" calcext:value-type="float">
            <text:p>0,997858107</text:p>
          </table:table-cell>
          <table:table-cell table:style-name="Default" office:value-type="float" office:value="0.995717287" calcext:value-type="float">
            <text:p>0,995717287</text:p>
          </table:table-cell>
          <table:table-cell office:value-type="float" office:value="-0.00000305797766" calcext:value-type="float">
            <text:p>-3,06E-06</text:p>
          </table:table-cell>
          <table:table-cell office:value-type="float" office:value="-1.9925251" calcext:value-type="float">
            <text:p>-1,9925251</text:p>
          </table:table-cell>
          <table:table-cell office:value-type="float" office:value="524.82959" calcext:value-type="float">
            <text:p>524,82959</text:p>
          </table:table-cell>
          <table:table-cell table:formula="of:=([.A79]-2.35)/2.35" office:value-type="float" office:value="-0.510638357446809" calcext:value-type="float">
            <text:p>-0,5106383574</text:p>
          </table:table-cell>
          <table:table-cell/>
          <table:table-cell table:formula="of:=([.A79]-2.269)/2.269" office:value-type="float" office:value="-0.493168858527986" calcext:value-type="float">
            <text:p>-0,4931688585</text:p>
          </table:table-cell>
          <table:table-cell table:formula="of:=LOG(ABS([.I79]))" office:value-type="float" office:value="-0.307004355021265" calcext:value-type="float">
            <text:p>-0,307004355</text:p>
          </table:table-cell>
          <table:table-cell table:formula="of:=LOG([.L79])" office:value-type="float" office:value="-0.000931209943148079" calcext:value-type="float">
            <text:p>-0,0009312099</text:p>
          </table:table-cell>
          <table:table-cell table:style-name="Default" office:value-type="float" office:value="0.997858107" calcext:value-type="float">
            <text:p>0,997858107</text:p>
          </table:table-cell>
          <table:table-cell table:formula="of:=LOG(ABS([.D79]))" office:value-type="float" office:value="-5.51456569164252" calcext:value-type="float">
            <text:p>-5,5145656916</text:p>
          </table:table-cell>
          <table:table-cell table:formula="of:=LOG(ABS([.E79]))" office:value-type="float" office:value="0.299403800945358" calcext:value-type="float">
            <text:p>0,2994038009</text:p>
          </table:table-cell>
          <table:table-cell table:formula="of:=LOG(ABS([.F79]))" office:value-type="float" office:value="2.72001831266991" calcext:value-type="float">
            <text:p>2,7200183127</text:p>
          </table:table-cell>
          <table:table-cell table:number-columns-repeated="21"/>
        </table:table-row>
        <table:table-row table:style-name="ro1">
          <table:table-cell office:value-type="float" office:value="1.0999999" calcext:value-type="float">
            <text:p>1,0999999</text:p>
          </table:table-cell>
          <table:table-cell table:style-name="Default" office:value-type="float" office:value="0.998400688" calcext:value-type="float">
            <text:p>0,998400688</text:p>
          </table:table-cell>
          <table:table-cell table:style-name="Default" office:value-type="float" office:value="0.996802151" calcext:value-type="float">
            <text:p>0,996802151</text:p>
          </table:table-cell>
          <table:table-cell office:value-type="float" office:value="-0.00000162558138" calcext:value-type="float">
            <text:p>-1,63E-06</text:p>
          </table:table-cell>
          <table:table-cell office:value-type="float" office:value="-1.99365139" calcext:value-type="float">
            <text:p>-1,99365139</text:p>
          </table:table-cell>
          <table:table-cell office:value-type="float" office:value="540.783508" calcext:value-type="float">
            <text:p>540,783508</text:p>
          </table:table-cell>
          <table:table-cell table:formula="of:=([.A80]-2.35)/2.35" office:value-type="float" office:value="-0.531914936170213" calcext:value-type="float">
            <text:p>-0,5319149362</text:p>
          </table:table-cell>
          <table:table-cell/>
          <table:table-cell table:formula="of:=([.A80]-2.269)/2.269" office:value-type="float" office:value="-0.515204980167475" calcext:value-type="float">
            <text:p>-0,5152049802</text:p>
          </table:table-cell>
          <table:table-cell table:formula="of:=LOG(ABS([.I80]))" office:value-type="float" office:value="-0.288019947572158" calcext:value-type="float">
            <text:p>-0,2880199476</text:p>
          </table:table-cell>
          <table:table-cell table:formula="of:=LOG([.L80])" office:value-type="float" office:value="-0.000695128388313276" calcext:value-type="float">
            <text:p>-0,0006951284</text:p>
          </table:table-cell>
          <table:table-cell table:style-name="Default" office:value-type="float" office:value="0.998400688" calcext:value-type="float">
            <text:p>0,998400688</text:p>
          </table:table-cell>
          <table:table-cell table:formula="of:=LOG(ABS([.D80]))" office:value-type="float" office:value="-5.78899128393454" calcext:value-type="float">
            <text:p>-5,7889912839</text:p>
          </table:table-cell>
          <table:table-cell table:formula="of:=LOG(ABS([.E80]))" office:value-type="float" office:value="0.299649219855567" calcext:value-type="float">
            <text:p>0,2996492199</text:p>
          </table:table-cell>
          <table:table-cell table:formula="of:=LOG(ABS([.F80]))" office:value-type="float" office:value="2.73302343867728" calcext:value-type="float">
            <text:p>2,7330234387</text:p>
          </table:table-cell>
          <table:table-cell table:number-columns-repeated="21"/>
        </table:table-row>
        <table:table-row table:style-name="ro1">
          <table:table-cell office:value-type="float" office:value="1.04999995" calcext:value-type="float">
            <text:p>1,04999995</text:p>
          </table:table-cell>
          <table:table-cell table:style-name="Default" office:value-type="float" office:value="0.998925626" calcext:value-type="float">
            <text:p>0,998925626</text:p>
          </table:table-cell>
          <table:table-cell table:style-name="Default" office:value-type="float" office:value="0.99785161" calcext:value-type="float">
            <text:p>0,99785161</text:p>
          </table:table-cell>
          <table:table-cell office:value-type="float" office:value="-0.000000737962296" calcext:value-type="float">
            <text:p>-7,38E-07</text:p>
          </table:table-cell>
          <table:table-cell office:value-type="float" office:value="-1.99662089" calcext:value-type="float">
            <text:p>-1,99662089</text:p>
          </table:table-cell>
          <table:table-cell office:value-type="float" office:value="556.742065" calcext:value-type="float">
            <text:p>556,742065</text:p>
          </table:table-cell>
          <table:table-cell table:formula="of:=([.A81]-2.35)/2.35" office:value-type="float" office:value="-0.553191510638298" calcext:value-type="float">
            <text:p>-0,5531915106</text:p>
          </table:table-cell>
          <table:table-cell/>
          <table:table-cell table:formula="of:=([.A81]-2.269)/2.269" office:value-type="float" office:value="-0.537241097399736" calcext:value-type="float">
            <text:p>-0,5372410974</text:p>
          </table:table-cell>
          <table:table-cell table:formula="of:=LOG(ABS([.I81]))" office:value-type="float" office:value="-0.269830772452999" calcext:value-type="float">
            <text:p>-0,2698307725</text:p>
          </table:table-cell>
          <table:table-cell table:formula="of:=LOG([.L81])" office:value-type="float" office:value="-0.000466845527978949" calcext:value-type="float">
            <text:p>-0,0004668455</text:p>
          </table:table-cell>
          <table:table-cell table:style-name="Default" office:value-type="float" office:value="0.998925626" calcext:value-type="float">
            <text:p>0,998925626</text:p>
          </table:table-cell>
          <table:table-cell table:formula="of:=LOG(ABS([.D81]))" office:value-type="float" office:value="-6.13196582660168" calcext:value-type="float">
            <text:p>-6,1319658266</text:p>
          </table:table-cell>
          <table:table-cell table:formula="of:=LOG(ABS([.E81]))" office:value-type="float" office:value="0.300295610683856" calcext:value-type="float">
            <text:p>0,3002956107</text:p>
          </table:table-cell>
          <table:table-cell table:formula="of:=LOG(ABS([.F81]))" office:value-type="float" office:value="2.74565403594178" calcext:value-type="float">
            <text:p>2,7456540359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999266803" calcext:value-type="float">
            <text:p>0,999266803</text:p>
          </table:table-cell>
          <table:table-cell table:style-name="Default" office:value-type="float" office:value="0.998533785" calcext:value-type="float">
            <text:p>0,998533785</text:p>
          </table:table-cell>
          <table:table-cell office:value-type="float" office:value="-0.000000357627869" calcext:value-type="float">
            <text:p>-3,58E-07</text:p>
          </table:table-cell>
          <table:table-cell office:value-type="float" office:value="-1.99631369" calcext:value-type="float">
            <text:p>-1,99631369</text:p>
          </table:table-cell>
          <table:table-cell office:value-type="float" office:value="572.720581" calcext:value-type="float">
            <text:p>572,720581</text:p>
          </table:table-cell>
          <table:table-cell table:formula="of:=([.A82]-2.35)/2.35" office:value-type="float" office:value="-0.574468085106383" calcext:value-type="float">
            <text:p>-0,5744680851</text:p>
          </table:table-cell>
          <table:table-cell/>
          <table:table-cell table:formula="of:=([.A82]-2.269)/2.269" office:value-type="float" office:value="-0.559277214631997" calcext:value-type="float">
            <text:p>-0,5592772146</text:p>
          </table:table-cell>
          <table:table-cell table:formula="of:=LOG(ABS([.I82]))" office:value-type="float" office:value="-0.252372873790231" calcext:value-type="float">
            <text:p>-0,2523728738</text:p>
          </table:table-cell>
          <table:table-cell table:formula="of:=LOG([.L82])" office:value-type="float" office:value="-0.000318540201883449" calcext:value-type="float">
            <text:p>-0,0003185402</text:p>
          </table:table-cell>
          <table:table-cell table:style-name="Default" office:value-type="float" office:value="0.999266803" calcext:value-type="float">
            <text:p>0,999266803</text:p>
          </table:table-cell>
          <table:table-cell table:formula="of:=LOG(ABS([.D82]))" office:value-type="float" office:value="-6.44656864512972" calcext:value-type="float">
            <text:p>-6,4465686451</text:p>
          </table:table-cell>
          <table:table-cell table:formula="of:=LOG(ABS([.E82]))" office:value-type="float" office:value="0.300228785013447" calcext:value-type="float">
            <text:p>0,300228785</text:p>
          </table:table-cell>
          <table:table-cell table:formula="of:=LOG(ABS([.F82]))" office:value-type="float" office:value="2.75794278998277" calcext:value-type="float">
            <text:p>2,75794279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7:10:54.0832829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9:25:06.556867680</meta:creation-date>
    <dc:date>2017-01-08T22:34:28.293465011</dc:date>
    <meta:editing-duration>PT3H14M57S</meta:editing-duration>
    <meta:editing-cycles>3</meta:editing-cycles>
    <meta:generator>LibreOffice/5.1.4.2$Linux_X86_64 LibreOffice_project/10m0$Build-2</meta:generator>
    <meta:document-statistic meta:table-count="2" meta:cell-count="239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Hoja3.J50:Hoja3.K60" svg:x="0.32cm" svg:y="0.18cm" svg:width="12.912cm" svg:height="8.64cm">
          <chartooo:coordinate-region svg:x="0.611cm" svg:y="0.379cm" svg:width="12.32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3.K50:Hoja3.K60" chart:class="chart:scatter">
            <chart:domain table:cell-range-address="Hoja3.J50:Hoja3.J60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36006633316029">
                <text:p>-0.836006633316029</text:p>
                <draw:g>
                  <svg:desc>Hoja3.J50:Hoja3.J60</svg:desc>
                </draw:g>
              </table:table-cell>
              <table:table-cell office:value-type="float" office:value="-0.822553681086799">
                <text:p>-0.822553681086799</text:p>
                <draw:g>
                  <svg:desc>Hoja3.K50:Hoja3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07128253256461">
                <text:p>-0.907128253256461</text:p>
              </table:table-cell>
              <table:table-cell office:value-type="float" office:value="-0.779815252668868">
                <text:p>-0.779815252668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2222515992792">
                <text:p>-0.992222515992792</text:p>
              </table:table-cell>
              <table:table-cell office:value-type="float" office:value="-0.67774839289064">
                <text:p>-0.67774839289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9815580104492">
                <text:p>-1.09815580104492</text:p>
              </table:table-cell>
              <table:table-cell office:value-type="float" office:value="-0.615379201579627">
                <text:p>-0.615379201579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3856366436093">
                <text:p>-1.23856366436093</text:p>
              </table:table-cell>
              <table:table-cell office:value-type="float" office:value="-0.517279899464252">
                <text:p>-0.517279899464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4735001317264">
                <text:p>-1.44735001317264</text:p>
              </table:table-cell>
              <table:table-cell office:value-type="float" office:value="-0.37058244196312">
                <text:p>-0.37058244196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44735025262">
                <text:p>-1.8644735025262</text:p>
              </table:table-cell>
              <table:table-cell office:value-type="float" office:value="-0.253636460186298">
                <text:p>-0.253636460186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0770808949321">
                <text:p>-2.0770808949321</text:p>
              </table:table-cell>
              <table:table-cell office:value-type="float" office:value="-0.146209138885546">
                <text:p>-0.146209138885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1698571985394">
                <text:p>-1.51698571985394</text:p>
              </table:table-cell>
              <table:table-cell office:value-type="float" office:value="-0.104157842054805">
                <text:p>-0.104157842054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8028702355802">
                <text:p>-1.28028702355802</text:p>
              </table:table-cell>
              <table:table-cell office:value-type="float" office:value="-0.0777937095737086">
                <text:p>-0.0777937095737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2794753429235">
                <text:p>-1.12794753429235</text:p>
              </table:table-cell>
              <table:table-cell office:value-type="float" office:value="-0.06044911741846">
                <text:p>-0.06044911741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Hoja2.J50:Hoja2.K60" svg:x="0.32cm" svg:y="0.18cm" svg:width="12.912cm" svg:height="8.64cm">
          <chartooo:coordinate-region svg:x="0.611cm" svg:y="0.379cm" svg:width="12.32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K50:Hoja2.K60" chart:class="chart:scatter">
            <chart:domain table:cell-range-address="Hoja2.J50:Hoja2.J60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36006633316029">
                <text:p>-0.836006633316029</text:p>
                <draw:g>
                  <svg:desc>Hoja2.J50:Hoja2.J60</svg:desc>
                </draw:g>
              </table:table-cell>
              <table:table-cell office:value-type="float" office:value="-0.822553681086799">
                <text:p>-0.822553681086799</text:p>
                <draw:g>
                  <svg:desc>Hoja2.K50:Hoja2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07128253256461">
                <text:p>-0.907128253256461</text:p>
              </table:table-cell>
              <table:table-cell office:value-type="float" office:value="-0.779815252668868">
                <text:p>-0.779815252668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2222515992792">
                <text:p>-0.992222515992792</text:p>
              </table:table-cell>
              <table:table-cell office:value-type="float" office:value="-0.67774839289064">
                <text:p>-0.67774839289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9815580104492">
                <text:p>-1.09815580104492</text:p>
              </table:table-cell>
              <table:table-cell office:value-type="float" office:value="-0.615379201579627">
                <text:p>-0.615379201579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3856366436093">
                <text:p>-1.23856366436093</text:p>
              </table:table-cell>
              <table:table-cell office:value-type="float" office:value="-0.517279899464252">
                <text:p>-0.517279899464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4735001317264">
                <text:p>-1.44735001317264</text:p>
              </table:table-cell>
              <table:table-cell office:value-type="float" office:value="-0.37058244196312">
                <text:p>-0.37058244196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44735025262">
                <text:p>-1.8644735025262</text:p>
              </table:table-cell>
              <table:table-cell office:value-type="float" office:value="-0.253636460186298">
                <text:p>-0.253636460186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0770808949321">
                <text:p>-2.0770808949321</text:p>
              </table:table-cell>
              <table:table-cell office:value-type="float" office:value="-0.146209138885546">
                <text:p>-0.146209138885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1698571985394">
                <text:p>-1.51698571985394</text:p>
              </table:table-cell>
              <table:table-cell office:value-type="float" office:value="-0.104157842054805">
                <text:p>-0.104157842054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8028702355802">
                <text:p>-1.28028702355802</text:p>
              </table:table-cell>
              <table:table-cell office:value-type="float" office:value="-0.0777937095737086">
                <text:p>-0.0777937095737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2794753429235">
                <text:p>-1.12794753429235</text:p>
              </table:table-cell>
              <table:table-cell office:value-type="float" office:value="-0.06044911741846">
                <text:p>-0.06044911741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Hoja2.J50:Hoja2.K55" svg:x="0.32cm" svg:y="0.18cm" svg:width="11.106cm" svg:height="8.64cm">
          <chartooo:coordinate-region svg:x="0.611cm" svg:y="0.379cm" svg:width="10.52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K50:Hoja2.K55" chart:class="chart:scatter">
            <chart:domain table:cell-range-address="Hoja2.J50:Hoja2.J55"/>
            <chart:regression-curve chart:style-name="ch7">
              <chart:equation chart:display-equation="true" chart:display-r-square="true"/>
            </chart:regression-curve>
            <chart:data-point chart:repeated="2"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36006633316029">
                <text:p>-0.836006633316029</text:p>
                <draw:g>
                  <svg:desc>Hoja2.J50:Hoja2.J55</svg:desc>
                </draw:g>
              </table:table-cell>
              <table:table-cell office:value-type="float" office:value="-0.822553681086799">
                <text:p>-0.822553681086799</text:p>
                <draw:g>
                  <svg:desc>Hoja2.K50:Hoja2.K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07128253256461">
                <text:p>-0.907128253256461</text:p>
              </table:table-cell>
              <table:table-cell office:value-type="float" office:value="-0.779815252668868">
                <text:p>-0.779815252668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2222515992792">
                <text:p>-0.992222515992792</text:p>
              </table:table-cell>
              <table:table-cell office:value-type="float" office:value="-0.67774839289064">
                <text:p>-0.67774839289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9815580104492">
                <text:p>-1.09815580104492</text:p>
              </table:table-cell>
              <table:table-cell office:value-type="float" office:value="-0.615379201579627">
                <text:p>-0.615379201579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3856366436093">
                <text:p>-1.23856366436093</text:p>
              </table:table-cell>
              <table:table-cell office:value-type="float" office:value="-0.517279899464252">
                <text:p>-0.517279899464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4735001317264">
                <text:p>-1.44735001317264</text:p>
              </table:table-cell>
              <table:table-cell office:value-type="float" office:value="-0.37058244196312">
                <text:p>-0.370582441963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Hoja2.J56:Hoja2.K60" svg:x="0.32cm" svg:y="0.18cm" svg:width="11.106cm" svg:height="8.64cm">
          <chartooo:coordinate-region svg:x="0.611cm" svg:y="0.379cm" svg:width="10.6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K56:Hoja2.K60" chart:class="chart:scatter">
            <chart:domain table:cell-range-address="Hoja2.J56:Hoja2.J60"/>
            <chart:regression-curve chart:style-name="ch7">
              <chart:equation chart:display-equation="true" chart:display-r-square="true"/>
            </chart:regression-curve>
            <chart:data-point/>
            <chart:data-point chart:style-name="ch8" chart:repeated="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8644735025262">
                <text:p>-1.8644735025262</text:p>
                <draw:g>
                  <svg:desc>Hoja2.J56:Hoja2.J60</svg:desc>
                </draw:g>
              </table:table-cell>
              <table:table-cell office:value-type="float" office:value="-0.253636460186298">
                <text:p>-0.253636460186298</text:p>
                <draw:g>
                  <svg:desc>Hoja2.K56:Hoja2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0770808949321">
                <text:p>-2.0770808949321</text:p>
              </table:table-cell>
              <table:table-cell office:value-type="float" office:value="-0.146209138885546">
                <text:p>-0.146209138885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1698571985394">
                <text:p>-1.51698571985394</text:p>
              </table:table-cell>
              <table:table-cell office:value-type="float" office:value="-0.104157842054805">
                <text:p>-0.104157842054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8028702355802">
                <text:p>-1.28028702355802</text:p>
              </table:table-cell>
              <table:table-cell office:value-type="float" office:value="-0.0777937095737086">
                <text:p>-0.0777937095737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2794753429235">
                <text:p>-1.12794753429235</text:p>
              </table:table-cell>
              <table:table-cell office:value-type="float" office:value="-0.06044911741846">
                <text:p>-0.060449117418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Hoja3.J50:Hoja3.K55" svg:x="0.32cm" svg:y="0.18cm" svg:width="11.106cm" svg:height="8.64cm">
          <chartooo:coordinate-region svg:x="0.611cm" svg:y="0.379cm" svg:width="10.52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3.K50:Hoja3.K55" chart:class="chart:scatter">
            <chart:domain table:cell-range-address="Hoja3.J50:Hoja3.J55"/>
            <chart:regression-curve chart:style-name="ch7">
              <chart:equation chart:display-equation="true" chart:display-r-square="true"/>
            </chart:regression-curve>
            <chart:data-point chart:repeated="2"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36006633316029">
                <text:p>-0.836006633316029</text:p>
                <draw:g>
                  <svg:desc>Hoja3.J50:Hoja3.J55</svg:desc>
                </draw:g>
              </table:table-cell>
              <table:table-cell office:value-type="float" office:value="-0.822553681086799">
                <text:p>-0.822553681086799</text:p>
                <draw:g>
                  <svg:desc>Hoja3.K50:Hoja3.K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07128253256461">
                <text:p>-0.907128253256461</text:p>
              </table:table-cell>
              <table:table-cell office:value-type="float" office:value="-0.779815252668868">
                <text:p>-0.779815252668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2222515992792">
                <text:p>-0.992222515992792</text:p>
              </table:table-cell>
              <table:table-cell office:value-type="float" office:value="-0.67774839289064">
                <text:p>-0.67774839289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9815580104492">
                <text:p>-1.09815580104492</text:p>
              </table:table-cell>
              <table:table-cell office:value-type="float" office:value="-0.615379201579627">
                <text:p>-0.615379201579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3856366436093">
                <text:p>-1.23856366436093</text:p>
              </table:table-cell>
              <table:table-cell office:value-type="float" office:value="-0.517279899464252">
                <text:p>-0.517279899464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4735001317264">
                <text:p>-1.44735001317264</text:p>
              </table:table-cell>
              <table:table-cell office:value-type="float" office:value="-0.37058244196312">
                <text:p>-0.370582441963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Hoja3.J56:Hoja3.K60" svg:x="0.32cm" svg:y="0.18cm" svg:width="11.106cm" svg:height="8.64cm">
          <chartooo:coordinate-region svg:x="0.611cm" svg:y="0.379cm" svg:width="10.6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3.K56:Hoja3.K60" chart:class="chart:scatter">
            <chart:domain table:cell-range-address="Hoja3.J56:Hoja3.J60"/>
            <chart:regression-curve chart:style-name="ch7">
              <chart:equation chart:display-equation="true" chart:display-r-square="true"/>
            </chart:regression-curve>
            <chart:data-point/>
            <chart:data-point chart:style-name="ch8" chart:repeated="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8644735025262">
                <text:p>-1.8644735025262</text:p>
                <draw:g>
                  <svg:desc>Hoja3.J56:Hoja3.J60</svg:desc>
                </draw:g>
              </table:table-cell>
              <table:table-cell office:value-type="float" office:value="-0.253636460186298">
                <text:p>-0.253636460186298</text:p>
                <draw:g>
                  <svg:desc>Hoja3.K56:Hoja3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0770808949321">
                <text:p>-2.0770808949321</text:p>
              </table:table-cell>
              <table:table-cell office:value-type="float" office:value="-0.146209138885546">
                <text:p>-0.146209138885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1698571985394">
                <text:p>-1.51698571985394</text:p>
              </table:table-cell>
              <table:table-cell office:value-type="float" office:value="-0.104157842054805">
                <text:p>-0.104157842054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8028702355802">
                <text:p>-1.28028702355802</text:p>
              </table:table-cell>
              <table:table-cell office:value-type="float" office:value="-0.0777937095737086">
                <text:p>-0.0777937095737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2794753429235">
                <text:p>-1.12794753429235</text:p>
              </table:table-cell>
              <table:table-cell office:value-type="float" office:value="-0.06044911741846">
                <text:p>-0.060449117418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